
<file path=META-INF/manifest.xml><?xml version="1.0" encoding="utf-8"?>
<manifest:manifest xmlns:manifest="urn:oasis:names:tc:opendocument:xmlns:manifest:1.0">
  <manifest:file-entry manifest:full-path="Object 3/" manifest:media-type="application/vnd.oasis.opendocument.chart"/>
  <manifest:file-entry manifest:full-path="Object 2/" manifest:media-type="application/vnd.oasis.opendocument.chart"/>
  <manifest:file-entry manifest:full-path="Object 4/" manifest:media-type="application/vnd.oasis.opendocument.chart"/>
  <manifest:file-entry manifest:full-path="/" manifest:media-type="application/vnd.oasis.opendocument.spreadsheet"/>
  <manifest:file-entry manifest:full-path="Object 1/" manifest:media-type="application/vnd.oasis.opendocument.chart"/>
  <manifest:file-entry manifest:full-path="styles.xml" manifest:media-type="text/xml"/>
  <manifest:file-entry manifest:full-path="Object 1/styles.xml" manifest:media-type="text/xml"/>
  <manifest:file-entry manifest:full-path="Object 1/content.xml" manifest:media-type="text/xml"/>
  <manifest:file-entry manifest:full-path="Object 2/styles.xml" manifest:media-type="text/xml"/>
  <manifest:file-entry manifest:full-path="Object 2/content.xml" manifest:media-type="text/xml"/>
  <manifest:file-entry manifest:full-path="Object 3/styles.xml" manifest:media-type="text/xml"/>
  <manifest:file-entry manifest:full-path="Object 3/content.xml" manifest:media-type="text/xml"/>
  <manifest:file-entry manifest:full-path="Object 4/styles.xml" manifest:media-type="text/xml"/>
  <manifest:file-entry manifest:full-path="Object 4/content.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Heading_32_1" style:data-style-name="N0">
      <style:table-cell-properties style:vertical-align="middle" style:repeat-content="false"/>
      <style:paragraph-properties fo:text-align="start" fo:margin-left="1.059cm"/>
      <style:text-properties fo:color="#1AA5BA" fo:font-size="20pt" style:font-size-asian="20pt" style:font-size-complex="20pt"/>
    </style:style>
    <style:style style:name="ce3" style:family="table-cell" style:parent-style-name="Heading_32_2" style:data-style-name="N0">
      <style:table-cell-properties fo:border-top="none" fo:border-bottom="thick solid #F08C2B" fo:border-left="none" fo:border-right="none" style:vertical-align="automatic" style:repeat-content="false"/>
      <style:paragraph-properties fo:text-align="start" fo:margin-left="0cm"/>
      <style:text-properties fo:color="#F08C2B" fo:font-size="18pt" style:font-size-asian="18pt" style:font-size-complex="18pt"/>
    </style:style>
    <style:style style:name="ce4" style:family="table-cell" style:parent-style-name="Default" style:data-style-name="N0">
      <style:text-properties fo:color="#F08C2B" fo:font-size="18pt" style:font-size-asian="18pt" style:font-size-complex="18pt"/>
    </style:style>
    <style:style style:name="ce5" style:family="table-cell" style:parent-style-name="Title" style:data-style-name="N0">
      <style:table-cell-properties style:vertical-align="middle" style:repeat-content="false"/>
      <style:paragraph-properties fo:text-align="start" fo:margin-left="0.353cm"/>
      <style:text-properties fo:color="#1AA5BA" fo:font-size="36pt" style:font-size-asian="36pt" style:font-size-complex="36pt"/>
    </style:style>
    <style:style style:name="ce6" style:family="table-cell" style:parent-style-name="Title" style:data-style-name="N0">
      <style:table-cell-properties style:vertical-align="middle"/>
      <style:text-properties fo:color="#1AA5BA" fo:font-size="36pt" style:font-size-asian="36pt" style:font-size-complex="36pt"/>
    </style:style>
    <style:style style:name="ce7" style:family="table-cell" style:parent-style-name="Default" style:data-style-name="N0">
      <style:text-properties fo:color="#FFFFFF"/>
    </style:style>
    <style:style style:name="ce8" style:family="table-cell" style:parent-style-name="Default" style:data-style-name="N0">
      <style:table-cell-properties style:vertical-align="middle" style:repeat-content="false"/>
      <style:paragraph-properties fo:text-align="start" fo:margin-left="0.706cm"/>
      <style:text-properties fo:color="#F08C2B" fo:font-weight="bold" style:font-weight-asian="bold" style:font-weight-complex="bold"/>
    </style:style>
    <style:style style:name="ce9" style:family="table-cell" style:parent-style-name="Default" style:data-style-name="N0">
      <style:table-cell-properties fo:border-top="none" fo:border-bottom="thin solid #CBF2F8" fo:border-left="none" fo:border-right="none" style:vertical-align="middle" style:repeat-content="false"/>
      <style:paragraph-properties fo:text-align="start" fo:margin-left="0cm"/>
      <style:text-properties fo:color="#1AA5BA"/>
    </style:style>
    <style:style style:name="ce10" style:family="table-cell" style:parent-style-name="Default" style:data-style-name="N0">
      <style:text-properties fo:color="#FFFFFF" fo:font-size="11pt" style:font-size-asian="11pt" style:font-size-complex="11pt"/>
    </style:style>
    <style:style style:name="ce11" style:family="table-cell" style:parent-style-name="Heading_32_3" style:data-style-name="N0">
      <style:table-cell-properties style:vertical-align="automatic" fo:wrap-option="wrap" fo:background-color="transparent" style:repeat-content="false"/>
      <style:paragraph-properties fo:text-align="center"/>
      <style:text-properties fo:color="#F08C2B" fo:font-weight="bold" style:font-weight-asian="bold" style:font-weight-complex="bold"/>
    </style:style>
    <style:style style:name="ce12" style:family="table-cell" style:parent-style-name="Default" style:data-style-name="N36">
      <style:table-cell-properties style:vertical-align="middle" style:repeat-content="false"/>
      <style:paragraph-properties fo:text-align="end" fo:margin-right="0.706cm"/>
    </style:style>
    <style:style style:name="ce13" style:family="table-cell" style:parent-style-name="Default" style:data-style-name="N37">
      <style:table-cell-properties style:vertical-align="middle" fo:background-color="transparent" style:repeat-content="false"/>
      <style:paragraph-properties fo:text-align="end" fo:margin-right="0.706cm"/>
    </style:style>
    <style:style style:name="ce14" style:family="table-cell" style:parent-style-name="Default" style:data-style-name="N2">
      <style:table-cell-properties style:vertical-align="middle" fo:background-color="transparent" style:repeat-content="false"/>
      <style:paragraph-properties fo:text-align="end" fo:margin-right="0.706cm"/>
    </style:style>
    <style:style style:name="ce15" style:family="table-cell" style:parent-style-name="Title" style:data-style-name="N0">
      <style:table-cell-properties style:vertical-align="middle" style:repeat-content="false"/>
      <style:paragraph-properties fo:text-align="start" fo:margin-left="0.353cm"/>
      <style:text-properties fo:color="#1AA5BA" fo:font-size="36pt" style:font-size-asian="36pt" style:font-size-complex="36pt"/>
    </style:style>
    <style:style style:name="ce16" style:family="table-cell" style:parent-style-name="Default" style:data-style-name="N0">
      <style:table-cell-properties fo:border-top="none" fo:border-bottom="thin solid #CBF2F8" fo:border-left="none" fo:border-right="none" fo:background-color="transparent"/>
      <style:text-properties fo:color="#1AA5BA"/>
    </style:style>
    <style:style style:name="co1" style:family="table-column">
      <style:table-column-properties fo:break-before="auto" style:column-width="0.661458333333333cm"/>
    </style:style>
    <style:style style:name="co2" style:family="table-column">
      <style:table-column-properties fo:break-before="auto" style:column-width="1.87854166666667cm"/>
    </style:style>
    <style:style style:name="co3" style:family="table-column">
      <style:table-column-properties fo:break-before="auto" style:column-width="1.29645833333333cm"/>
    </style:style>
    <style:style style:name="co4" style:family="table-column">
      <style:table-column-properties fo:break-before="auto" style:column-width="0.978958333333333cm"/>
    </style:style>
    <style:style style:name="co5" style:family="table-column">
      <style:table-column-properties fo:break-before="auto" style:column-width="1.40229166666667cm"/>
    </style:style>
    <style:style style:name="co6" style:family="table-column">
      <style:table-column-properties fo:break-before="auto" style:column-width="1.05833333333333cm"/>
    </style:style>
    <style:style style:name="co7" style:family="table-column">
      <style:table-column-properties fo:break-before="auto" style:column-width="2.43416666666667cm"/>
    </style:style>
    <style:style style:name="co8" style:family="table-column">
      <style:table-column-properties fo:break-before="auto" style:column-width="2.48708333333333cm"/>
    </style:style>
    <style:style style:name="co9" style:family="table-column">
      <style:table-column-properties fo:break-before="auto" style:column-width="1.69333333333333cm"/>
    </style:style>
    <style:style style:name="co10" style:family="table-column">
      <style:table-column-properties fo:break-before="auto" style:column-width="1.825625cm"/>
    </style:style>
    <style:style style:name="co11" style:family="table-column">
      <style:table-column-properties fo:break-before="auto" style:column-width="2.24895833333333cm"/>
    </style:style>
    <style:style style:name="co12" style:family="table-column">
      <style:table-column-properties fo:break-before="auto" style:column-width="2.143125cm"/>
    </style:style>
    <style:style style:name="co13" style:family="table-column">
      <style:table-column-properties fo:break-before="auto" style:column-width="2.56645833333333cm"/>
    </style:style>
    <style:style style:name="co14" style:family="table-column">
      <style:table-column-properties fo:break-before="auto" style:column-width="0.3175cm"/>
    </style:style>
    <style:style style:name="ro1" style:family="table-row">
      <style:table-row-properties style:row-height="81.75pt" style:use-optimal-row-height="false" fo:break-before="auto"/>
    </style:style>
    <style:style style:name="ro2" style:family="table-row">
      <style:table-row-properties style:row-height="37.5pt" style:use-optimal-row-height="false" fo:break-before="auto"/>
    </style:style>
    <style:style style:name="ro3" style:family="table-row">
      <style:table-row-properties style:row-height="13.5pt" style:use-optimal-row-height="true" fo:break-before="auto"/>
    </style:style>
    <style:style style:name="ro4" style:family="table-row">
      <style:table-row-properties style:row-height="12.75pt" style:use-optimal-row-height="true" fo:break-before="auto"/>
    </style:style>
    <style:style style:name="ro5" style:family="table-row">
      <style:table-row-properties style:row-height="20.25pt" style:use-optimal-row-height="false" fo:break-before="auto"/>
    </style:style>
    <style:style style:name="ro6" style:family="table-row">
      <style:table-row-properties style:row-height="33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
      <style:graphic-properties fo:wrap-option="wrap" fo:padding-top="0in" fo:padding-bottom="0in" fo:padding-left="0in" fo:padding-right="0in" draw:textarea-vertical-align="top" draw:textarea-horizontal-align="left" draw:fill="solid" draw:fill-color="#f08c2b" draw:opacity="100%" draw:stroke="none" draw:auto-grow-width="false" draw:auto-grow-height="false"/>
      <style:paragraph-properties style:font-independent-line-spacing="false" style:writing-mode="lr-tb"/>
    </style:style>
    <style:style style:family="paragraph" style:name="a2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
      <style:graphic-properties fo:wrap-option="wrap" fo:padding-top="0in" fo:padding-bottom="0in" fo:padding-left="0in" fo:padding-right="0in" draw:textarea-vertical-align="top" draw:textarea-horizontal-align="left" draw:fill="solid" draw:fill-color="#1aa5ba" draw:opacity="100%" draw:stroke="none" draw:auto-grow-width="false" draw:auto-grow-height="false"/>
      <style:paragraph-properties style:font-independent-line-spacing="false" style:writing-mode="lr-tb"/>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
      <style:graphic-properties fo:wrap-option="wrap" fo:padding-top="0in" fo:padding-bottom="0in" fo:padding-left="0in" fo:padding-right="0in" draw:textarea-vertical-align="top" draw:textarea-horizontal-align="left" draw:fill="solid" draw:fill-color="#1aa5ba" draw:opacity="100%" draw:stroke="none" draw:auto-grow-width="false" draw:auto-grow-height="false"/>
      <style:paragraph-properties style:font-independent-line-spacing="false" style:writing-mode="lr-tb"/>
    </style:style>
    <style:style style:family="text" style:name="a25">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
      <style:graphic-properties fo:wrap-option="wrap" fo:padding-top="0.05in" fo:padding-bottom="0.05in" fo:padding-left="0.1in" fo:padding-right="0.1in" draw:textarea-vertical-align="middle" draw:textarea-horizontal-align="center" draw:fill="solid" draw:fill-color="#1aa5ba" draw:opacity="100%" draw:stroke="none" draw:auto-grow-width="false" draw:auto-grow-height="false"/>
      <style:paragraph-properties style:font-independent-line-spacing="false" style:writing-mode="lr-tb"/>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
      <style:graphic-properties fo:wrap-option="wrap" fo:padding-top="0in" fo:padding-bottom="0in" fo:padding-left="0in" fo:padding-right="0in" draw:textarea-vertical-align="top" draw:textarea-horizontal-align="left" draw:fill="solid" draw:fill-color="#f08c2b" draw:opacity="100%" draw:stroke="none" draw:auto-grow-width="false" draw:auto-grow-height="false"/>
      <style:paragraph-properties style:font-independent-line-spacing="false" style:writing-mode="lr-tb"/>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
      <style:graphic-properties fo:wrap-option="wrap" fo:padding-top="0in" fo:padding-bottom="0in" fo:padding-left="0in" fo:padding-right="0in" draw:textarea-vertical-align="middle" draw:textarea-horizontal-align="center" draw:fill="solid" draw:fill-color="#ffffff" draw:opacity="100%" draw:stroke="none" draw:auto-grow-width="false" draw:auto-grow-height="false"/>
      <style:paragraph-properties style:font-independent-line-spacing="false" style:writing-mode="lr-tb"/>
    </style:style>
    <style:style style:family="graphic" style:name="a15">
      <style:graphic-properties fo:wrap-option="wrap" fo:padding-top="0in" fo:padding-bottom="0in" fo:padding-left="0in" fo:padding-right="0in" draw:textarea-vertical-align="top" draw:textarea-horizontal-align="left" draw:fill="solid" draw:fill-color="#f08c2b" draw:opacity="100%" draw:stroke="none" draw:auto-grow-width="false" draw:auto-grow-height="false"/>
      <style:paragraph-properties style:font-independent-line-spacing="false" style:writing-mode="lr-tb"/>
    </style:style>
    <style:style style:family="text" style:name="a52">
      <style:text-properties fo:font-variant="normal" fo:text-transform="none" fo:color="#3f3f3f" style:text-line-through-type="none" style:text-line-through-style="none" style:text-line-through-width="auto" style:text-line-through-color="font-color" style:text-position="0% 100%" fo:font-family="Calibri" style:font-family-asian="" style:font-family-complex=""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
      <style:graphic-properties fo:wrap-option="wrap" fo:padding-top="0.05in" fo:padding-bottom="0.05in" fo:padding-left="0.1in" fo:padding-right="0.1in" draw:textarea-vertical-align="top" draw:textarea-horizontal-align="left" draw:fill="none" draw:stroke="solid" svg:stroke-width="0.01042in" svg:stroke-color="#1aa5ba" svg:stroke-opacity="100%" svg:stroke-linecap="round" draw:auto-grow-width="false" draw:auto-grow-height="false"/>
      <style:paragraph-properties style:font-independent-line-spacing="false" style:writing-mode="lr-tb"/>
    </style:style>
    <style:style style:family="graphic" style:name="a18">
      <style:graphic-properties fo:wrap-option="wrap" fo:padding-top="0in" fo:padding-bottom="0in" fo:padding-left="0in" fo:padding-right="0in" draw:textarea-vertical-align="top" draw:textarea-horizontal-align="left" draw:fill="solid" draw:fill-color="#f08c2b" draw:opacity="100%" draw:stroke="none" draw:auto-grow-width="false" draw:auto-grow-height="false"/>
      <style:paragraph-properties style:font-independent-line-spacing="false" style:writing-mode="lr-tb"/>
    </style:style>
    <style:style style:family="text" style:name="a55">
      <style:text-properties fo:font-variant="normal" fo:text-transform="none" fo:color="#f08c2b"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
      <style:graphic-properties fo:wrap-option="wrap" fo:padding-top="0in" fo:padding-bottom="0in" fo:padding-left="0in" fo:padding-right="0in" draw:textarea-vertical-align="middle" draw:textarea-horizontal-align="center" draw:fill="solid" draw:fill-color="#ffffff" draw:opacity="100%" draw:stroke="none" draw:auto-grow-width="false" draw:auto-grow-height="false"/>
      <style:paragraph-properties style:font-independent-line-spacing="false" style:writing-mode="lr-tb"/>
    </style:style>
    <style:style style:family="graphic" style:name="a0">
      <style:graphic-properties/>
    </style:style>
    <style:style style:family="graphic" style:name="a1">
      <style:graphic-properties/>
    </style:style>
    <style:style style:family="graphic" style:name="a2">
      <style:graphic-properties/>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style:style>
    <style:style style:family="paragraph" style:name="a4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
      <style:graphic-properties fo:wrap-option="wrap" fo:padding-top="0in" fo:padding-bottom="0in" fo:padding-left="0in" fo:padding-right="0in" draw:textarea-vertical-align="top" draw:textarea-horizontal-align="left" draw:fill="solid" draw:fill-color="#1aa5ba" draw:opacity="100%" draw:stroke="none" draw:auto-grow-width="false" draw:auto-grow-height="false"/>
      <style:paragraph-properties style:font-independent-line-spacing="false" style:writing-mode="lr-tb"/>
    </style:style>
    <style:style style:family="paragraph" style:name="a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wrap" fo:padding-top="0.05in" fo:padding-bottom="0.05in" fo:padding-left="0.1in" fo:padding-right="0.1in" draw:textarea-vertical-align="middle" draw:textarea-horizontal-align="center" draw:fill="solid" draw:fill-color="#1aa5ba" draw:opacity="100%" draw:stroke="none" draw:auto-grow-width="false" draw:auto-grow-height="false"/>
      <style:paragraph-properties style:font-independent-line-spacing="false" style:writing-mode="lr-tb"/>
    </style:style>
    <style:style style:family="paragraph" style:name="a4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
      <style:graphic-properties fo:wrap-option="wrap" fo:padding-top="0in" fo:padding-bottom="0in" fo:padding-left="0in" fo:padding-right="0in" draw:textarea-vertical-align="top" draw:textarea-horizontal-align="left" draw:fill="solid" draw:fill-color="#1aa5ba" draw:opacity="100%" draw:stroke="none" draw:auto-grow-width="false" draw:auto-grow-height="false"/>
      <style:paragraph-properties style:font-independent-line-spacing="false" style:writing-mode="lr-tb"/>
    </style:style>
    <style:style style:family="paragraph" style:name="a8">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
      <style:text-properties fo:font-variant="normal" fo:text-transform="none" fo:color="#3f3f3f" style:text-line-through-type="none" style:text-line-through-style="none" style:text-line-through-width="auto" style:text-line-through-color="font-color" style:text-position="0% 100%" fo:font-family="Calibri" style:font-family-asian="" style:font-family-complex=""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
      <style:graphic-properties fo:wrap-option="wrap" fo:padding-top="0in" fo:padding-bottom="0in" fo:padding-left="0in" fo:padding-right="0in" draw:textarea-vertical-align="top" draw:textarea-horizontal-align="left" draw:fill="solid" draw:fill-color="#f08c2b" draw:opacity="100%" draw:stroke="none" draw:auto-grow-width="false" draw:auto-grow-height="false"/>
      <style:paragraph-properties style:font-independent-line-spacing="false" style:writing-mode="lr-tb"/>
    </style:style>
    <style:style style:family="paragraph" style:name="a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
      <style:graphic-properties fo:wrap-option="wrap" fo:padding-top="0.05in" fo:padding-bottom="0.05in" fo:padding-left="0.1in" fo:padding-right="0.1in" draw:textarea-vertical-align="top" draw:textarea-horizontal-align="left" draw:fill="none" draw:stroke="solid" svg:stroke-width="0.01042in" svg:stroke-color="#1aa5ba" svg:stroke-opacity="100%" svg:stroke-linecap="round" draw:auto-grow-width="false" draw:auto-grow-height="false"/>
      <style:paragraph-properties style:font-independent-line-spacing="false" style:writing-mode="lr-tb"/>
    </style:style>
    <style:style style:family="text" style:name="a49">
      <style:text-properties fo:font-variant="normal" fo:text-transform="none" fo:color="#f08c2b"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
      <style:graphic-properties fo:wrap-option="wrap" fo:padding-top="0in" fo:padding-bottom="0in" fo:padding-left="0in" fo:padding-right="0in" draw:textarea-vertical-align="top" draw:textarea-horizontal-align="left" draw:fill="solid" draw:fill-color="#f08c2b" draw:opacity="100%" draw:stroke="none" draw:auto-grow-width="false" draw:auto-grow-height="false"/>
      <style:paragraph-properties style:font-independent-line-spacing="fals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
      <style:graphic-properties fo:wrap-option="wrap" fo:padding-top="0in" fo:padding-bottom="0in" fo:padding-left="0in" fo:padding-right="0in" draw:textarea-vertical-align="top" draw:textarea-horizontal-align="left" draw:fill="solid" draw:fill-color="#f08c2b" draw:opacity="100%" draw:stroke="none" draw:auto-grow-width="false" draw:auto-grow-height="false"/>
      <style:paragraph-properties style:font-independent-line-spacing="fals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
      <style:graphic-properties fo:wrap-option="wrap" fo:padding-top="0in" fo:padding-bottom="0in" fo:padding-left="0in" fo:padding-right="0in" draw:textarea-vertical-align="top" draw:textarea-horizontal-align="left" draw:fill="solid" draw:fill-color="#f08c2b" draw:opacity="100%" draw:stroke="none" draw:auto-grow-width="false" draw:auto-grow-height="false"/>
      <style:paragraph-properties style:font-independent-line-spacing="fals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Dashboard" table:style-name="ta1">
        <table:table-column table:style-name="co1" table:default-cell-style-name="ce1"/>
        <table:table-column table:style-name="co2" table:default-cell-style-name="ce1"/>
        <table:table-column table:style-name="co3" table:number-columns-repeated="6" table:default-cell-style-name="ce1"/>
        <table:table-column table:style-name="co4" table:default-cell-style-name="ce1"/>
        <table:table-column table:style-name="co3" table:number-columns-repeated="6" table:default-cell-style-name="ce1"/>
        <table:table-column table:style-name="co5" table:default-cell-style-name="ce1"/>
        <table:table-column table:style-name="co3" table:default-cell-style-name="ce1"/>
        <table:table-column table:style-name="co6" table:number-columns-repeated="16367" table:default-cell-style-name="ce1"/>
        <table:table-row table:style-name="ro1">
          <table:table-cell/>
          <table:table-cell table:style-name="ce1">
            <draw:g draw:z-index="6" draw:name="Fitness Icon" draw:id="id11">
              <svg:title>Header Artwork</svg:title>
              <svg:desc>Icon with person running.</svg:desc>
              <draw:custom-shape svg:x="0.26042in" svg:y="0.48958in" svg:width="0.11458in" svg:height="0.14583in" draw:id="id5" draw:style-name="a9" draw:name="Freeform 5">
                <svg:title/>
                <svg:desc/>
                <text:p text:style-name="a8" text:class-names="" text:cond-style-name=""><text:span text:style-name="a7" text:class-names=""/></text:p>
                <draw:enhanced-geometry xmlns:dr3d="urn:oasis:names:tc:opendocument:xmlns:dr3d:1.0" draw:type="non-primitive" svg:viewBox="0 0 466 574" draw:enhanced-path="M ?f1 ?f0 L ?f1 ?f3 ?f4 ?f5 ?f6 ?f7 ?f8 ?f9 ?f10 ?f11 ?f12 ?f13 ?f14 ?f15 ?f16 ?f17 ?f18 ?f19 ?f20 ?f2 ?f21 ?f22 ?f23 ?f24 ?f25 ?f26 ?f27 ?f28 ?f29 ?f30 ?f31 ?f32 ?f33 ?f34 ?f0 ?f35 ?f36 ?f37 ?f38 ?f39 ?f40 ?f41 ?f42 ?f43 ?f44 ?f45 ?f46 ?f47 ?f48 ?f49 ?f50 ?f51 ?f1 ?f0 Z N" draw:text-areas="?f162 ?f164 ?f163 ?f165" draw:glue-points="?f166 ?f167 ?f166 ?f168 ?f169 ?f170 ?f171 ?f172 ?f173 ?f174 ?f175 ?f176 ?f177 ?f178 ?f179 ?f180 ?f181 ?f182 ?f183 ?f184 ?f185 ?f186 ?f187 ?f188 ?f189 ?f190 ?f191 ?f192 ?f193 ?f194 ?f195 ?f196 ?f197 ?f198 ?f199 ?f200 ?f201 ?f202 ?f203 ?f204 ?f205 ?f206 ?f207 ?f208 ?f209 ?f210 ?f211 ?f212 ?f213 ?f214 ?f215 ?f216 ?f217 ?f218 ?f166 ?f167" draw:glue-point-leaving-directions="-90, -90, -90, -90, -90, -90, -90, -90, -90, -90, -90, -90, -90, -90, -90, -90, -90, -90, -90, -90, -90, -90, -90, -90, -90, -90, -90, -90">
                  <draw:equation draw:name="f0" draw:formula="0"/>
                  <draw:equation draw:name="f1" draw:formula="466"/>
                  <draw:equation draw:name="f2" draw:formula="574"/>
                  <draw:equation draw:name="f3" draw:formula="1"/>
                  <draw:equation draw:name="f4" draw:formula="395"/>
                  <draw:equation draw:name="f5" draw:formula="292"/>
                  <draw:equation draw:name="f6" draw:formula="305"/>
                  <draw:equation draw:name="f7" draw:formula="325"/>
                  <draw:equation draw:name="f8" draw:formula="241"/>
                  <draw:equation draw:name="f9" draw:formula="493"/>
                  <draw:equation draw:name="f10" draw:formula="230"/>
                  <draw:equation draw:name="f11" draw:formula="517"/>
                  <draw:equation draw:name="f12" draw:formula="215"/>
                  <draw:equation draw:name="f13" draw:formula="536"/>
                  <draw:equation draw:name="f14" draw:formula="197"/>
                  <draw:equation draw:name="f15" draw:formula="551"/>
                  <draw:equation draw:name="f16" draw:formula="176"/>
                  <draw:equation draw:name="f17" draw:formula="563"/>
                  <draw:equation draw:name="f18" draw:formula="154"/>
                  <draw:equation draw:name="f19" draw:formula="571"/>
                  <draw:equation draw:name="f20" draw:formula="130"/>
                  <draw:equation draw:name="f21" draw:formula="106"/>
                  <draw:equation draw:name="f22" draw:formula="573"/>
                  <draw:equation draw:name="f23" draw:formula="82"/>
                  <draw:equation draw:name="f24" draw:formula="566"/>
                  <draw:equation draw:name="f25" draw:formula="58"/>
                  <draw:equation draw:name="f26" draw:formula="555"/>
                  <draw:equation draw:name="f27" draw:formula="39"/>
                  <draw:equation draw:name="f28" draw:formula="541"/>
                  <draw:equation draw:name="f29" draw:formula="24"/>
                  <draw:equation draw:name="f30" draw:formula="523"/>
                  <draw:equation draw:name="f31" draw:formula="11"/>
                  <draw:equation draw:name="f32" draw:formula="502"/>
                  <draw:equation draw:name="f33" draw:formula="4"/>
                  <draw:equation draw:name="f34" draw:formula="479"/>
                  <draw:equation draw:name="f35" draw:formula="456"/>
                  <draw:equation draw:name="f36" draw:formula="2"/>
                  <draw:equation draw:name="f37" draw:formula="431"/>
                  <draw:equation draw:name="f38" draw:formula="8"/>
                  <draw:equation draw:name="f39" draw:formula="407"/>
                  <draw:equation draw:name="f40" draw:formula="92"/>
                  <draw:equation draw:name="f41" draw:formula="184"/>
                  <draw:equation draw:name="f42" draw:formula="101"/>
                  <draw:equation draw:name="f43" draw:formula="165"/>
                  <draw:equation draw:name="f44" draw:formula="113"/>
                  <draw:equation draw:name="f45" draw:formula="148"/>
                  <draw:equation draw:name="f46" draw:formula="128"/>
                  <draw:equation draw:name="f47" draw:formula="133"/>
                  <draw:equation draw:name="f48" draw:formula="147"/>
                  <draw:equation draw:name="f49" draw:formula="120"/>
                  <draw:equation draw:name="f50" draw:formula="166"/>
                  <draw:equation draw:name="f51" draw:formula="111"/>
                  <draw:equation draw:name="f52" draw:formula="?f2 - ?f0"/>
                  <draw:equation draw:name="f53" draw:formula="?f1 - ?f0"/>
                  <draw:equation draw:name="f54" draw:formula="?f53 / 466"/>
                  <draw:equation draw:name="f55" draw:formula="?f52 / 574"/>
                  <draw:equation draw:name="f56" draw:formula="466 * ?f53"/>
                  <draw:equation draw:name="f57" draw:formula="0 * ?f52"/>
                  <draw:equation draw:name="f58" draw:formula="1 * ?f52"/>
                  <draw:equation draw:name="f59" draw:formula="395 * ?f53"/>
                  <draw:equation draw:name="f60" draw:formula="292 * ?f52"/>
                  <draw:equation draw:name="f61" draw:formula="305 * ?f53"/>
                  <draw:equation draw:name="f62" draw:formula="325 * ?f52"/>
                  <draw:equation draw:name="f63" draw:formula="241 * ?f53"/>
                  <draw:equation draw:name="f64" draw:formula="493 * ?f52"/>
                  <draw:equation draw:name="f65" draw:formula="230 * ?f53"/>
                  <draw:equation draw:name="f66" draw:formula="517 * ?f52"/>
                  <draw:equation draw:name="f67" draw:formula="215 * ?f53"/>
                  <draw:equation draw:name="f68" draw:formula="536 * ?f52"/>
                  <draw:equation draw:name="f69" draw:formula="197 * ?f53"/>
                  <draw:equation draw:name="f70" draw:formula="551 * ?f52"/>
                  <draw:equation draw:name="f71" draw:formula="176 * ?f53"/>
                  <draw:equation draw:name="f72" draw:formula="563 * ?f52"/>
                  <draw:equation draw:name="f73" draw:formula="154 * ?f53"/>
                  <draw:equation draw:name="f74" draw:formula="571 * ?f52"/>
                  <draw:equation draw:name="f75" draw:formula="130 * ?f53"/>
                  <draw:equation draw:name="f76" draw:formula="574 * ?f52"/>
                  <draw:equation draw:name="f77" draw:formula="106 * ?f53"/>
                  <draw:equation draw:name="f78" draw:formula="573 * ?f52"/>
                  <draw:equation draw:name="f79" draw:formula="82 * ?f53"/>
                  <draw:equation draw:name="f80" draw:formula="566 * ?f52"/>
                  <draw:equation draw:name="f81" draw:formula="58 * ?f53"/>
                  <draw:equation draw:name="f82" draw:formula="555 * ?f52"/>
                  <draw:equation draw:name="f83" draw:formula="39 * ?f53"/>
                  <draw:equation draw:name="f84" draw:formula="541 * ?f52"/>
                  <draw:equation draw:name="f85" draw:formula="24 * ?f53"/>
                  <draw:equation draw:name="f86" draw:formula="523 * ?f52"/>
                  <draw:equation draw:name="f87" draw:formula="11 * ?f53"/>
                  <draw:equation draw:name="f88" draw:formula="502 * ?f52"/>
                  <draw:equation draw:name="f89" draw:formula="4 * ?f53"/>
                  <draw:equation draw:name="f90" draw:formula="479 * ?f52"/>
                  <draw:equation draw:name="f91" draw:formula="0 * ?f53"/>
                  <draw:equation draw:name="f92" draw:formula="456 * ?f52"/>
                  <draw:equation draw:name="f93" draw:formula="2 * ?f53"/>
                  <draw:equation draw:name="f94" draw:formula="431 * ?f52"/>
                  <draw:equation draw:name="f95" draw:formula="8 * ?f53"/>
                  <draw:equation draw:name="f96" draw:formula="407 * ?f52"/>
                  <draw:equation draw:name="f97" draw:formula="92 * ?f53"/>
                  <draw:equation draw:name="f98" draw:formula="184 * ?f52"/>
                  <draw:equation draw:name="f99" draw:formula="101 * ?f53"/>
                  <draw:equation draw:name="f100" draw:formula="165 * ?f52"/>
                  <draw:equation draw:name="f101" draw:formula="113 * ?f53"/>
                  <draw:equation draw:name="f102" draw:formula="148 * ?f52"/>
                  <draw:equation draw:name="f103" draw:formula="128 * ?f53"/>
                  <draw:equation draw:name="f104" draw:formula="133 * ?f52"/>
                  <draw:equation draw:name="f105" draw:formula="147 * ?f53"/>
                  <draw:equation draw:name="f106" draw:formula="120 * ?f52"/>
                  <draw:equation draw:name="f107" draw:formula="166 * ?f53"/>
                  <draw:equation draw:name="f108" draw:formula="111 * ?f52"/>
                  <draw:equation draw:name="f109" draw:formula="?f56 / 466"/>
                  <draw:equation draw:name="f110" draw:formula="?f57 / 574"/>
                  <draw:equation draw:name="f111" draw:formula="?f58 / 574"/>
                  <draw:equation draw:name="f112" draw:formula="?f59 / 466"/>
                  <draw:equation draw:name="f113" draw:formula="?f60 / 574"/>
                  <draw:equation draw:name="f114" draw:formula="?f61 / 466"/>
                  <draw:equation draw:name="f115" draw:formula="?f62 / 574"/>
                  <draw:equation draw:name="f116" draw:formula="?f63 / 466"/>
                  <draw:equation draw:name="f117" draw:formula="?f64 / 574"/>
                  <draw:equation draw:name="f118" draw:formula="?f65 / 466"/>
                  <draw:equation draw:name="f119" draw:formula="?f66 / 574"/>
                  <draw:equation draw:name="f120" draw:formula="?f67 / 466"/>
                  <draw:equation draw:name="f121" draw:formula="?f68 / 574"/>
                  <draw:equation draw:name="f122" draw:formula="?f69 / 466"/>
                  <draw:equation draw:name="f123" draw:formula="?f70 / 574"/>
                  <draw:equation draw:name="f124" draw:formula="?f71 / 466"/>
                  <draw:equation draw:name="f125" draw:formula="?f72 / 574"/>
                  <draw:equation draw:name="f126" draw:formula="?f73 / 466"/>
                  <draw:equation draw:name="f127" draw:formula="?f74 / 574"/>
                  <draw:equation draw:name="f128" draw:formula="?f75 / 466"/>
                  <draw:equation draw:name="f129" draw:formula="?f76 / 574"/>
                  <draw:equation draw:name="f130" draw:formula="?f77 / 466"/>
                  <draw:equation draw:name="f131" draw:formula="?f78 / 574"/>
                  <draw:equation draw:name="f132" draw:formula="?f79 / 466"/>
                  <draw:equation draw:name="f133" draw:formula="?f80 / 574"/>
                  <draw:equation draw:name="f134" draw:formula="?f81 / 466"/>
                  <draw:equation draw:name="f135" draw:formula="?f82 / 574"/>
                  <draw:equation draw:name="f136" draw:formula="?f83 / 466"/>
                  <draw:equation draw:name="f137" draw:formula="?f84 / 574"/>
                  <draw:equation draw:name="f138" draw:formula="?f85 / 466"/>
                  <draw:equation draw:name="f139" draw:formula="?f86 / 574"/>
                  <draw:equation draw:name="f140" draw:formula="?f87 / 466"/>
                  <draw:equation draw:name="f141" draw:formula="?f88 / 574"/>
                  <draw:equation draw:name="f142" draw:formula="?f89 / 466"/>
                  <draw:equation draw:name="f143" draw:formula="?f90 / 574"/>
                  <draw:equation draw:name="f144" draw:formula="?f91 / 466"/>
                  <draw:equation draw:name="f145" draw:formula="?f92 / 574"/>
                  <draw:equation draw:name="f146" draw:formula="?f93 / 466"/>
                  <draw:equation draw:name="f147" draw:formula="?f94 / 574"/>
                  <draw:equation draw:name="f148" draw:formula="?f95 / 466"/>
                  <draw:equation draw:name="f149" draw:formula="?f96 / 574"/>
                  <draw:equation draw:name="f150" draw:formula="?f97 / 466"/>
                  <draw:equation draw:name="f151" draw:formula="?f98 / 574"/>
                  <draw:equation draw:name="f152" draw:formula="?f99 / 466"/>
                  <draw:equation draw:name="f153" draw:formula="?f100 / 574"/>
                  <draw:equation draw:name="f154" draw:formula="?f101 / 466"/>
                  <draw:equation draw:name="f155" draw:formula="?f102 / 574"/>
                  <draw:equation draw:name="f156" draw:formula="?f103 / 466"/>
                  <draw:equation draw:name="f157" draw:formula="?f104 / 574"/>
                  <draw:equation draw:name="f158" draw:formula="?f105 / 466"/>
                  <draw:equation draw:name="f159" draw:formula="?f106 / 574"/>
                  <draw:equation draw:name="f160" draw:formula="?f107 / 466"/>
                  <draw:equation draw:name="f161" draw:formula="?f108 / 574"/>
                  <draw:equation draw:name="f162" draw:formula="0 / ?f54"/>
                  <draw:equation draw:name="f163" draw:formula="?f1 / ?f54"/>
                  <draw:equation draw:name="f164" draw:formula="0 / ?f55"/>
                  <draw:equation draw:name="f165" draw:formula="?f2 / ?f55"/>
                  <draw:equation draw:name="f166" draw:formula="?f109 / ?f54"/>
                  <draw:equation draw:name="f167" draw:formula="?f110 / ?f55"/>
                  <draw:equation draw:name="f168" draw:formula="?f111 / ?f55"/>
                  <draw:equation draw:name="f169" draw:formula="?f112 / ?f54"/>
                  <draw:equation draw:name="f170" draw:formula="?f113 / ?f55"/>
                  <draw:equation draw:name="f171" draw:formula="?f114 / ?f54"/>
                  <draw:equation draw:name="f172" draw:formula="?f115 / ?f55"/>
                  <draw:equation draw:name="f173" draw:formula="?f116 / ?f54"/>
                  <draw:equation draw:name="f174" draw:formula="?f117 / ?f55"/>
                  <draw:equation draw:name="f175" draw:formula="?f118 / ?f54"/>
                  <draw:equation draw:name="f176" draw:formula="?f119 / ?f55"/>
                  <draw:equation draw:name="f177" draw:formula="?f120 / ?f54"/>
                  <draw:equation draw:name="f178" draw:formula="?f121 / ?f55"/>
                  <draw:equation draw:name="f179" draw:formula="?f122 / ?f54"/>
                  <draw:equation draw:name="f180" draw:formula="?f123 / ?f55"/>
                  <draw:equation draw:name="f181" draw:formula="?f124 / ?f54"/>
                  <draw:equation draw:name="f182" draw:formula="?f125 / ?f55"/>
                  <draw:equation draw:name="f183" draw:formula="?f126 / ?f54"/>
                  <draw:equation draw:name="f184" draw:formula="?f127 / ?f55"/>
                  <draw:equation draw:name="f185" draw:formula="?f128 / ?f54"/>
                  <draw:equation draw:name="f186" draw:formula="?f129 / ?f55"/>
                  <draw:equation draw:name="f187" draw:formula="?f130 / ?f54"/>
                  <draw:equation draw:name="f188" draw:formula="?f131 / ?f55"/>
                  <draw:equation draw:name="f189" draw:formula="?f132 / ?f54"/>
                  <draw:equation draw:name="f190" draw:formula="?f133 / ?f55"/>
                  <draw:equation draw:name="f191" draw:formula="?f134 / ?f54"/>
                  <draw:equation draw:name="f192" draw:formula="?f135 / ?f55"/>
                  <draw:equation draw:name="f193" draw:formula="?f136 / ?f54"/>
                  <draw:equation draw:name="f194" draw:formula="?f137 / ?f55"/>
                  <draw:equation draw:name="f195" draw:formula="?f138 / ?f54"/>
                  <draw:equation draw:name="f196" draw:formula="?f139 / ?f55"/>
                  <draw:equation draw:name="f197" draw:formula="?f140 / ?f54"/>
                  <draw:equation draw:name="f198" draw:formula="?f141 / ?f55"/>
                  <draw:equation draw:name="f199" draw:formula="?f142 / ?f54"/>
                  <draw:equation draw:name="f200" draw:formula="?f143 / ?f55"/>
                  <draw:equation draw:name="f201" draw:formula="?f144 / ?f54"/>
                  <draw:equation draw:name="f202" draw:formula="?f145 / ?f55"/>
                  <draw:equation draw:name="f203" draw:formula="?f146 / ?f54"/>
                  <draw:equation draw:name="f204" draw:formula="?f147 / ?f55"/>
                  <draw:equation draw:name="f205" draw:formula="?f148 / ?f54"/>
                  <draw:equation draw:name="f206" draw:formula="?f149 / ?f55"/>
                  <draw:equation draw:name="f207" draw:formula="?f150 / ?f54"/>
                  <draw:equation draw:name="f208" draw:formula="?f151 / ?f55"/>
                  <draw:equation draw:name="f209" draw:formula="?f152 / ?f54"/>
                  <draw:equation draw:name="f210" draw:formula="?f153 / ?f55"/>
                  <draw:equation draw:name="f211" draw:formula="?f154 / ?f54"/>
                  <draw:equation draw:name="f212" draw:formula="?f155 / ?f55"/>
                  <draw:equation draw:name="f213" draw:formula="?f156 / ?f54"/>
                  <draw:equation draw:name="f214" draw:formula="?f157 / ?f55"/>
                  <draw:equation draw:name="f215" draw:formula="?f158 / ?f54"/>
                  <draw:equation draw:name="f216" draw:formula="?f159 / ?f55"/>
                  <draw:equation draw:name="f217" draw:formula="?f160 / ?f54"/>
                  <draw:equation draw:name="f218" draw:formula="?f161 / ?f55"/>
                </draw:enhanced-geometry>
              </draw:custom-shape>
              <draw:custom-shape svg:x="0.40625in" svg:y="0.33333in" svg:width="0.11458in" svg:height="0.11458in" draw:id="id6" draw:style-name="a12" draw:name="Freeform 6">
                <svg:title/>
                <svg:desc/>
                <text:p text:style-name="a11" text:class-names="" text:cond-style-name=""><text:span text:style-name="a10" text:class-names=""/></text:p>
                <draw:enhanced-geometry xmlns:dr3d="urn:oasis:names:tc:opendocument:xmlns:dr3d:1.0" draw:type="non-primitive" svg:viewBox="0 0 461 461" draw:enhanced-path="M ?f2 ?f0 L ?f3 ?f4 ?f5 ?f6 ?f7 ?f8 ?f9 ?f10 ?f11 ?f12 ?f13 ?f14 ?f15 ?f16 ?f17 ?f18 ?f19 ?f20 ?f21 ?f22 ?f1 ?f23 ?f24 ?f25 ?f26 ?f27 ?f28 ?f7 ?f29 ?f30 ?f31 ?f11 ?f32 ?f13 ?f33 ?f34 ?f35 ?f17 ?f36 ?f19 ?f37 ?f38 ?f39 ?f1 ?f40 ?f41 ?f42 ?f43 ?f44 ?f45 ?f46 ?f47 ?f48 ?f49 ?f50 ?f51 ?f52 ?f33 ?f53 ?f54 ?f55 ?f36 ?f56 ?f57 ?f0 ?f58 ?f59 ?f60 ?f61 ?f62 ?f63 ?f44 ?f64 ?f65 ?f66 ?f48 ?f67 ?f50 ?f68 ?f52 ?f69 ?f53 ?f70 ?f55 ?f71 ?f72 ?f2 ?f0 Z N" draw:text-areas="?f221 ?f221 ?f222 ?f222" draw:glue-points="?f223 ?f224 ?f225 ?f226 ?f227 ?f228 ?f229 ?f230 ?f231 ?f232 ?f233 ?f234 ?f235 ?f236 ?f237 ?f238 ?f239 ?f240 ?f241 ?f242 ?f243 ?f244 ?f245 ?f246 ?f247 ?f248 ?f249 ?f250 ?f251 ?f229 ?f252 ?f253 ?f254 ?f233 ?f255 ?f235 ?f256 ?f257 ?f258 ?f239 ?f259 ?f241 ?f260 ?f261 ?f262 ?f245 ?f263 ?f264 ?f265 ?f266 ?f267 ?f268 ?f269 ?f270 ?f271 ?f272 ?f273 ?f274 ?f275 ?f256 ?f276 ?f277 ?f278 ?f259 ?f279 ?f280 ?f224 ?f281 ?f282 ?f283 ?f284 ?f285 ?f286 ?f267 ?f287 ?f288 ?f289 ?f271 ?f290 ?f273 ?f291 ?f275 ?f292 ?f276 ?f293 ?f278 ?f294 ?f295 ?f223 ?f224" draw:glue-point-leaving-directions="-90, -90, -90, -90, -90, -90, -90, -90, -90, -90, -90, -90, -90, -90, -90, -90, -90, -90, -90, -90, -90, -90, -90, -90, -90, -90, -90, -90, -90, -90, -90, -90, -90, -90, -90, -90, -90, -90, -90, -90, -90, -90, -90, -90, -90">
                  <draw:equation draw:name="f0" draw:formula="0"/>
                  <draw:equation draw:name="f1" draw:formula="461"/>
                  <draw:equation draw:name="f2" draw:formula="237"/>
                  <draw:equation draw:name="f3" draw:formula="270"/>
                  <draw:equation draw:name="f4" draw:formula="4"/>
                  <draw:equation draw:name="f5" draw:formula="300"/>
                  <draw:equation draw:name="f6" draw:formula="11"/>
                  <draw:equation draw:name="f7" draw:formula="331"/>
                  <draw:equation draw:name="f8" draw:formula="23"/>
                  <draw:equation draw:name="f9" draw:formula="358"/>
                  <draw:equation draw:name="f10" draw:formula="40"/>
                  <draw:equation draw:name="f11" draw:formula="385"/>
                  <draw:equation draw:name="f12" draw:formula="60"/>
                  <draw:equation draw:name="f13" draw:formula="408"/>
                  <draw:equation draw:name="f14" draw:formula="84"/>
                  <draw:equation draw:name="f15" draw:formula="427"/>
                  <draw:equation draw:name="f16" draw:formula="111"/>
                  <draw:equation draw:name="f17" draw:formula="443"/>
                  <draw:equation draw:name="f18" draw:formula="142"/>
                  <draw:equation draw:name="f19" draw:formula="454"/>
                  <draw:equation draw:name="f20" draw:formula="173"/>
                  <draw:equation draw:name="f21" draw:formula="460"/>
                  <draw:equation draw:name="f22" draw:formula="206"/>
                  <draw:equation draw:name="f23" draw:formula="238"/>
                  <draw:equation draw:name="f24" draw:formula="458"/>
                  <draw:equation draw:name="f25" draw:formula="271"/>
                  <draw:equation draw:name="f26" draw:formula="451"/>
                  <draw:equation draw:name="f27" draw:formula="301"/>
                  <draw:equation draw:name="f28" draw:formula="439"/>
                  <draw:equation draw:name="f29" draw:formula="422"/>
                  <draw:equation draw:name="f30" draw:formula="359"/>
                  <draw:equation draw:name="f31" draw:formula="402"/>
                  <draw:equation draw:name="f32" draw:formula="379"/>
                  <draw:equation draw:name="f33" draw:formula="350"/>
                  <draw:equation draw:name="f34" draw:formula="428"/>
                  <draw:equation draw:name="f35" draw:formula="320"/>
                  <draw:equation draw:name="f36" draw:formula="288"/>
                  <draw:equation draw:name="f37" draw:formula="256"/>
                  <draw:equation draw:name="f38" draw:formula="459"/>
                  <draw:equation draw:name="f39" draw:formula="224"/>
                  <draw:equation draw:name="f40" draw:formula="191"/>
                  <draw:equation draw:name="f41" draw:formula="457"/>
                  <draw:equation draw:name="f42" draw:formula="161"/>
                  <draw:equation draw:name="f43" draw:formula="450"/>
                  <draw:equation draw:name="f44" draw:formula="130"/>
                  <draw:equation draw:name="f45" draw:formula="438"/>
                  <draw:equation draw:name="f46" draw:formula="103"/>
                  <draw:equation draw:name="f47" draw:formula="421"/>
                  <draw:equation draw:name="f48" draw:formula="76"/>
                  <draw:equation draw:name="f49" draw:formula="401"/>
                  <draw:equation draw:name="f50" draw:formula="53"/>
                  <draw:equation draw:name="f51" draw:formula="377"/>
                  <draw:equation draw:name="f52" draw:formula="33"/>
                  <draw:equation draw:name="f53" draw:formula="18"/>
                  <draw:equation draw:name="f54" draw:formula="319"/>
                  <draw:equation draw:name="f55" draw:formula="7"/>
                  <draw:equation draw:name="f56" draw:formula="1"/>
                  <draw:equation draw:name="f57" draw:formula="255"/>
                  <draw:equation draw:name="f58" draw:formula="223"/>
                  <draw:equation draw:name="f59" draw:formula="3"/>
                  <draw:equation draw:name="f60" draw:formula="190"/>
                  <draw:equation draw:name="f61" draw:formula="10"/>
                  <draw:equation draw:name="f62" draw:formula="160"/>
                  <draw:equation draw:name="f63" draw:formula="22"/>
                  <draw:equation draw:name="f64" draw:formula="39"/>
                  <draw:equation draw:name="f65" draw:formula="102"/>
                  <draw:equation draw:name="f66" draw:formula="59"/>
                  <draw:equation draw:name="f67" draw:formula="82"/>
                  <draw:equation draw:name="f68" draw:formula="110"/>
                  <draw:equation draw:name="f69" draw:formula="140"/>
                  <draw:equation draw:name="f70" draw:formula="172"/>
                  <draw:equation draw:name="f71" draw:formula="205"/>
                  <draw:equation draw:name="f72" draw:formula="2"/>
                  <draw:equation draw:name="f73" draw:formula="?f1 - ?f0"/>
                  <draw:equation draw:name="f74" draw:formula="?f73 / 461"/>
                  <draw:equation draw:name="f75" draw:formula="237 * ?f73"/>
                  <draw:equation draw:name="f76" draw:formula="0 * ?f73"/>
                  <draw:equation draw:name="f77" draw:formula="270 * ?f73"/>
                  <draw:equation draw:name="f78" draw:formula="4 * ?f73"/>
                  <draw:equation draw:name="f79" draw:formula="300 * ?f73"/>
                  <draw:equation draw:name="f80" draw:formula="11 * ?f73"/>
                  <draw:equation draw:name="f81" draw:formula="331 * ?f73"/>
                  <draw:equation draw:name="f82" draw:formula="23 * ?f73"/>
                  <draw:equation draw:name="f83" draw:formula="358 * ?f73"/>
                  <draw:equation draw:name="f84" draw:formula="40 * ?f73"/>
                  <draw:equation draw:name="f85" draw:formula="385 * ?f73"/>
                  <draw:equation draw:name="f86" draw:formula="60 * ?f73"/>
                  <draw:equation draw:name="f87" draw:formula="408 * ?f73"/>
                  <draw:equation draw:name="f88" draw:formula="84 * ?f73"/>
                  <draw:equation draw:name="f89" draw:formula="427 * ?f73"/>
                  <draw:equation draw:name="f90" draw:formula="111 * ?f73"/>
                  <draw:equation draw:name="f91" draw:formula="443 * ?f73"/>
                  <draw:equation draw:name="f92" draw:formula="142 * ?f73"/>
                  <draw:equation draw:name="f93" draw:formula="454 * ?f73"/>
                  <draw:equation draw:name="f94" draw:formula="173 * ?f73"/>
                  <draw:equation draw:name="f95" draw:formula="460 * ?f73"/>
                  <draw:equation draw:name="f96" draw:formula="206 * ?f73"/>
                  <draw:equation draw:name="f97" draw:formula="461 * ?f73"/>
                  <draw:equation draw:name="f98" draw:formula="238 * ?f73"/>
                  <draw:equation draw:name="f99" draw:formula="458 * ?f73"/>
                  <draw:equation draw:name="f100" draw:formula="271 * ?f73"/>
                  <draw:equation draw:name="f101" draw:formula="451 * ?f73"/>
                  <draw:equation draw:name="f102" draw:formula="301 * ?f73"/>
                  <draw:equation draw:name="f103" draw:formula="439 * ?f73"/>
                  <draw:equation draw:name="f104" draw:formula="422 * ?f73"/>
                  <draw:equation draw:name="f105" draw:formula="359 * ?f73"/>
                  <draw:equation draw:name="f106" draw:formula="402 * ?f73"/>
                  <draw:equation draw:name="f107" draw:formula="379 * ?f73"/>
                  <draw:equation draw:name="f108" draw:formula="350 * ?f73"/>
                  <draw:equation draw:name="f109" draw:formula="428 * ?f73"/>
                  <draw:equation draw:name="f110" draw:formula="320 * ?f73"/>
                  <draw:equation draw:name="f111" draw:formula="288 * ?f73"/>
                  <draw:equation draw:name="f112" draw:formula="256 * ?f73"/>
                  <draw:equation draw:name="f113" draw:formula="459 * ?f73"/>
                  <draw:equation draw:name="f114" draw:formula="224 * ?f73"/>
                  <draw:equation draw:name="f115" draw:formula="191 * ?f73"/>
                  <draw:equation draw:name="f116" draw:formula="457 * ?f73"/>
                  <draw:equation draw:name="f117" draw:formula="161 * ?f73"/>
                  <draw:equation draw:name="f118" draw:formula="450 * ?f73"/>
                  <draw:equation draw:name="f119" draw:formula="130 * ?f73"/>
                  <draw:equation draw:name="f120" draw:formula="438 * ?f73"/>
                  <draw:equation draw:name="f121" draw:formula="103 * ?f73"/>
                  <draw:equation draw:name="f122" draw:formula="421 * ?f73"/>
                  <draw:equation draw:name="f123" draw:formula="76 * ?f73"/>
                  <draw:equation draw:name="f124" draw:formula="401 * ?f73"/>
                  <draw:equation draw:name="f125" draw:formula="53 * ?f73"/>
                  <draw:equation draw:name="f126" draw:formula="377 * ?f73"/>
                  <draw:equation draw:name="f127" draw:formula="33 * ?f73"/>
                  <draw:equation draw:name="f128" draw:formula="18 * ?f73"/>
                  <draw:equation draw:name="f129" draw:formula="319 * ?f73"/>
                  <draw:equation draw:name="f130" draw:formula="7 * ?f73"/>
                  <draw:equation draw:name="f131" draw:formula="1 * ?f73"/>
                  <draw:equation draw:name="f132" draw:formula="255 * ?f73"/>
                  <draw:equation draw:name="f133" draw:formula="223 * ?f73"/>
                  <draw:equation draw:name="f134" draw:formula="3 * ?f73"/>
                  <draw:equation draw:name="f135" draw:formula="190 * ?f73"/>
                  <draw:equation draw:name="f136" draw:formula="10 * ?f73"/>
                  <draw:equation draw:name="f137" draw:formula="160 * ?f73"/>
                  <draw:equation draw:name="f138" draw:formula="22 * ?f73"/>
                  <draw:equation draw:name="f139" draw:formula="39 * ?f73"/>
                  <draw:equation draw:name="f140" draw:formula="102 * ?f73"/>
                  <draw:equation draw:name="f141" draw:formula="59 * ?f73"/>
                  <draw:equation draw:name="f142" draw:formula="82 * ?f73"/>
                  <draw:equation draw:name="f143" draw:formula="110 * ?f73"/>
                  <draw:equation draw:name="f144" draw:formula="140 * ?f73"/>
                  <draw:equation draw:name="f145" draw:formula="172 * ?f73"/>
                  <draw:equation draw:name="f146" draw:formula="205 * ?f73"/>
                  <draw:equation draw:name="f147" draw:formula="2 * ?f73"/>
                  <draw:equation draw:name="f148" draw:formula="?f75 / 461"/>
                  <draw:equation draw:name="f149" draw:formula="?f76 / 461"/>
                  <draw:equation draw:name="f150" draw:formula="?f77 / 461"/>
                  <draw:equation draw:name="f151" draw:formula="?f78 / 461"/>
                  <draw:equation draw:name="f152" draw:formula="?f79 / 461"/>
                  <draw:equation draw:name="f153" draw:formula="?f80 / 461"/>
                  <draw:equation draw:name="f154" draw:formula="?f81 / 461"/>
                  <draw:equation draw:name="f155" draw:formula="?f82 / 461"/>
                  <draw:equation draw:name="f156" draw:formula="?f83 / 461"/>
                  <draw:equation draw:name="f157" draw:formula="?f84 / 461"/>
                  <draw:equation draw:name="f158" draw:formula="?f85 / 461"/>
                  <draw:equation draw:name="f159" draw:formula="?f86 / 461"/>
                  <draw:equation draw:name="f160" draw:formula="?f87 / 461"/>
                  <draw:equation draw:name="f161" draw:formula="?f88 / 461"/>
                  <draw:equation draw:name="f162" draw:formula="?f89 / 461"/>
                  <draw:equation draw:name="f163" draw:formula="?f90 / 461"/>
                  <draw:equation draw:name="f164" draw:formula="?f91 / 461"/>
                  <draw:equation draw:name="f165" draw:formula="?f92 / 461"/>
                  <draw:equation draw:name="f166" draw:formula="?f93 / 461"/>
                  <draw:equation draw:name="f167" draw:formula="?f94 / 461"/>
                  <draw:equation draw:name="f168" draw:formula="?f95 / 461"/>
                  <draw:equation draw:name="f169" draw:formula="?f96 / 461"/>
                  <draw:equation draw:name="f170" draw:formula="?f97 / 461"/>
                  <draw:equation draw:name="f171" draw:formula="?f98 / 461"/>
                  <draw:equation draw:name="f172" draw:formula="?f99 / 461"/>
                  <draw:equation draw:name="f173" draw:formula="?f100 / 461"/>
                  <draw:equation draw:name="f174" draw:formula="?f101 / 461"/>
                  <draw:equation draw:name="f175" draw:formula="?f102 / 461"/>
                  <draw:equation draw:name="f176" draw:formula="?f103 / 461"/>
                  <draw:equation draw:name="f177" draw:formula="?f104 / 461"/>
                  <draw:equation draw:name="f178" draw:formula="?f105 / 461"/>
                  <draw:equation draw:name="f179" draw:formula="?f106 / 461"/>
                  <draw:equation draw:name="f180" draw:formula="?f107 / 461"/>
                  <draw:equation draw:name="f181" draw:formula="?f108 / 461"/>
                  <draw:equation draw:name="f182" draw:formula="?f109 / 461"/>
                  <draw:equation draw:name="f183" draw:formula="?f110 / 461"/>
                  <draw:equation draw:name="f184" draw:formula="?f111 / 461"/>
                  <draw:equation draw:name="f185" draw:formula="?f112 / 461"/>
                  <draw:equation draw:name="f186" draw:formula="?f113 / 461"/>
                  <draw:equation draw:name="f187" draw:formula="?f114 / 461"/>
                  <draw:equation draw:name="f188" draw:formula="?f115 / 461"/>
                  <draw:equation draw:name="f189" draw:formula="?f116 / 461"/>
                  <draw:equation draw:name="f190" draw:formula="?f117 / 461"/>
                  <draw:equation draw:name="f191" draw:formula="?f118 / 461"/>
                  <draw:equation draw:name="f192" draw:formula="?f119 / 461"/>
                  <draw:equation draw:name="f193" draw:formula="?f120 / 461"/>
                  <draw:equation draw:name="f194" draw:formula="?f121 / 461"/>
                  <draw:equation draw:name="f195" draw:formula="?f122 / 461"/>
                  <draw:equation draw:name="f196" draw:formula="?f123 / 461"/>
                  <draw:equation draw:name="f197" draw:formula="?f124 / 461"/>
                  <draw:equation draw:name="f198" draw:formula="?f125 / 461"/>
                  <draw:equation draw:name="f199" draw:formula="?f126 / 461"/>
                  <draw:equation draw:name="f200" draw:formula="?f127 / 461"/>
                  <draw:equation draw:name="f201" draw:formula="?f128 / 461"/>
                  <draw:equation draw:name="f202" draw:formula="?f129 / 461"/>
                  <draw:equation draw:name="f203" draw:formula="?f130 / 461"/>
                  <draw:equation draw:name="f204" draw:formula="?f131 / 461"/>
                  <draw:equation draw:name="f205" draw:formula="?f132 / 461"/>
                  <draw:equation draw:name="f206" draw:formula="?f133 / 461"/>
                  <draw:equation draw:name="f207" draw:formula="?f134 / 461"/>
                  <draw:equation draw:name="f208" draw:formula="?f135 / 461"/>
                  <draw:equation draw:name="f209" draw:formula="?f136 / 461"/>
                  <draw:equation draw:name="f210" draw:formula="?f137 / 461"/>
                  <draw:equation draw:name="f211" draw:formula="?f138 / 461"/>
                  <draw:equation draw:name="f212" draw:formula="?f139 / 461"/>
                  <draw:equation draw:name="f213" draw:formula="?f140 / 461"/>
                  <draw:equation draw:name="f214" draw:formula="?f141 / 461"/>
                  <draw:equation draw:name="f215" draw:formula="?f142 / 461"/>
                  <draw:equation draw:name="f216" draw:formula="?f143 / 461"/>
                  <draw:equation draw:name="f217" draw:formula="?f144 / 461"/>
                  <draw:equation draw:name="f218" draw:formula="?f145 / 461"/>
                  <draw:equation draw:name="f219" draw:formula="?f146 / 461"/>
                  <draw:equation draw:name="f220" draw:formula="?f147 / 461"/>
                  <draw:equation draw:name="f221" draw:formula="0 / ?f74"/>
                  <draw:equation draw:name="f222" draw:formula="?f1 / ?f74"/>
                  <draw:equation draw:name="f223" draw:formula="?f148 / ?f74"/>
                  <draw:equation draw:name="f224" draw:formula="?f149 / ?f74"/>
                  <draw:equation draw:name="f225" draw:formula="?f150 / ?f74"/>
                  <draw:equation draw:name="f226" draw:formula="?f151 / ?f74"/>
                  <draw:equation draw:name="f227" draw:formula="?f152 / ?f74"/>
                  <draw:equation draw:name="f228" draw:formula="?f153 / ?f74"/>
                  <draw:equation draw:name="f229" draw:formula="?f154 / ?f74"/>
                  <draw:equation draw:name="f230" draw:formula="?f155 / ?f74"/>
                  <draw:equation draw:name="f231" draw:formula="?f156 / ?f74"/>
                  <draw:equation draw:name="f232" draw:formula="?f157 / ?f74"/>
                  <draw:equation draw:name="f233" draw:formula="?f158 / ?f74"/>
                  <draw:equation draw:name="f234" draw:formula="?f159 / ?f74"/>
                  <draw:equation draw:name="f235" draw:formula="?f160 / ?f74"/>
                  <draw:equation draw:name="f236" draw:formula="?f161 / ?f74"/>
                  <draw:equation draw:name="f237" draw:formula="?f162 / ?f74"/>
                  <draw:equation draw:name="f238" draw:formula="?f163 / ?f74"/>
                  <draw:equation draw:name="f239" draw:formula="?f164 / ?f74"/>
                  <draw:equation draw:name="f240" draw:formula="?f165 / ?f74"/>
                  <draw:equation draw:name="f241" draw:formula="?f166 / ?f74"/>
                  <draw:equation draw:name="f242" draw:formula="?f167 / ?f74"/>
                  <draw:equation draw:name="f243" draw:formula="?f168 / ?f74"/>
                  <draw:equation draw:name="f244" draw:formula="?f169 / ?f74"/>
                  <draw:equation draw:name="f245" draw:formula="?f170 / ?f74"/>
                  <draw:equation draw:name="f246" draw:formula="?f171 / ?f74"/>
                  <draw:equation draw:name="f247" draw:formula="?f172 / ?f74"/>
                  <draw:equation draw:name="f248" draw:formula="?f173 / ?f74"/>
                  <draw:equation draw:name="f249" draw:formula="?f174 / ?f74"/>
                  <draw:equation draw:name="f250" draw:formula="?f175 / ?f74"/>
                  <draw:equation draw:name="f251" draw:formula="?f176 / ?f74"/>
                  <draw:equation draw:name="f252" draw:formula="?f177 / ?f74"/>
                  <draw:equation draw:name="f253" draw:formula="?f178 / ?f74"/>
                  <draw:equation draw:name="f254" draw:formula="?f179 / ?f74"/>
                  <draw:equation draw:name="f255" draw:formula="?f180 / ?f74"/>
                  <draw:equation draw:name="f256" draw:formula="?f181 / ?f74"/>
                  <draw:equation draw:name="f257" draw:formula="?f182 / ?f74"/>
                  <draw:equation draw:name="f258" draw:formula="?f183 / ?f74"/>
                  <draw:equation draw:name="f259" draw:formula="?f184 / ?f74"/>
                  <draw:equation draw:name="f260" draw:formula="?f185 / ?f74"/>
                  <draw:equation draw:name="f261" draw:formula="?f186 / ?f74"/>
                  <draw:equation draw:name="f262" draw:formula="?f187 / ?f74"/>
                  <draw:equation draw:name="f263" draw:formula="?f188 / ?f74"/>
                  <draw:equation draw:name="f264" draw:formula="?f189 / ?f74"/>
                  <draw:equation draw:name="f265" draw:formula="?f190 / ?f74"/>
                  <draw:equation draw:name="f266" draw:formula="?f191 / ?f74"/>
                  <draw:equation draw:name="f267" draw:formula="?f192 / ?f74"/>
                  <draw:equation draw:name="f268" draw:formula="?f193 / ?f74"/>
                  <draw:equation draw:name="f269" draw:formula="?f194 / ?f74"/>
                  <draw:equation draw:name="f270" draw:formula="?f195 / ?f74"/>
                  <draw:equation draw:name="f271" draw:formula="?f196 / ?f74"/>
                  <draw:equation draw:name="f272" draw:formula="?f197 / ?f74"/>
                  <draw:equation draw:name="f273" draw:formula="?f198 / ?f74"/>
                  <draw:equation draw:name="f274" draw:formula="?f199 / ?f74"/>
                  <draw:equation draw:name="f275" draw:formula="?f200 / ?f74"/>
                  <draw:equation draw:name="f276" draw:formula="?f201 / ?f74"/>
                  <draw:equation draw:name="f277" draw:formula="?f202 / ?f74"/>
                  <draw:equation draw:name="f278" draw:formula="?f203 / ?f74"/>
                  <draw:equation draw:name="f279" draw:formula="?f204 / ?f74"/>
                  <draw:equation draw:name="f280" draw:formula="?f205 / ?f74"/>
                  <draw:equation draw:name="f281" draw:formula="?f206 / ?f74"/>
                  <draw:equation draw:name="f282" draw:formula="?f207 / ?f74"/>
                  <draw:equation draw:name="f283" draw:formula="?f208 / ?f74"/>
                  <draw:equation draw:name="f284" draw:formula="?f209 / ?f74"/>
                  <draw:equation draw:name="f285" draw:formula="?f210 / ?f74"/>
                  <draw:equation draw:name="f286" draw:formula="?f211 / ?f74"/>
                  <draw:equation draw:name="f287" draw:formula="?f212 / ?f74"/>
                  <draw:equation draw:name="f288" draw:formula="?f213 / ?f74"/>
                  <draw:equation draw:name="f289" draw:formula="?f214 / ?f74"/>
                  <draw:equation draw:name="f290" draw:formula="?f215 / ?f74"/>
                  <draw:equation draw:name="f291" draw:formula="?f216 / ?f74"/>
                  <draw:equation draw:name="f292" draw:formula="?f217 / ?f74"/>
                  <draw:equation draw:name="f293" draw:formula="?f218 / ?f74"/>
                  <draw:equation draw:name="f294" draw:formula="?f219 / ?f74"/>
                  <draw:equation draw:name="f295" draw:formula="?f220 / ?f74"/>
                </draw:enhanced-geometry>
              </draw:custom-shape>
              <draw:custom-shape svg:x="0.25in" svg:y="0.44792in" svg:width="0.375in" svg:height="0.33333in" draw:id="id7" draw:style-name="a15" draw:name="Freeform 7">
                <svg:title/>
                <svg:desc/>
                <text:p text:style-name="a14" text:class-names="" text:cond-style-name=""><text:span text:style-name="a13" text:class-names=""/></text:p>
                <draw:enhanced-geometry xmlns:dr3d="urn:oasis:names:tc:opendocument:xmlns:dr3d:1.0" draw:type="non-primitive" svg:viewBox="0 0 1532 1368" draw:enhanced-path="M ?f3 ?f0 L ?f4 ?f5 ?f6 ?f7 ?f8 ?f9 ?f10 ?f11 ?f12 ?f13 ?f14 ?f15 ?f16 ?f17 ?f18 ?f19 ?f1 ?f20 ?f21 ?f22 ?f23 ?f24 ?f25 ?f26 ?f27 ?f28 ?f29 ?f30 ?f31 ?f32 ?f33 ?f34 ?f35 ?f36 ?f37 ?f38 ?f39 ?f40 ?f41 ?f42 ?f43 ?f44 ?f45 ?f46 ?f47 ?f46 ?f48 ?f49 ?f50 ?f51 ?f52 ?f53 ?f54 ?f55 ?f56 ?f57 ?f58 ?f59 ?f60 ?f61 ?f62 ?f63 ?f64 ?f2 ?f65 ?f66 ?f67 ?f68 ?f69 ?f70 ?f71 ?f72 ?f73 ?f74 ?f7 ?f75 ?f76 ?f77 ?f0 ?f78 ?f79 ?f80 ?f81 ?f82 ?f83 ?f84 ?f13 ?f85 ?f86 ?f87 ?f88 ?f89 ?f90 ?f26 ?f91 ?f92 ?f93 ?f94 ?f52 ?f95 ?f96 ?f20 ?f48 ?f97 ?f98 ?f99 ?f100 ?f101 ?f102 ?f103 ?f104 ?f105 ?f106 ?f105 ?f107 ?f105 ?f108 ?f109 ?f110 ?f103 ?f111 ?f112 ?f113 ?f114 ?f66 ?f115 ?f116 ?f5 ?f3 ?f0 Z N" draw:text-areas="?f251 ?f253 ?f252 ?f254" draw:glue-points="?f255 ?f256 ?f257 ?f258 ?f259 ?f260 ?f261 ?f262 ?f263 ?f264 ?f265 ?f266 ?f267 ?f268 ?f269 ?f270 ?f271 ?f272 ?f273 ?f274 ?f275 ?f276 ?f277 ?f278 ?f279 ?f280 ?f281 ?f282 ?f283 ?f284 ?f285 ?f286 ?f287 ?f288 ?f289 ?f290 ?f291 ?f292 ?f293 ?f294 ?f295 ?f296 ?f297 ?f298 ?f299 ?f300 ?f301 ?f302 ?f303 ?f304 ?f305 ?f264 ?f306 ?f307 ?f308 ?f309 ?f310 ?f311 ?f312 ?f313 ?f314 ?f315 ?f316 ?f317 ?f318 ?f319" draw:glue-point-leaving-directions="-90, -90, -90, -90, -90, -90, -90, -90, -90, -90, -90, -90, -90, -90, -90, -90, -90, -90, -90, -90, -90, -90, -90, -90, -90, -90, -90, -90, -90, -90, -90, -90, -90">
                  <draw:equation draw:name="f0" draw:formula="0"/>
                  <draw:equation draw:name="f1" draw:formula="1532"/>
                  <draw:equation draw:name="f2" draw:formula="1368"/>
                  <draw:equation draw:name="f3" draw:formula="1408"/>
                  <draw:equation draw:name="f4" draw:formula="1429"/>
                  <draw:equation draw:name="f5" draw:formula="2"/>
                  <draw:equation draw:name="f6" draw:formula="1449"/>
                  <draw:equation draw:name="f7" draw:formula="7"/>
                  <draw:equation draw:name="f8" draw:formula="1468"/>
                  <draw:equation draw:name="f9" draw:formula="15"/>
                  <draw:equation draw:name="f10" draw:formula="1486"/>
                  <draw:equation draw:name="f11" draw:formula="27"/>
                  <draw:equation draw:name="f12" draw:formula="1501"/>
                  <draw:equation draw:name="f13" draw:formula="41"/>
                  <draw:equation draw:name="f14" draw:formula="1514"/>
                  <draw:equation draw:name="f15" draw:formula="59"/>
                  <draw:equation draw:name="f16" draw:formula="1525"/>
                  <draw:equation draw:name="f17" draw:formula="82"/>
                  <draw:equation draw:name="f18" draw:formula="1530"/>
                  <draw:equation draw:name="f19" draw:formula="106"/>
                  <draw:equation draw:name="f20" draw:formula="129"/>
                  <draw:equation draw:name="f21" draw:formula="1528"/>
                  <draw:equation draw:name="f22" draw:formula="153"/>
                  <draw:equation draw:name="f23" draw:formula="1520"/>
                  <draw:equation draw:name="f24" draw:formula="175"/>
                  <draw:equation draw:name="f25" draw:formula="1509"/>
                  <draw:equation draw:name="f26" draw:formula="196"/>
                  <draw:equation draw:name="f27" draw:formula="1493"/>
                  <draw:equation draw:name="f28" draw:formula="214"/>
                  <draw:equation draw:name="f29" draw:formula="1472"/>
                  <draw:equation draw:name="f30" draw:formula="230"/>
                  <draw:equation draw:name="f31" draw:formula="1156"/>
                  <draw:equation draw:name="f32" draw:formula="420"/>
                  <draw:equation draw:name="f33" draw:formula="1135"/>
                  <draw:equation draw:name="f34" draw:formula="430"/>
                  <draw:equation draw:name="f35" draw:formula="1114"/>
                  <draw:equation draw:name="f36" draw:formula="436"/>
                  <draw:equation draw:name="f37" draw:formula="1092"/>
                  <draw:equation draw:name="f38" draw:formula="438"/>
                  <draw:equation draw:name="f39" draw:formula="1077"/>
                  <draw:equation draw:name="f40" draw:formula="437"/>
                  <draw:equation draw:name="f41" draw:formula="1062"/>
                  <draw:equation draw:name="f42" draw:formula="434"/>
                  <draw:equation draw:name="f43" draw:formula="818"/>
                  <draw:equation draw:name="f44" draw:formula="376"/>
                  <draw:equation draw:name="f45" draw:formula="675"/>
                  <draw:equation draw:name="f46" draw:formula="963"/>
                  <draw:equation draw:name="f47" draw:formula="674"/>
                  <draw:equation draw:name="f48" draw:formula="656"/>
                  <draw:equation draw:name="f49" draw:formula="1033"/>
                  <draw:equation draw:name="f50" draw:formula="648"/>
                  <draw:equation draw:name="f51" draw:formula="1056"/>
                  <draw:equation draw:name="f52" draw:formula="634"/>
                  <draw:equation draw:name="f53" draw:formula="1078"/>
                  <draw:equation draw:name="f54" draw:formula="618"/>
                  <draw:equation draw:name="f55" draw:formula="1095"/>
                  <draw:equation draw:name="f56" draw:formula="599"/>
                  <draw:equation draw:name="f57" draw:formula="1110"/>
                  <draw:equation draw:name="f58" draw:formula="187"/>
                  <draw:equation draw:name="f59" draw:formula="1351"/>
                  <draw:equation draw:name="f60" draw:formula="165"/>
                  <draw:equation draw:name="f61" draw:formula="1361"/>
                  <draw:equation draw:name="f62" draw:formula="142"/>
                  <draw:equation draw:name="f63" draw:formula="1367"/>
                  <draw:equation draw:name="f64" draw:formula="117"/>
                  <draw:equation draw:name="f65" draw:formula="94"/>
                  <draw:equation draw:name="f66" draw:formula="1364"/>
                  <draw:equation draw:name="f67" draw:formula="71"/>
                  <draw:equation draw:name="f68" draw:formula="1356"/>
                  <draw:equation draw:name="f69" draw:formula="50"/>
                  <draw:equation draw:name="f70" draw:formula="1344"/>
                  <draw:equation draw:name="f71" draw:formula="33"/>
                  <draw:equation draw:name="f72" draw:formula="1328"/>
                  <draw:equation draw:name="f73" draw:formula="17"/>
                  <draw:equation draw:name="f74" draw:formula="1307"/>
                  <draw:equation draw:name="f75" draw:formula="1284"/>
                  <draw:equation draw:name="f76" draw:formula="1"/>
                  <draw:equation draw:name="f77" draw:formula="1261"/>
                  <draw:equation draw:name="f78" draw:formula="1238"/>
                  <draw:equation draw:name="f79" draw:formula="4"/>
                  <draw:equation draw:name="f80" draw:formula="1213"/>
                  <draw:equation draw:name="f81" draw:formula="12"/>
                  <draw:equation draw:name="f82" draw:formula="1191"/>
                  <draw:equation draw:name="f83" draw:formula="25"/>
                  <draw:equation draw:name="f84" draw:formula="1171"/>
                  <draw:equation draw:name="f85" draw:formula="1152"/>
                  <draw:equation draw:name="f86" draw:formula="61"/>
                  <draw:equation draw:name="f87" draw:formula="1138"/>
                  <draw:equation draw:name="f88" draw:formula="428"/>
                  <draw:equation draw:name="f89" draw:formula="923"/>
                  <draw:equation draw:name="f90" draw:formula="606"/>
                  <draw:equation draw:name="f91" draw:formula="613"/>
                  <draw:equation draw:name="f92" draw:formula="177"/>
                  <draw:equation draw:name="f93" draw:formula="622"/>
                  <draw:equation draw:name="f94" draw:formula="159"/>
                  <draw:equation draw:name="f95" draw:formula="143"/>
                  <draw:equation draw:name="f96" draw:formula="650"/>
                  <draw:equation draw:name="f97" draw:formula="124"/>
                  <draw:equation draw:name="f98" draw:formula="663"/>
                  <draw:equation draw:name="f99" draw:formula="119"/>
                  <draw:equation draw:name="f100" draw:formula="681"/>
                  <draw:equation draw:name="f101" draw:formula="110"/>
                  <draw:equation draw:name="f102" draw:formula="702"/>
                  <draw:equation draw:name="f103" draw:formula="105"/>
                  <draw:equation draw:name="f104" draw:formula="722"/>
                  <draw:equation draw:name="f105" draw:formula="102"/>
                  <draw:equation draw:name="f106" draw:formula="725"/>
                  <draw:equation draw:name="f107" draw:formula="733"/>
                  <draw:equation draw:name="f108" draw:formula="744"/>
                  <draw:equation draw:name="f109" draw:formula="103"/>
                  <draw:equation draw:name="f110" draw:formula="757"/>
                  <draw:equation draw:name="f111" draw:formula="1070"/>
                  <draw:equation draw:name="f112" draw:formula="182"/>
                  <draw:equation draw:name="f113" draw:formula="1343"/>
                  <draw:equation draw:name="f114" draw:formula="18"/>
                  <draw:equation draw:name="f115" draw:formula="8"/>
                  <draw:equation draw:name="f116" draw:formula="1386"/>
                  <draw:equation draw:name="f117" draw:formula="?f2 - ?f0"/>
                  <draw:equation draw:name="f118" draw:formula="?f1 - ?f0"/>
                  <draw:equation draw:name="f119" draw:formula="?f118 / 1532"/>
                  <draw:equation draw:name="f120" draw:formula="?f117 / 1368"/>
                  <draw:equation draw:name="f121" draw:formula="1429 * ?f118"/>
                  <draw:equation draw:name="f122" draw:formula="2 * ?f117"/>
                  <draw:equation draw:name="f123" draw:formula="1468 * ?f118"/>
                  <draw:equation draw:name="f124" draw:formula="15 * ?f117"/>
                  <draw:equation draw:name="f125" draw:formula="1501 * ?f118"/>
                  <draw:equation draw:name="f126" draw:formula="41 * ?f117"/>
                  <draw:equation draw:name="f127" draw:formula="1525 * ?f118"/>
                  <draw:equation draw:name="f128" draw:formula="82 * ?f117"/>
                  <draw:equation draw:name="f129" draw:formula="1532 * ?f118"/>
                  <draw:equation draw:name="f130" draw:formula="129 * ?f117"/>
                  <draw:equation draw:name="f131" draw:formula="1520 * ?f118"/>
                  <draw:equation draw:name="f132" draw:formula="175 * ?f117"/>
                  <draw:equation draw:name="f133" draw:formula="1493 * ?f118"/>
                  <draw:equation draw:name="f134" draw:formula="214 * ?f117"/>
                  <draw:equation draw:name="f135" draw:formula="1156 * ?f118"/>
                  <draw:equation draw:name="f136" draw:formula="420 * ?f117"/>
                  <draw:equation draw:name="f137" draw:formula="1114 * ?f118"/>
                  <draw:equation draw:name="f138" draw:formula="436 * ?f117"/>
                  <draw:equation draw:name="f139" draw:formula="1077 * ?f118"/>
                  <draw:equation draw:name="f140" draw:formula="437 * ?f117"/>
                  <draw:equation draw:name="f141" draw:formula="818 * ?f118"/>
                  <draw:equation draw:name="f142" draw:formula="376 * ?f117"/>
                  <draw:equation draw:name="f143" draw:formula="674 * ?f118"/>
                  <draw:equation draw:name="f144" draw:formula="963 * ?f117"/>
                  <draw:equation draw:name="f145" draw:formula="648 * ?f118"/>
                  <draw:equation draw:name="f146" draw:formula="1056 * ?f117"/>
                  <draw:equation draw:name="f147" draw:formula="618 * ?f118"/>
                  <draw:equation draw:name="f148" draw:formula="1095 * ?f117"/>
                  <draw:equation draw:name="f149" draw:formula="187 * ?f118"/>
                  <draw:equation draw:name="f150" draw:formula="1351 * ?f117"/>
                  <draw:equation draw:name="f151" draw:formula="142 * ?f118"/>
                  <draw:equation draw:name="f152" draw:formula="1367 * ?f117"/>
                  <draw:equation draw:name="f153" draw:formula="94 * ?f118"/>
                  <draw:equation draw:name="f154" draw:formula="1364 * ?f117"/>
                  <draw:equation draw:name="f155" draw:formula="50 * ?f118"/>
                  <draw:equation draw:name="f156" draw:formula="1344 * ?f117"/>
                  <draw:equation draw:name="f157" draw:formula="17 * ?f118"/>
                  <draw:equation draw:name="f158" draw:formula="1307 * ?f117"/>
                  <draw:equation draw:name="f159" draw:formula="1 * ?f118"/>
                  <draw:equation draw:name="f160" draw:formula="1261 * ?f117"/>
                  <draw:equation draw:name="f161" draw:formula="4 * ?f118"/>
                  <draw:equation draw:name="f162" draw:formula="1213 * ?f117"/>
                  <draw:equation draw:name="f163" draw:formula="25 * ?f118"/>
                  <draw:equation draw:name="f164" draw:formula="1171 * ?f117"/>
                  <draw:equation draw:name="f165" draw:formula="61 * ?f118"/>
                  <draw:equation draw:name="f166" draw:formula="1138 * ?f117"/>
                  <draw:equation draw:name="f167" draw:formula="606 * ?f118"/>
                  <draw:equation draw:name="f168" draw:formula="196 * ?f117"/>
                  <draw:equation draw:name="f169" draw:formula="622 * ?f118"/>
                  <draw:equation draw:name="f170" draw:formula="159 * ?f117"/>
                  <draw:equation draw:name="f171" draw:formula="650 * ?f118"/>
                  <draw:equation draw:name="f172" draw:formula="663 * ?f118"/>
                  <draw:equation draw:name="f173" draw:formula="119 * ?f117"/>
                  <draw:equation draw:name="f174" draw:formula="702 * ?f118"/>
                  <draw:equation draw:name="f175" draw:formula="105 * ?f117"/>
                  <draw:equation draw:name="f176" draw:formula="725 * ?f118"/>
                  <draw:equation draw:name="f177" draw:formula="102 * ?f117"/>
                  <draw:equation draw:name="f178" draw:formula="744 * ?f118"/>
                  <draw:equation draw:name="f179" draw:formula="103 * ?f117"/>
                  <draw:equation draw:name="f180" draw:formula="1070 * ?f118"/>
                  <draw:equation draw:name="f181" draw:formula="182 * ?f117"/>
                  <draw:equation draw:name="f182" draw:formula="1364 * ?f118"/>
                  <draw:equation draw:name="f183" draw:formula="8 * ?f117"/>
                  <draw:equation draw:name="f184" draw:formula="1408 * ?f118"/>
                  <draw:equation draw:name="f185" draw:formula="0 * ?f117"/>
                  <draw:equation draw:name="f186" draw:formula="?f121 / 1532"/>
                  <draw:equation draw:name="f187" draw:formula="?f122 / 1368"/>
                  <draw:equation draw:name="f188" draw:formula="?f123 / 1532"/>
                  <draw:equation draw:name="f189" draw:formula="?f124 / 1368"/>
                  <draw:equation draw:name="f190" draw:formula="?f125 / 1532"/>
                  <draw:equation draw:name="f191" draw:formula="?f126 / 1368"/>
                  <draw:equation draw:name="f192" draw:formula="?f127 / 1532"/>
                  <draw:equation draw:name="f193" draw:formula="?f128 / 1368"/>
                  <draw:equation draw:name="f194" draw:formula="?f129 / 1532"/>
                  <draw:equation draw:name="f195" draw:formula="?f130 / 1368"/>
                  <draw:equation draw:name="f196" draw:formula="?f131 / 1532"/>
                  <draw:equation draw:name="f197" draw:formula="?f132 / 1368"/>
                  <draw:equation draw:name="f198" draw:formula="?f133 / 1532"/>
                  <draw:equation draw:name="f199" draw:formula="?f134 / 1368"/>
                  <draw:equation draw:name="f200" draw:formula="?f135 / 1532"/>
                  <draw:equation draw:name="f201" draw:formula="?f136 / 1368"/>
                  <draw:equation draw:name="f202" draw:formula="?f137 / 1532"/>
                  <draw:equation draw:name="f203" draw:formula="?f138 / 1368"/>
                  <draw:equation draw:name="f204" draw:formula="?f139 / 1532"/>
                  <draw:equation draw:name="f205" draw:formula="?f140 / 1368"/>
                  <draw:equation draw:name="f206" draw:formula="?f141 / 1532"/>
                  <draw:equation draw:name="f207" draw:formula="?f142 / 1368"/>
                  <draw:equation draw:name="f208" draw:formula="?f143 / 1532"/>
                  <draw:equation draw:name="f209" draw:formula="?f144 / 1368"/>
                  <draw:equation draw:name="f210" draw:formula="?f145 / 1532"/>
                  <draw:equation draw:name="f211" draw:formula="?f146 / 1368"/>
                  <draw:equation draw:name="f212" draw:formula="?f147 / 1532"/>
                  <draw:equation draw:name="f213" draw:formula="?f148 / 1368"/>
                  <draw:equation draw:name="f214" draw:formula="?f149 / 1532"/>
                  <draw:equation draw:name="f215" draw:formula="?f150 / 1368"/>
                  <draw:equation draw:name="f216" draw:formula="?f151 / 1532"/>
                  <draw:equation draw:name="f217" draw:formula="?f152 / 1368"/>
                  <draw:equation draw:name="f218" draw:formula="?f153 / 1532"/>
                  <draw:equation draw:name="f219" draw:formula="?f154 / 1368"/>
                  <draw:equation draw:name="f220" draw:formula="?f155 / 1532"/>
                  <draw:equation draw:name="f221" draw:formula="?f156 / 1368"/>
                  <draw:equation draw:name="f222" draw:formula="?f157 / 1532"/>
                  <draw:equation draw:name="f223" draw:formula="?f158 / 1368"/>
                  <draw:equation draw:name="f224" draw:formula="?f159 / 1532"/>
                  <draw:equation draw:name="f225" draw:formula="?f160 / 1368"/>
                  <draw:equation draw:name="f226" draw:formula="?f161 / 1532"/>
                  <draw:equation draw:name="f227" draw:formula="?f162 / 1368"/>
                  <draw:equation draw:name="f228" draw:formula="?f163 / 1532"/>
                  <draw:equation draw:name="f229" draw:formula="?f164 / 1368"/>
                  <draw:equation draw:name="f230" draw:formula="?f165 / 1532"/>
                  <draw:equation draw:name="f231" draw:formula="?f166 / 1368"/>
                  <draw:equation draw:name="f232" draw:formula="?f167 / 1532"/>
                  <draw:equation draw:name="f233" draw:formula="?f168 / 1368"/>
                  <draw:equation draw:name="f234" draw:formula="?f169 / 1532"/>
                  <draw:equation draw:name="f235" draw:formula="?f170 / 1368"/>
                  <draw:equation draw:name="f236" draw:formula="?f171 / 1532"/>
                  <draw:equation draw:name="f237" draw:formula="?f172 / 1532"/>
                  <draw:equation draw:name="f238" draw:formula="?f173 / 1368"/>
                  <draw:equation draw:name="f239" draw:formula="?f174 / 1532"/>
                  <draw:equation draw:name="f240" draw:formula="?f175 / 1368"/>
                  <draw:equation draw:name="f241" draw:formula="?f176 / 1532"/>
                  <draw:equation draw:name="f242" draw:formula="?f177 / 1368"/>
                  <draw:equation draw:name="f243" draw:formula="?f178 / 1532"/>
                  <draw:equation draw:name="f244" draw:formula="?f179 / 1368"/>
                  <draw:equation draw:name="f245" draw:formula="?f180 / 1532"/>
                  <draw:equation draw:name="f246" draw:formula="?f181 / 1368"/>
                  <draw:equation draw:name="f247" draw:formula="?f182 / 1532"/>
                  <draw:equation draw:name="f248" draw:formula="?f183 / 1368"/>
                  <draw:equation draw:name="f249" draw:formula="?f184 / 1532"/>
                  <draw:equation draw:name="f250" draw:formula="?f185 / 1368"/>
                  <draw:equation draw:name="f251" draw:formula="0 / ?f119"/>
                  <draw:equation draw:name="f252" draw:formula="?f1 / ?f119"/>
                  <draw:equation draw:name="f253" draw:formula="0 / ?f120"/>
                  <draw:equation draw:name="f254" draw:formula="?f2 / ?f120"/>
                  <draw:equation draw:name="f255" draw:formula="?f186 / ?f119"/>
                  <draw:equation draw:name="f256" draw:formula="?f187 / ?f120"/>
                  <draw:equation draw:name="f257" draw:formula="?f188 / ?f119"/>
                  <draw:equation draw:name="f258" draw:formula="?f189 / ?f120"/>
                  <draw:equation draw:name="f259" draw:formula="?f190 / ?f119"/>
                  <draw:equation draw:name="f260" draw:formula="?f191 / ?f120"/>
                  <draw:equation draw:name="f261" draw:formula="?f192 / ?f119"/>
                  <draw:equation draw:name="f262" draw:formula="?f193 / ?f120"/>
                  <draw:equation draw:name="f263" draw:formula="?f194 / ?f119"/>
                  <draw:equation draw:name="f264" draw:formula="?f195 / ?f120"/>
                  <draw:equation draw:name="f265" draw:formula="?f196 / ?f119"/>
                  <draw:equation draw:name="f266" draw:formula="?f197 / ?f120"/>
                  <draw:equation draw:name="f267" draw:formula="?f198 / ?f119"/>
                  <draw:equation draw:name="f268" draw:formula="?f199 / ?f120"/>
                  <draw:equation draw:name="f269" draw:formula="?f200 / ?f119"/>
                  <draw:equation draw:name="f270" draw:formula="?f201 / ?f120"/>
                  <draw:equation draw:name="f271" draw:formula="?f202 / ?f119"/>
                  <draw:equation draw:name="f272" draw:formula="?f203 / ?f120"/>
                  <draw:equation draw:name="f273" draw:formula="?f204 / ?f119"/>
                  <draw:equation draw:name="f274" draw:formula="?f205 / ?f120"/>
                  <draw:equation draw:name="f275" draw:formula="?f206 / ?f119"/>
                  <draw:equation draw:name="f276" draw:formula="?f207 / ?f120"/>
                  <draw:equation draw:name="f277" draw:formula="?f208 / ?f119"/>
                  <draw:equation draw:name="f278" draw:formula="?f209 / ?f120"/>
                  <draw:equation draw:name="f279" draw:formula="?f210 / ?f119"/>
                  <draw:equation draw:name="f280" draw:formula="?f211 / ?f120"/>
                  <draw:equation draw:name="f281" draw:formula="?f212 / ?f119"/>
                  <draw:equation draw:name="f282" draw:formula="?f213 / ?f120"/>
                  <draw:equation draw:name="f283" draw:formula="?f214 / ?f119"/>
                  <draw:equation draw:name="f284" draw:formula="?f215 / ?f120"/>
                  <draw:equation draw:name="f285" draw:formula="?f216 / ?f119"/>
                  <draw:equation draw:name="f286" draw:formula="?f217 / ?f120"/>
                  <draw:equation draw:name="f287" draw:formula="?f218 / ?f119"/>
                  <draw:equation draw:name="f288" draw:formula="?f219 / ?f120"/>
                  <draw:equation draw:name="f289" draw:formula="?f220 / ?f119"/>
                  <draw:equation draw:name="f290" draw:formula="?f221 / ?f120"/>
                  <draw:equation draw:name="f291" draw:formula="?f222 / ?f119"/>
                  <draw:equation draw:name="f292" draw:formula="?f223 / ?f120"/>
                  <draw:equation draw:name="f293" draw:formula="?f224 / ?f119"/>
                  <draw:equation draw:name="f294" draw:formula="?f225 / ?f120"/>
                  <draw:equation draw:name="f295" draw:formula="?f226 / ?f119"/>
                  <draw:equation draw:name="f296" draw:formula="?f227 / ?f120"/>
                  <draw:equation draw:name="f297" draw:formula="?f228 / ?f119"/>
                  <draw:equation draw:name="f298" draw:formula="?f229 / ?f120"/>
                  <draw:equation draw:name="f299" draw:formula="?f230 / ?f119"/>
                  <draw:equation draw:name="f300" draw:formula="?f231 / ?f120"/>
                  <draw:equation draw:name="f301" draw:formula="?f232 / ?f119"/>
                  <draw:equation draw:name="f302" draw:formula="?f233 / ?f120"/>
                  <draw:equation draw:name="f303" draw:formula="?f234 / ?f119"/>
                  <draw:equation draw:name="f304" draw:formula="?f235 / ?f120"/>
                  <draw:equation draw:name="f305" draw:formula="?f236 / ?f119"/>
                  <draw:equation draw:name="f306" draw:formula="?f237 / ?f119"/>
                  <draw:equation draw:name="f307" draw:formula="?f238 / ?f120"/>
                  <draw:equation draw:name="f308" draw:formula="?f239 / ?f119"/>
                  <draw:equation draw:name="f309" draw:formula="?f240 / ?f120"/>
                  <draw:equation draw:name="f310" draw:formula="?f241 / ?f119"/>
                  <draw:equation draw:name="f311" draw:formula="?f242 / ?f120"/>
                  <draw:equation draw:name="f312" draw:formula="?f243 / ?f119"/>
                  <draw:equation draw:name="f313" draw:formula="?f244 / ?f120"/>
                  <draw:equation draw:name="f314" draw:formula="?f245 / ?f119"/>
                  <draw:equation draw:name="f315" draw:formula="?f246 / ?f120"/>
                  <draw:equation draw:name="f316" draw:formula="?f247 / ?f119"/>
                  <draw:equation draw:name="f317" draw:formula="?f248 / ?f120"/>
                  <draw:equation draw:name="f318" draw:formula="?f249 / ?f119"/>
                  <draw:equation draw:name="f319" draw:formula="?f250 / ?f120"/>
                </draw:enhanced-geometry>
              </draw:custom-shape>
              <draw:custom-shape svg:x="0.4375in" svg:y="0.61458in" svg:width="0.10417in" svg:height="0.20833in" draw:id="id8" draw:style-name="a18" draw:name="Freeform 8">
                <svg:title/>
                <svg:desc/>
                <text:p text:style-name="a17" text:class-names="" text:cond-style-name=""><text:span text:style-name="a16" text:class-names=""/></text:p>
                <draw:enhanced-geometry xmlns:dr3d="urn:oasis:names:tc:opendocument:xmlns:dr3d:1.0" draw:type="non-primitive" svg:viewBox="0 0 421 845" draw:enhanced-path="M ?f4 ?f1 L ?f5 ?f6 ?f7 ?f8 ?f9 ?f10 ?f11 ?f0 ?f12 ?f13 ?f14 ?f15 ?f16 ?f17 ?f18 ?f19 ?f20 ?f21 ?f22 ?f23 ?f24 ?f25 ?f2 ?f26 ?f24 ?f27 ?f28 ?f29 ?f30 ?f31 ?f32 ?f33 ?f34 ?f35 ?f36 ?f37 ?f38 ?f39 ?f40 ?f41 ?f42 ?f43 ?f44 ?f3 ?f45 ?f46 ?f47 ?f48 ?f49 ?f50 ?f51 ?f52 ?f53 ?f54 ?f55 ?f56 ?f57 ?f58 ?f59 ?f60 ?f61 ?f62 ?f63 ?f64 ?f65 ?f66 ?f67 ?f68 ?f69 ?f70 ?f71 ?f72 ?f73 ?f74 ?f1 ?f75 ?f4 ?f1 Z N" draw:text-areas="?f234 ?f236 ?f235 ?f237" draw:glue-points="?f238 ?f239 ?f240 ?f241 ?f242 ?f243 ?f244 ?f245 ?f246 ?f247 ?f248 ?f249 ?f250 ?f251 ?f252 ?f253 ?f254 ?f255 ?f256 ?f257 ?f258 ?f259 ?f260 ?f261 ?f262 ?f263 ?f260 ?f264 ?f265 ?f266 ?f267 ?f268 ?f269 ?f270 ?f271 ?f272 ?f273 ?f274 ?f275 ?f276 ?f277 ?f278 ?f279 ?f280 ?f281 ?f282 ?f283 ?f284 ?f285 ?f286 ?f287 ?f288 ?f289 ?f290 ?f291 ?f292 ?f293 ?f294 ?f295 ?f296 ?f297 ?f298 ?f299 ?f300 ?f301 ?f302 ?f303 ?f304 ?f305 ?f306 ?f307 ?f308 ?f309 ?f310 ?f311 ?f312 ?f313 ?f314 ?f238 ?f239" draw:glue-point-leaving-directions="-90, -90, -90, -90, -90, -90, -90, -90, -90, -90, -90, -90, -90, -90, -90, -90, -90, -90, -90, -90, -90, -90, -90, -90, -90, -90, -90, -90, -90, -90, -90, -90, -90, -90, -90, -90, -90, -90, -90, -90">
                  <draw:equation draw:name="f0" draw:formula="180"/>
                  <draw:equation draw:name="f1" draw:formula="0"/>
                  <draw:equation draw:name="f2" draw:formula="421"/>
                  <draw:equation draw:name="f3" draw:formula="845"/>
                  <draw:equation draw:name="f4" draw:formula="64"/>
                  <draw:equation draw:name="f5" draw:formula="222"/>
                  <draw:equation draw:name="f6" draw:formula="124"/>
                  <draw:equation draw:name="f7" draw:formula="242"/>
                  <draw:equation draw:name="f8" draw:formula="142"/>
                  <draw:equation draw:name="f9" draw:formula="262"/>
                  <draw:equation draw:name="f10" draw:formula="160"/>
                  <draw:equation draw:name="f11" draw:formula="278"/>
                  <draw:equation draw:name="f12" draw:formula="293"/>
                  <draw:equation draw:name="f13" draw:formula="201"/>
                  <draw:equation draw:name="f14" draw:formula="306"/>
                  <draw:equation draw:name="f15" draw:formula="225"/>
                  <draw:equation draw:name="f16" draw:formula="318"/>
                  <draw:equation draw:name="f17" draw:formula="252"/>
                  <draw:equation draw:name="f18" draw:formula="329"/>
                  <draw:equation draw:name="f19" draw:formula="284"/>
                  <draw:equation draw:name="f20" draw:formula="418"/>
                  <draw:equation draw:name="f21" draw:formula="696"/>
                  <draw:equation draw:name="f22" draw:formula="419"/>
                  <draw:equation draw:name="f23" draw:formula="708"/>
                  <draw:equation draw:name="f24" draw:formula="420"/>
                  <draw:equation draw:name="f25" draw:formula="721"/>
                  <draw:equation draw:name="f26" draw:formula="736"/>
                  <draw:equation draw:name="f27" draw:formula="751"/>
                  <draw:equation draw:name="f28" draw:formula="417"/>
                  <draw:equation draw:name="f29" draw:formula="766"/>
                  <draw:equation draw:name="f30" draw:formula="413"/>
                  <draw:equation draw:name="f31" draw:formula="781"/>
                  <draw:equation draw:name="f32" draw:formula="406"/>
                  <draw:equation draw:name="f33" draw:formula="795"/>
                  <draw:equation draw:name="f34" draw:formula="397"/>
                  <draw:equation draw:name="f35" draw:formula="809"/>
                  <draw:equation draw:name="f36" draw:formula="384"/>
                  <draw:equation draw:name="f37" draw:formula="821"/>
                  <draw:equation draw:name="f38" draw:formula="368"/>
                  <draw:equation draw:name="f39" draw:formula="831"/>
                  <draw:equation draw:name="f40" draw:formula="348"/>
                  <draw:equation draw:name="f41" draw:formula="839"/>
                  <draw:equation draw:name="f42" draw:formula="328"/>
                  <draw:equation draw:name="f43" draw:formula="843"/>
                  <draw:equation draw:name="f44" draw:formula="307"/>
                  <draw:equation draw:name="f45" draw:formula="283"/>
                  <draw:equation draw:name="f46" draw:formula="842"/>
                  <draw:equation draw:name="f47" draw:formula="261"/>
                  <draw:equation draw:name="f48" draw:formula="836"/>
                  <draw:equation draw:name="f49" draw:formula="240"/>
                  <draw:equation draw:name="f50" draw:formula="825"/>
                  <draw:equation draw:name="f51" draw:formula="223"/>
                  <draw:equation draw:name="f52" draw:formula="810"/>
                  <draw:equation draw:name="f53" draw:formula="209"/>
                  <draw:equation draw:name="f54" draw:formula="790"/>
                  <draw:equation draw:name="f55" draw:formula="198"/>
                  <draw:equation draw:name="f56" draw:formula="768"/>
                  <draw:equation draw:name="f57" draw:formula="114"/>
                  <draw:equation draw:name="f58" draw:formula="352"/>
                  <draw:equation draw:name="f59" draw:formula="112"/>
                  <draw:equation draw:name="f60" draw:formula="351"/>
                  <draw:equation draw:name="f61" draw:formula="107"/>
                  <draw:equation draw:name="f62" draw:formula="347"/>
                  <draw:equation draw:name="f63" draw:formula="99"/>
                  <draw:equation draw:name="f64" draw:formula="341"/>
                  <draw:equation draw:name="f65" draw:formula="87"/>
                  <draw:equation draw:name="f66" draw:formula="332"/>
                  <draw:equation draw:name="f67" draw:formula="73"/>
                  <draw:equation draw:name="f68" draw:formula="321"/>
                  <draw:equation draw:name="f69" draw:formula="58"/>
                  <draw:equation draw:name="f70" draw:formula="310"/>
                  <draw:equation draw:name="f71" draw:formula="41"/>
                  <draw:equation draw:name="f72" draw:formula="296"/>
                  <draw:equation draw:name="f73" draw:formula="21"/>
                  <draw:equation draw:name="f74" draw:formula="282"/>
                  <draw:equation draw:name="f75" draw:formula="266"/>
                  <draw:equation draw:name="f76" draw:formula="?f3 - ?f1"/>
                  <draw:equation draw:name="f77" draw:formula="?f2 - ?f1"/>
                  <draw:equation draw:name="f78" draw:formula="?f77 / 421"/>
                  <draw:equation draw:name="f79" draw:formula="?f76 / 845"/>
                  <draw:equation draw:name="f80" draw:formula="64 * ?f77"/>
                  <draw:equation draw:name="f81" draw:formula="0 * ?f76"/>
                  <draw:equation draw:name="f82" draw:formula="222 * ?f77"/>
                  <draw:equation draw:name="f83" draw:formula="124 * ?f76"/>
                  <draw:equation draw:name="f84" draw:formula="242 * ?f77"/>
                  <draw:equation draw:name="f85" draw:formula="142 * ?f76"/>
                  <draw:equation draw:name="f86" draw:formula="262 * ?f77"/>
                  <draw:equation draw:name="f87" draw:formula="160 * ?f76"/>
                  <draw:equation draw:name="f88" draw:formula="278 * ?f77"/>
                  <draw:equation draw:name="f89" draw:formula="180 * ?f76"/>
                  <draw:equation draw:name="f90" draw:formula="293 * ?f77"/>
                  <draw:equation draw:name="f91" draw:formula="201 * ?f76"/>
                  <draw:equation draw:name="f92" draw:formula="306 * ?f77"/>
                  <draw:equation draw:name="f93" draw:formula="225 * ?f76"/>
                  <draw:equation draw:name="f94" draw:formula="318 * ?f77"/>
                  <draw:equation draw:name="f95" draw:formula="252 * ?f76"/>
                  <draw:equation draw:name="f96" draw:formula="329 * ?f77"/>
                  <draw:equation draw:name="f97" draw:formula="284 * ?f76"/>
                  <draw:equation draw:name="f98" draw:formula="418 * ?f77"/>
                  <draw:equation draw:name="f99" draw:formula="696 * ?f76"/>
                  <draw:equation draw:name="f100" draw:formula="419 * ?f77"/>
                  <draw:equation draw:name="f101" draw:formula="708 * ?f76"/>
                  <draw:equation draw:name="f102" draw:formula="420 * ?f77"/>
                  <draw:equation draw:name="f103" draw:formula="721 * ?f76"/>
                  <draw:equation draw:name="f104" draw:formula="421 * ?f77"/>
                  <draw:equation draw:name="f105" draw:formula="736 * ?f76"/>
                  <draw:equation draw:name="f106" draw:formula="751 * ?f76"/>
                  <draw:equation draw:name="f107" draw:formula="417 * ?f77"/>
                  <draw:equation draw:name="f108" draw:formula="766 * ?f76"/>
                  <draw:equation draw:name="f109" draw:formula="413 * ?f77"/>
                  <draw:equation draw:name="f110" draw:formula="781 * ?f76"/>
                  <draw:equation draw:name="f111" draw:formula="406 * ?f77"/>
                  <draw:equation draw:name="f112" draw:formula="795 * ?f76"/>
                  <draw:equation draw:name="f113" draw:formula="397 * ?f77"/>
                  <draw:equation draw:name="f114" draw:formula="809 * ?f76"/>
                  <draw:equation draw:name="f115" draw:formula="384 * ?f77"/>
                  <draw:equation draw:name="f116" draw:formula="821 * ?f76"/>
                  <draw:equation draw:name="f117" draw:formula="368 * ?f77"/>
                  <draw:equation draw:name="f118" draw:formula="831 * ?f76"/>
                  <draw:equation draw:name="f119" draw:formula="348 * ?f77"/>
                  <draw:equation draw:name="f120" draw:formula="839 * ?f76"/>
                  <draw:equation draw:name="f121" draw:formula="328 * ?f77"/>
                  <draw:equation draw:name="f122" draw:formula="843 * ?f76"/>
                  <draw:equation draw:name="f123" draw:formula="307 * ?f77"/>
                  <draw:equation draw:name="f124" draw:formula="845 * ?f76"/>
                  <draw:equation draw:name="f125" draw:formula="283 * ?f77"/>
                  <draw:equation draw:name="f126" draw:formula="842 * ?f76"/>
                  <draw:equation draw:name="f127" draw:formula="261 * ?f77"/>
                  <draw:equation draw:name="f128" draw:formula="836 * ?f76"/>
                  <draw:equation draw:name="f129" draw:formula="240 * ?f77"/>
                  <draw:equation draw:name="f130" draw:formula="825 * ?f76"/>
                  <draw:equation draw:name="f131" draw:formula="223 * ?f77"/>
                  <draw:equation draw:name="f132" draw:formula="810 * ?f76"/>
                  <draw:equation draw:name="f133" draw:formula="209 * ?f77"/>
                  <draw:equation draw:name="f134" draw:formula="790 * ?f76"/>
                  <draw:equation draw:name="f135" draw:formula="198 * ?f77"/>
                  <draw:equation draw:name="f136" draw:formula="768 * ?f76"/>
                  <draw:equation draw:name="f137" draw:formula="114 * ?f77"/>
                  <draw:equation draw:name="f138" draw:formula="352 * ?f76"/>
                  <draw:equation draw:name="f139" draw:formula="112 * ?f77"/>
                  <draw:equation draw:name="f140" draw:formula="351 * ?f76"/>
                  <draw:equation draw:name="f141" draw:formula="107 * ?f77"/>
                  <draw:equation draw:name="f142" draw:formula="347 * ?f76"/>
                  <draw:equation draw:name="f143" draw:formula="99 * ?f77"/>
                  <draw:equation draw:name="f144" draw:formula="341 * ?f76"/>
                  <draw:equation draw:name="f145" draw:formula="87 * ?f77"/>
                  <draw:equation draw:name="f146" draw:formula="332 * ?f76"/>
                  <draw:equation draw:name="f147" draw:formula="73 * ?f77"/>
                  <draw:equation draw:name="f148" draw:formula="321 * ?f76"/>
                  <draw:equation draw:name="f149" draw:formula="58 * ?f77"/>
                  <draw:equation draw:name="f150" draw:formula="310 * ?f76"/>
                  <draw:equation draw:name="f151" draw:formula="41 * ?f77"/>
                  <draw:equation draw:name="f152" draw:formula="296 * ?f76"/>
                  <draw:equation draw:name="f153" draw:formula="21 * ?f77"/>
                  <draw:equation draw:name="f154" draw:formula="282 * ?f76"/>
                  <draw:equation draw:name="f155" draw:formula="0 * ?f77"/>
                  <draw:equation draw:name="f156" draw:formula="266 * ?f76"/>
                  <draw:equation draw:name="f157" draw:formula="?f80 / 421"/>
                  <draw:equation draw:name="f158" draw:formula="?f81 / 845"/>
                  <draw:equation draw:name="f159" draw:formula="?f82 / 421"/>
                  <draw:equation draw:name="f160" draw:formula="?f83 / 845"/>
                  <draw:equation draw:name="f161" draw:formula="?f84 / 421"/>
                  <draw:equation draw:name="f162" draw:formula="?f85 / 845"/>
                  <draw:equation draw:name="f163" draw:formula="?f86 / 421"/>
                  <draw:equation draw:name="f164" draw:formula="?f87 / 845"/>
                  <draw:equation draw:name="f165" draw:formula="?f88 / 421"/>
                  <draw:equation draw:name="f166" draw:formula="?f89 / 845"/>
                  <draw:equation draw:name="f167" draw:formula="?f90 / 421"/>
                  <draw:equation draw:name="f168" draw:formula="?f91 / 845"/>
                  <draw:equation draw:name="f169" draw:formula="?f92 / 421"/>
                  <draw:equation draw:name="f170" draw:formula="?f93 / 845"/>
                  <draw:equation draw:name="f171" draw:formula="?f94 / 421"/>
                  <draw:equation draw:name="f172" draw:formula="?f95 / 845"/>
                  <draw:equation draw:name="f173" draw:formula="?f96 / 421"/>
                  <draw:equation draw:name="f174" draw:formula="?f97 / 845"/>
                  <draw:equation draw:name="f175" draw:formula="?f98 / 421"/>
                  <draw:equation draw:name="f176" draw:formula="?f99 / 845"/>
                  <draw:equation draw:name="f177" draw:formula="?f100 / 421"/>
                  <draw:equation draw:name="f178" draw:formula="?f101 / 845"/>
                  <draw:equation draw:name="f179" draw:formula="?f102 / 421"/>
                  <draw:equation draw:name="f180" draw:formula="?f103 / 845"/>
                  <draw:equation draw:name="f181" draw:formula="?f104 / 421"/>
                  <draw:equation draw:name="f182" draw:formula="?f105 / 845"/>
                  <draw:equation draw:name="f183" draw:formula="?f106 / 845"/>
                  <draw:equation draw:name="f184" draw:formula="?f107 / 421"/>
                  <draw:equation draw:name="f185" draw:formula="?f108 / 845"/>
                  <draw:equation draw:name="f186" draw:formula="?f109 / 421"/>
                  <draw:equation draw:name="f187" draw:formula="?f110 / 845"/>
                  <draw:equation draw:name="f188" draw:formula="?f111 / 421"/>
                  <draw:equation draw:name="f189" draw:formula="?f112 / 845"/>
                  <draw:equation draw:name="f190" draw:formula="?f113 / 421"/>
                  <draw:equation draw:name="f191" draw:formula="?f114 / 845"/>
                  <draw:equation draw:name="f192" draw:formula="?f115 / 421"/>
                  <draw:equation draw:name="f193" draw:formula="?f116 / 845"/>
                  <draw:equation draw:name="f194" draw:formula="?f117 / 421"/>
                  <draw:equation draw:name="f195" draw:formula="?f118 / 845"/>
                  <draw:equation draw:name="f196" draw:formula="?f119 / 421"/>
                  <draw:equation draw:name="f197" draw:formula="?f120 / 845"/>
                  <draw:equation draw:name="f198" draw:formula="?f121 / 421"/>
                  <draw:equation draw:name="f199" draw:formula="?f122 / 845"/>
                  <draw:equation draw:name="f200" draw:formula="?f123 / 421"/>
                  <draw:equation draw:name="f201" draw:formula="?f124 / 845"/>
                  <draw:equation draw:name="f202" draw:formula="?f125 / 421"/>
                  <draw:equation draw:name="f203" draw:formula="?f126 / 845"/>
                  <draw:equation draw:name="f204" draw:formula="?f127 / 421"/>
                  <draw:equation draw:name="f205" draw:formula="?f128 / 845"/>
                  <draw:equation draw:name="f206" draw:formula="?f129 / 421"/>
                  <draw:equation draw:name="f207" draw:formula="?f130 / 845"/>
                  <draw:equation draw:name="f208" draw:formula="?f131 / 421"/>
                  <draw:equation draw:name="f209" draw:formula="?f132 / 845"/>
                  <draw:equation draw:name="f210" draw:formula="?f133 / 421"/>
                  <draw:equation draw:name="f211" draw:formula="?f134 / 845"/>
                  <draw:equation draw:name="f212" draw:formula="?f135 / 421"/>
                  <draw:equation draw:name="f213" draw:formula="?f136 / 845"/>
                  <draw:equation draw:name="f214" draw:formula="?f137 / 421"/>
                  <draw:equation draw:name="f215" draw:formula="?f138 / 845"/>
                  <draw:equation draw:name="f216" draw:formula="?f139 / 421"/>
                  <draw:equation draw:name="f217" draw:formula="?f140 / 845"/>
                  <draw:equation draw:name="f218" draw:formula="?f141 / 421"/>
                  <draw:equation draw:name="f219" draw:formula="?f142 / 845"/>
                  <draw:equation draw:name="f220" draw:formula="?f143 / 421"/>
                  <draw:equation draw:name="f221" draw:formula="?f144 / 845"/>
                  <draw:equation draw:name="f222" draw:formula="?f145 / 421"/>
                  <draw:equation draw:name="f223" draw:formula="?f146 / 845"/>
                  <draw:equation draw:name="f224" draw:formula="?f147 / 421"/>
                  <draw:equation draw:name="f225" draw:formula="?f148 / 845"/>
                  <draw:equation draw:name="f226" draw:formula="?f149 / 421"/>
                  <draw:equation draw:name="f227" draw:formula="?f150 / 845"/>
                  <draw:equation draw:name="f228" draw:formula="?f151 / 421"/>
                  <draw:equation draw:name="f229" draw:formula="?f152 / 845"/>
                  <draw:equation draw:name="f230" draw:formula="?f153 / 421"/>
                  <draw:equation draw:name="f231" draw:formula="?f154 / 845"/>
                  <draw:equation draw:name="f232" draw:formula="?f155 / 421"/>
                  <draw:equation draw:name="f233" draw:formula="?f156 / 845"/>
                  <draw:equation draw:name="f234" draw:formula="0 / ?f78"/>
                  <draw:equation draw:name="f235" draw:formula="?f2 / ?f78"/>
                  <draw:equation draw:name="f236" draw:formula="0 / ?f79"/>
                  <draw:equation draw:name="f237" draw:formula="?f3 / ?f79"/>
                  <draw:equation draw:name="f238" draw:formula="?f157 / ?f78"/>
                  <draw:equation draw:name="f239" draw:formula="?f158 / ?f79"/>
                  <draw:equation draw:name="f240" draw:formula="?f159 / ?f78"/>
                  <draw:equation draw:name="f241" draw:formula="?f160 / ?f79"/>
                  <draw:equation draw:name="f242" draw:formula="?f161 / ?f78"/>
                  <draw:equation draw:name="f243" draw:formula="?f162 / ?f79"/>
                  <draw:equation draw:name="f244" draw:formula="?f163 / ?f78"/>
                  <draw:equation draw:name="f245" draw:formula="?f164 / ?f79"/>
                  <draw:equation draw:name="f246" draw:formula="?f165 / ?f78"/>
                  <draw:equation draw:name="f247" draw:formula="?f166 / ?f79"/>
                  <draw:equation draw:name="f248" draw:formula="?f167 / ?f78"/>
                  <draw:equation draw:name="f249" draw:formula="?f168 / ?f79"/>
                  <draw:equation draw:name="f250" draw:formula="?f169 / ?f78"/>
                  <draw:equation draw:name="f251" draw:formula="?f170 / ?f79"/>
                  <draw:equation draw:name="f252" draw:formula="?f171 / ?f78"/>
                  <draw:equation draw:name="f253" draw:formula="?f172 / ?f79"/>
                  <draw:equation draw:name="f254" draw:formula="?f173 / ?f78"/>
                  <draw:equation draw:name="f255" draw:formula="?f174 / ?f79"/>
                  <draw:equation draw:name="f256" draw:formula="?f175 / ?f78"/>
                  <draw:equation draw:name="f257" draw:formula="?f176 / ?f79"/>
                  <draw:equation draw:name="f258" draw:formula="?f177 / ?f78"/>
                  <draw:equation draw:name="f259" draw:formula="?f178 / ?f79"/>
                  <draw:equation draw:name="f260" draw:formula="?f179 / ?f78"/>
                  <draw:equation draw:name="f261" draw:formula="?f180 / ?f79"/>
                  <draw:equation draw:name="f262" draw:formula="?f181 / ?f78"/>
                  <draw:equation draw:name="f263" draw:formula="?f182 / ?f79"/>
                  <draw:equation draw:name="f264" draw:formula="?f183 / ?f79"/>
                  <draw:equation draw:name="f265" draw:formula="?f184 / ?f78"/>
                  <draw:equation draw:name="f266" draw:formula="?f185 / ?f79"/>
                  <draw:equation draw:name="f267" draw:formula="?f186 / ?f78"/>
                  <draw:equation draw:name="f268" draw:formula="?f187 / ?f79"/>
                  <draw:equation draw:name="f269" draw:formula="?f188 / ?f78"/>
                  <draw:equation draw:name="f270" draw:formula="?f189 / ?f79"/>
                  <draw:equation draw:name="f271" draw:formula="?f190 / ?f78"/>
                  <draw:equation draw:name="f272" draw:formula="?f191 / ?f79"/>
                  <draw:equation draw:name="f273" draw:formula="?f192 / ?f78"/>
                  <draw:equation draw:name="f274" draw:formula="?f193 / ?f79"/>
                  <draw:equation draw:name="f275" draw:formula="?f194 / ?f78"/>
                  <draw:equation draw:name="f276" draw:formula="?f195 / ?f79"/>
                  <draw:equation draw:name="f277" draw:formula="?f196 / ?f78"/>
                  <draw:equation draw:name="f278" draw:formula="?f197 / ?f79"/>
                  <draw:equation draw:name="f279" draw:formula="?f198 / ?f78"/>
                  <draw:equation draw:name="f280" draw:formula="?f199 / ?f79"/>
                  <draw:equation draw:name="f281" draw:formula="?f200 / ?f78"/>
                  <draw:equation draw:name="f282" draw:formula="?f201 / ?f79"/>
                  <draw:equation draw:name="f283" draw:formula="?f202 / ?f78"/>
                  <draw:equation draw:name="f284" draw:formula="?f203 / ?f79"/>
                  <draw:equation draw:name="f285" draw:formula="?f204 / ?f78"/>
                  <draw:equation draw:name="f286" draw:formula="?f205 / ?f79"/>
                  <draw:equation draw:name="f287" draw:formula="?f206 / ?f78"/>
                  <draw:equation draw:name="f288" draw:formula="?f207 / ?f79"/>
                  <draw:equation draw:name="f289" draw:formula="?f208 / ?f78"/>
                  <draw:equation draw:name="f290" draw:formula="?f209 / ?f79"/>
                  <draw:equation draw:name="f291" draw:formula="?f210 / ?f78"/>
                  <draw:equation draw:name="f292" draw:formula="?f211 / ?f79"/>
                  <draw:equation draw:name="f293" draw:formula="?f212 / ?f78"/>
                  <draw:equation draw:name="f294" draw:formula="?f213 / ?f79"/>
                  <draw:equation draw:name="f295" draw:formula="?f214 / ?f78"/>
                  <draw:equation draw:name="f296" draw:formula="?f215 / ?f79"/>
                  <draw:equation draw:name="f297" draw:formula="?f216 / ?f78"/>
                  <draw:equation draw:name="f298" draw:formula="?f217 / ?f79"/>
                  <draw:equation draw:name="f299" draw:formula="?f218 / ?f78"/>
                  <draw:equation draw:name="f300" draw:formula="?f219 / ?f79"/>
                  <draw:equation draw:name="f301" draw:formula="?f220 / ?f78"/>
                  <draw:equation draw:name="f302" draw:formula="?f221 / ?f79"/>
                  <draw:equation draw:name="f303" draw:formula="?f222 / ?f78"/>
                  <draw:equation draw:name="f304" draw:formula="?f223 / ?f79"/>
                  <draw:equation draw:name="f305" draw:formula="?f224 / ?f78"/>
                  <draw:equation draw:name="f306" draw:formula="?f225 / ?f79"/>
                  <draw:equation draw:name="f307" draw:formula="?f226 / ?f78"/>
                  <draw:equation draw:name="f308" draw:formula="?f227 / ?f79"/>
                  <draw:equation draw:name="f309" draw:formula="?f228 / ?f78"/>
                  <draw:equation draw:name="f310" draw:formula="?f229 / ?f79"/>
                  <draw:equation draw:name="f311" draw:formula="?f230 / ?f78"/>
                  <draw:equation draw:name="f312" draw:formula="?f231 / ?f79"/>
                  <draw:equation draw:name="f313" draw:formula="?f232 / ?f78"/>
                  <draw:equation draw:name="f314" draw:formula="?f233 / ?f79"/>
                </draw:enhanced-geometry>
              </draw:custom-shape>
              <draw:custom-shape svg:x="0.02083in" svg:y="0.25in" svg:width="0.10417in" svg:height="0.66667in" draw:id="id9" draw:style-name="a21" draw:name="Freeform 9">
                <svg:title/>
                <svg:desc/>
                <text:p text:style-name="a20" text:class-names="" text:cond-style-name=""><text:span text:style-name="a19" text:class-names=""/></text:p>
                <draw:enhanced-geometry xmlns:dr3d="urn:oasis:names:tc:opendocument:xmlns:dr3d:1.0" draw:type="non-primitive" svg:viewBox="0 0 439 2695" draw:enhanced-path="M ?f4 ?f1 L ?f5 ?f6 ?f7 ?f8 ?f9 ?f10 ?f11 ?f12 ?f13 ?f14 ?f2 ?f15 ?f13 ?f16 ?f11 ?f17 ?f9 ?f18 ?f7 ?f19 ?f5 ?f20 ?f4 ?f21 ?f22 ?f23 ?f24 ?f0 ?f25 ?f26 ?f27 ?f28 ?f28 ?f27 ?f26 ?f29 ?f30 ?f24 ?f23 ?f22 ?f21 ?f4 ?f21 ?f31 ?f23 ?f32 ?f30 ?f33 ?f26 ?f34 ?f28 ?f35 ?f27 ?f36 ?f25 ?f37 ?f24 ?f38 ?f22 ?f39 ?f4 ?f40 ?f5 ?f41 ?f7 ?f42 ?f9 ?f43 ?f11 ?f44 ?f13 ?f45 ?f2 ?f46 ?f13 ?f47 ?f11 ?f48 ?f9 ?f49 ?f7 ?f50 ?f5 ?f51 ?f4 ?f3 ?f52 ?f51 ?f53 ?f54 ?f55 ?f56 ?f57 ?f48 ?f58 ?f59 ?f60 ?f61 ?f62 ?f63 ?f64 ?f65 ?f12 ?f66 ?f67 ?f68 ?f69 ?f70 ?f6 ?f71 ?f1 ?f31 ?f1 ?f4 ?f6 ?f72 ?f69 ?f73 ?f67 ?f74 ?f12 ?f57 ?f64 ?f58 ?f62 ?f60 ?f60 ?f62 ?f58 ?f75 ?f57 ?f12 ?f55 ?f76 ?f53 ?f77 ?f52 ?f6 ?f4 ?f1 Z N" draw:text-areas="?f204 ?f206 ?f205 ?f207" draw:glue-points="?f208 ?f209 ?f210 ?f211 ?f212 ?f213 ?f212 ?f214 ?f210 ?f215 ?f208 ?f216 ?f217 ?f218 ?f219 ?f220 ?f221 ?f222 ?f223 ?f224 ?f225 ?f226 ?f227 ?f228 ?f229 ?f230 ?f231 ?f232 ?f233 ?f234 ?f235 ?f236 ?f237 ?f238 ?f239 ?f240 ?f241 ?f242 ?f239 ?f243 ?f237 ?f244 ?f235 ?f245 ?f246 ?f247 ?f248 ?f243 ?f249 ?f250 ?f251 ?f252 ?f253 ?f254 ?f255 ?f256 ?f257 ?f226 ?f258 ?f259 ?f260 ?f261 ?f262 ?f263 ?f264 ?f265 ?f266 ?f267 ?f268 ?f209" draw:glue-point-leaving-directions="-90, -90, -90, -90, -90, -90, -90, -90, -90, -90, -90, -90, -90, -90, -90, -90, -90, -90, -90, -90, -90, -90, -90, -90, -90, -90, -90, -90, -90, -90, -90, -90, -90, -90, -90">
                  <draw:equation draw:name="f0" draw:formula="180"/>
                  <draw:equation draw:name="f1" draw:formula="0"/>
                  <draw:equation draw:name="f2" draw:formula="439"/>
                  <draw:equation draw:name="f3" draw:formula="2695"/>
                  <draw:equation draw:name="f4" draw:formula="354"/>
                  <draw:equation draw:name="f5" draw:formula="377"/>
                  <draw:equation draw:name="f6" draw:formula="3"/>
                  <draw:equation draw:name="f7" draw:formula="397"/>
                  <draw:equation draw:name="f8" draw:formula="13"/>
                  <draw:equation draw:name="f9" draw:formula="414"/>
                  <draw:equation draw:name="f10" draw:formula="26"/>
                  <draw:equation draw:name="f11" draw:formula="428"/>
                  <draw:equation draw:name="f12" draw:formula="42"/>
                  <draw:equation draw:name="f13" draw:formula="436"/>
                  <draw:equation draw:name="f14" draw:formula="62"/>
                  <draw:equation draw:name="f15" draw:formula="85"/>
                  <draw:equation draw:name="f16" draw:formula="107"/>
                  <draw:equation draw:name="f17" draw:formula="127"/>
                  <draw:equation draw:name="f18" draw:formula="143"/>
                  <draw:equation draw:name="f19" draw:formula="156"/>
                  <draw:equation draw:name="f20" draw:formula="165"/>
                  <draw:equation draw:name="f21" draw:formula="168"/>
                  <draw:equation draw:name="f22" draw:formula="321"/>
                  <draw:equation draw:name="f23" draw:formula="171"/>
                  <draw:equation draw:name="f24" draw:formula="289"/>
                  <draw:equation draw:name="f25" draw:formula="261"/>
                  <draw:equation draw:name="f26" draw:formula="193"/>
                  <draw:equation draw:name="f27" draw:formula="234"/>
                  <draw:equation draw:name="f28" draw:formula="212"/>
                  <draw:equation draw:name="f29" draw:formula="260"/>
                  <draw:equation draw:name="f30" draw:formula="179"/>
                  <draw:equation draw:name="f31" draw:formula="2341"/>
                  <draw:equation draw:name="f32" draw:formula="2375"/>
                  <draw:equation draw:name="f33" draw:formula="2406"/>
                  <draw:equation draw:name="f34" draw:formula="2436"/>
                  <draw:equation draw:name="f35" draw:formula="2461"/>
                  <draw:equation draw:name="f36" draw:formula="2483"/>
                  <draw:equation draw:name="f37" draw:formula="2502"/>
                  <draw:equation draw:name="f38" draw:formula="2516"/>
                  <draw:equation draw:name="f39" draw:formula="2525"/>
                  <draw:equation draw:name="f40" draw:formula="2528"/>
                  <draw:equation draw:name="f41" draw:formula="2530"/>
                  <draw:equation draw:name="f42" draw:formula="2539"/>
                  <draw:equation draw:name="f43" draw:formula="2552"/>
                  <draw:equation draw:name="f44" draw:formula="2568"/>
                  <draw:equation draw:name="f45" draw:formula="2589"/>
                  <draw:equation draw:name="f46" draw:formula="2611"/>
                  <draw:equation draw:name="f47" draw:formula="2633"/>
                  <draw:equation draw:name="f48" draw:formula="2653"/>
                  <draw:equation draw:name="f49" draw:formula="2670"/>
                  <draw:equation draw:name="f50" draw:formula="2683"/>
                  <draw:equation draw:name="f51" draw:formula="2692"/>
                  <draw:equation draw:name="f52" draw:formula="311"/>
                  <draw:equation draw:name="f53" draw:formula="268"/>
                  <draw:equation draw:name="f54" draw:formula="2684"/>
                  <draw:equation draw:name="f55" draw:formula="227"/>
                  <draw:equation draw:name="f56" draw:formula="2671"/>
                  <draw:equation draw:name="f57" draw:formula="188"/>
                  <draw:equation draw:name="f58" draw:formula="152"/>
                  <draw:equation draw:name="f59" draw:formula="2631"/>
                  <draw:equation draw:name="f60" draw:formula="119"/>
                  <draw:equation draw:name="f61" draw:formula="2606"/>
                  <draw:equation draw:name="f62" draw:formula="90"/>
                  <draw:equation draw:name="f63" draw:formula="2575"/>
                  <draw:equation draw:name="f64" draw:formula="63"/>
                  <draw:equation draw:name="f65" draw:formula="2543"/>
                  <draw:equation draw:name="f66" draw:formula="2508"/>
                  <draw:equation draw:name="f67" draw:formula="23"/>
                  <draw:equation draw:name="f68" draw:formula="2469"/>
                  <draw:equation draw:name="f69" draw:formula="11"/>
                  <draw:equation draw:name="f70" draw:formula="2429"/>
                  <draw:equation draw:name="f71" draw:formula="2386"/>
                  <draw:equation draw:name="f72" draw:formula="309"/>
                  <draw:equation draw:name="f73" draw:formula="267"/>
                  <draw:equation draw:name="f74" draw:formula="226"/>
                  <draw:equation draw:name="f75" draw:formula="64"/>
                  <draw:equation draw:name="f76" draw:formula="25"/>
                  <draw:equation draw:name="f77" draw:formula="12"/>
                  <draw:equation draw:name="f78" draw:formula="?f3 - ?f1"/>
                  <draw:equation draw:name="f79" draw:formula="?f2 - ?f1"/>
                  <draw:equation draw:name="f80" draw:formula="?f79 / 439"/>
                  <draw:equation draw:name="f81" draw:formula="?f78 / 2695"/>
                  <draw:equation draw:name="f82" draw:formula="377 * ?f79"/>
                  <draw:equation draw:name="f83" draw:formula="3 * ?f78"/>
                  <draw:equation draw:name="f84" draw:formula="414 * ?f79"/>
                  <draw:equation draw:name="f85" draw:formula="26 * ?f78"/>
                  <draw:equation draw:name="f86" draw:formula="436 * ?f79"/>
                  <draw:equation draw:name="f87" draw:formula="62 * ?f78"/>
                  <draw:equation draw:name="f88" draw:formula="107 * ?f78"/>
                  <draw:equation draw:name="f89" draw:formula="143 * ?f78"/>
                  <draw:equation draw:name="f90" draw:formula="165 * ?f78"/>
                  <draw:equation draw:name="f91" draw:formula="321 * ?f79"/>
                  <draw:equation draw:name="f92" draw:formula="171 * ?f78"/>
                  <draw:equation draw:name="f93" draw:formula="261 * ?f79"/>
                  <draw:equation draw:name="f94" draw:formula="193 * ?f78"/>
                  <draw:equation draw:name="f95" draw:formula="212 * ?f79"/>
                  <draw:equation draw:name="f96" draw:formula="234 * ?f78"/>
                  <draw:equation draw:name="f97" draw:formula="179 * ?f79"/>
                  <draw:equation draw:name="f98" draw:formula="289 * ?f78"/>
                  <draw:equation draw:name="f99" draw:formula="168 * ?f79"/>
                  <draw:equation draw:name="f100" draw:formula="354 * ?f78"/>
                  <draw:equation draw:name="f101" draw:formula="171 * ?f79"/>
                  <draw:equation draw:name="f102" draw:formula="2375 * ?f78"/>
                  <draw:equation draw:name="f103" draw:formula="193 * ?f79"/>
                  <draw:equation draw:name="f104" draw:formula="2436 * ?f78"/>
                  <draw:equation draw:name="f105" draw:formula="234 * ?f79"/>
                  <draw:equation draw:name="f106" draw:formula="2483 * ?f78"/>
                  <draw:equation draw:name="f107" draw:formula="289 * ?f79"/>
                  <draw:equation draw:name="f108" draw:formula="2516 * ?f78"/>
                  <draw:equation draw:name="f109" draw:formula="354 * ?f79"/>
                  <draw:equation draw:name="f110" draw:formula="2528 * ?f78"/>
                  <draw:equation draw:name="f111" draw:formula="397 * ?f79"/>
                  <draw:equation draw:name="f112" draw:formula="2539 * ?f78"/>
                  <draw:equation draw:name="f113" draw:formula="428 * ?f79"/>
                  <draw:equation draw:name="f114" draw:formula="2568 * ?f78"/>
                  <draw:equation draw:name="f115" draw:formula="439 * ?f79"/>
                  <draw:equation draw:name="f116" draw:formula="2611 * ?f78"/>
                  <draw:equation draw:name="f117" draw:formula="2653 * ?f78"/>
                  <draw:equation draw:name="f118" draw:formula="2683 * ?f78"/>
                  <draw:equation draw:name="f119" draw:formula="2695 * ?f78"/>
                  <draw:equation draw:name="f120" draw:formula="268 * ?f79"/>
                  <draw:equation draw:name="f121" draw:formula="2684 * ?f78"/>
                  <draw:equation draw:name="f122" draw:formula="188 * ?f79"/>
                  <draw:equation draw:name="f123" draw:formula="119 * ?f79"/>
                  <draw:equation draw:name="f124" draw:formula="2606 * ?f78"/>
                  <draw:equation draw:name="f125" draw:formula="63 * ?f79"/>
                  <draw:equation draw:name="f126" draw:formula="2543 * ?f78"/>
                  <draw:equation draw:name="f127" draw:formula="23 * ?f79"/>
                  <draw:equation draw:name="f128" draw:formula="2469 * ?f78"/>
                  <draw:equation draw:name="f129" draw:formula="3 * ?f79"/>
                  <draw:equation draw:name="f130" draw:formula="2386 * ?f78"/>
                  <draw:equation draw:name="f131" draw:formula="0 * ?f79"/>
                  <draw:equation draw:name="f132" draw:formula="11 * ?f79"/>
                  <draw:equation draw:name="f133" draw:formula="267 * ?f78"/>
                  <draw:equation draw:name="f134" draw:formula="42 * ?f79"/>
                  <draw:equation draw:name="f135" draw:formula="188 * ?f78"/>
                  <draw:equation draw:name="f136" draw:formula="90 * ?f79"/>
                  <draw:equation draw:name="f137" draw:formula="119 * ?f78"/>
                  <draw:equation draw:name="f138" draw:formula="152 * ?f79"/>
                  <draw:equation draw:name="f139" draw:formula="64 * ?f78"/>
                  <draw:equation draw:name="f140" draw:formula="227 * ?f79"/>
                  <draw:equation draw:name="f141" draw:formula="25 * ?f78"/>
                  <draw:equation draw:name="f142" draw:formula="311 * ?f79"/>
                  <draw:equation draw:name="f143" draw:formula="?f82 / 439"/>
                  <draw:equation draw:name="f144" draw:formula="?f83 / 2695"/>
                  <draw:equation draw:name="f145" draw:formula="?f84 / 439"/>
                  <draw:equation draw:name="f146" draw:formula="?f85 / 2695"/>
                  <draw:equation draw:name="f147" draw:formula="?f86 / 439"/>
                  <draw:equation draw:name="f148" draw:formula="?f87 / 2695"/>
                  <draw:equation draw:name="f149" draw:formula="?f88 / 2695"/>
                  <draw:equation draw:name="f150" draw:formula="?f89 / 2695"/>
                  <draw:equation draw:name="f151" draw:formula="?f90 / 2695"/>
                  <draw:equation draw:name="f152" draw:formula="?f91 / 439"/>
                  <draw:equation draw:name="f153" draw:formula="?f92 / 2695"/>
                  <draw:equation draw:name="f154" draw:formula="?f93 / 439"/>
                  <draw:equation draw:name="f155" draw:formula="?f94 / 2695"/>
                  <draw:equation draw:name="f156" draw:formula="?f95 / 439"/>
                  <draw:equation draw:name="f157" draw:formula="?f96 / 2695"/>
                  <draw:equation draw:name="f158" draw:formula="?f97 / 439"/>
                  <draw:equation draw:name="f159" draw:formula="?f98 / 2695"/>
                  <draw:equation draw:name="f160" draw:formula="?f99 / 439"/>
                  <draw:equation draw:name="f161" draw:formula="?f100 / 2695"/>
                  <draw:equation draw:name="f162" draw:formula="?f101 / 439"/>
                  <draw:equation draw:name="f163" draw:formula="?f102 / 2695"/>
                  <draw:equation draw:name="f164" draw:formula="?f103 / 439"/>
                  <draw:equation draw:name="f165" draw:formula="?f104 / 2695"/>
                  <draw:equation draw:name="f166" draw:formula="?f105 / 439"/>
                  <draw:equation draw:name="f167" draw:formula="?f106 / 2695"/>
                  <draw:equation draw:name="f168" draw:formula="?f107 / 439"/>
                  <draw:equation draw:name="f169" draw:formula="?f108 / 2695"/>
                  <draw:equation draw:name="f170" draw:formula="?f109 / 439"/>
                  <draw:equation draw:name="f171" draw:formula="?f110 / 2695"/>
                  <draw:equation draw:name="f172" draw:formula="?f111 / 439"/>
                  <draw:equation draw:name="f173" draw:formula="?f112 / 2695"/>
                  <draw:equation draw:name="f174" draw:formula="?f113 / 439"/>
                  <draw:equation draw:name="f175" draw:formula="?f114 / 2695"/>
                  <draw:equation draw:name="f176" draw:formula="?f115 / 439"/>
                  <draw:equation draw:name="f177" draw:formula="?f116 / 2695"/>
                  <draw:equation draw:name="f178" draw:formula="?f117 / 2695"/>
                  <draw:equation draw:name="f179" draw:formula="?f118 / 2695"/>
                  <draw:equation draw:name="f180" draw:formula="?f119 / 2695"/>
                  <draw:equation draw:name="f181" draw:formula="?f120 / 439"/>
                  <draw:equation draw:name="f182" draw:formula="?f121 / 2695"/>
                  <draw:equation draw:name="f183" draw:formula="?f122 / 439"/>
                  <draw:equation draw:name="f184" draw:formula="?f123 / 439"/>
                  <draw:equation draw:name="f185" draw:formula="?f124 / 2695"/>
                  <draw:equation draw:name="f186" draw:formula="?f125 / 439"/>
                  <draw:equation draw:name="f187" draw:formula="?f126 / 2695"/>
                  <draw:equation draw:name="f188" draw:formula="?f127 / 439"/>
                  <draw:equation draw:name="f189" draw:formula="?f128 / 2695"/>
                  <draw:equation draw:name="f190" draw:formula="?f129 / 439"/>
                  <draw:equation draw:name="f191" draw:formula="?f130 / 2695"/>
                  <draw:equation draw:name="f192" draw:formula="?f131 / 439"/>
                  <draw:equation draw:name="f193" draw:formula="?f132 / 439"/>
                  <draw:equation draw:name="f194" draw:formula="?f133 / 2695"/>
                  <draw:equation draw:name="f195" draw:formula="?f134 / 439"/>
                  <draw:equation draw:name="f196" draw:formula="?f135 / 2695"/>
                  <draw:equation draw:name="f197" draw:formula="?f136 / 439"/>
                  <draw:equation draw:name="f198" draw:formula="?f137 / 2695"/>
                  <draw:equation draw:name="f199" draw:formula="?f138 / 439"/>
                  <draw:equation draw:name="f200" draw:formula="?f139 / 2695"/>
                  <draw:equation draw:name="f201" draw:formula="?f140 / 439"/>
                  <draw:equation draw:name="f202" draw:formula="?f141 / 2695"/>
                  <draw:equation draw:name="f203" draw:formula="?f142 / 439"/>
                  <draw:equation draw:name="f204" draw:formula="0 / ?f80"/>
                  <draw:equation draw:name="f205" draw:formula="?f2 / ?f80"/>
                  <draw:equation draw:name="f206" draw:formula="0 / ?f81"/>
                  <draw:equation draw:name="f207" draw:formula="?f3 / ?f81"/>
                  <draw:equation draw:name="f208" draw:formula="?f143 / ?f80"/>
                  <draw:equation draw:name="f209" draw:formula="?f144 / ?f81"/>
                  <draw:equation draw:name="f210" draw:formula="?f145 / ?f80"/>
                  <draw:equation draw:name="f211" draw:formula="?f146 / ?f81"/>
                  <draw:equation draw:name="f212" draw:formula="?f147 / ?f80"/>
                  <draw:equation draw:name="f213" draw:formula="?f148 / ?f81"/>
                  <draw:equation draw:name="f214" draw:formula="?f149 / ?f81"/>
                  <draw:equation draw:name="f215" draw:formula="?f150 / ?f81"/>
                  <draw:equation draw:name="f216" draw:formula="?f151 / ?f81"/>
                  <draw:equation draw:name="f217" draw:formula="?f152 / ?f80"/>
                  <draw:equation draw:name="f218" draw:formula="?f153 / ?f81"/>
                  <draw:equation draw:name="f219" draw:formula="?f154 / ?f80"/>
                  <draw:equation draw:name="f220" draw:formula="?f155 / ?f81"/>
                  <draw:equation draw:name="f221" draw:formula="?f156 / ?f80"/>
                  <draw:equation draw:name="f222" draw:formula="?f157 / ?f81"/>
                  <draw:equation draw:name="f223" draw:formula="?f158 / ?f80"/>
                  <draw:equation draw:name="f224" draw:formula="?f159 / ?f81"/>
                  <draw:equation draw:name="f225" draw:formula="?f160 / ?f80"/>
                  <draw:equation draw:name="f226" draw:formula="?f161 / ?f81"/>
                  <draw:equation draw:name="f227" draw:formula="?f162 / ?f80"/>
                  <draw:equation draw:name="f228" draw:formula="?f163 / ?f81"/>
                  <draw:equation draw:name="f229" draw:formula="?f164 / ?f80"/>
                  <draw:equation draw:name="f230" draw:formula="?f165 / ?f81"/>
                  <draw:equation draw:name="f231" draw:formula="?f166 / ?f80"/>
                  <draw:equation draw:name="f232" draw:formula="?f167 / ?f81"/>
                  <draw:equation draw:name="f233" draw:formula="?f168 / ?f80"/>
                  <draw:equation draw:name="f234" draw:formula="?f169 / ?f81"/>
                  <draw:equation draw:name="f235" draw:formula="?f170 / ?f80"/>
                  <draw:equation draw:name="f236" draw:formula="?f171 / ?f81"/>
                  <draw:equation draw:name="f237" draw:formula="?f172 / ?f80"/>
                  <draw:equation draw:name="f238" draw:formula="?f173 / ?f81"/>
                  <draw:equation draw:name="f239" draw:formula="?f174 / ?f80"/>
                  <draw:equation draw:name="f240" draw:formula="?f175 / ?f81"/>
                  <draw:equation draw:name="f241" draw:formula="?f176 / ?f80"/>
                  <draw:equation draw:name="f242" draw:formula="?f177 / ?f81"/>
                  <draw:equation draw:name="f243" draw:formula="?f178 / ?f81"/>
                  <draw:equation draw:name="f244" draw:formula="?f179 / ?f81"/>
                  <draw:equation draw:name="f245" draw:formula="?f180 / ?f81"/>
                  <draw:equation draw:name="f246" draw:formula="?f181 / ?f80"/>
                  <draw:equation draw:name="f247" draw:formula="?f182 / ?f81"/>
                  <draw:equation draw:name="f248" draw:formula="?f183 / ?f80"/>
                  <draw:equation draw:name="f249" draw:formula="?f184 / ?f80"/>
                  <draw:equation draw:name="f250" draw:formula="?f185 / ?f81"/>
                  <draw:equation draw:name="f251" draw:formula="?f186 / ?f80"/>
                  <draw:equation draw:name="f252" draw:formula="?f187 / ?f81"/>
                  <draw:equation draw:name="f253" draw:formula="?f188 / ?f80"/>
                  <draw:equation draw:name="f254" draw:formula="?f189 / ?f81"/>
                  <draw:equation draw:name="f255" draw:formula="?f190 / ?f80"/>
                  <draw:equation draw:name="f256" draw:formula="?f191 / ?f81"/>
                  <draw:equation draw:name="f257" draw:formula="?f192 / ?f80"/>
                  <draw:equation draw:name="f258" draw:formula="?f193 / ?f80"/>
                  <draw:equation draw:name="f259" draw:formula="?f194 / ?f81"/>
                  <draw:equation draw:name="f260" draw:formula="?f195 / ?f80"/>
                  <draw:equation draw:name="f261" draw:formula="?f196 / ?f81"/>
                  <draw:equation draw:name="f262" draw:formula="?f197 / ?f80"/>
                  <draw:equation draw:name="f263" draw:formula="?f198 / ?f81"/>
                  <draw:equation draw:name="f264" draw:formula="?f199 / ?f80"/>
                  <draw:equation draw:name="f265" draw:formula="?f200 / ?f81"/>
                  <draw:equation draw:name="f266" draw:formula="?f201 / ?f80"/>
                  <draw:equation draw:name="f267" draw:formula="?f202 / ?f81"/>
                  <draw:equation draw:name="f268" draw:formula="?f203 / ?f80"/>
                </draw:enhanced-geometry>
              </draw:custom-shape>
              <draw:custom-shape svg:x="0.73958in" svg:y="0.25in" svg:width="0.10417in" svg:height="0.66667in" draw:id="id10" draw:style-name="a24" draw:name="Freeform 10">
                <svg:title/>
                <svg:desc/>
                <text:p text:style-name="a23" text:class-names="" text:cond-style-name=""><text:span text:style-name="a22" text:class-names=""/></text:p>
                <draw:enhanced-geometry xmlns:dr3d="urn:oasis:names:tc:opendocument:xmlns:dr3d:1.0" draw:type="non-primitive" svg:viewBox="0 0 438 2695" draw:enhanced-path="M ?f4 ?f1 L ?f5 ?f6 ?f7 ?f8 ?f9 ?f10 ?f11 ?f12 ?f13 ?f14 ?f15 ?f16 ?f17 ?f18 ?f19 ?f20 ?f21 ?f22 ?f23 ?f24 ?f25 ?f26 ?f27 ?f28 ?f2 ?f29 ?f2 ?f30 ?f27 ?f31 ?f25 ?f32 ?f23 ?f33 ?f21 ?f34 ?f19 ?f35 ?f17 ?f36 ?f15 ?f37 ?f13 ?f38 ?f11 ?f39 ?f9 ?f40 ?f7 ?f41 ?f5 ?f42 ?f4 ?f3 ?f43 ?f42 ?f44 ?f45 ?f10 ?f46 ?f8 ?f39 ?f6 ?f47 ?f1 ?f48 ?f6 ?f49 ?f8 ?f50 ?f10 ?f51 ?f44 ?f52 ?f43 ?f53 ?f4 ?f54 ?f55 ?f56 ?f57 ?f58 ?f59 ?f60 ?f61 ?f62 ?f24 ?f63 ?f64 ?f65 ?f66 ?f67 ?f26 ?f68 ?f69 ?f30 ?f69 ?f29 ?f26 ?f70 ?f66 ?f71 ?f64 ?f72 ?f24 ?f73 ?f61 ?f9 ?f59 ?f74 ?f57 ?f0 ?f55 ?f7 ?f4 ?f75 ?f43 ?f76 ?f44 ?f77 ?f10 ?f78 ?f8 ?f79 ?f6 ?f80 ?f1 ?f81 ?f6 ?f43 ?f8 ?f12 ?f10 ?f82 ?f44 ?f83 ?f43 ?f6 ?f4 ?f1 Z N" draw:text-areas="?f210 ?f212 ?f211 ?f213" draw:glue-points="?f214 ?f215 ?f216 ?f217 ?f218 ?f219 ?f220 ?f221 ?f222 ?f223 ?f224 ?f225 ?f226 ?f227 ?f228 ?f229 ?f230 ?f231 ?f232 ?f233 ?f234 ?f235 ?f236 ?f237 ?f238 ?f239 ?f240 ?f241 ?f242 ?f243 ?f244 ?f237 ?f245 ?f246 ?f244 ?f247 ?f242 ?f248 ?f240 ?f249 ?f250 ?f251 ?f252 ?f253 ?f254 ?f255 ?f256 ?f257 ?f258 ?f227 ?f259 ?f260 ?f261 ?f262 ?f263 ?f264 ?f265 ?f266 ?f267 ?f268 ?f269 ?f270 ?f271 ?f272 ?f271 ?f273 ?f269 ?f274 ?f267 ?f215" draw:glue-point-leaving-directions="-90, -90, -90, -90, -90, -90, -90, -90, -90, -90, -90, -90, -90, -90, -90, -90, -90, -90, -90, -90, -90, -90, -90, -90, -90, -90, -90, -90, -90, -90, -90, -90, -90, -90, -90">
                  <draw:equation draw:name="f0" draw:formula="180"/>
                  <draw:equation draw:name="f1" draw:formula="0"/>
                  <draw:equation draw:name="f2" draw:formula="438"/>
                  <draw:equation draw:name="f3" draw:formula="2695"/>
                  <draw:equation draw:name="f4" draw:formula="84"/>
                  <draw:equation draw:name="f5" draw:formula="129"/>
                  <draw:equation draw:name="f6" draw:formula="3"/>
                  <draw:equation draw:name="f7" draw:formula="171"/>
                  <draw:equation draw:name="f8" draw:formula="12"/>
                  <draw:equation draw:name="f9" draw:formula="212"/>
                  <draw:equation draw:name="f10" draw:formula="25"/>
                  <draw:equation draw:name="f11" draw:formula="251"/>
                  <draw:equation draw:name="f12" draw:formula="42"/>
                  <draw:equation draw:name="f13" draw:formula="287"/>
                  <draw:equation draw:name="f14" draw:formula="64"/>
                  <draw:equation draw:name="f15" draw:formula="319"/>
                  <draw:equation draw:name="f16" draw:formula="90"/>
                  <draw:equation draw:name="f17" draw:formula="349"/>
                  <draw:equation draw:name="f18" draw:formula="119"/>
                  <draw:equation draw:name="f19" draw:formula="375"/>
                  <draw:equation draw:name="f20" draw:formula="152"/>
                  <draw:equation draw:name="f21" draw:formula="396"/>
                  <draw:equation draw:name="f22" draw:formula="188"/>
                  <draw:equation draw:name="f23" draw:formula="415"/>
                  <draw:equation draw:name="f24" draw:formula="226"/>
                  <draw:equation draw:name="f25" draw:formula="428"/>
                  <draw:equation draw:name="f26" draw:formula="267"/>
                  <draw:equation draw:name="f27" draw:formula="436"/>
                  <draw:equation draw:name="f28" draw:formula="309"/>
                  <draw:equation draw:name="f29" draw:formula="354"/>
                  <draw:equation draw:name="f30" draw:formula="2341"/>
                  <draw:equation draw:name="f31" draw:formula="2386"/>
                  <draw:equation draw:name="f32" draw:formula="2429"/>
                  <draw:equation draw:name="f33" draw:formula="2469"/>
                  <draw:equation draw:name="f34" draw:formula="2508"/>
                  <draw:equation draw:name="f35" draw:formula="2543"/>
                  <draw:equation draw:name="f36" draw:formula="2575"/>
                  <draw:equation draw:name="f37" draw:formula="2606"/>
                  <draw:equation draw:name="f38" draw:formula="2631"/>
                  <draw:equation draw:name="f39" draw:formula="2653"/>
                  <draw:equation draw:name="f40" draw:formula="2671"/>
                  <draw:equation draw:name="f41" draw:formula="2684"/>
                  <draw:equation draw:name="f42" draw:formula="2692"/>
                  <draw:equation draw:name="f43" draw:formula="62"/>
                  <draw:equation draw:name="f44" draw:formula="41"/>
                  <draw:equation draw:name="f45" draw:formula="2683"/>
                  <draw:equation draw:name="f46" draw:formula="2670"/>
                  <draw:equation draw:name="f47" draw:formula="2633"/>
                  <draw:equation draw:name="f48" draw:formula="2611"/>
                  <draw:equation draw:name="f49" draw:formula="2589"/>
                  <draw:equation draw:name="f50" draw:formula="2568"/>
                  <draw:equation draw:name="f51" draw:formula="2552"/>
                  <draw:equation draw:name="f52" draw:formula="2539"/>
                  <draw:equation draw:name="f53" draw:formula="2530"/>
                  <draw:equation draw:name="f54" draw:formula="2528"/>
                  <draw:equation draw:name="f55" draw:formula="118"/>
                  <draw:equation draw:name="f56" draw:formula="2525"/>
                  <draw:equation draw:name="f57" draw:formula="149"/>
                  <draw:equation draw:name="f58" draw:formula="2516"/>
                  <draw:equation draw:name="f59" draw:formula="178"/>
                  <draw:equation draw:name="f60" draw:formula="2502"/>
                  <draw:equation draw:name="f61" draw:formula="204"/>
                  <draw:equation draw:name="f62" draw:formula="2483"/>
                  <draw:equation draw:name="f63" draw:formula="2461"/>
                  <draw:equation draw:name="f64" draw:formula="245"/>
                  <draw:equation draw:name="f65" draw:formula="2436"/>
                  <draw:equation draw:name="f66" draw:formula="259"/>
                  <draw:equation draw:name="f67" draw:formula="2406"/>
                  <draw:equation draw:name="f68" draw:formula="2375"/>
                  <draw:equation draw:name="f69" draw:formula="270"/>
                  <draw:equation draw:name="f70" draw:formula="321"/>
                  <draw:equation draw:name="f71" draw:formula="289"/>
                  <draw:equation draw:name="f72" draw:formula="260"/>
                  <draw:equation draw:name="f73" draw:formula="234"/>
                  <draw:equation draw:name="f74" draw:formula="193"/>
                  <draw:equation draw:name="f75" draw:formula="168"/>
                  <draw:equation draw:name="f76" draw:formula="165"/>
                  <draw:equation draw:name="f77" draw:formula="156"/>
                  <draw:equation draw:name="f78" draw:formula="143"/>
                  <draw:equation draw:name="f79" draw:formula="127"/>
                  <draw:equation draw:name="f80" draw:formula="107"/>
                  <draw:equation draw:name="f81" draw:formula="85"/>
                  <draw:equation draw:name="f82" draw:formula="26"/>
                  <draw:equation draw:name="f83" draw:formula="13"/>
                  <draw:equation draw:name="f84" draw:formula="?f3 - ?f1"/>
                  <draw:equation draw:name="f85" draw:formula="?f2 - ?f1"/>
                  <draw:equation draw:name="f86" draw:formula="?f85 / 438"/>
                  <draw:equation draw:name="f87" draw:formula="?f84 / 2695"/>
                  <draw:equation draw:name="f88" draw:formula="129 * ?f85"/>
                  <draw:equation draw:name="f89" draw:formula="3 * ?f84"/>
                  <draw:equation draw:name="f90" draw:formula="212 * ?f85"/>
                  <draw:equation draw:name="f91" draw:formula="25 * ?f84"/>
                  <draw:equation draw:name="f92" draw:formula="287 * ?f85"/>
                  <draw:equation draw:name="f93" draw:formula="64 * ?f84"/>
                  <draw:equation draw:name="f94" draw:formula="349 * ?f85"/>
                  <draw:equation draw:name="f95" draw:formula="119 * ?f84"/>
                  <draw:equation draw:name="f96" draw:formula="396 * ?f85"/>
                  <draw:equation draw:name="f97" draw:formula="188 * ?f84"/>
                  <draw:equation draw:name="f98" draw:formula="428 * ?f85"/>
                  <draw:equation draw:name="f99" draw:formula="267 * ?f84"/>
                  <draw:equation draw:name="f100" draw:formula="438 * ?f85"/>
                  <draw:equation draw:name="f101" draw:formula="354 * ?f84"/>
                  <draw:equation draw:name="f102" draw:formula="436 * ?f85"/>
                  <draw:equation draw:name="f103" draw:formula="2386 * ?f84"/>
                  <draw:equation draw:name="f104" draw:formula="415 * ?f85"/>
                  <draw:equation draw:name="f105" draw:formula="2469 * ?f84"/>
                  <draw:equation draw:name="f106" draw:formula="375 * ?f85"/>
                  <draw:equation draw:name="f107" draw:formula="2543 * ?f84"/>
                  <draw:equation draw:name="f108" draw:formula="319 * ?f85"/>
                  <draw:equation draw:name="f109" draw:formula="2606 * ?f84"/>
                  <draw:equation draw:name="f110" draw:formula="251 * ?f85"/>
                  <draw:equation draw:name="f111" draw:formula="2653 * ?f84"/>
                  <draw:equation draw:name="f112" draw:formula="171 * ?f85"/>
                  <draw:equation draw:name="f113" draw:formula="2684 * ?f84"/>
                  <draw:equation draw:name="f114" draw:formula="84 * ?f85"/>
                  <draw:equation draw:name="f115" draw:formula="2695 * ?f84"/>
                  <draw:equation draw:name="f116" draw:formula="41 * ?f85"/>
                  <draw:equation draw:name="f117" draw:formula="2683 * ?f84"/>
                  <draw:equation draw:name="f118" draw:formula="12 * ?f85"/>
                  <draw:equation draw:name="f119" draw:formula="0 * ?f85"/>
                  <draw:equation draw:name="f120" draw:formula="2611 * ?f84"/>
                  <draw:equation draw:name="f121" draw:formula="2568 * ?f84"/>
                  <draw:equation draw:name="f122" draw:formula="2539 * ?f84"/>
                  <draw:equation draw:name="f123" draw:formula="2528 * ?f84"/>
                  <draw:equation draw:name="f124" draw:formula="149 * ?f85"/>
                  <draw:equation draw:name="f125" draw:formula="2516 * ?f84"/>
                  <draw:equation draw:name="f126" draw:formula="204 * ?f85"/>
                  <draw:equation draw:name="f127" draw:formula="2483 * ?f84"/>
                  <draw:equation draw:name="f128" draw:formula="245 * ?f85"/>
                  <draw:equation draw:name="f129" draw:formula="2436 * ?f84"/>
                  <draw:equation draw:name="f130" draw:formula="267 * ?f85"/>
                  <draw:equation draw:name="f131" draw:formula="2375 * ?f84"/>
                  <draw:equation draw:name="f132" draw:formula="270 * ?f85"/>
                  <draw:equation draw:name="f133" draw:formula="259 * ?f85"/>
                  <draw:equation draw:name="f134" draw:formula="289 * ?f84"/>
                  <draw:equation draw:name="f135" draw:formula="226 * ?f85"/>
                  <draw:equation draw:name="f136" draw:formula="234 * ?f84"/>
                  <draw:equation draw:name="f137" draw:formula="178 * ?f85"/>
                  <draw:equation draw:name="f138" draw:formula="193 * ?f84"/>
                  <draw:equation draw:name="f139" draw:formula="118 * ?f85"/>
                  <draw:equation draw:name="f140" draw:formula="171 * ?f84"/>
                  <draw:equation draw:name="f141" draw:formula="62 * ?f85"/>
                  <draw:equation draw:name="f142" draw:formula="165 * ?f84"/>
                  <draw:equation draw:name="f143" draw:formula="25 * ?f85"/>
                  <draw:equation draw:name="f144" draw:formula="143 * ?f84"/>
                  <draw:equation draw:name="f145" draw:formula="3 * ?f85"/>
                  <draw:equation draw:name="f146" draw:formula="107 * ?f84"/>
                  <draw:equation draw:name="f147" draw:formula="62 * ?f84"/>
                  <draw:equation draw:name="f148" draw:formula="26 * ?f84"/>
                  <draw:equation draw:name="f149" draw:formula="?f88 / 438"/>
                  <draw:equation draw:name="f150" draw:formula="?f89 / 2695"/>
                  <draw:equation draw:name="f151" draw:formula="?f90 / 438"/>
                  <draw:equation draw:name="f152" draw:formula="?f91 / 2695"/>
                  <draw:equation draw:name="f153" draw:formula="?f92 / 438"/>
                  <draw:equation draw:name="f154" draw:formula="?f93 / 2695"/>
                  <draw:equation draw:name="f155" draw:formula="?f94 / 438"/>
                  <draw:equation draw:name="f156" draw:formula="?f95 / 2695"/>
                  <draw:equation draw:name="f157" draw:formula="?f96 / 438"/>
                  <draw:equation draw:name="f158" draw:formula="?f97 / 2695"/>
                  <draw:equation draw:name="f159" draw:formula="?f98 / 438"/>
                  <draw:equation draw:name="f160" draw:formula="?f99 / 2695"/>
                  <draw:equation draw:name="f161" draw:formula="?f100 / 438"/>
                  <draw:equation draw:name="f162" draw:formula="?f101 / 2695"/>
                  <draw:equation draw:name="f163" draw:formula="?f102 / 438"/>
                  <draw:equation draw:name="f164" draw:formula="?f103 / 2695"/>
                  <draw:equation draw:name="f165" draw:formula="?f104 / 438"/>
                  <draw:equation draw:name="f166" draw:formula="?f105 / 2695"/>
                  <draw:equation draw:name="f167" draw:formula="?f106 / 438"/>
                  <draw:equation draw:name="f168" draw:formula="?f107 / 2695"/>
                  <draw:equation draw:name="f169" draw:formula="?f108 / 438"/>
                  <draw:equation draw:name="f170" draw:formula="?f109 / 2695"/>
                  <draw:equation draw:name="f171" draw:formula="?f110 / 438"/>
                  <draw:equation draw:name="f172" draw:formula="?f111 / 2695"/>
                  <draw:equation draw:name="f173" draw:formula="?f112 / 438"/>
                  <draw:equation draw:name="f174" draw:formula="?f113 / 2695"/>
                  <draw:equation draw:name="f175" draw:formula="?f114 / 438"/>
                  <draw:equation draw:name="f176" draw:formula="?f115 / 2695"/>
                  <draw:equation draw:name="f177" draw:formula="?f116 / 438"/>
                  <draw:equation draw:name="f178" draw:formula="?f117 / 2695"/>
                  <draw:equation draw:name="f179" draw:formula="?f118 / 438"/>
                  <draw:equation draw:name="f180" draw:formula="?f119 / 438"/>
                  <draw:equation draw:name="f181" draw:formula="?f120 / 2695"/>
                  <draw:equation draw:name="f182" draw:formula="?f121 / 2695"/>
                  <draw:equation draw:name="f183" draw:formula="?f122 / 2695"/>
                  <draw:equation draw:name="f184" draw:formula="?f123 / 2695"/>
                  <draw:equation draw:name="f185" draw:formula="?f124 / 438"/>
                  <draw:equation draw:name="f186" draw:formula="?f125 / 2695"/>
                  <draw:equation draw:name="f187" draw:formula="?f126 / 438"/>
                  <draw:equation draw:name="f188" draw:formula="?f127 / 2695"/>
                  <draw:equation draw:name="f189" draw:formula="?f128 / 438"/>
                  <draw:equation draw:name="f190" draw:formula="?f129 / 2695"/>
                  <draw:equation draw:name="f191" draw:formula="?f130 / 438"/>
                  <draw:equation draw:name="f192" draw:formula="?f131 / 2695"/>
                  <draw:equation draw:name="f193" draw:formula="?f132 / 438"/>
                  <draw:equation draw:name="f194" draw:formula="?f133 / 438"/>
                  <draw:equation draw:name="f195" draw:formula="?f134 / 2695"/>
                  <draw:equation draw:name="f196" draw:formula="?f135 / 438"/>
                  <draw:equation draw:name="f197" draw:formula="?f136 / 2695"/>
                  <draw:equation draw:name="f198" draw:formula="?f137 / 438"/>
                  <draw:equation draw:name="f199" draw:formula="?f138 / 2695"/>
                  <draw:equation draw:name="f200" draw:formula="?f139 / 438"/>
                  <draw:equation draw:name="f201" draw:formula="?f140 / 2695"/>
                  <draw:equation draw:name="f202" draw:formula="?f141 / 438"/>
                  <draw:equation draw:name="f203" draw:formula="?f142 / 2695"/>
                  <draw:equation draw:name="f204" draw:formula="?f143 / 438"/>
                  <draw:equation draw:name="f205" draw:formula="?f144 / 2695"/>
                  <draw:equation draw:name="f206" draw:formula="?f145 / 438"/>
                  <draw:equation draw:name="f207" draw:formula="?f146 / 2695"/>
                  <draw:equation draw:name="f208" draw:formula="?f147 / 2695"/>
                  <draw:equation draw:name="f209" draw:formula="?f148 / 2695"/>
                  <draw:equation draw:name="f210" draw:formula="0 / ?f86"/>
                  <draw:equation draw:name="f211" draw:formula="?f2 / ?f86"/>
                  <draw:equation draw:name="f212" draw:formula="0 / ?f87"/>
                  <draw:equation draw:name="f213" draw:formula="?f3 / ?f87"/>
                  <draw:equation draw:name="f214" draw:formula="?f149 / ?f86"/>
                  <draw:equation draw:name="f215" draw:formula="?f150 / ?f87"/>
                  <draw:equation draw:name="f216" draw:formula="?f151 / ?f86"/>
                  <draw:equation draw:name="f217" draw:formula="?f152 / ?f87"/>
                  <draw:equation draw:name="f218" draw:formula="?f153 / ?f86"/>
                  <draw:equation draw:name="f219" draw:formula="?f154 / ?f87"/>
                  <draw:equation draw:name="f220" draw:formula="?f155 / ?f86"/>
                  <draw:equation draw:name="f221" draw:formula="?f156 / ?f87"/>
                  <draw:equation draw:name="f222" draw:formula="?f157 / ?f86"/>
                  <draw:equation draw:name="f223" draw:formula="?f158 / ?f87"/>
                  <draw:equation draw:name="f224" draw:formula="?f159 / ?f86"/>
                  <draw:equation draw:name="f225" draw:formula="?f160 / ?f87"/>
                  <draw:equation draw:name="f226" draw:formula="?f161 / ?f86"/>
                  <draw:equation draw:name="f227" draw:formula="?f162 / ?f87"/>
                  <draw:equation draw:name="f228" draw:formula="?f163 / ?f86"/>
                  <draw:equation draw:name="f229" draw:formula="?f164 / ?f87"/>
                  <draw:equation draw:name="f230" draw:formula="?f165 / ?f86"/>
                  <draw:equation draw:name="f231" draw:formula="?f166 / ?f87"/>
                  <draw:equation draw:name="f232" draw:formula="?f167 / ?f86"/>
                  <draw:equation draw:name="f233" draw:formula="?f168 / ?f87"/>
                  <draw:equation draw:name="f234" draw:formula="?f169 / ?f86"/>
                  <draw:equation draw:name="f235" draw:formula="?f170 / ?f87"/>
                  <draw:equation draw:name="f236" draw:formula="?f171 / ?f86"/>
                  <draw:equation draw:name="f237" draw:formula="?f172 / ?f87"/>
                  <draw:equation draw:name="f238" draw:formula="?f173 / ?f86"/>
                  <draw:equation draw:name="f239" draw:formula="?f174 / ?f87"/>
                  <draw:equation draw:name="f240" draw:formula="?f175 / ?f86"/>
                  <draw:equation draw:name="f241" draw:formula="?f176 / ?f87"/>
                  <draw:equation draw:name="f242" draw:formula="?f177 / ?f86"/>
                  <draw:equation draw:name="f243" draw:formula="?f178 / ?f87"/>
                  <draw:equation draw:name="f244" draw:formula="?f179 / ?f86"/>
                  <draw:equation draw:name="f245" draw:formula="?f180 / ?f86"/>
                  <draw:equation draw:name="f246" draw:formula="?f181 / ?f87"/>
                  <draw:equation draw:name="f247" draw:formula="?f182 / ?f87"/>
                  <draw:equation draw:name="f248" draw:formula="?f183 / ?f87"/>
                  <draw:equation draw:name="f249" draw:formula="?f184 / ?f87"/>
                  <draw:equation draw:name="f250" draw:formula="?f185 / ?f86"/>
                  <draw:equation draw:name="f251" draw:formula="?f186 / ?f87"/>
                  <draw:equation draw:name="f252" draw:formula="?f187 / ?f86"/>
                  <draw:equation draw:name="f253" draw:formula="?f188 / ?f87"/>
                  <draw:equation draw:name="f254" draw:formula="?f189 / ?f86"/>
                  <draw:equation draw:name="f255" draw:formula="?f190 / ?f87"/>
                  <draw:equation draw:name="f256" draw:formula="?f191 / ?f86"/>
                  <draw:equation draw:name="f257" draw:formula="?f192 / ?f87"/>
                  <draw:equation draw:name="f258" draw:formula="?f193 / ?f86"/>
                  <draw:equation draw:name="f259" draw:formula="?f194 / ?f86"/>
                  <draw:equation draw:name="f260" draw:formula="?f195 / ?f87"/>
                  <draw:equation draw:name="f261" draw:formula="?f196 / ?f86"/>
                  <draw:equation draw:name="f262" draw:formula="?f197 / ?f87"/>
                  <draw:equation draw:name="f263" draw:formula="?f198 / ?f86"/>
                  <draw:equation draw:name="f264" draw:formula="?f199 / ?f87"/>
                  <draw:equation draw:name="f265" draw:formula="?f200 / ?f86"/>
                  <draw:equation draw:name="f266" draw:formula="?f201 / ?f87"/>
                  <draw:equation draw:name="f267" draw:formula="?f202 / ?f86"/>
                  <draw:equation draw:name="f268" draw:formula="?f203 / ?f87"/>
                  <draw:equation draw:name="f269" draw:formula="?f204 / ?f86"/>
                  <draw:equation draw:name="f270" draw:formula="?f205 / ?f87"/>
                  <draw:equation draw:name="f271" draw:formula="?f206 / ?f86"/>
                  <draw:equation draw:name="f272" draw:formula="?f207 / ?f87"/>
                  <draw:equation draw:name="f273" draw:formula="?f208 / ?f87"/>
                  <draw:equation draw:name="f274" draw:formula="?f209 / ?f87"/>
                </draw:enhanced-geometry>
              </draw:custom-shape>
            </draw:g>
          </table:table-cell>
          <table:table-cell office:value-type="string" office:string-value="fitness dashboard for - Abercrombie, Kim" table:formula="of:=&quot;fitness dashboard for - &quot;&amp;$$Name" table:style-name="ce2">
            <text:p>fitness dashboard for - Abercrombie, Kim</text:p>
          </table:table-cell>
          <table:table-cell table:number-columns-repeated="10" table:style-name="ce1"/>
          <table:table-cell table:style-name="ce1">
            <draw:custom-shape svg:x="0.26042in" svg:y="0.10937in" svg:width="1.32167in" svg:height="0.3in" draw:z-index="5" draw:id="id4" draw:style-name="a6" draw:name="Data Entry">
              <svg:title>Data Entry Navigation Button</svg:title>
              <svg:desc>Click to view Data Entry sheet.</svg:desc>
              <text:p text:style-name="a5" text:class-names="" text:cond-style-name=""><text:span text:style-name="a4" text:class-names="">data entry &gt;&gt;</text:span></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table:table-cell>
          <table:table-cell table:number-columns-repeated="16370" table:style-name="ce1"/>
        </table:table-row>
        <table:table-row table:style-name="ro2">
          <table:table-cell/>
          <table:table-cell office:value-type="string" table:style-name="ce3">
            <text:p>weight (lbs)</text:p>
          </table:table-cell>
          <table:table-cell table:number-columns-repeated="6" table:style-name="ce3"/>
          <table:table-cell table:style-name="ce4"/>
          <table:table-cell office:value-type="string" table:style-name="ce3">
            <text:p>body size (inches)</text:p>
          </table:table-cell>
          <table:table-cell table:number-columns-repeated="6" table:style-name="ce3"/>
          <table:table-cell table:number-columns-repeated="16368"/>
        </table:table-row>
        <table:table-row table:style-name="ro3">
          <table:table-cell/>
          <table:table-cell table:style-name="ce1">
            <draw:frame draw:z-index="1" draw:id="id0" draw:style-name="a0" draw:name="Weight" svg:x="0.02083in" svg:y="0.17708in" svg:width="3.90625in" svg:height="1.46875in" style:rel-width="scale" style:rel-height="scale">
              <draw:object xlink:href="Object 1/" xlink:type="simple" xlink:show="embed" xlink:actuate="onLoad"/>
              <svg:title>Chart</svg:title>
              <svg:desc>Weight chart</svg:desc>
            </draw:frame>
          </table:table-cell>
          <table:table-cell table:number-columns-repeated="6" table:style-name="ce1"/>
          <table:table-cell table:style-name="ce1">
            <draw:frame draw:z-index="2" draw:id="id1" draw:style-name="a1" draw:name="BodySize" svg:x="0.34201in" svg:y="0.17708in" svg:width="3.69965in" svg:height="1.46875in" style:rel-width="scale" style:rel-height="scale">
              <draw:object xlink:href="Object 2/" xlink:type="simple" xlink:show="embed" xlink:actuate="onLoad"/>
              <svg:title>Chart</svg:title>
              <svg:desc>Body size chart</svg:desc>
            </draw:frame>
          </table:table-cell>
          <table:table-cell table:number-columns-repeated="16375" table:style-name="ce1"/>
        </table:table-row>
        <table:table-row table:number-rows-repeated="8" table:style-name="ro4">
          <table:table-cell table:number-columns-repeated="16384"/>
        </table:table-row>
        <table:table-row table:style-name="ro2">
          <table:table-cell/>
          <table:table-cell office:value-type="string" table:style-name="ce3">
            <text:p>estimated lean body weight</text:p>
          </table:table-cell>
          <table:table-cell table:number-columns-repeated="14" table:style-name="ce3"/>
          <table:table-cell table:number-columns-repeated="16368"/>
        </table:table-row>
        <table:table-row table:style-name="ro3">
          <table:table-cell table:style-name="ce1">
            <draw:frame draw:z-index="3" draw:id="id2" draw:style-name="a2" draw:name="EstLeanBodyWeight" svg:x="0.23958in" svg:y="0.16667in" svg:width="7.94167in" svg:height="2.57292in" style:rel-width="scale" style:rel-height="scale">
              <draw:object xlink:href="Object 3/" xlink:type="simple" xlink:show="embed" xlink:actuate="onLoad"/>
              <svg:title>Chart</svg:title>
              <svg:desc>Estimated lean body wieght chart</svg:desc>
            </draw:frame>
          </table:table-cell>
          <table:table-cell table:number-columns-repeated="16383" table:style-name="ce1"/>
        </table:table-row>
        <table:table-row table:number-rows-repeated="14" table:style-name="ro4">
          <table:table-cell table:number-columns-repeated="16384"/>
        </table:table-row>
        <table:table-row table:style-name="ro2">
          <table:table-cell/>
          <table:table-cell office:value-type="string" table:style-name="ce3">
            <text:p>estimated body weight, fat and mass index</text:p>
          </table:table-cell>
          <table:table-cell table:number-columns-repeated="14" table:style-name="ce3"/>
          <table:table-cell table:number-columns-repeated="16368"/>
        </table:table-row>
        <table:table-row table:style-name="ro4">
          <table:table-cell/>
          <table:table-cell table:style-name="ce1">
            <draw:frame draw:z-index="4" draw:id="id3" draw:style-name="a3" draw:name="WeightFatBMI" svg:x="0.0625in" svg:y="0.09375in" svg:width="7.83in" svg:height="2.57292in" style:rel-width="scale" style:rel-height="scale">
              <draw:object xlink:href="Object 4/" xlink:type="simple" xlink:show="embed" xlink:actuate="onLoad"/>
              <svg:title>Chart</svg:title>
              <svg:desc>Body weight, fat and mass index chart</svg:desc>
            </draw:frame>
          </table:table-cell>
          <table:table-cell table:number-columns-repeated="16382" table:style-name="ce1"/>
        </table:table-row>
        <table:table-row table:number-rows-repeated="1048547" table:style-name="ro4">
          <table:table-cell table:number-columns-repeated="16384"/>
        </table:table-row>
      </table:table>
      <table:table table:name="Data_Entry" table:style-name="ta2">
        <table:table-column table:style-name="co1" table:default-cell-style-name="ce1"/>
        <table:table-column table:style-name="co7" table:default-cell-style-name="ce1"/>
        <table:table-column table:style-name="co8" table:default-cell-style-name="ce1"/>
        <table:table-column table:style-name="co9" table:number-columns-repeated="4" table:default-cell-style-name="ce1"/>
        <table:table-column table:style-name="co10" table:default-cell-style-name="ce1"/>
        <table:table-column table:style-name="co11" table:default-cell-style-name="ce1"/>
        <table:table-column table:style-name="co12" table:default-cell-style-name="ce1"/>
        <table:table-column table:style-name="co7" table:default-cell-style-name="ce1"/>
        <table:table-column table:style-name="co13" table:default-cell-style-name="ce1"/>
        <table:table-column table:style-name="co14" table:default-cell-style-name="ce1"/>
        <table:table-column table:style-name="co9" table:number-columns-repeated="16371" table:default-cell-style-name="ce1"/>
        <table:table-row table:style-name="ro5">
          <table:table-cell/>
          <table:table-cell table:style-name="ce1">
            <draw:g draw:z-index="2" draw:name="Fitness Icon" draw:id="id19">
              <svg:title>Header Artwork</svg:title>
              <svg:desc>Icon with person running.</svg:desc>
              <draw:custom-shape svg:x="0.26042in" svg:y="0.48958in" svg:width="0.11458in" svg:height="0.14583in" draw:id="id13" draw:style-name="a30" draw:name="Freeform 5">
                <svg:title/>
                <svg:desc/>
                <text:p text:style-name="a29" text:class-names="" text:cond-style-name=""><text:span text:style-name="a28" text:class-names=""/></text:p>
                <draw:enhanced-geometry xmlns:dr3d="urn:oasis:names:tc:opendocument:xmlns:dr3d:1.0" draw:type="non-primitive" svg:viewBox="0 0 466 574" draw:enhanced-path="M ?f1 ?f0 L ?f1 ?f3 ?f4 ?f5 ?f6 ?f7 ?f8 ?f9 ?f10 ?f11 ?f12 ?f13 ?f14 ?f15 ?f16 ?f17 ?f18 ?f19 ?f20 ?f2 ?f21 ?f22 ?f23 ?f24 ?f25 ?f26 ?f27 ?f28 ?f29 ?f30 ?f31 ?f32 ?f33 ?f34 ?f0 ?f35 ?f36 ?f37 ?f38 ?f39 ?f40 ?f41 ?f42 ?f43 ?f44 ?f45 ?f46 ?f47 ?f48 ?f49 ?f50 ?f51 ?f1 ?f0 Z N" draw:text-areas="?f162 ?f164 ?f163 ?f165" draw:glue-points="?f166 ?f167 ?f166 ?f168 ?f169 ?f170 ?f171 ?f172 ?f173 ?f174 ?f175 ?f176 ?f177 ?f178 ?f179 ?f180 ?f181 ?f182 ?f183 ?f184 ?f185 ?f186 ?f187 ?f188 ?f189 ?f190 ?f191 ?f192 ?f193 ?f194 ?f195 ?f196 ?f197 ?f198 ?f199 ?f200 ?f201 ?f202 ?f203 ?f204 ?f205 ?f206 ?f207 ?f208 ?f209 ?f210 ?f211 ?f212 ?f213 ?f214 ?f215 ?f216 ?f217 ?f218 ?f166 ?f167" draw:glue-point-leaving-directions="-90, -90, -90, -90, -90, -90, -90, -90, -90, -90, -90, -90, -90, -90, -90, -90, -90, -90, -90, -90, -90, -90, -90, -90, -90, -90, -90, -90">
                  <draw:equation draw:name="f0" draw:formula="0"/>
                  <draw:equation draw:name="f1" draw:formula="466"/>
                  <draw:equation draw:name="f2" draw:formula="574"/>
                  <draw:equation draw:name="f3" draw:formula="1"/>
                  <draw:equation draw:name="f4" draw:formula="395"/>
                  <draw:equation draw:name="f5" draw:formula="292"/>
                  <draw:equation draw:name="f6" draw:formula="305"/>
                  <draw:equation draw:name="f7" draw:formula="325"/>
                  <draw:equation draw:name="f8" draw:formula="241"/>
                  <draw:equation draw:name="f9" draw:formula="493"/>
                  <draw:equation draw:name="f10" draw:formula="230"/>
                  <draw:equation draw:name="f11" draw:formula="517"/>
                  <draw:equation draw:name="f12" draw:formula="215"/>
                  <draw:equation draw:name="f13" draw:formula="536"/>
                  <draw:equation draw:name="f14" draw:formula="197"/>
                  <draw:equation draw:name="f15" draw:formula="551"/>
                  <draw:equation draw:name="f16" draw:formula="176"/>
                  <draw:equation draw:name="f17" draw:formula="563"/>
                  <draw:equation draw:name="f18" draw:formula="154"/>
                  <draw:equation draw:name="f19" draw:formula="571"/>
                  <draw:equation draw:name="f20" draw:formula="130"/>
                  <draw:equation draw:name="f21" draw:formula="106"/>
                  <draw:equation draw:name="f22" draw:formula="573"/>
                  <draw:equation draw:name="f23" draw:formula="82"/>
                  <draw:equation draw:name="f24" draw:formula="566"/>
                  <draw:equation draw:name="f25" draw:formula="58"/>
                  <draw:equation draw:name="f26" draw:formula="555"/>
                  <draw:equation draw:name="f27" draw:formula="39"/>
                  <draw:equation draw:name="f28" draw:formula="541"/>
                  <draw:equation draw:name="f29" draw:formula="24"/>
                  <draw:equation draw:name="f30" draw:formula="523"/>
                  <draw:equation draw:name="f31" draw:formula="11"/>
                  <draw:equation draw:name="f32" draw:formula="502"/>
                  <draw:equation draw:name="f33" draw:formula="4"/>
                  <draw:equation draw:name="f34" draw:formula="479"/>
                  <draw:equation draw:name="f35" draw:formula="456"/>
                  <draw:equation draw:name="f36" draw:formula="2"/>
                  <draw:equation draw:name="f37" draw:formula="431"/>
                  <draw:equation draw:name="f38" draw:formula="8"/>
                  <draw:equation draw:name="f39" draw:formula="407"/>
                  <draw:equation draw:name="f40" draw:formula="92"/>
                  <draw:equation draw:name="f41" draw:formula="184"/>
                  <draw:equation draw:name="f42" draw:formula="101"/>
                  <draw:equation draw:name="f43" draw:formula="165"/>
                  <draw:equation draw:name="f44" draw:formula="113"/>
                  <draw:equation draw:name="f45" draw:formula="148"/>
                  <draw:equation draw:name="f46" draw:formula="128"/>
                  <draw:equation draw:name="f47" draw:formula="133"/>
                  <draw:equation draw:name="f48" draw:formula="147"/>
                  <draw:equation draw:name="f49" draw:formula="120"/>
                  <draw:equation draw:name="f50" draw:formula="166"/>
                  <draw:equation draw:name="f51" draw:formula="111"/>
                  <draw:equation draw:name="f52" draw:formula="?f2 - ?f0"/>
                  <draw:equation draw:name="f53" draw:formula="?f1 - ?f0"/>
                  <draw:equation draw:name="f54" draw:formula="?f53 / 466"/>
                  <draw:equation draw:name="f55" draw:formula="?f52 / 574"/>
                  <draw:equation draw:name="f56" draw:formula="466 * ?f53"/>
                  <draw:equation draw:name="f57" draw:formula="0 * ?f52"/>
                  <draw:equation draw:name="f58" draw:formula="1 * ?f52"/>
                  <draw:equation draw:name="f59" draw:formula="395 * ?f53"/>
                  <draw:equation draw:name="f60" draw:formula="292 * ?f52"/>
                  <draw:equation draw:name="f61" draw:formula="305 * ?f53"/>
                  <draw:equation draw:name="f62" draw:formula="325 * ?f52"/>
                  <draw:equation draw:name="f63" draw:formula="241 * ?f53"/>
                  <draw:equation draw:name="f64" draw:formula="493 * ?f52"/>
                  <draw:equation draw:name="f65" draw:formula="230 * ?f53"/>
                  <draw:equation draw:name="f66" draw:formula="517 * ?f52"/>
                  <draw:equation draw:name="f67" draw:formula="215 * ?f53"/>
                  <draw:equation draw:name="f68" draw:formula="536 * ?f52"/>
                  <draw:equation draw:name="f69" draw:formula="197 * ?f53"/>
                  <draw:equation draw:name="f70" draw:formula="551 * ?f52"/>
                  <draw:equation draw:name="f71" draw:formula="176 * ?f53"/>
                  <draw:equation draw:name="f72" draw:formula="563 * ?f52"/>
                  <draw:equation draw:name="f73" draw:formula="154 * ?f53"/>
                  <draw:equation draw:name="f74" draw:formula="571 * ?f52"/>
                  <draw:equation draw:name="f75" draw:formula="130 * ?f53"/>
                  <draw:equation draw:name="f76" draw:formula="574 * ?f52"/>
                  <draw:equation draw:name="f77" draw:formula="106 * ?f53"/>
                  <draw:equation draw:name="f78" draw:formula="573 * ?f52"/>
                  <draw:equation draw:name="f79" draw:formula="82 * ?f53"/>
                  <draw:equation draw:name="f80" draw:formula="566 * ?f52"/>
                  <draw:equation draw:name="f81" draw:formula="58 * ?f53"/>
                  <draw:equation draw:name="f82" draw:formula="555 * ?f52"/>
                  <draw:equation draw:name="f83" draw:formula="39 * ?f53"/>
                  <draw:equation draw:name="f84" draw:formula="541 * ?f52"/>
                  <draw:equation draw:name="f85" draw:formula="24 * ?f53"/>
                  <draw:equation draw:name="f86" draw:formula="523 * ?f52"/>
                  <draw:equation draw:name="f87" draw:formula="11 * ?f53"/>
                  <draw:equation draw:name="f88" draw:formula="502 * ?f52"/>
                  <draw:equation draw:name="f89" draw:formula="4 * ?f53"/>
                  <draw:equation draw:name="f90" draw:formula="479 * ?f52"/>
                  <draw:equation draw:name="f91" draw:formula="0 * ?f53"/>
                  <draw:equation draw:name="f92" draw:formula="456 * ?f52"/>
                  <draw:equation draw:name="f93" draw:formula="2 * ?f53"/>
                  <draw:equation draw:name="f94" draw:formula="431 * ?f52"/>
                  <draw:equation draw:name="f95" draw:formula="8 * ?f53"/>
                  <draw:equation draw:name="f96" draw:formula="407 * ?f52"/>
                  <draw:equation draw:name="f97" draw:formula="92 * ?f53"/>
                  <draw:equation draw:name="f98" draw:formula="184 * ?f52"/>
                  <draw:equation draw:name="f99" draw:formula="101 * ?f53"/>
                  <draw:equation draw:name="f100" draw:formula="165 * ?f52"/>
                  <draw:equation draw:name="f101" draw:formula="113 * ?f53"/>
                  <draw:equation draw:name="f102" draw:formula="148 * ?f52"/>
                  <draw:equation draw:name="f103" draw:formula="128 * ?f53"/>
                  <draw:equation draw:name="f104" draw:formula="133 * ?f52"/>
                  <draw:equation draw:name="f105" draw:formula="147 * ?f53"/>
                  <draw:equation draw:name="f106" draw:formula="120 * ?f52"/>
                  <draw:equation draw:name="f107" draw:formula="166 * ?f53"/>
                  <draw:equation draw:name="f108" draw:formula="111 * ?f52"/>
                  <draw:equation draw:name="f109" draw:formula="?f56 / 466"/>
                  <draw:equation draw:name="f110" draw:formula="?f57 / 574"/>
                  <draw:equation draw:name="f111" draw:formula="?f58 / 574"/>
                  <draw:equation draw:name="f112" draw:formula="?f59 / 466"/>
                  <draw:equation draw:name="f113" draw:formula="?f60 / 574"/>
                  <draw:equation draw:name="f114" draw:formula="?f61 / 466"/>
                  <draw:equation draw:name="f115" draw:formula="?f62 / 574"/>
                  <draw:equation draw:name="f116" draw:formula="?f63 / 466"/>
                  <draw:equation draw:name="f117" draw:formula="?f64 / 574"/>
                  <draw:equation draw:name="f118" draw:formula="?f65 / 466"/>
                  <draw:equation draw:name="f119" draw:formula="?f66 / 574"/>
                  <draw:equation draw:name="f120" draw:formula="?f67 / 466"/>
                  <draw:equation draw:name="f121" draw:formula="?f68 / 574"/>
                  <draw:equation draw:name="f122" draw:formula="?f69 / 466"/>
                  <draw:equation draw:name="f123" draw:formula="?f70 / 574"/>
                  <draw:equation draw:name="f124" draw:formula="?f71 / 466"/>
                  <draw:equation draw:name="f125" draw:formula="?f72 / 574"/>
                  <draw:equation draw:name="f126" draw:formula="?f73 / 466"/>
                  <draw:equation draw:name="f127" draw:formula="?f74 / 574"/>
                  <draw:equation draw:name="f128" draw:formula="?f75 / 466"/>
                  <draw:equation draw:name="f129" draw:formula="?f76 / 574"/>
                  <draw:equation draw:name="f130" draw:formula="?f77 / 466"/>
                  <draw:equation draw:name="f131" draw:formula="?f78 / 574"/>
                  <draw:equation draw:name="f132" draw:formula="?f79 / 466"/>
                  <draw:equation draw:name="f133" draw:formula="?f80 / 574"/>
                  <draw:equation draw:name="f134" draw:formula="?f81 / 466"/>
                  <draw:equation draw:name="f135" draw:formula="?f82 / 574"/>
                  <draw:equation draw:name="f136" draw:formula="?f83 / 466"/>
                  <draw:equation draw:name="f137" draw:formula="?f84 / 574"/>
                  <draw:equation draw:name="f138" draw:formula="?f85 / 466"/>
                  <draw:equation draw:name="f139" draw:formula="?f86 / 574"/>
                  <draw:equation draw:name="f140" draw:formula="?f87 / 466"/>
                  <draw:equation draw:name="f141" draw:formula="?f88 / 574"/>
                  <draw:equation draw:name="f142" draw:formula="?f89 / 466"/>
                  <draw:equation draw:name="f143" draw:formula="?f90 / 574"/>
                  <draw:equation draw:name="f144" draw:formula="?f91 / 466"/>
                  <draw:equation draw:name="f145" draw:formula="?f92 / 574"/>
                  <draw:equation draw:name="f146" draw:formula="?f93 / 466"/>
                  <draw:equation draw:name="f147" draw:formula="?f94 / 574"/>
                  <draw:equation draw:name="f148" draw:formula="?f95 / 466"/>
                  <draw:equation draw:name="f149" draw:formula="?f96 / 574"/>
                  <draw:equation draw:name="f150" draw:formula="?f97 / 466"/>
                  <draw:equation draw:name="f151" draw:formula="?f98 / 574"/>
                  <draw:equation draw:name="f152" draw:formula="?f99 / 466"/>
                  <draw:equation draw:name="f153" draw:formula="?f100 / 574"/>
                  <draw:equation draw:name="f154" draw:formula="?f101 / 466"/>
                  <draw:equation draw:name="f155" draw:formula="?f102 / 574"/>
                  <draw:equation draw:name="f156" draw:formula="?f103 / 466"/>
                  <draw:equation draw:name="f157" draw:formula="?f104 / 574"/>
                  <draw:equation draw:name="f158" draw:formula="?f105 / 466"/>
                  <draw:equation draw:name="f159" draw:formula="?f106 / 574"/>
                  <draw:equation draw:name="f160" draw:formula="?f107 / 466"/>
                  <draw:equation draw:name="f161" draw:formula="?f108 / 574"/>
                  <draw:equation draw:name="f162" draw:formula="0 / ?f54"/>
                  <draw:equation draw:name="f163" draw:formula="?f1 / ?f54"/>
                  <draw:equation draw:name="f164" draw:formula="0 / ?f55"/>
                  <draw:equation draw:name="f165" draw:formula="?f2 / ?f55"/>
                  <draw:equation draw:name="f166" draw:formula="?f109 / ?f54"/>
                  <draw:equation draw:name="f167" draw:formula="?f110 / ?f55"/>
                  <draw:equation draw:name="f168" draw:formula="?f111 / ?f55"/>
                  <draw:equation draw:name="f169" draw:formula="?f112 / ?f54"/>
                  <draw:equation draw:name="f170" draw:formula="?f113 / ?f55"/>
                  <draw:equation draw:name="f171" draw:formula="?f114 / ?f54"/>
                  <draw:equation draw:name="f172" draw:formula="?f115 / ?f55"/>
                  <draw:equation draw:name="f173" draw:formula="?f116 / ?f54"/>
                  <draw:equation draw:name="f174" draw:formula="?f117 / ?f55"/>
                  <draw:equation draw:name="f175" draw:formula="?f118 / ?f54"/>
                  <draw:equation draw:name="f176" draw:formula="?f119 / ?f55"/>
                  <draw:equation draw:name="f177" draw:formula="?f120 / ?f54"/>
                  <draw:equation draw:name="f178" draw:formula="?f121 / ?f55"/>
                  <draw:equation draw:name="f179" draw:formula="?f122 / ?f54"/>
                  <draw:equation draw:name="f180" draw:formula="?f123 / ?f55"/>
                  <draw:equation draw:name="f181" draw:formula="?f124 / ?f54"/>
                  <draw:equation draw:name="f182" draw:formula="?f125 / ?f55"/>
                  <draw:equation draw:name="f183" draw:formula="?f126 / ?f54"/>
                  <draw:equation draw:name="f184" draw:formula="?f127 / ?f55"/>
                  <draw:equation draw:name="f185" draw:formula="?f128 / ?f54"/>
                  <draw:equation draw:name="f186" draw:formula="?f129 / ?f55"/>
                  <draw:equation draw:name="f187" draw:formula="?f130 / ?f54"/>
                  <draw:equation draw:name="f188" draw:formula="?f131 / ?f55"/>
                  <draw:equation draw:name="f189" draw:formula="?f132 / ?f54"/>
                  <draw:equation draw:name="f190" draw:formula="?f133 / ?f55"/>
                  <draw:equation draw:name="f191" draw:formula="?f134 / ?f54"/>
                  <draw:equation draw:name="f192" draw:formula="?f135 / ?f55"/>
                  <draw:equation draw:name="f193" draw:formula="?f136 / ?f54"/>
                  <draw:equation draw:name="f194" draw:formula="?f137 / ?f55"/>
                  <draw:equation draw:name="f195" draw:formula="?f138 / ?f54"/>
                  <draw:equation draw:name="f196" draw:formula="?f139 / ?f55"/>
                  <draw:equation draw:name="f197" draw:formula="?f140 / ?f54"/>
                  <draw:equation draw:name="f198" draw:formula="?f141 / ?f55"/>
                  <draw:equation draw:name="f199" draw:formula="?f142 / ?f54"/>
                  <draw:equation draw:name="f200" draw:formula="?f143 / ?f55"/>
                  <draw:equation draw:name="f201" draw:formula="?f144 / ?f54"/>
                  <draw:equation draw:name="f202" draw:formula="?f145 / ?f55"/>
                  <draw:equation draw:name="f203" draw:formula="?f146 / ?f54"/>
                  <draw:equation draw:name="f204" draw:formula="?f147 / ?f55"/>
                  <draw:equation draw:name="f205" draw:formula="?f148 / ?f54"/>
                  <draw:equation draw:name="f206" draw:formula="?f149 / ?f55"/>
                  <draw:equation draw:name="f207" draw:formula="?f150 / ?f54"/>
                  <draw:equation draw:name="f208" draw:formula="?f151 / ?f55"/>
                  <draw:equation draw:name="f209" draw:formula="?f152 / ?f54"/>
                  <draw:equation draw:name="f210" draw:formula="?f153 / ?f55"/>
                  <draw:equation draw:name="f211" draw:formula="?f154 / ?f54"/>
                  <draw:equation draw:name="f212" draw:formula="?f155 / ?f55"/>
                  <draw:equation draw:name="f213" draw:formula="?f156 / ?f54"/>
                  <draw:equation draw:name="f214" draw:formula="?f157 / ?f55"/>
                  <draw:equation draw:name="f215" draw:formula="?f158 / ?f54"/>
                  <draw:equation draw:name="f216" draw:formula="?f159 / ?f55"/>
                  <draw:equation draw:name="f217" draw:formula="?f160 / ?f54"/>
                  <draw:equation draw:name="f218" draw:formula="?f161 / ?f55"/>
                </draw:enhanced-geometry>
              </draw:custom-shape>
              <draw:custom-shape svg:x="0.40625in" svg:y="0.33333in" svg:width="0.11458in" svg:height="0.11458in" draw:id="id14" draw:style-name="a33" draw:name="Freeform 6">
                <svg:title/>
                <svg:desc/>
                <text:p text:style-name="a32" text:class-names="" text:cond-style-name=""><text:span text:style-name="a31" text:class-names=""/></text:p>
                <draw:enhanced-geometry xmlns:dr3d="urn:oasis:names:tc:opendocument:xmlns:dr3d:1.0" draw:type="non-primitive" svg:viewBox="0 0 461 461" draw:enhanced-path="M ?f2 ?f0 L ?f3 ?f4 ?f5 ?f6 ?f7 ?f8 ?f9 ?f10 ?f11 ?f12 ?f13 ?f14 ?f15 ?f16 ?f17 ?f18 ?f19 ?f20 ?f21 ?f22 ?f1 ?f23 ?f24 ?f25 ?f26 ?f27 ?f28 ?f7 ?f29 ?f30 ?f31 ?f11 ?f32 ?f13 ?f33 ?f34 ?f35 ?f17 ?f36 ?f19 ?f37 ?f38 ?f39 ?f1 ?f40 ?f41 ?f42 ?f43 ?f44 ?f45 ?f46 ?f47 ?f48 ?f49 ?f50 ?f51 ?f52 ?f33 ?f53 ?f54 ?f55 ?f36 ?f56 ?f57 ?f0 ?f58 ?f59 ?f60 ?f61 ?f62 ?f63 ?f44 ?f64 ?f65 ?f66 ?f48 ?f67 ?f50 ?f68 ?f52 ?f69 ?f53 ?f70 ?f55 ?f71 ?f72 ?f2 ?f0 Z N" draw:text-areas="?f221 ?f221 ?f222 ?f222" draw:glue-points="?f223 ?f224 ?f225 ?f226 ?f227 ?f228 ?f229 ?f230 ?f231 ?f232 ?f233 ?f234 ?f235 ?f236 ?f237 ?f238 ?f239 ?f240 ?f241 ?f242 ?f243 ?f244 ?f245 ?f246 ?f247 ?f248 ?f249 ?f250 ?f251 ?f229 ?f252 ?f253 ?f254 ?f233 ?f255 ?f235 ?f256 ?f257 ?f258 ?f239 ?f259 ?f241 ?f260 ?f261 ?f262 ?f245 ?f263 ?f264 ?f265 ?f266 ?f267 ?f268 ?f269 ?f270 ?f271 ?f272 ?f273 ?f274 ?f275 ?f256 ?f276 ?f277 ?f278 ?f259 ?f279 ?f280 ?f224 ?f281 ?f282 ?f283 ?f284 ?f285 ?f286 ?f267 ?f287 ?f288 ?f289 ?f271 ?f290 ?f273 ?f291 ?f275 ?f292 ?f276 ?f293 ?f278 ?f294 ?f295 ?f223 ?f224" draw:glue-point-leaving-directions="-90, -90, -90, -90, -90, -90, -90, -90, -90, -90, -90, -90, -90, -90, -90, -90, -90, -90, -90, -90, -90, -90, -90, -90, -90, -90, -90, -90, -90, -90, -90, -90, -90, -90, -90, -90, -90, -90, -90, -90, -90, -90, -90, -90, -90">
                  <draw:equation draw:name="f0" draw:formula="0"/>
                  <draw:equation draw:name="f1" draw:formula="461"/>
                  <draw:equation draw:name="f2" draw:formula="237"/>
                  <draw:equation draw:name="f3" draw:formula="270"/>
                  <draw:equation draw:name="f4" draw:formula="4"/>
                  <draw:equation draw:name="f5" draw:formula="300"/>
                  <draw:equation draw:name="f6" draw:formula="11"/>
                  <draw:equation draw:name="f7" draw:formula="331"/>
                  <draw:equation draw:name="f8" draw:formula="23"/>
                  <draw:equation draw:name="f9" draw:formula="358"/>
                  <draw:equation draw:name="f10" draw:formula="40"/>
                  <draw:equation draw:name="f11" draw:formula="385"/>
                  <draw:equation draw:name="f12" draw:formula="60"/>
                  <draw:equation draw:name="f13" draw:formula="408"/>
                  <draw:equation draw:name="f14" draw:formula="84"/>
                  <draw:equation draw:name="f15" draw:formula="427"/>
                  <draw:equation draw:name="f16" draw:formula="111"/>
                  <draw:equation draw:name="f17" draw:formula="443"/>
                  <draw:equation draw:name="f18" draw:formula="142"/>
                  <draw:equation draw:name="f19" draw:formula="454"/>
                  <draw:equation draw:name="f20" draw:formula="173"/>
                  <draw:equation draw:name="f21" draw:formula="460"/>
                  <draw:equation draw:name="f22" draw:formula="206"/>
                  <draw:equation draw:name="f23" draw:formula="238"/>
                  <draw:equation draw:name="f24" draw:formula="458"/>
                  <draw:equation draw:name="f25" draw:formula="271"/>
                  <draw:equation draw:name="f26" draw:formula="451"/>
                  <draw:equation draw:name="f27" draw:formula="301"/>
                  <draw:equation draw:name="f28" draw:formula="439"/>
                  <draw:equation draw:name="f29" draw:formula="422"/>
                  <draw:equation draw:name="f30" draw:formula="359"/>
                  <draw:equation draw:name="f31" draw:formula="402"/>
                  <draw:equation draw:name="f32" draw:formula="379"/>
                  <draw:equation draw:name="f33" draw:formula="350"/>
                  <draw:equation draw:name="f34" draw:formula="428"/>
                  <draw:equation draw:name="f35" draw:formula="320"/>
                  <draw:equation draw:name="f36" draw:formula="288"/>
                  <draw:equation draw:name="f37" draw:formula="256"/>
                  <draw:equation draw:name="f38" draw:formula="459"/>
                  <draw:equation draw:name="f39" draw:formula="224"/>
                  <draw:equation draw:name="f40" draw:formula="191"/>
                  <draw:equation draw:name="f41" draw:formula="457"/>
                  <draw:equation draw:name="f42" draw:formula="161"/>
                  <draw:equation draw:name="f43" draw:formula="450"/>
                  <draw:equation draw:name="f44" draw:formula="130"/>
                  <draw:equation draw:name="f45" draw:formula="438"/>
                  <draw:equation draw:name="f46" draw:formula="103"/>
                  <draw:equation draw:name="f47" draw:formula="421"/>
                  <draw:equation draw:name="f48" draw:formula="76"/>
                  <draw:equation draw:name="f49" draw:formula="401"/>
                  <draw:equation draw:name="f50" draw:formula="53"/>
                  <draw:equation draw:name="f51" draw:formula="377"/>
                  <draw:equation draw:name="f52" draw:formula="33"/>
                  <draw:equation draw:name="f53" draw:formula="18"/>
                  <draw:equation draw:name="f54" draw:formula="319"/>
                  <draw:equation draw:name="f55" draw:formula="7"/>
                  <draw:equation draw:name="f56" draw:formula="1"/>
                  <draw:equation draw:name="f57" draw:formula="255"/>
                  <draw:equation draw:name="f58" draw:formula="223"/>
                  <draw:equation draw:name="f59" draw:formula="3"/>
                  <draw:equation draw:name="f60" draw:formula="190"/>
                  <draw:equation draw:name="f61" draw:formula="10"/>
                  <draw:equation draw:name="f62" draw:formula="160"/>
                  <draw:equation draw:name="f63" draw:formula="22"/>
                  <draw:equation draw:name="f64" draw:formula="39"/>
                  <draw:equation draw:name="f65" draw:formula="102"/>
                  <draw:equation draw:name="f66" draw:formula="59"/>
                  <draw:equation draw:name="f67" draw:formula="82"/>
                  <draw:equation draw:name="f68" draw:formula="110"/>
                  <draw:equation draw:name="f69" draw:formula="140"/>
                  <draw:equation draw:name="f70" draw:formula="172"/>
                  <draw:equation draw:name="f71" draw:formula="205"/>
                  <draw:equation draw:name="f72" draw:formula="2"/>
                  <draw:equation draw:name="f73" draw:formula="?f1 - ?f0"/>
                  <draw:equation draw:name="f74" draw:formula="?f73 / 461"/>
                  <draw:equation draw:name="f75" draw:formula="237 * ?f73"/>
                  <draw:equation draw:name="f76" draw:formula="0 * ?f73"/>
                  <draw:equation draw:name="f77" draw:formula="270 * ?f73"/>
                  <draw:equation draw:name="f78" draw:formula="4 * ?f73"/>
                  <draw:equation draw:name="f79" draw:formula="300 * ?f73"/>
                  <draw:equation draw:name="f80" draw:formula="11 * ?f73"/>
                  <draw:equation draw:name="f81" draw:formula="331 * ?f73"/>
                  <draw:equation draw:name="f82" draw:formula="23 * ?f73"/>
                  <draw:equation draw:name="f83" draw:formula="358 * ?f73"/>
                  <draw:equation draw:name="f84" draw:formula="40 * ?f73"/>
                  <draw:equation draw:name="f85" draw:formula="385 * ?f73"/>
                  <draw:equation draw:name="f86" draw:formula="60 * ?f73"/>
                  <draw:equation draw:name="f87" draw:formula="408 * ?f73"/>
                  <draw:equation draw:name="f88" draw:formula="84 * ?f73"/>
                  <draw:equation draw:name="f89" draw:formula="427 * ?f73"/>
                  <draw:equation draw:name="f90" draw:formula="111 * ?f73"/>
                  <draw:equation draw:name="f91" draw:formula="443 * ?f73"/>
                  <draw:equation draw:name="f92" draw:formula="142 * ?f73"/>
                  <draw:equation draw:name="f93" draw:formula="454 * ?f73"/>
                  <draw:equation draw:name="f94" draw:formula="173 * ?f73"/>
                  <draw:equation draw:name="f95" draw:formula="460 * ?f73"/>
                  <draw:equation draw:name="f96" draw:formula="206 * ?f73"/>
                  <draw:equation draw:name="f97" draw:formula="461 * ?f73"/>
                  <draw:equation draw:name="f98" draw:formula="238 * ?f73"/>
                  <draw:equation draw:name="f99" draw:formula="458 * ?f73"/>
                  <draw:equation draw:name="f100" draw:formula="271 * ?f73"/>
                  <draw:equation draw:name="f101" draw:formula="451 * ?f73"/>
                  <draw:equation draw:name="f102" draw:formula="301 * ?f73"/>
                  <draw:equation draw:name="f103" draw:formula="439 * ?f73"/>
                  <draw:equation draw:name="f104" draw:formula="422 * ?f73"/>
                  <draw:equation draw:name="f105" draw:formula="359 * ?f73"/>
                  <draw:equation draw:name="f106" draw:formula="402 * ?f73"/>
                  <draw:equation draw:name="f107" draw:formula="379 * ?f73"/>
                  <draw:equation draw:name="f108" draw:formula="350 * ?f73"/>
                  <draw:equation draw:name="f109" draw:formula="428 * ?f73"/>
                  <draw:equation draw:name="f110" draw:formula="320 * ?f73"/>
                  <draw:equation draw:name="f111" draw:formula="288 * ?f73"/>
                  <draw:equation draw:name="f112" draw:formula="256 * ?f73"/>
                  <draw:equation draw:name="f113" draw:formula="459 * ?f73"/>
                  <draw:equation draw:name="f114" draw:formula="224 * ?f73"/>
                  <draw:equation draw:name="f115" draw:formula="191 * ?f73"/>
                  <draw:equation draw:name="f116" draw:formula="457 * ?f73"/>
                  <draw:equation draw:name="f117" draw:formula="161 * ?f73"/>
                  <draw:equation draw:name="f118" draw:formula="450 * ?f73"/>
                  <draw:equation draw:name="f119" draw:formula="130 * ?f73"/>
                  <draw:equation draw:name="f120" draw:formula="438 * ?f73"/>
                  <draw:equation draw:name="f121" draw:formula="103 * ?f73"/>
                  <draw:equation draw:name="f122" draw:formula="421 * ?f73"/>
                  <draw:equation draw:name="f123" draw:formula="76 * ?f73"/>
                  <draw:equation draw:name="f124" draw:formula="401 * ?f73"/>
                  <draw:equation draw:name="f125" draw:formula="53 * ?f73"/>
                  <draw:equation draw:name="f126" draw:formula="377 * ?f73"/>
                  <draw:equation draw:name="f127" draw:formula="33 * ?f73"/>
                  <draw:equation draw:name="f128" draw:formula="18 * ?f73"/>
                  <draw:equation draw:name="f129" draw:formula="319 * ?f73"/>
                  <draw:equation draw:name="f130" draw:formula="7 * ?f73"/>
                  <draw:equation draw:name="f131" draw:formula="1 * ?f73"/>
                  <draw:equation draw:name="f132" draw:formula="255 * ?f73"/>
                  <draw:equation draw:name="f133" draw:formula="223 * ?f73"/>
                  <draw:equation draw:name="f134" draw:formula="3 * ?f73"/>
                  <draw:equation draw:name="f135" draw:formula="190 * ?f73"/>
                  <draw:equation draw:name="f136" draw:formula="10 * ?f73"/>
                  <draw:equation draw:name="f137" draw:formula="160 * ?f73"/>
                  <draw:equation draw:name="f138" draw:formula="22 * ?f73"/>
                  <draw:equation draw:name="f139" draw:formula="39 * ?f73"/>
                  <draw:equation draw:name="f140" draw:formula="102 * ?f73"/>
                  <draw:equation draw:name="f141" draw:formula="59 * ?f73"/>
                  <draw:equation draw:name="f142" draw:formula="82 * ?f73"/>
                  <draw:equation draw:name="f143" draw:formula="110 * ?f73"/>
                  <draw:equation draw:name="f144" draw:formula="140 * ?f73"/>
                  <draw:equation draw:name="f145" draw:formula="172 * ?f73"/>
                  <draw:equation draw:name="f146" draw:formula="205 * ?f73"/>
                  <draw:equation draw:name="f147" draw:formula="2 * ?f73"/>
                  <draw:equation draw:name="f148" draw:formula="?f75 / 461"/>
                  <draw:equation draw:name="f149" draw:formula="?f76 / 461"/>
                  <draw:equation draw:name="f150" draw:formula="?f77 / 461"/>
                  <draw:equation draw:name="f151" draw:formula="?f78 / 461"/>
                  <draw:equation draw:name="f152" draw:formula="?f79 / 461"/>
                  <draw:equation draw:name="f153" draw:formula="?f80 / 461"/>
                  <draw:equation draw:name="f154" draw:formula="?f81 / 461"/>
                  <draw:equation draw:name="f155" draw:formula="?f82 / 461"/>
                  <draw:equation draw:name="f156" draw:formula="?f83 / 461"/>
                  <draw:equation draw:name="f157" draw:formula="?f84 / 461"/>
                  <draw:equation draw:name="f158" draw:formula="?f85 / 461"/>
                  <draw:equation draw:name="f159" draw:formula="?f86 / 461"/>
                  <draw:equation draw:name="f160" draw:formula="?f87 / 461"/>
                  <draw:equation draw:name="f161" draw:formula="?f88 / 461"/>
                  <draw:equation draw:name="f162" draw:formula="?f89 / 461"/>
                  <draw:equation draw:name="f163" draw:formula="?f90 / 461"/>
                  <draw:equation draw:name="f164" draw:formula="?f91 / 461"/>
                  <draw:equation draw:name="f165" draw:formula="?f92 / 461"/>
                  <draw:equation draw:name="f166" draw:formula="?f93 / 461"/>
                  <draw:equation draw:name="f167" draw:formula="?f94 / 461"/>
                  <draw:equation draw:name="f168" draw:formula="?f95 / 461"/>
                  <draw:equation draw:name="f169" draw:formula="?f96 / 461"/>
                  <draw:equation draw:name="f170" draw:formula="?f97 / 461"/>
                  <draw:equation draw:name="f171" draw:formula="?f98 / 461"/>
                  <draw:equation draw:name="f172" draw:formula="?f99 / 461"/>
                  <draw:equation draw:name="f173" draw:formula="?f100 / 461"/>
                  <draw:equation draw:name="f174" draw:formula="?f101 / 461"/>
                  <draw:equation draw:name="f175" draw:formula="?f102 / 461"/>
                  <draw:equation draw:name="f176" draw:formula="?f103 / 461"/>
                  <draw:equation draw:name="f177" draw:formula="?f104 / 461"/>
                  <draw:equation draw:name="f178" draw:formula="?f105 / 461"/>
                  <draw:equation draw:name="f179" draw:formula="?f106 / 461"/>
                  <draw:equation draw:name="f180" draw:formula="?f107 / 461"/>
                  <draw:equation draw:name="f181" draw:formula="?f108 / 461"/>
                  <draw:equation draw:name="f182" draw:formula="?f109 / 461"/>
                  <draw:equation draw:name="f183" draw:formula="?f110 / 461"/>
                  <draw:equation draw:name="f184" draw:formula="?f111 / 461"/>
                  <draw:equation draw:name="f185" draw:formula="?f112 / 461"/>
                  <draw:equation draw:name="f186" draw:formula="?f113 / 461"/>
                  <draw:equation draw:name="f187" draw:formula="?f114 / 461"/>
                  <draw:equation draw:name="f188" draw:formula="?f115 / 461"/>
                  <draw:equation draw:name="f189" draw:formula="?f116 / 461"/>
                  <draw:equation draw:name="f190" draw:formula="?f117 / 461"/>
                  <draw:equation draw:name="f191" draw:formula="?f118 / 461"/>
                  <draw:equation draw:name="f192" draw:formula="?f119 / 461"/>
                  <draw:equation draw:name="f193" draw:formula="?f120 / 461"/>
                  <draw:equation draw:name="f194" draw:formula="?f121 / 461"/>
                  <draw:equation draw:name="f195" draw:formula="?f122 / 461"/>
                  <draw:equation draw:name="f196" draw:formula="?f123 / 461"/>
                  <draw:equation draw:name="f197" draw:formula="?f124 / 461"/>
                  <draw:equation draw:name="f198" draw:formula="?f125 / 461"/>
                  <draw:equation draw:name="f199" draw:formula="?f126 / 461"/>
                  <draw:equation draw:name="f200" draw:formula="?f127 / 461"/>
                  <draw:equation draw:name="f201" draw:formula="?f128 / 461"/>
                  <draw:equation draw:name="f202" draw:formula="?f129 / 461"/>
                  <draw:equation draw:name="f203" draw:formula="?f130 / 461"/>
                  <draw:equation draw:name="f204" draw:formula="?f131 / 461"/>
                  <draw:equation draw:name="f205" draw:formula="?f132 / 461"/>
                  <draw:equation draw:name="f206" draw:formula="?f133 / 461"/>
                  <draw:equation draw:name="f207" draw:formula="?f134 / 461"/>
                  <draw:equation draw:name="f208" draw:formula="?f135 / 461"/>
                  <draw:equation draw:name="f209" draw:formula="?f136 / 461"/>
                  <draw:equation draw:name="f210" draw:formula="?f137 / 461"/>
                  <draw:equation draw:name="f211" draw:formula="?f138 / 461"/>
                  <draw:equation draw:name="f212" draw:formula="?f139 / 461"/>
                  <draw:equation draw:name="f213" draw:formula="?f140 / 461"/>
                  <draw:equation draw:name="f214" draw:formula="?f141 / 461"/>
                  <draw:equation draw:name="f215" draw:formula="?f142 / 461"/>
                  <draw:equation draw:name="f216" draw:formula="?f143 / 461"/>
                  <draw:equation draw:name="f217" draw:formula="?f144 / 461"/>
                  <draw:equation draw:name="f218" draw:formula="?f145 / 461"/>
                  <draw:equation draw:name="f219" draw:formula="?f146 / 461"/>
                  <draw:equation draw:name="f220" draw:formula="?f147 / 461"/>
                  <draw:equation draw:name="f221" draw:formula="0 / ?f74"/>
                  <draw:equation draw:name="f222" draw:formula="?f1 / ?f74"/>
                  <draw:equation draw:name="f223" draw:formula="?f148 / ?f74"/>
                  <draw:equation draw:name="f224" draw:formula="?f149 / ?f74"/>
                  <draw:equation draw:name="f225" draw:formula="?f150 / ?f74"/>
                  <draw:equation draw:name="f226" draw:formula="?f151 / ?f74"/>
                  <draw:equation draw:name="f227" draw:formula="?f152 / ?f74"/>
                  <draw:equation draw:name="f228" draw:formula="?f153 / ?f74"/>
                  <draw:equation draw:name="f229" draw:formula="?f154 / ?f74"/>
                  <draw:equation draw:name="f230" draw:formula="?f155 / ?f74"/>
                  <draw:equation draw:name="f231" draw:formula="?f156 / ?f74"/>
                  <draw:equation draw:name="f232" draw:formula="?f157 / ?f74"/>
                  <draw:equation draw:name="f233" draw:formula="?f158 / ?f74"/>
                  <draw:equation draw:name="f234" draw:formula="?f159 / ?f74"/>
                  <draw:equation draw:name="f235" draw:formula="?f160 / ?f74"/>
                  <draw:equation draw:name="f236" draw:formula="?f161 / ?f74"/>
                  <draw:equation draw:name="f237" draw:formula="?f162 / ?f74"/>
                  <draw:equation draw:name="f238" draw:formula="?f163 / ?f74"/>
                  <draw:equation draw:name="f239" draw:formula="?f164 / ?f74"/>
                  <draw:equation draw:name="f240" draw:formula="?f165 / ?f74"/>
                  <draw:equation draw:name="f241" draw:formula="?f166 / ?f74"/>
                  <draw:equation draw:name="f242" draw:formula="?f167 / ?f74"/>
                  <draw:equation draw:name="f243" draw:formula="?f168 / ?f74"/>
                  <draw:equation draw:name="f244" draw:formula="?f169 / ?f74"/>
                  <draw:equation draw:name="f245" draw:formula="?f170 / ?f74"/>
                  <draw:equation draw:name="f246" draw:formula="?f171 / ?f74"/>
                  <draw:equation draw:name="f247" draw:formula="?f172 / ?f74"/>
                  <draw:equation draw:name="f248" draw:formula="?f173 / ?f74"/>
                  <draw:equation draw:name="f249" draw:formula="?f174 / ?f74"/>
                  <draw:equation draw:name="f250" draw:formula="?f175 / ?f74"/>
                  <draw:equation draw:name="f251" draw:formula="?f176 / ?f74"/>
                  <draw:equation draw:name="f252" draw:formula="?f177 / ?f74"/>
                  <draw:equation draw:name="f253" draw:formula="?f178 / ?f74"/>
                  <draw:equation draw:name="f254" draw:formula="?f179 / ?f74"/>
                  <draw:equation draw:name="f255" draw:formula="?f180 / ?f74"/>
                  <draw:equation draw:name="f256" draw:formula="?f181 / ?f74"/>
                  <draw:equation draw:name="f257" draw:formula="?f182 / ?f74"/>
                  <draw:equation draw:name="f258" draw:formula="?f183 / ?f74"/>
                  <draw:equation draw:name="f259" draw:formula="?f184 / ?f74"/>
                  <draw:equation draw:name="f260" draw:formula="?f185 / ?f74"/>
                  <draw:equation draw:name="f261" draw:formula="?f186 / ?f74"/>
                  <draw:equation draw:name="f262" draw:formula="?f187 / ?f74"/>
                  <draw:equation draw:name="f263" draw:formula="?f188 / ?f74"/>
                  <draw:equation draw:name="f264" draw:formula="?f189 / ?f74"/>
                  <draw:equation draw:name="f265" draw:formula="?f190 / ?f74"/>
                  <draw:equation draw:name="f266" draw:formula="?f191 / ?f74"/>
                  <draw:equation draw:name="f267" draw:formula="?f192 / ?f74"/>
                  <draw:equation draw:name="f268" draw:formula="?f193 / ?f74"/>
                  <draw:equation draw:name="f269" draw:formula="?f194 / ?f74"/>
                  <draw:equation draw:name="f270" draw:formula="?f195 / ?f74"/>
                  <draw:equation draw:name="f271" draw:formula="?f196 / ?f74"/>
                  <draw:equation draw:name="f272" draw:formula="?f197 / ?f74"/>
                  <draw:equation draw:name="f273" draw:formula="?f198 / ?f74"/>
                  <draw:equation draw:name="f274" draw:formula="?f199 / ?f74"/>
                  <draw:equation draw:name="f275" draw:formula="?f200 / ?f74"/>
                  <draw:equation draw:name="f276" draw:formula="?f201 / ?f74"/>
                  <draw:equation draw:name="f277" draw:formula="?f202 / ?f74"/>
                  <draw:equation draw:name="f278" draw:formula="?f203 / ?f74"/>
                  <draw:equation draw:name="f279" draw:formula="?f204 / ?f74"/>
                  <draw:equation draw:name="f280" draw:formula="?f205 / ?f74"/>
                  <draw:equation draw:name="f281" draw:formula="?f206 / ?f74"/>
                  <draw:equation draw:name="f282" draw:formula="?f207 / ?f74"/>
                  <draw:equation draw:name="f283" draw:formula="?f208 / ?f74"/>
                  <draw:equation draw:name="f284" draw:formula="?f209 / ?f74"/>
                  <draw:equation draw:name="f285" draw:formula="?f210 / ?f74"/>
                  <draw:equation draw:name="f286" draw:formula="?f211 / ?f74"/>
                  <draw:equation draw:name="f287" draw:formula="?f212 / ?f74"/>
                  <draw:equation draw:name="f288" draw:formula="?f213 / ?f74"/>
                  <draw:equation draw:name="f289" draw:formula="?f214 / ?f74"/>
                  <draw:equation draw:name="f290" draw:formula="?f215 / ?f74"/>
                  <draw:equation draw:name="f291" draw:formula="?f216 / ?f74"/>
                  <draw:equation draw:name="f292" draw:formula="?f217 / ?f74"/>
                  <draw:equation draw:name="f293" draw:formula="?f218 / ?f74"/>
                  <draw:equation draw:name="f294" draw:formula="?f219 / ?f74"/>
                  <draw:equation draw:name="f295" draw:formula="?f220 / ?f74"/>
                </draw:enhanced-geometry>
              </draw:custom-shape>
              <draw:custom-shape svg:x="0.25in" svg:y="0.44792in" svg:width="0.375in" svg:height="0.33333in" draw:id="id15" draw:style-name="a36" draw:name="Freeform 7">
                <svg:title/>
                <svg:desc/>
                <text:p text:style-name="a35" text:class-names="" text:cond-style-name=""><text:span text:style-name="a34" text:class-names=""/></text:p>
                <draw:enhanced-geometry xmlns:dr3d="urn:oasis:names:tc:opendocument:xmlns:dr3d:1.0" draw:type="non-primitive" svg:viewBox="0 0 1532 1368" draw:enhanced-path="M ?f3 ?f0 L ?f4 ?f5 ?f6 ?f7 ?f8 ?f9 ?f10 ?f11 ?f12 ?f13 ?f14 ?f15 ?f16 ?f17 ?f18 ?f19 ?f1 ?f20 ?f21 ?f22 ?f23 ?f24 ?f25 ?f26 ?f27 ?f28 ?f29 ?f30 ?f31 ?f32 ?f33 ?f34 ?f35 ?f36 ?f37 ?f38 ?f39 ?f40 ?f41 ?f42 ?f43 ?f44 ?f45 ?f46 ?f47 ?f46 ?f48 ?f49 ?f50 ?f51 ?f52 ?f53 ?f54 ?f55 ?f56 ?f57 ?f58 ?f59 ?f60 ?f61 ?f62 ?f63 ?f64 ?f2 ?f65 ?f66 ?f67 ?f68 ?f69 ?f70 ?f71 ?f72 ?f73 ?f74 ?f7 ?f75 ?f76 ?f77 ?f0 ?f78 ?f79 ?f80 ?f81 ?f82 ?f83 ?f84 ?f13 ?f85 ?f86 ?f87 ?f88 ?f89 ?f90 ?f26 ?f91 ?f92 ?f93 ?f94 ?f52 ?f95 ?f96 ?f20 ?f48 ?f97 ?f98 ?f99 ?f100 ?f101 ?f102 ?f103 ?f104 ?f105 ?f106 ?f105 ?f107 ?f105 ?f108 ?f109 ?f110 ?f103 ?f111 ?f112 ?f113 ?f114 ?f66 ?f115 ?f116 ?f5 ?f3 ?f0 Z N" draw:text-areas="?f251 ?f253 ?f252 ?f254" draw:glue-points="?f255 ?f256 ?f257 ?f258 ?f259 ?f260 ?f261 ?f262 ?f263 ?f264 ?f265 ?f266 ?f267 ?f268 ?f269 ?f270 ?f271 ?f272 ?f273 ?f274 ?f275 ?f276 ?f277 ?f278 ?f279 ?f280 ?f281 ?f282 ?f283 ?f284 ?f285 ?f286 ?f287 ?f288 ?f289 ?f290 ?f291 ?f292 ?f293 ?f294 ?f295 ?f296 ?f297 ?f298 ?f299 ?f300 ?f301 ?f302 ?f303 ?f304 ?f305 ?f264 ?f306 ?f307 ?f308 ?f309 ?f310 ?f311 ?f312 ?f313 ?f314 ?f315 ?f316 ?f317 ?f318 ?f319" draw:glue-point-leaving-directions="-90, -90, -90, -90, -90, -90, -90, -90, -90, -90, -90, -90, -90, -90, -90, -90, -90, -90, -90, -90, -90, -90, -90, -90, -90, -90, -90, -90, -90, -90, -90, -90, -90">
                  <draw:equation draw:name="f0" draw:formula="0"/>
                  <draw:equation draw:name="f1" draw:formula="1532"/>
                  <draw:equation draw:name="f2" draw:formula="1368"/>
                  <draw:equation draw:name="f3" draw:formula="1408"/>
                  <draw:equation draw:name="f4" draw:formula="1429"/>
                  <draw:equation draw:name="f5" draw:formula="2"/>
                  <draw:equation draw:name="f6" draw:formula="1449"/>
                  <draw:equation draw:name="f7" draw:formula="7"/>
                  <draw:equation draw:name="f8" draw:formula="1468"/>
                  <draw:equation draw:name="f9" draw:formula="15"/>
                  <draw:equation draw:name="f10" draw:formula="1486"/>
                  <draw:equation draw:name="f11" draw:formula="27"/>
                  <draw:equation draw:name="f12" draw:formula="1501"/>
                  <draw:equation draw:name="f13" draw:formula="41"/>
                  <draw:equation draw:name="f14" draw:formula="1514"/>
                  <draw:equation draw:name="f15" draw:formula="59"/>
                  <draw:equation draw:name="f16" draw:formula="1525"/>
                  <draw:equation draw:name="f17" draw:formula="82"/>
                  <draw:equation draw:name="f18" draw:formula="1530"/>
                  <draw:equation draw:name="f19" draw:formula="106"/>
                  <draw:equation draw:name="f20" draw:formula="129"/>
                  <draw:equation draw:name="f21" draw:formula="1528"/>
                  <draw:equation draw:name="f22" draw:formula="153"/>
                  <draw:equation draw:name="f23" draw:formula="1520"/>
                  <draw:equation draw:name="f24" draw:formula="175"/>
                  <draw:equation draw:name="f25" draw:formula="1509"/>
                  <draw:equation draw:name="f26" draw:formula="196"/>
                  <draw:equation draw:name="f27" draw:formula="1493"/>
                  <draw:equation draw:name="f28" draw:formula="214"/>
                  <draw:equation draw:name="f29" draw:formula="1472"/>
                  <draw:equation draw:name="f30" draw:formula="230"/>
                  <draw:equation draw:name="f31" draw:formula="1156"/>
                  <draw:equation draw:name="f32" draw:formula="420"/>
                  <draw:equation draw:name="f33" draw:formula="1135"/>
                  <draw:equation draw:name="f34" draw:formula="430"/>
                  <draw:equation draw:name="f35" draw:formula="1114"/>
                  <draw:equation draw:name="f36" draw:formula="436"/>
                  <draw:equation draw:name="f37" draw:formula="1092"/>
                  <draw:equation draw:name="f38" draw:formula="438"/>
                  <draw:equation draw:name="f39" draw:formula="1077"/>
                  <draw:equation draw:name="f40" draw:formula="437"/>
                  <draw:equation draw:name="f41" draw:formula="1062"/>
                  <draw:equation draw:name="f42" draw:formula="434"/>
                  <draw:equation draw:name="f43" draw:formula="818"/>
                  <draw:equation draw:name="f44" draw:formula="376"/>
                  <draw:equation draw:name="f45" draw:formula="675"/>
                  <draw:equation draw:name="f46" draw:formula="963"/>
                  <draw:equation draw:name="f47" draw:formula="674"/>
                  <draw:equation draw:name="f48" draw:formula="656"/>
                  <draw:equation draw:name="f49" draw:formula="1033"/>
                  <draw:equation draw:name="f50" draw:formula="648"/>
                  <draw:equation draw:name="f51" draw:formula="1056"/>
                  <draw:equation draw:name="f52" draw:formula="634"/>
                  <draw:equation draw:name="f53" draw:formula="1078"/>
                  <draw:equation draw:name="f54" draw:formula="618"/>
                  <draw:equation draw:name="f55" draw:formula="1095"/>
                  <draw:equation draw:name="f56" draw:formula="599"/>
                  <draw:equation draw:name="f57" draw:formula="1110"/>
                  <draw:equation draw:name="f58" draw:formula="187"/>
                  <draw:equation draw:name="f59" draw:formula="1351"/>
                  <draw:equation draw:name="f60" draw:formula="165"/>
                  <draw:equation draw:name="f61" draw:formula="1361"/>
                  <draw:equation draw:name="f62" draw:formula="142"/>
                  <draw:equation draw:name="f63" draw:formula="1367"/>
                  <draw:equation draw:name="f64" draw:formula="117"/>
                  <draw:equation draw:name="f65" draw:formula="94"/>
                  <draw:equation draw:name="f66" draw:formula="1364"/>
                  <draw:equation draw:name="f67" draw:formula="71"/>
                  <draw:equation draw:name="f68" draw:formula="1356"/>
                  <draw:equation draw:name="f69" draw:formula="50"/>
                  <draw:equation draw:name="f70" draw:formula="1344"/>
                  <draw:equation draw:name="f71" draw:formula="33"/>
                  <draw:equation draw:name="f72" draw:formula="1328"/>
                  <draw:equation draw:name="f73" draw:formula="17"/>
                  <draw:equation draw:name="f74" draw:formula="1307"/>
                  <draw:equation draw:name="f75" draw:formula="1284"/>
                  <draw:equation draw:name="f76" draw:formula="1"/>
                  <draw:equation draw:name="f77" draw:formula="1261"/>
                  <draw:equation draw:name="f78" draw:formula="1238"/>
                  <draw:equation draw:name="f79" draw:formula="4"/>
                  <draw:equation draw:name="f80" draw:formula="1213"/>
                  <draw:equation draw:name="f81" draw:formula="12"/>
                  <draw:equation draw:name="f82" draw:formula="1191"/>
                  <draw:equation draw:name="f83" draw:formula="25"/>
                  <draw:equation draw:name="f84" draw:formula="1171"/>
                  <draw:equation draw:name="f85" draw:formula="1152"/>
                  <draw:equation draw:name="f86" draw:formula="61"/>
                  <draw:equation draw:name="f87" draw:formula="1138"/>
                  <draw:equation draw:name="f88" draw:formula="428"/>
                  <draw:equation draw:name="f89" draw:formula="923"/>
                  <draw:equation draw:name="f90" draw:formula="606"/>
                  <draw:equation draw:name="f91" draw:formula="613"/>
                  <draw:equation draw:name="f92" draw:formula="177"/>
                  <draw:equation draw:name="f93" draw:formula="622"/>
                  <draw:equation draw:name="f94" draw:formula="159"/>
                  <draw:equation draw:name="f95" draw:formula="143"/>
                  <draw:equation draw:name="f96" draw:formula="650"/>
                  <draw:equation draw:name="f97" draw:formula="124"/>
                  <draw:equation draw:name="f98" draw:formula="663"/>
                  <draw:equation draw:name="f99" draw:formula="119"/>
                  <draw:equation draw:name="f100" draw:formula="681"/>
                  <draw:equation draw:name="f101" draw:formula="110"/>
                  <draw:equation draw:name="f102" draw:formula="702"/>
                  <draw:equation draw:name="f103" draw:formula="105"/>
                  <draw:equation draw:name="f104" draw:formula="722"/>
                  <draw:equation draw:name="f105" draw:formula="102"/>
                  <draw:equation draw:name="f106" draw:formula="725"/>
                  <draw:equation draw:name="f107" draw:formula="733"/>
                  <draw:equation draw:name="f108" draw:formula="744"/>
                  <draw:equation draw:name="f109" draw:formula="103"/>
                  <draw:equation draw:name="f110" draw:formula="757"/>
                  <draw:equation draw:name="f111" draw:formula="1070"/>
                  <draw:equation draw:name="f112" draw:formula="182"/>
                  <draw:equation draw:name="f113" draw:formula="1343"/>
                  <draw:equation draw:name="f114" draw:formula="18"/>
                  <draw:equation draw:name="f115" draw:formula="8"/>
                  <draw:equation draw:name="f116" draw:formula="1386"/>
                  <draw:equation draw:name="f117" draw:formula="?f2 - ?f0"/>
                  <draw:equation draw:name="f118" draw:formula="?f1 - ?f0"/>
                  <draw:equation draw:name="f119" draw:formula="?f118 / 1532"/>
                  <draw:equation draw:name="f120" draw:formula="?f117 / 1368"/>
                  <draw:equation draw:name="f121" draw:formula="1429 * ?f118"/>
                  <draw:equation draw:name="f122" draw:formula="2 * ?f117"/>
                  <draw:equation draw:name="f123" draw:formula="1468 * ?f118"/>
                  <draw:equation draw:name="f124" draw:formula="15 * ?f117"/>
                  <draw:equation draw:name="f125" draw:formula="1501 * ?f118"/>
                  <draw:equation draw:name="f126" draw:formula="41 * ?f117"/>
                  <draw:equation draw:name="f127" draw:formula="1525 * ?f118"/>
                  <draw:equation draw:name="f128" draw:formula="82 * ?f117"/>
                  <draw:equation draw:name="f129" draw:formula="1532 * ?f118"/>
                  <draw:equation draw:name="f130" draw:formula="129 * ?f117"/>
                  <draw:equation draw:name="f131" draw:formula="1520 * ?f118"/>
                  <draw:equation draw:name="f132" draw:formula="175 * ?f117"/>
                  <draw:equation draw:name="f133" draw:formula="1493 * ?f118"/>
                  <draw:equation draw:name="f134" draw:formula="214 * ?f117"/>
                  <draw:equation draw:name="f135" draw:formula="1156 * ?f118"/>
                  <draw:equation draw:name="f136" draw:formula="420 * ?f117"/>
                  <draw:equation draw:name="f137" draw:formula="1114 * ?f118"/>
                  <draw:equation draw:name="f138" draw:formula="436 * ?f117"/>
                  <draw:equation draw:name="f139" draw:formula="1077 * ?f118"/>
                  <draw:equation draw:name="f140" draw:formula="437 * ?f117"/>
                  <draw:equation draw:name="f141" draw:formula="818 * ?f118"/>
                  <draw:equation draw:name="f142" draw:formula="376 * ?f117"/>
                  <draw:equation draw:name="f143" draw:formula="674 * ?f118"/>
                  <draw:equation draw:name="f144" draw:formula="963 * ?f117"/>
                  <draw:equation draw:name="f145" draw:formula="648 * ?f118"/>
                  <draw:equation draw:name="f146" draw:formula="1056 * ?f117"/>
                  <draw:equation draw:name="f147" draw:formula="618 * ?f118"/>
                  <draw:equation draw:name="f148" draw:formula="1095 * ?f117"/>
                  <draw:equation draw:name="f149" draw:formula="187 * ?f118"/>
                  <draw:equation draw:name="f150" draw:formula="1351 * ?f117"/>
                  <draw:equation draw:name="f151" draw:formula="142 * ?f118"/>
                  <draw:equation draw:name="f152" draw:formula="1367 * ?f117"/>
                  <draw:equation draw:name="f153" draw:formula="94 * ?f118"/>
                  <draw:equation draw:name="f154" draw:formula="1364 * ?f117"/>
                  <draw:equation draw:name="f155" draw:formula="50 * ?f118"/>
                  <draw:equation draw:name="f156" draw:formula="1344 * ?f117"/>
                  <draw:equation draw:name="f157" draw:formula="17 * ?f118"/>
                  <draw:equation draw:name="f158" draw:formula="1307 * ?f117"/>
                  <draw:equation draw:name="f159" draw:formula="1 * ?f118"/>
                  <draw:equation draw:name="f160" draw:formula="1261 * ?f117"/>
                  <draw:equation draw:name="f161" draw:formula="4 * ?f118"/>
                  <draw:equation draw:name="f162" draw:formula="1213 * ?f117"/>
                  <draw:equation draw:name="f163" draw:formula="25 * ?f118"/>
                  <draw:equation draw:name="f164" draw:formula="1171 * ?f117"/>
                  <draw:equation draw:name="f165" draw:formula="61 * ?f118"/>
                  <draw:equation draw:name="f166" draw:formula="1138 * ?f117"/>
                  <draw:equation draw:name="f167" draw:formula="606 * ?f118"/>
                  <draw:equation draw:name="f168" draw:formula="196 * ?f117"/>
                  <draw:equation draw:name="f169" draw:formula="622 * ?f118"/>
                  <draw:equation draw:name="f170" draw:formula="159 * ?f117"/>
                  <draw:equation draw:name="f171" draw:formula="650 * ?f118"/>
                  <draw:equation draw:name="f172" draw:formula="663 * ?f118"/>
                  <draw:equation draw:name="f173" draw:formula="119 * ?f117"/>
                  <draw:equation draw:name="f174" draw:formula="702 * ?f118"/>
                  <draw:equation draw:name="f175" draw:formula="105 * ?f117"/>
                  <draw:equation draw:name="f176" draw:formula="725 * ?f118"/>
                  <draw:equation draw:name="f177" draw:formula="102 * ?f117"/>
                  <draw:equation draw:name="f178" draw:formula="744 * ?f118"/>
                  <draw:equation draw:name="f179" draw:formula="103 * ?f117"/>
                  <draw:equation draw:name="f180" draw:formula="1070 * ?f118"/>
                  <draw:equation draw:name="f181" draw:formula="182 * ?f117"/>
                  <draw:equation draw:name="f182" draw:formula="1364 * ?f118"/>
                  <draw:equation draw:name="f183" draw:formula="8 * ?f117"/>
                  <draw:equation draw:name="f184" draw:formula="1408 * ?f118"/>
                  <draw:equation draw:name="f185" draw:formula="0 * ?f117"/>
                  <draw:equation draw:name="f186" draw:formula="?f121 / 1532"/>
                  <draw:equation draw:name="f187" draw:formula="?f122 / 1368"/>
                  <draw:equation draw:name="f188" draw:formula="?f123 / 1532"/>
                  <draw:equation draw:name="f189" draw:formula="?f124 / 1368"/>
                  <draw:equation draw:name="f190" draw:formula="?f125 / 1532"/>
                  <draw:equation draw:name="f191" draw:formula="?f126 / 1368"/>
                  <draw:equation draw:name="f192" draw:formula="?f127 / 1532"/>
                  <draw:equation draw:name="f193" draw:formula="?f128 / 1368"/>
                  <draw:equation draw:name="f194" draw:formula="?f129 / 1532"/>
                  <draw:equation draw:name="f195" draw:formula="?f130 / 1368"/>
                  <draw:equation draw:name="f196" draw:formula="?f131 / 1532"/>
                  <draw:equation draw:name="f197" draw:formula="?f132 / 1368"/>
                  <draw:equation draw:name="f198" draw:formula="?f133 / 1532"/>
                  <draw:equation draw:name="f199" draw:formula="?f134 / 1368"/>
                  <draw:equation draw:name="f200" draw:formula="?f135 / 1532"/>
                  <draw:equation draw:name="f201" draw:formula="?f136 / 1368"/>
                  <draw:equation draw:name="f202" draw:formula="?f137 / 1532"/>
                  <draw:equation draw:name="f203" draw:formula="?f138 / 1368"/>
                  <draw:equation draw:name="f204" draw:formula="?f139 / 1532"/>
                  <draw:equation draw:name="f205" draw:formula="?f140 / 1368"/>
                  <draw:equation draw:name="f206" draw:formula="?f141 / 1532"/>
                  <draw:equation draw:name="f207" draw:formula="?f142 / 1368"/>
                  <draw:equation draw:name="f208" draw:formula="?f143 / 1532"/>
                  <draw:equation draw:name="f209" draw:formula="?f144 / 1368"/>
                  <draw:equation draw:name="f210" draw:formula="?f145 / 1532"/>
                  <draw:equation draw:name="f211" draw:formula="?f146 / 1368"/>
                  <draw:equation draw:name="f212" draw:formula="?f147 / 1532"/>
                  <draw:equation draw:name="f213" draw:formula="?f148 / 1368"/>
                  <draw:equation draw:name="f214" draw:formula="?f149 / 1532"/>
                  <draw:equation draw:name="f215" draw:formula="?f150 / 1368"/>
                  <draw:equation draw:name="f216" draw:formula="?f151 / 1532"/>
                  <draw:equation draw:name="f217" draw:formula="?f152 / 1368"/>
                  <draw:equation draw:name="f218" draw:formula="?f153 / 1532"/>
                  <draw:equation draw:name="f219" draw:formula="?f154 / 1368"/>
                  <draw:equation draw:name="f220" draw:formula="?f155 / 1532"/>
                  <draw:equation draw:name="f221" draw:formula="?f156 / 1368"/>
                  <draw:equation draw:name="f222" draw:formula="?f157 / 1532"/>
                  <draw:equation draw:name="f223" draw:formula="?f158 / 1368"/>
                  <draw:equation draw:name="f224" draw:formula="?f159 / 1532"/>
                  <draw:equation draw:name="f225" draw:formula="?f160 / 1368"/>
                  <draw:equation draw:name="f226" draw:formula="?f161 / 1532"/>
                  <draw:equation draw:name="f227" draw:formula="?f162 / 1368"/>
                  <draw:equation draw:name="f228" draw:formula="?f163 / 1532"/>
                  <draw:equation draw:name="f229" draw:formula="?f164 / 1368"/>
                  <draw:equation draw:name="f230" draw:formula="?f165 / 1532"/>
                  <draw:equation draw:name="f231" draw:formula="?f166 / 1368"/>
                  <draw:equation draw:name="f232" draw:formula="?f167 / 1532"/>
                  <draw:equation draw:name="f233" draw:formula="?f168 / 1368"/>
                  <draw:equation draw:name="f234" draw:formula="?f169 / 1532"/>
                  <draw:equation draw:name="f235" draw:formula="?f170 / 1368"/>
                  <draw:equation draw:name="f236" draw:formula="?f171 / 1532"/>
                  <draw:equation draw:name="f237" draw:formula="?f172 / 1532"/>
                  <draw:equation draw:name="f238" draw:formula="?f173 / 1368"/>
                  <draw:equation draw:name="f239" draw:formula="?f174 / 1532"/>
                  <draw:equation draw:name="f240" draw:formula="?f175 / 1368"/>
                  <draw:equation draw:name="f241" draw:formula="?f176 / 1532"/>
                  <draw:equation draw:name="f242" draw:formula="?f177 / 1368"/>
                  <draw:equation draw:name="f243" draw:formula="?f178 / 1532"/>
                  <draw:equation draw:name="f244" draw:formula="?f179 / 1368"/>
                  <draw:equation draw:name="f245" draw:formula="?f180 / 1532"/>
                  <draw:equation draw:name="f246" draw:formula="?f181 / 1368"/>
                  <draw:equation draw:name="f247" draw:formula="?f182 / 1532"/>
                  <draw:equation draw:name="f248" draw:formula="?f183 / 1368"/>
                  <draw:equation draw:name="f249" draw:formula="?f184 / 1532"/>
                  <draw:equation draw:name="f250" draw:formula="?f185 / 1368"/>
                  <draw:equation draw:name="f251" draw:formula="0 / ?f119"/>
                  <draw:equation draw:name="f252" draw:formula="?f1 / ?f119"/>
                  <draw:equation draw:name="f253" draw:formula="0 / ?f120"/>
                  <draw:equation draw:name="f254" draw:formula="?f2 / ?f120"/>
                  <draw:equation draw:name="f255" draw:formula="?f186 / ?f119"/>
                  <draw:equation draw:name="f256" draw:formula="?f187 / ?f120"/>
                  <draw:equation draw:name="f257" draw:formula="?f188 / ?f119"/>
                  <draw:equation draw:name="f258" draw:formula="?f189 / ?f120"/>
                  <draw:equation draw:name="f259" draw:formula="?f190 / ?f119"/>
                  <draw:equation draw:name="f260" draw:formula="?f191 / ?f120"/>
                  <draw:equation draw:name="f261" draw:formula="?f192 / ?f119"/>
                  <draw:equation draw:name="f262" draw:formula="?f193 / ?f120"/>
                  <draw:equation draw:name="f263" draw:formula="?f194 / ?f119"/>
                  <draw:equation draw:name="f264" draw:formula="?f195 / ?f120"/>
                  <draw:equation draw:name="f265" draw:formula="?f196 / ?f119"/>
                  <draw:equation draw:name="f266" draw:formula="?f197 / ?f120"/>
                  <draw:equation draw:name="f267" draw:formula="?f198 / ?f119"/>
                  <draw:equation draw:name="f268" draw:formula="?f199 / ?f120"/>
                  <draw:equation draw:name="f269" draw:formula="?f200 / ?f119"/>
                  <draw:equation draw:name="f270" draw:formula="?f201 / ?f120"/>
                  <draw:equation draw:name="f271" draw:formula="?f202 / ?f119"/>
                  <draw:equation draw:name="f272" draw:formula="?f203 / ?f120"/>
                  <draw:equation draw:name="f273" draw:formula="?f204 / ?f119"/>
                  <draw:equation draw:name="f274" draw:formula="?f205 / ?f120"/>
                  <draw:equation draw:name="f275" draw:formula="?f206 / ?f119"/>
                  <draw:equation draw:name="f276" draw:formula="?f207 / ?f120"/>
                  <draw:equation draw:name="f277" draw:formula="?f208 / ?f119"/>
                  <draw:equation draw:name="f278" draw:formula="?f209 / ?f120"/>
                  <draw:equation draw:name="f279" draw:formula="?f210 / ?f119"/>
                  <draw:equation draw:name="f280" draw:formula="?f211 / ?f120"/>
                  <draw:equation draw:name="f281" draw:formula="?f212 / ?f119"/>
                  <draw:equation draw:name="f282" draw:formula="?f213 / ?f120"/>
                  <draw:equation draw:name="f283" draw:formula="?f214 / ?f119"/>
                  <draw:equation draw:name="f284" draw:formula="?f215 / ?f120"/>
                  <draw:equation draw:name="f285" draw:formula="?f216 / ?f119"/>
                  <draw:equation draw:name="f286" draw:formula="?f217 / ?f120"/>
                  <draw:equation draw:name="f287" draw:formula="?f218 / ?f119"/>
                  <draw:equation draw:name="f288" draw:formula="?f219 / ?f120"/>
                  <draw:equation draw:name="f289" draw:formula="?f220 / ?f119"/>
                  <draw:equation draw:name="f290" draw:formula="?f221 / ?f120"/>
                  <draw:equation draw:name="f291" draw:formula="?f222 / ?f119"/>
                  <draw:equation draw:name="f292" draw:formula="?f223 / ?f120"/>
                  <draw:equation draw:name="f293" draw:formula="?f224 / ?f119"/>
                  <draw:equation draw:name="f294" draw:formula="?f225 / ?f120"/>
                  <draw:equation draw:name="f295" draw:formula="?f226 / ?f119"/>
                  <draw:equation draw:name="f296" draw:formula="?f227 / ?f120"/>
                  <draw:equation draw:name="f297" draw:formula="?f228 / ?f119"/>
                  <draw:equation draw:name="f298" draw:formula="?f229 / ?f120"/>
                  <draw:equation draw:name="f299" draw:formula="?f230 / ?f119"/>
                  <draw:equation draw:name="f300" draw:formula="?f231 / ?f120"/>
                  <draw:equation draw:name="f301" draw:formula="?f232 / ?f119"/>
                  <draw:equation draw:name="f302" draw:formula="?f233 / ?f120"/>
                  <draw:equation draw:name="f303" draw:formula="?f234 / ?f119"/>
                  <draw:equation draw:name="f304" draw:formula="?f235 / ?f120"/>
                  <draw:equation draw:name="f305" draw:formula="?f236 / ?f119"/>
                  <draw:equation draw:name="f306" draw:formula="?f237 / ?f119"/>
                  <draw:equation draw:name="f307" draw:formula="?f238 / ?f120"/>
                  <draw:equation draw:name="f308" draw:formula="?f239 / ?f119"/>
                  <draw:equation draw:name="f309" draw:formula="?f240 / ?f120"/>
                  <draw:equation draw:name="f310" draw:formula="?f241 / ?f119"/>
                  <draw:equation draw:name="f311" draw:formula="?f242 / ?f120"/>
                  <draw:equation draw:name="f312" draw:formula="?f243 / ?f119"/>
                  <draw:equation draw:name="f313" draw:formula="?f244 / ?f120"/>
                  <draw:equation draw:name="f314" draw:formula="?f245 / ?f119"/>
                  <draw:equation draw:name="f315" draw:formula="?f246 / ?f120"/>
                  <draw:equation draw:name="f316" draw:formula="?f247 / ?f119"/>
                  <draw:equation draw:name="f317" draw:formula="?f248 / ?f120"/>
                  <draw:equation draw:name="f318" draw:formula="?f249 / ?f119"/>
                  <draw:equation draw:name="f319" draw:formula="?f250 / ?f120"/>
                </draw:enhanced-geometry>
              </draw:custom-shape>
              <draw:custom-shape svg:x="0.4375in" svg:y="0.61458in" svg:width="0.10417in" svg:height="0.20833in" draw:id="id16" draw:style-name="a39" draw:name="Freeform 8">
                <svg:title/>
                <svg:desc/>
                <text:p text:style-name="a38" text:class-names="" text:cond-style-name=""><text:span text:style-name="a37" text:class-names=""/></text:p>
                <draw:enhanced-geometry xmlns:dr3d="urn:oasis:names:tc:opendocument:xmlns:dr3d:1.0" draw:type="non-primitive" svg:viewBox="0 0 421 845" draw:enhanced-path="M ?f4 ?f1 L ?f5 ?f6 ?f7 ?f8 ?f9 ?f10 ?f11 ?f0 ?f12 ?f13 ?f14 ?f15 ?f16 ?f17 ?f18 ?f19 ?f20 ?f21 ?f22 ?f23 ?f24 ?f25 ?f2 ?f26 ?f24 ?f27 ?f28 ?f29 ?f30 ?f31 ?f32 ?f33 ?f34 ?f35 ?f36 ?f37 ?f38 ?f39 ?f40 ?f41 ?f42 ?f43 ?f44 ?f3 ?f45 ?f46 ?f47 ?f48 ?f49 ?f50 ?f51 ?f52 ?f53 ?f54 ?f55 ?f56 ?f57 ?f58 ?f59 ?f60 ?f61 ?f62 ?f63 ?f64 ?f65 ?f66 ?f67 ?f68 ?f69 ?f70 ?f71 ?f72 ?f73 ?f74 ?f1 ?f75 ?f4 ?f1 Z N" draw:text-areas="?f234 ?f236 ?f235 ?f237" draw:glue-points="?f238 ?f239 ?f240 ?f241 ?f242 ?f243 ?f244 ?f245 ?f246 ?f247 ?f248 ?f249 ?f250 ?f251 ?f252 ?f253 ?f254 ?f255 ?f256 ?f257 ?f258 ?f259 ?f260 ?f261 ?f262 ?f263 ?f260 ?f264 ?f265 ?f266 ?f267 ?f268 ?f269 ?f270 ?f271 ?f272 ?f273 ?f274 ?f275 ?f276 ?f277 ?f278 ?f279 ?f280 ?f281 ?f282 ?f283 ?f284 ?f285 ?f286 ?f287 ?f288 ?f289 ?f290 ?f291 ?f292 ?f293 ?f294 ?f295 ?f296 ?f297 ?f298 ?f299 ?f300 ?f301 ?f302 ?f303 ?f304 ?f305 ?f306 ?f307 ?f308 ?f309 ?f310 ?f311 ?f312 ?f313 ?f314 ?f238 ?f239" draw:glue-point-leaving-directions="-90, -90, -90, -90, -90, -90, -90, -90, -90, -90, -90, -90, -90, -90, -90, -90, -90, -90, -90, -90, -90, -90, -90, -90, -90, -90, -90, -90, -90, -90, -90, -90, -90, -90, -90, -90, -90, -90, -90, -90">
                  <draw:equation draw:name="f0" draw:formula="180"/>
                  <draw:equation draw:name="f1" draw:formula="0"/>
                  <draw:equation draw:name="f2" draw:formula="421"/>
                  <draw:equation draw:name="f3" draw:formula="845"/>
                  <draw:equation draw:name="f4" draw:formula="64"/>
                  <draw:equation draw:name="f5" draw:formula="222"/>
                  <draw:equation draw:name="f6" draw:formula="124"/>
                  <draw:equation draw:name="f7" draw:formula="242"/>
                  <draw:equation draw:name="f8" draw:formula="142"/>
                  <draw:equation draw:name="f9" draw:formula="262"/>
                  <draw:equation draw:name="f10" draw:formula="160"/>
                  <draw:equation draw:name="f11" draw:formula="278"/>
                  <draw:equation draw:name="f12" draw:formula="293"/>
                  <draw:equation draw:name="f13" draw:formula="201"/>
                  <draw:equation draw:name="f14" draw:formula="306"/>
                  <draw:equation draw:name="f15" draw:formula="225"/>
                  <draw:equation draw:name="f16" draw:formula="318"/>
                  <draw:equation draw:name="f17" draw:formula="252"/>
                  <draw:equation draw:name="f18" draw:formula="329"/>
                  <draw:equation draw:name="f19" draw:formula="284"/>
                  <draw:equation draw:name="f20" draw:formula="418"/>
                  <draw:equation draw:name="f21" draw:formula="696"/>
                  <draw:equation draw:name="f22" draw:formula="419"/>
                  <draw:equation draw:name="f23" draw:formula="708"/>
                  <draw:equation draw:name="f24" draw:formula="420"/>
                  <draw:equation draw:name="f25" draw:formula="721"/>
                  <draw:equation draw:name="f26" draw:formula="736"/>
                  <draw:equation draw:name="f27" draw:formula="751"/>
                  <draw:equation draw:name="f28" draw:formula="417"/>
                  <draw:equation draw:name="f29" draw:formula="766"/>
                  <draw:equation draw:name="f30" draw:formula="413"/>
                  <draw:equation draw:name="f31" draw:formula="781"/>
                  <draw:equation draw:name="f32" draw:formula="406"/>
                  <draw:equation draw:name="f33" draw:formula="795"/>
                  <draw:equation draw:name="f34" draw:formula="397"/>
                  <draw:equation draw:name="f35" draw:formula="809"/>
                  <draw:equation draw:name="f36" draw:formula="384"/>
                  <draw:equation draw:name="f37" draw:formula="821"/>
                  <draw:equation draw:name="f38" draw:formula="368"/>
                  <draw:equation draw:name="f39" draw:formula="831"/>
                  <draw:equation draw:name="f40" draw:formula="348"/>
                  <draw:equation draw:name="f41" draw:formula="839"/>
                  <draw:equation draw:name="f42" draw:formula="328"/>
                  <draw:equation draw:name="f43" draw:formula="843"/>
                  <draw:equation draw:name="f44" draw:formula="307"/>
                  <draw:equation draw:name="f45" draw:formula="283"/>
                  <draw:equation draw:name="f46" draw:formula="842"/>
                  <draw:equation draw:name="f47" draw:formula="261"/>
                  <draw:equation draw:name="f48" draw:formula="836"/>
                  <draw:equation draw:name="f49" draw:formula="240"/>
                  <draw:equation draw:name="f50" draw:formula="825"/>
                  <draw:equation draw:name="f51" draw:formula="223"/>
                  <draw:equation draw:name="f52" draw:formula="810"/>
                  <draw:equation draw:name="f53" draw:formula="209"/>
                  <draw:equation draw:name="f54" draw:formula="790"/>
                  <draw:equation draw:name="f55" draw:formula="198"/>
                  <draw:equation draw:name="f56" draw:formula="768"/>
                  <draw:equation draw:name="f57" draw:formula="114"/>
                  <draw:equation draw:name="f58" draw:formula="352"/>
                  <draw:equation draw:name="f59" draw:formula="112"/>
                  <draw:equation draw:name="f60" draw:formula="351"/>
                  <draw:equation draw:name="f61" draw:formula="107"/>
                  <draw:equation draw:name="f62" draw:formula="347"/>
                  <draw:equation draw:name="f63" draw:formula="99"/>
                  <draw:equation draw:name="f64" draw:formula="341"/>
                  <draw:equation draw:name="f65" draw:formula="87"/>
                  <draw:equation draw:name="f66" draw:formula="332"/>
                  <draw:equation draw:name="f67" draw:formula="73"/>
                  <draw:equation draw:name="f68" draw:formula="321"/>
                  <draw:equation draw:name="f69" draw:formula="58"/>
                  <draw:equation draw:name="f70" draw:formula="310"/>
                  <draw:equation draw:name="f71" draw:formula="41"/>
                  <draw:equation draw:name="f72" draw:formula="296"/>
                  <draw:equation draw:name="f73" draw:formula="21"/>
                  <draw:equation draw:name="f74" draw:formula="282"/>
                  <draw:equation draw:name="f75" draw:formula="266"/>
                  <draw:equation draw:name="f76" draw:formula="?f3 - ?f1"/>
                  <draw:equation draw:name="f77" draw:formula="?f2 - ?f1"/>
                  <draw:equation draw:name="f78" draw:formula="?f77 / 421"/>
                  <draw:equation draw:name="f79" draw:formula="?f76 / 845"/>
                  <draw:equation draw:name="f80" draw:formula="64 * ?f77"/>
                  <draw:equation draw:name="f81" draw:formula="0 * ?f76"/>
                  <draw:equation draw:name="f82" draw:formula="222 * ?f77"/>
                  <draw:equation draw:name="f83" draw:formula="124 * ?f76"/>
                  <draw:equation draw:name="f84" draw:formula="242 * ?f77"/>
                  <draw:equation draw:name="f85" draw:formula="142 * ?f76"/>
                  <draw:equation draw:name="f86" draw:formula="262 * ?f77"/>
                  <draw:equation draw:name="f87" draw:formula="160 * ?f76"/>
                  <draw:equation draw:name="f88" draw:formula="278 * ?f77"/>
                  <draw:equation draw:name="f89" draw:formula="180 * ?f76"/>
                  <draw:equation draw:name="f90" draw:formula="293 * ?f77"/>
                  <draw:equation draw:name="f91" draw:formula="201 * ?f76"/>
                  <draw:equation draw:name="f92" draw:formula="306 * ?f77"/>
                  <draw:equation draw:name="f93" draw:formula="225 * ?f76"/>
                  <draw:equation draw:name="f94" draw:formula="318 * ?f77"/>
                  <draw:equation draw:name="f95" draw:formula="252 * ?f76"/>
                  <draw:equation draw:name="f96" draw:formula="329 * ?f77"/>
                  <draw:equation draw:name="f97" draw:formula="284 * ?f76"/>
                  <draw:equation draw:name="f98" draw:formula="418 * ?f77"/>
                  <draw:equation draw:name="f99" draw:formula="696 * ?f76"/>
                  <draw:equation draw:name="f100" draw:formula="419 * ?f77"/>
                  <draw:equation draw:name="f101" draw:formula="708 * ?f76"/>
                  <draw:equation draw:name="f102" draw:formula="420 * ?f77"/>
                  <draw:equation draw:name="f103" draw:formula="721 * ?f76"/>
                  <draw:equation draw:name="f104" draw:formula="421 * ?f77"/>
                  <draw:equation draw:name="f105" draw:formula="736 * ?f76"/>
                  <draw:equation draw:name="f106" draw:formula="751 * ?f76"/>
                  <draw:equation draw:name="f107" draw:formula="417 * ?f77"/>
                  <draw:equation draw:name="f108" draw:formula="766 * ?f76"/>
                  <draw:equation draw:name="f109" draw:formula="413 * ?f77"/>
                  <draw:equation draw:name="f110" draw:formula="781 * ?f76"/>
                  <draw:equation draw:name="f111" draw:formula="406 * ?f77"/>
                  <draw:equation draw:name="f112" draw:formula="795 * ?f76"/>
                  <draw:equation draw:name="f113" draw:formula="397 * ?f77"/>
                  <draw:equation draw:name="f114" draw:formula="809 * ?f76"/>
                  <draw:equation draw:name="f115" draw:formula="384 * ?f77"/>
                  <draw:equation draw:name="f116" draw:formula="821 * ?f76"/>
                  <draw:equation draw:name="f117" draw:formula="368 * ?f77"/>
                  <draw:equation draw:name="f118" draw:formula="831 * ?f76"/>
                  <draw:equation draw:name="f119" draw:formula="348 * ?f77"/>
                  <draw:equation draw:name="f120" draw:formula="839 * ?f76"/>
                  <draw:equation draw:name="f121" draw:formula="328 * ?f77"/>
                  <draw:equation draw:name="f122" draw:formula="843 * ?f76"/>
                  <draw:equation draw:name="f123" draw:formula="307 * ?f77"/>
                  <draw:equation draw:name="f124" draw:formula="845 * ?f76"/>
                  <draw:equation draw:name="f125" draw:formula="283 * ?f77"/>
                  <draw:equation draw:name="f126" draw:formula="842 * ?f76"/>
                  <draw:equation draw:name="f127" draw:formula="261 * ?f77"/>
                  <draw:equation draw:name="f128" draw:formula="836 * ?f76"/>
                  <draw:equation draw:name="f129" draw:formula="240 * ?f77"/>
                  <draw:equation draw:name="f130" draw:formula="825 * ?f76"/>
                  <draw:equation draw:name="f131" draw:formula="223 * ?f77"/>
                  <draw:equation draw:name="f132" draw:formula="810 * ?f76"/>
                  <draw:equation draw:name="f133" draw:formula="209 * ?f77"/>
                  <draw:equation draw:name="f134" draw:formula="790 * ?f76"/>
                  <draw:equation draw:name="f135" draw:formula="198 * ?f77"/>
                  <draw:equation draw:name="f136" draw:formula="768 * ?f76"/>
                  <draw:equation draw:name="f137" draw:formula="114 * ?f77"/>
                  <draw:equation draw:name="f138" draw:formula="352 * ?f76"/>
                  <draw:equation draw:name="f139" draw:formula="112 * ?f77"/>
                  <draw:equation draw:name="f140" draw:formula="351 * ?f76"/>
                  <draw:equation draw:name="f141" draw:formula="107 * ?f77"/>
                  <draw:equation draw:name="f142" draw:formula="347 * ?f76"/>
                  <draw:equation draw:name="f143" draw:formula="99 * ?f77"/>
                  <draw:equation draw:name="f144" draw:formula="341 * ?f76"/>
                  <draw:equation draw:name="f145" draw:formula="87 * ?f77"/>
                  <draw:equation draw:name="f146" draw:formula="332 * ?f76"/>
                  <draw:equation draw:name="f147" draw:formula="73 * ?f77"/>
                  <draw:equation draw:name="f148" draw:formula="321 * ?f76"/>
                  <draw:equation draw:name="f149" draw:formula="58 * ?f77"/>
                  <draw:equation draw:name="f150" draw:formula="310 * ?f76"/>
                  <draw:equation draw:name="f151" draw:formula="41 * ?f77"/>
                  <draw:equation draw:name="f152" draw:formula="296 * ?f76"/>
                  <draw:equation draw:name="f153" draw:formula="21 * ?f77"/>
                  <draw:equation draw:name="f154" draw:formula="282 * ?f76"/>
                  <draw:equation draw:name="f155" draw:formula="0 * ?f77"/>
                  <draw:equation draw:name="f156" draw:formula="266 * ?f76"/>
                  <draw:equation draw:name="f157" draw:formula="?f80 / 421"/>
                  <draw:equation draw:name="f158" draw:formula="?f81 / 845"/>
                  <draw:equation draw:name="f159" draw:formula="?f82 / 421"/>
                  <draw:equation draw:name="f160" draw:formula="?f83 / 845"/>
                  <draw:equation draw:name="f161" draw:formula="?f84 / 421"/>
                  <draw:equation draw:name="f162" draw:formula="?f85 / 845"/>
                  <draw:equation draw:name="f163" draw:formula="?f86 / 421"/>
                  <draw:equation draw:name="f164" draw:formula="?f87 / 845"/>
                  <draw:equation draw:name="f165" draw:formula="?f88 / 421"/>
                  <draw:equation draw:name="f166" draw:formula="?f89 / 845"/>
                  <draw:equation draw:name="f167" draw:formula="?f90 / 421"/>
                  <draw:equation draw:name="f168" draw:formula="?f91 / 845"/>
                  <draw:equation draw:name="f169" draw:formula="?f92 / 421"/>
                  <draw:equation draw:name="f170" draw:formula="?f93 / 845"/>
                  <draw:equation draw:name="f171" draw:formula="?f94 / 421"/>
                  <draw:equation draw:name="f172" draw:formula="?f95 / 845"/>
                  <draw:equation draw:name="f173" draw:formula="?f96 / 421"/>
                  <draw:equation draw:name="f174" draw:formula="?f97 / 845"/>
                  <draw:equation draw:name="f175" draw:formula="?f98 / 421"/>
                  <draw:equation draw:name="f176" draw:formula="?f99 / 845"/>
                  <draw:equation draw:name="f177" draw:formula="?f100 / 421"/>
                  <draw:equation draw:name="f178" draw:formula="?f101 / 845"/>
                  <draw:equation draw:name="f179" draw:formula="?f102 / 421"/>
                  <draw:equation draw:name="f180" draw:formula="?f103 / 845"/>
                  <draw:equation draw:name="f181" draw:formula="?f104 / 421"/>
                  <draw:equation draw:name="f182" draw:formula="?f105 / 845"/>
                  <draw:equation draw:name="f183" draw:formula="?f106 / 845"/>
                  <draw:equation draw:name="f184" draw:formula="?f107 / 421"/>
                  <draw:equation draw:name="f185" draw:formula="?f108 / 845"/>
                  <draw:equation draw:name="f186" draw:formula="?f109 / 421"/>
                  <draw:equation draw:name="f187" draw:formula="?f110 / 845"/>
                  <draw:equation draw:name="f188" draw:formula="?f111 / 421"/>
                  <draw:equation draw:name="f189" draw:formula="?f112 / 845"/>
                  <draw:equation draw:name="f190" draw:formula="?f113 / 421"/>
                  <draw:equation draw:name="f191" draw:formula="?f114 / 845"/>
                  <draw:equation draw:name="f192" draw:formula="?f115 / 421"/>
                  <draw:equation draw:name="f193" draw:formula="?f116 / 845"/>
                  <draw:equation draw:name="f194" draw:formula="?f117 / 421"/>
                  <draw:equation draw:name="f195" draw:formula="?f118 / 845"/>
                  <draw:equation draw:name="f196" draw:formula="?f119 / 421"/>
                  <draw:equation draw:name="f197" draw:formula="?f120 / 845"/>
                  <draw:equation draw:name="f198" draw:formula="?f121 / 421"/>
                  <draw:equation draw:name="f199" draw:formula="?f122 / 845"/>
                  <draw:equation draw:name="f200" draw:formula="?f123 / 421"/>
                  <draw:equation draw:name="f201" draw:formula="?f124 / 845"/>
                  <draw:equation draw:name="f202" draw:formula="?f125 / 421"/>
                  <draw:equation draw:name="f203" draw:formula="?f126 / 845"/>
                  <draw:equation draw:name="f204" draw:formula="?f127 / 421"/>
                  <draw:equation draw:name="f205" draw:formula="?f128 / 845"/>
                  <draw:equation draw:name="f206" draw:formula="?f129 / 421"/>
                  <draw:equation draw:name="f207" draw:formula="?f130 / 845"/>
                  <draw:equation draw:name="f208" draw:formula="?f131 / 421"/>
                  <draw:equation draw:name="f209" draw:formula="?f132 / 845"/>
                  <draw:equation draw:name="f210" draw:formula="?f133 / 421"/>
                  <draw:equation draw:name="f211" draw:formula="?f134 / 845"/>
                  <draw:equation draw:name="f212" draw:formula="?f135 / 421"/>
                  <draw:equation draw:name="f213" draw:formula="?f136 / 845"/>
                  <draw:equation draw:name="f214" draw:formula="?f137 / 421"/>
                  <draw:equation draw:name="f215" draw:formula="?f138 / 845"/>
                  <draw:equation draw:name="f216" draw:formula="?f139 / 421"/>
                  <draw:equation draw:name="f217" draw:formula="?f140 / 845"/>
                  <draw:equation draw:name="f218" draw:formula="?f141 / 421"/>
                  <draw:equation draw:name="f219" draw:formula="?f142 / 845"/>
                  <draw:equation draw:name="f220" draw:formula="?f143 / 421"/>
                  <draw:equation draw:name="f221" draw:formula="?f144 / 845"/>
                  <draw:equation draw:name="f222" draw:formula="?f145 / 421"/>
                  <draw:equation draw:name="f223" draw:formula="?f146 / 845"/>
                  <draw:equation draw:name="f224" draw:formula="?f147 / 421"/>
                  <draw:equation draw:name="f225" draw:formula="?f148 / 845"/>
                  <draw:equation draw:name="f226" draw:formula="?f149 / 421"/>
                  <draw:equation draw:name="f227" draw:formula="?f150 / 845"/>
                  <draw:equation draw:name="f228" draw:formula="?f151 / 421"/>
                  <draw:equation draw:name="f229" draw:formula="?f152 / 845"/>
                  <draw:equation draw:name="f230" draw:formula="?f153 / 421"/>
                  <draw:equation draw:name="f231" draw:formula="?f154 / 845"/>
                  <draw:equation draw:name="f232" draw:formula="?f155 / 421"/>
                  <draw:equation draw:name="f233" draw:formula="?f156 / 845"/>
                  <draw:equation draw:name="f234" draw:formula="0 / ?f78"/>
                  <draw:equation draw:name="f235" draw:formula="?f2 / ?f78"/>
                  <draw:equation draw:name="f236" draw:formula="0 / ?f79"/>
                  <draw:equation draw:name="f237" draw:formula="?f3 / ?f79"/>
                  <draw:equation draw:name="f238" draw:formula="?f157 / ?f78"/>
                  <draw:equation draw:name="f239" draw:formula="?f158 / ?f79"/>
                  <draw:equation draw:name="f240" draw:formula="?f159 / ?f78"/>
                  <draw:equation draw:name="f241" draw:formula="?f160 / ?f79"/>
                  <draw:equation draw:name="f242" draw:formula="?f161 / ?f78"/>
                  <draw:equation draw:name="f243" draw:formula="?f162 / ?f79"/>
                  <draw:equation draw:name="f244" draw:formula="?f163 / ?f78"/>
                  <draw:equation draw:name="f245" draw:formula="?f164 / ?f79"/>
                  <draw:equation draw:name="f246" draw:formula="?f165 / ?f78"/>
                  <draw:equation draw:name="f247" draw:formula="?f166 / ?f79"/>
                  <draw:equation draw:name="f248" draw:formula="?f167 / ?f78"/>
                  <draw:equation draw:name="f249" draw:formula="?f168 / ?f79"/>
                  <draw:equation draw:name="f250" draw:formula="?f169 / ?f78"/>
                  <draw:equation draw:name="f251" draw:formula="?f170 / ?f79"/>
                  <draw:equation draw:name="f252" draw:formula="?f171 / ?f78"/>
                  <draw:equation draw:name="f253" draw:formula="?f172 / ?f79"/>
                  <draw:equation draw:name="f254" draw:formula="?f173 / ?f78"/>
                  <draw:equation draw:name="f255" draw:formula="?f174 / ?f79"/>
                  <draw:equation draw:name="f256" draw:formula="?f175 / ?f78"/>
                  <draw:equation draw:name="f257" draw:formula="?f176 / ?f79"/>
                  <draw:equation draw:name="f258" draw:formula="?f177 / ?f78"/>
                  <draw:equation draw:name="f259" draw:formula="?f178 / ?f79"/>
                  <draw:equation draw:name="f260" draw:formula="?f179 / ?f78"/>
                  <draw:equation draw:name="f261" draw:formula="?f180 / ?f79"/>
                  <draw:equation draw:name="f262" draw:formula="?f181 / ?f78"/>
                  <draw:equation draw:name="f263" draw:formula="?f182 / ?f79"/>
                  <draw:equation draw:name="f264" draw:formula="?f183 / ?f79"/>
                  <draw:equation draw:name="f265" draw:formula="?f184 / ?f78"/>
                  <draw:equation draw:name="f266" draw:formula="?f185 / ?f79"/>
                  <draw:equation draw:name="f267" draw:formula="?f186 / ?f78"/>
                  <draw:equation draw:name="f268" draw:formula="?f187 / ?f79"/>
                  <draw:equation draw:name="f269" draw:formula="?f188 / ?f78"/>
                  <draw:equation draw:name="f270" draw:formula="?f189 / ?f79"/>
                  <draw:equation draw:name="f271" draw:formula="?f190 / ?f78"/>
                  <draw:equation draw:name="f272" draw:formula="?f191 / ?f79"/>
                  <draw:equation draw:name="f273" draw:formula="?f192 / ?f78"/>
                  <draw:equation draw:name="f274" draw:formula="?f193 / ?f79"/>
                  <draw:equation draw:name="f275" draw:formula="?f194 / ?f78"/>
                  <draw:equation draw:name="f276" draw:formula="?f195 / ?f79"/>
                  <draw:equation draw:name="f277" draw:formula="?f196 / ?f78"/>
                  <draw:equation draw:name="f278" draw:formula="?f197 / ?f79"/>
                  <draw:equation draw:name="f279" draw:formula="?f198 / ?f78"/>
                  <draw:equation draw:name="f280" draw:formula="?f199 / ?f79"/>
                  <draw:equation draw:name="f281" draw:formula="?f200 / ?f78"/>
                  <draw:equation draw:name="f282" draw:formula="?f201 / ?f79"/>
                  <draw:equation draw:name="f283" draw:formula="?f202 / ?f78"/>
                  <draw:equation draw:name="f284" draw:formula="?f203 / ?f79"/>
                  <draw:equation draw:name="f285" draw:formula="?f204 / ?f78"/>
                  <draw:equation draw:name="f286" draw:formula="?f205 / ?f79"/>
                  <draw:equation draw:name="f287" draw:formula="?f206 / ?f78"/>
                  <draw:equation draw:name="f288" draw:formula="?f207 / ?f79"/>
                  <draw:equation draw:name="f289" draw:formula="?f208 / ?f78"/>
                  <draw:equation draw:name="f290" draw:formula="?f209 / ?f79"/>
                  <draw:equation draw:name="f291" draw:formula="?f210 / ?f78"/>
                  <draw:equation draw:name="f292" draw:formula="?f211 / ?f79"/>
                  <draw:equation draw:name="f293" draw:formula="?f212 / ?f78"/>
                  <draw:equation draw:name="f294" draw:formula="?f213 / ?f79"/>
                  <draw:equation draw:name="f295" draw:formula="?f214 / ?f78"/>
                  <draw:equation draw:name="f296" draw:formula="?f215 / ?f79"/>
                  <draw:equation draw:name="f297" draw:formula="?f216 / ?f78"/>
                  <draw:equation draw:name="f298" draw:formula="?f217 / ?f79"/>
                  <draw:equation draw:name="f299" draw:formula="?f218 / ?f78"/>
                  <draw:equation draw:name="f300" draw:formula="?f219 / ?f79"/>
                  <draw:equation draw:name="f301" draw:formula="?f220 / ?f78"/>
                  <draw:equation draw:name="f302" draw:formula="?f221 / ?f79"/>
                  <draw:equation draw:name="f303" draw:formula="?f222 / ?f78"/>
                  <draw:equation draw:name="f304" draw:formula="?f223 / ?f79"/>
                  <draw:equation draw:name="f305" draw:formula="?f224 / ?f78"/>
                  <draw:equation draw:name="f306" draw:formula="?f225 / ?f79"/>
                  <draw:equation draw:name="f307" draw:formula="?f226 / ?f78"/>
                  <draw:equation draw:name="f308" draw:formula="?f227 / ?f79"/>
                  <draw:equation draw:name="f309" draw:formula="?f228 / ?f78"/>
                  <draw:equation draw:name="f310" draw:formula="?f229 / ?f79"/>
                  <draw:equation draw:name="f311" draw:formula="?f230 / ?f78"/>
                  <draw:equation draw:name="f312" draw:formula="?f231 / ?f79"/>
                  <draw:equation draw:name="f313" draw:formula="?f232 / ?f78"/>
                  <draw:equation draw:name="f314" draw:formula="?f233 / ?f79"/>
                </draw:enhanced-geometry>
              </draw:custom-shape>
              <draw:custom-shape svg:x="0.02083in" svg:y="0.25in" svg:width="0.10417in" svg:height="0.66667in" draw:id="id17" draw:style-name="a42" draw:name="Freeform 9">
                <svg:title/>
                <svg:desc/>
                <text:p text:style-name="a41" text:class-names="" text:cond-style-name=""><text:span text:style-name="a40" text:class-names=""/></text:p>
                <draw:enhanced-geometry xmlns:dr3d="urn:oasis:names:tc:opendocument:xmlns:dr3d:1.0" draw:type="non-primitive" svg:viewBox="0 0 439 2695" draw:enhanced-path="M ?f4 ?f1 L ?f5 ?f6 ?f7 ?f8 ?f9 ?f10 ?f11 ?f12 ?f13 ?f14 ?f2 ?f15 ?f13 ?f16 ?f11 ?f17 ?f9 ?f18 ?f7 ?f19 ?f5 ?f20 ?f4 ?f21 ?f22 ?f23 ?f24 ?f0 ?f25 ?f26 ?f27 ?f28 ?f28 ?f27 ?f26 ?f29 ?f30 ?f24 ?f23 ?f22 ?f21 ?f4 ?f21 ?f31 ?f23 ?f32 ?f30 ?f33 ?f26 ?f34 ?f28 ?f35 ?f27 ?f36 ?f25 ?f37 ?f24 ?f38 ?f22 ?f39 ?f4 ?f40 ?f5 ?f41 ?f7 ?f42 ?f9 ?f43 ?f11 ?f44 ?f13 ?f45 ?f2 ?f46 ?f13 ?f47 ?f11 ?f48 ?f9 ?f49 ?f7 ?f50 ?f5 ?f51 ?f4 ?f3 ?f52 ?f51 ?f53 ?f54 ?f55 ?f56 ?f57 ?f48 ?f58 ?f59 ?f60 ?f61 ?f62 ?f63 ?f64 ?f65 ?f12 ?f66 ?f67 ?f68 ?f69 ?f70 ?f6 ?f71 ?f1 ?f31 ?f1 ?f4 ?f6 ?f72 ?f69 ?f73 ?f67 ?f74 ?f12 ?f57 ?f64 ?f58 ?f62 ?f60 ?f60 ?f62 ?f58 ?f75 ?f57 ?f12 ?f55 ?f76 ?f53 ?f77 ?f52 ?f6 ?f4 ?f1 Z N" draw:text-areas="?f204 ?f206 ?f205 ?f207" draw:glue-points="?f208 ?f209 ?f210 ?f211 ?f212 ?f213 ?f212 ?f214 ?f210 ?f215 ?f208 ?f216 ?f217 ?f218 ?f219 ?f220 ?f221 ?f222 ?f223 ?f224 ?f225 ?f226 ?f227 ?f228 ?f229 ?f230 ?f231 ?f232 ?f233 ?f234 ?f235 ?f236 ?f237 ?f238 ?f239 ?f240 ?f241 ?f242 ?f239 ?f243 ?f237 ?f244 ?f235 ?f245 ?f246 ?f247 ?f248 ?f243 ?f249 ?f250 ?f251 ?f252 ?f253 ?f254 ?f255 ?f256 ?f257 ?f226 ?f258 ?f259 ?f260 ?f261 ?f262 ?f263 ?f264 ?f265 ?f266 ?f267 ?f268 ?f209" draw:glue-point-leaving-directions="-90, -90, -90, -90, -90, -90, -90, -90, -90, -90, -90, -90, -90, -90, -90, -90, -90, -90, -90, -90, -90, -90, -90, -90, -90, -90, -90, -90, -90, -90, -90, -90, -90, -90, -90">
                  <draw:equation draw:name="f0" draw:formula="180"/>
                  <draw:equation draw:name="f1" draw:formula="0"/>
                  <draw:equation draw:name="f2" draw:formula="439"/>
                  <draw:equation draw:name="f3" draw:formula="2695"/>
                  <draw:equation draw:name="f4" draw:formula="354"/>
                  <draw:equation draw:name="f5" draw:formula="377"/>
                  <draw:equation draw:name="f6" draw:formula="3"/>
                  <draw:equation draw:name="f7" draw:formula="397"/>
                  <draw:equation draw:name="f8" draw:formula="13"/>
                  <draw:equation draw:name="f9" draw:formula="414"/>
                  <draw:equation draw:name="f10" draw:formula="26"/>
                  <draw:equation draw:name="f11" draw:formula="428"/>
                  <draw:equation draw:name="f12" draw:formula="42"/>
                  <draw:equation draw:name="f13" draw:formula="436"/>
                  <draw:equation draw:name="f14" draw:formula="62"/>
                  <draw:equation draw:name="f15" draw:formula="85"/>
                  <draw:equation draw:name="f16" draw:formula="107"/>
                  <draw:equation draw:name="f17" draw:formula="127"/>
                  <draw:equation draw:name="f18" draw:formula="143"/>
                  <draw:equation draw:name="f19" draw:formula="156"/>
                  <draw:equation draw:name="f20" draw:formula="165"/>
                  <draw:equation draw:name="f21" draw:formula="168"/>
                  <draw:equation draw:name="f22" draw:formula="321"/>
                  <draw:equation draw:name="f23" draw:formula="171"/>
                  <draw:equation draw:name="f24" draw:formula="289"/>
                  <draw:equation draw:name="f25" draw:formula="261"/>
                  <draw:equation draw:name="f26" draw:formula="193"/>
                  <draw:equation draw:name="f27" draw:formula="234"/>
                  <draw:equation draw:name="f28" draw:formula="212"/>
                  <draw:equation draw:name="f29" draw:formula="260"/>
                  <draw:equation draw:name="f30" draw:formula="179"/>
                  <draw:equation draw:name="f31" draw:formula="2341"/>
                  <draw:equation draw:name="f32" draw:formula="2375"/>
                  <draw:equation draw:name="f33" draw:formula="2406"/>
                  <draw:equation draw:name="f34" draw:formula="2436"/>
                  <draw:equation draw:name="f35" draw:formula="2461"/>
                  <draw:equation draw:name="f36" draw:formula="2483"/>
                  <draw:equation draw:name="f37" draw:formula="2502"/>
                  <draw:equation draw:name="f38" draw:formula="2516"/>
                  <draw:equation draw:name="f39" draw:formula="2525"/>
                  <draw:equation draw:name="f40" draw:formula="2528"/>
                  <draw:equation draw:name="f41" draw:formula="2530"/>
                  <draw:equation draw:name="f42" draw:formula="2539"/>
                  <draw:equation draw:name="f43" draw:formula="2552"/>
                  <draw:equation draw:name="f44" draw:formula="2568"/>
                  <draw:equation draw:name="f45" draw:formula="2589"/>
                  <draw:equation draw:name="f46" draw:formula="2611"/>
                  <draw:equation draw:name="f47" draw:formula="2633"/>
                  <draw:equation draw:name="f48" draw:formula="2653"/>
                  <draw:equation draw:name="f49" draw:formula="2670"/>
                  <draw:equation draw:name="f50" draw:formula="2683"/>
                  <draw:equation draw:name="f51" draw:formula="2692"/>
                  <draw:equation draw:name="f52" draw:formula="311"/>
                  <draw:equation draw:name="f53" draw:formula="268"/>
                  <draw:equation draw:name="f54" draw:formula="2684"/>
                  <draw:equation draw:name="f55" draw:formula="227"/>
                  <draw:equation draw:name="f56" draw:formula="2671"/>
                  <draw:equation draw:name="f57" draw:formula="188"/>
                  <draw:equation draw:name="f58" draw:formula="152"/>
                  <draw:equation draw:name="f59" draw:formula="2631"/>
                  <draw:equation draw:name="f60" draw:formula="119"/>
                  <draw:equation draw:name="f61" draw:formula="2606"/>
                  <draw:equation draw:name="f62" draw:formula="90"/>
                  <draw:equation draw:name="f63" draw:formula="2575"/>
                  <draw:equation draw:name="f64" draw:formula="63"/>
                  <draw:equation draw:name="f65" draw:formula="2543"/>
                  <draw:equation draw:name="f66" draw:formula="2508"/>
                  <draw:equation draw:name="f67" draw:formula="23"/>
                  <draw:equation draw:name="f68" draw:formula="2469"/>
                  <draw:equation draw:name="f69" draw:formula="11"/>
                  <draw:equation draw:name="f70" draw:formula="2429"/>
                  <draw:equation draw:name="f71" draw:formula="2386"/>
                  <draw:equation draw:name="f72" draw:formula="309"/>
                  <draw:equation draw:name="f73" draw:formula="267"/>
                  <draw:equation draw:name="f74" draw:formula="226"/>
                  <draw:equation draw:name="f75" draw:formula="64"/>
                  <draw:equation draw:name="f76" draw:formula="25"/>
                  <draw:equation draw:name="f77" draw:formula="12"/>
                  <draw:equation draw:name="f78" draw:formula="?f3 - ?f1"/>
                  <draw:equation draw:name="f79" draw:formula="?f2 - ?f1"/>
                  <draw:equation draw:name="f80" draw:formula="?f79 / 439"/>
                  <draw:equation draw:name="f81" draw:formula="?f78 / 2695"/>
                  <draw:equation draw:name="f82" draw:formula="377 * ?f79"/>
                  <draw:equation draw:name="f83" draw:formula="3 * ?f78"/>
                  <draw:equation draw:name="f84" draw:formula="414 * ?f79"/>
                  <draw:equation draw:name="f85" draw:formula="26 * ?f78"/>
                  <draw:equation draw:name="f86" draw:formula="436 * ?f79"/>
                  <draw:equation draw:name="f87" draw:formula="62 * ?f78"/>
                  <draw:equation draw:name="f88" draw:formula="107 * ?f78"/>
                  <draw:equation draw:name="f89" draw:formula="143 * ?f78"/>
                  <draw:equation draw:name="f90" draw:formula="165 * ?f78"/>
                  <draw:equation draw:name="f91" draw:formula="321 * ?f79"/>
                  <draw:equation draw:name="f92" draw:formula="171 * ?f78"/>
                  <draw:equation draw:name="f93" draw:formula="261 * ?f79"/>
                  <draw:equation draw:name="f94" draw:formula="193 * ?f78"/>
                  <draw:equation draw:name="f95" draw:formula="212 * ?f79"/>
                  <draw:equation draw:name="f96" draw:formula="234 * ?f78"/>
                  <draw:equation draw:name="f97" draw:formula="179 * ?f79"/>
                  <draw:equation draw:name="f98" draw:formula="289 * ?f78"/>
                  <draw:equation draw:name="f99" draw:formula="168 * ?f79"/>
                  <draw:equation draw:name="f100" draw:formula="354 * ?f78"/>
                  <draw:equation draw:name="f101" draw:formula="171 * ?f79"/>
                  <draw:equation draw:name="f102" draw:formula="2375 * ?f78"/>
                  <draw:equation draw:name="f103" draw:formula="193 * ?f79"/>
                  <draw:equation draw:name="f104" draw:formula="2436 * ?f78"/>
                  <draw:equation draw:name="f105" draw:formula="234 * ?f79"/>
                  <draw:equation draw:name="f106" draw:formula="2483 * ?f78"/>
                  <draw:equation draw:name="f107" draw:formula="289 * ?f79"/>
                  <draw:equation draw:name="f108" draw:formula="2516 * ?f78"/>
                  <draw:equation draw:name="f109" draw:formula="354 * ?f79"/>
                  <draw:equation draw:name="f110" draw:formula="2528 * ?f78"/>
                  <draw:equation draw:name="f111" draw:formula="397 * ?f79"/>
                  <draw:equation draw:name="f112" draw:formula="2539 * ?f78"/>
                  <draw:equation draw:name="f113" draw:formula="428 * ?f79"/>
                  <draw:equation draw:name="f114" draw:formula="2568 * ?f78"/>
                  <draw:equation draw:name="f115" draw:formula="439 * ?f79"/>
                  <draw:equation draw:name="f116" draw:formula="2611 * ?f78"/>
                  <draw:equation draw:name="f117" draw:formula="2653 * ?f78"/>
                  <draw:equation draw:name="f118" draw:formula="2683 * ?f78"/>
                  <draw:equation draw:name="f119" draw:formula="2695 * ?f78"/>
                  <draw:equation draw:name="f120" draw:formula="268 * ?f79"/>
                  <draw:equation draw:name="f121" draw:formula="2684 * ?f78"/>
                  <draw:equation draw:name="f122" draw:formula="188 * ?f79"/>
                  <draw:equation draw:name="f123" draw:formula="119 * ?f79"/>
                  <draw:equation draw:name="f124" draw:formula="2606 * ?f78"/>
                  <draw:equation draw:name="f125" draw:formula="63 * ?f79"/>
                  <draw:equation draw:name="f126" draw:formula="2543 * ?f78"/>
                  <draw:equation draw:name="f127" draw:formula="23 * ?f79"/>
                  <draw:equation draw:name="f128" draw:formula="2469 * ?f78"/>
                  <draw:equation draw:name="f129" draw:formula="3 * ?f79"/>
                  <draw:equation draw:name="f130" draw:formula="2386 * ?f78"/>
                  <draw:equation draw:name="f131" draw:formula="0 * ?f79"/>
                  <draw:equation draw:name="f132" draw:formula="11 * ?f79"/>
                  <draw:equation draw:name="f133" draw:formula="267 * ?f78"/>
                  <draw:equation draw:name="f134" draw:formula="42 * ?f79"/>
                  <draw:equation draw:name="f135" draw:formula="188 * ?f78"/>
                  <draw:equation draw:name="f136" draw:formula="90 * ?f79"/>
                  <draw:equation draw:name="f137" draw:formula="119 * ?f78"/>
                  <draw:equation draw:name="f138" draw:formula="152 * ?f79"/>
                  <draw:equation draw:name="f139" draw:formula="64 * ?f78"/>
                  <draw:equation draw:name="f140" draw:formula="227 * ?f79"/>
                  <draw:equation draw:name="f141" draw:formula="25 * ?f78"/>
                  <draw:equation draw:name="f142" draw:formula="311 * ?f79"/>
                  <draw:equation draw:name="f143" draw:formula="?f82 / 439"/>
                  <draw:equation draw:name="f144" draw:formula="?f83 / 2695"/>
                  <draw:equation draw:name="f145" draw:formula="?f84 / 439"/>
                  <draw:equation draw:name="f146" draw:formula="?f85 / 2695"/>
                  <draw:equation draw:name="f147" draw:formula="?f86 / 439"/>
                  <draw:equation draw:name="f148" draw:formula="?f87 / 2695"/>
                  <draw:equation draw:name="f149" draw:formula="?f88 / 2695"/>
                  <draw:equation draw:name="f150" draw:formula="?f89 / 2695"/>
                  <draw:equation draw:name="f151" draw:formula="?f90 / 2695"/>
                  <draw:equation draw:name="f152" draw:formula="?f91 / 439"/>
                  <draw:equation draw:name="f153" draw:formula="?f92 / 2695"/>
                  <draw:equation draw:name="f154" draw:formula="?f93 / 439"/>
                  <draw:equation draw:name="f155" draw:formula="?f94 / 2695"/>
                  <draw:equation draw:name="f156" draw:formula="?f95 / 439"/>
                  <draw:equation draw:name="f157" draw:formula="?f96 / 2695"/>
                  <draw:equation draw:name="f158" draw:formula="?f97 / 439"/>
                  <draw:equation draw:name="f159" draw:formula="?f98 / 2695"/>
                  <draw:equation draw:name="f160" draw:formula="?f99 / 439"/>
                  <draw:equation draw:name="f161" draw:formula="?f100 / 2695"/>
                  <draw:equation draw:name="f162" draw:formula="?f101 / 439"/>
                  <draw:equation draw:name="f163" draw:formula="?f102 / 2695"/>
                  <draw:equation draw:name="f164" draw:formula="?f103 / 439"/>
                  <draw:equation draw:name="f165" draw:formula="?f104 / 2695"/>
                  <draw:equation draw:name="f166" draw:formula="?f105 / 439"/>
                  <draw:equation draw:name="f167" draw:formula="?f106 / 2695"/>
                  <draw:equation draw:name="f168" draw:formula="?f107 / 439"/>
                  <draw:equation draw:name="f169" draw:formula="?f108 / 2695"/>
                  <draw:equation draw:name="f170" draw:formula="?f109 / 439"/>
                  <draw:equation draw:name="f171" draw:formula="?f110 / 2695"/>
                  <draw:equation draw:name="f172" draw:formula="?f111 / 439"/>
                  <draw:equation draw:name="f173" draw:formula="?f112 / 2695"/>
                  <draw:equation draw:name="f174" draw:formula="?f113 / 439"/>
                  <draw:equation draw:name="f175" draw:formula="?f114 / 2695"/>
                  <draw:equation draw:name="f176" draw:formula="?f115 / 439"/>
                  <draw:equation draw:name="f177" draw:formula="?f116 / 2695"/>
                  <draw:equation draw:name="f178" draw:formula="?f117 / 2695"/>
                  <draw:equation draw:name="f179" draw:formula="?f118 / 2695"/>
                  <draw:equation draw:name="f180" draw:formula="?f119 / 2695"/>
                  <draw:equation draw:name="f181" draw:formula="?f120 / 439"/>
                  <draw:equation draw:name="f182" draw:formula="?f121 / 2695"/>
                  <draw:equation draw:name="f183" draw:formula="?f122 / 439"/>
                  <draw:equation draw:name="f184" draw:formula="?f123 / 439"/>
                  <draw:equation draw:name="f185" draw:formula="?f124 / 2695"/>
                  <draw:equation draw:name="f186" draw:formula="?f125 / 439"/>
                  <draw:equation draw:name="f187" draw:formula="?f126 / 2695"/>
                  <draw:equation draw:name="f188" draw:formula="?f127 / 439"/>
                  <draw:equation draw:name="f189" draw:formula="?f128 / 2695"/>
                  <draw:equation draw:name="f190" draw:formula="?f129 / 439"/>
                  <draw:equation draw:name="f191" draw:formula="?f130 / 2695"/>
                  <draw:equation draw:name="f192" draw:formula="?f131 / 439"/>
                  <draw:equation draw:name="f193" draw:formula="?f132 / 439"/>
                  <draw:equation draw:name="f194" draw:formula="?f133 / 2695"/>
                  <draw:equation draw:name="f195" draw:formula="?f134 / 439"/>
                  <draw:equation draw:name="f196" draw:formula="?f135 / 2695"/>
                  <draw:equation draw:name="f197" draw:formula="?f136 / 439"/>
                  <draw:equation draw:name="f198" draw:formula="?f137 / 2695"/>
                  <draw:equation draw:name="f199" draw:formula="?f138 / 439"/>
                  <draw:equation draw:name="f200" draw:formula="?f139 / 2695"/>
                  <draw:equation draw:name="f201" draw:formula="?f140 / 439"/>
                  <draw:equation draw:name="f202" draw:formula="?f141 / 2695"/>
                  <draw:equation draw:name="f203" draw:formula="?f142 / 439"/>
                  <draw:equation draw:name="f204" draw:formula="0 / ?f80"/>
                  <draw:equation draw:name="f205" draw:formula="?f2 / ?f80"/>
                  <draw:equation draw:name="f206" draw:formula="0 / ?f81"/>
                  <draw:equation draw:name="f207" draw:formula="?f3 / ?f81"/>
                  <draw:equation draw:name="f208" draw:formula="?f143 / ?f80"/>
                  <draw:equation draw:name="f209" draw:formula="?f144 / ?f81"/>
                  <draw:equation draw:name="f210" draw:formula="?f145 / ?f80"/>
                  <draw:equation draw:name="f211" draw:formula="?f146 / ?f81"/>
                  <draw:equation draw:name="f212" draw:formula="?f147 / ?f80"/>
                  <draw:equation draw:name="f213" draw:formula="?f148 / ?f81"/>
                  <draw:equation draw:name="f214" draw:formula="?f149 / ?f81"/>
                  <draw:equation draw:name="f215" draw:formula="?f150 / ?f81"/>
                  <draw:equation draw:name="f216" draw:formula="?f151 / ?f81"/>
                  <draw:equation draw:name="f217" draw:formula="?f152 / ?f80"/>
                  <draw:equation draw:name="f218" draw:formula="?f153 / ?f81"/>
                  <draw:equation draw:name="f219" draw:formula="?f154 / ?f80"/>
                  <draw:equation draw:name="f220" draw:formula="?f155 / ?f81"/>
                  <draw:equation draw:name="f221" draw:formula="?f156 / ?f80"/>
                  <draw:equation draw:name="f222" draw:formula="?f157 / ?f81"/>
                  <draw:equation draw:name="f223" draw:formula="?f158 / ?f80"/>
                  <draw:equation draw:name="f224" draw:formula="?f159 / ?f81"/>
                  <draw:equation draw:name="f225" draw:formula="?f160 / ?f80"/>
                  <draw:equation draw:name="f226" draw:formula="?f161 / ?f81"/>
                  <draw:equation draw:name="f227" draw:formula="?f162 / ?f80"/>
                  <draw:equation draw:name="f228" draw:formula="?f163 / ?f81"/>
                  <draw:equation draw:name="f229" draw:formula="?f164 / ?f80"/>
                  <draw:equation draw:name="f230" draw:formula="?f165 / ?f81"/>
                  <draw:equation draw:name="f231" draw:formula="?f166 / ?f80"/>
                  <draw:equation draw:name="f232" draw:formula="?f167 / ?f81"/>
                  <draw:equation draw:name="f233" draw:formula="?f168 / ?f80"/>
                  <draw:equation draw:name="f234" draw:formula="?f169 / ?f81"/>
                  <draw:equation draw:name="f235" draw:formula="?f170 / ?f80"/>
                  <draw:equation draw:name="f236" draw:formula="?f171 / ?f81"/>
                  <draw:equation draw:name="f237" draw:formula="?f172 / ?f80"/>
                  <draw:equation draw:name="f238" draw:formula="?f173 / ?f81"/>
                  <draw:equation draw:name="f239" draw:formula="?f174 / ?f80"/>
                  <draw:equation draw:name="f240" draw:formula="?f175 / ?f81"/>
                  <draw:equation draw:name="f241" draw:formula="?f176 / ?f80"/>
                  <draw:equation draw:name="f242" draw:formula="?f177 / ?f81"/>
                  <draw:equation draw:name="f243" draw:formula="?f178 / ?f81"/>
                  <draw:equation draw:name="f244" draw:formula="?f179 / ?f81"/>
                  <draw:equation draw:name="f245" draw:formula="?f180 / ?f81"/>
                  <draw:equation draw:name="f246" draw:formula="?f181 / ?f80"/>
                  <draw:equation draw:name="f247" draw:formula="?f182 / ?f81"/>
                  <draw:equation draw:name="f248" draw:formula="?f183 / ?f80"/>
                  <draw:equation draw:name="f249" draw:formula="?f184 / ?f80"/>
                  <draw:equation draw:name="f250" draw:formula="?f185 / ?f81"/>
                  <draw:equation draw:name="f251" draw:formula="?f186 / ?f80"/>
                  <draw:equation draw:name="f252" draw:formula="?f187 / ?f81"/>
                  <draw:equation draw:name="f253" draw:formula="?f188 / ?f80"/>
                  <draw:equation draw:name="f254" draw:formula="?f189 / ?f81"/>
                  <draw:equation draw:name="f255" draw:formula="?f190 / ?f80"/>
                  <draw:equation draw:name="f256" draw:formula="?f191 / ?f81"/>
                  <draw:equation draw:name="f257" draw:formula="?f192 / ?f80"/>
                  <draw:equation draw:name="f258" draw:formula="?f193 / ?f80"/>
                  <draw:equation draw:name="f259" draw:formula="?f194 / ?f81"/>
                  <draw:equation draw:name="f260" draw:formula="?f195 / ?f80"/>
                  <draw:equation draw:name="f261" draw:formula="?f196 / ?f81"/>
                  <draw:equation draw:name="f262" draw:formula="?f197 / ?f80"/>
                  <draw:equation draw:name="f263" draw:formula="?f198 / ?f81"/>
                  <draw:equation draw:name="f264" draw:formula="?f199 / ?f80"/>
                  <draw:equation draw:name="f265" draw:formula="?f200 / ?f81"/>
                  <draw:equation draw:name="f266" draw:formula="?f201 / ?f80"/>
                  <draw:equation draw:name="f267" draw:formula="?f202 / ?f81"/>
                  <draw:equation draw:name="f268" draw:formula="?f203 / ?f80"/>
                </draw:enhanced-geometry>
              </draw:custom-shape>
              <draw:custom-shape svg:x="0.73958in" svg:y="0.25in" svg:width="0.10417in" svg:height="0.66667in" draw:id="id18" draw:style-name="a45" draw:name="Freeform 10">
                <svg:title/>
                <svg:desc/>
                <text:p text:style-name="a44" text:class-names="" text:cond-style-name=""><text:span text:style-name="a43" text:class-names=""/></text:p>
                <draw:enhanced-geometry xmlns:dr3d="urn:oasis:names:tc:opendocument:xmlns:dr3d:1.0" draw:type="non-primitive" svg:viewBox="0 0 438 2695" draw:enhanced-path="M ?f4 ?f1 L ?f5 ?f6 ?f7 ?f8 ?f9 ?f10 ?f11 ?f12 ?f13 ?f14 ?f15 ?f16 ?f17 ?f18 ?f19 ?f20 ?f21 ?f22 ?f23 ?f24 ?f25 ?f26 ?f27 ?f28 ?f2 ?f29 ?f2 ?f30 ?f27 ?f31 ?f25 ?f32 ?f23 ?f33 ?f21 ?f34 ?f19 ?f35 ?f17 ?f36 ?f15 ?f37 ?f13 ?f38 ?f11 ?f39 ?f9 ?f40 ?f7 ?f41 ?f5 ?f42 ?f4 ?f3 ?f43 ?f42 ?f44 ?f45 ?f10 ?f46 ?f8 ?f39 ?f6 ?f47 ?f1 ?f48 ?f6 ?f49 ?f8 ?f50 ?f10 ?f51 ?f44 ?f52 ?f43 ?f53 ?f4 ?f54 ?f55 ?f56 ?f57 ?f58 ?f59 ?f60 ?f61 ?f62 ?f24 ?f63 ?f64 ?f65 ?f66 ?f67 ?f26 ?f68 ?f69 ?f30 ?f69 ?f29 ?f26 ?f70 ?f66 ?f71 ?f64 ?f72 ?f24 ?f73 ?f61 ?f9 ?f59 ?f74 ?f57 ?f0 ?f55 ?f7 ?f4 ?f75 ?f43 ?f76 ?f44 ?f77 ?f10 ?f78 ?f8 ?f79 ?f6 ?f80 ?f1 ?f81 ?f6 ?f43 ?f8 ?f12 ?f10 ?f82 ?f44 ?f83 ?f43 ?f6 ?f4 ?f1 Z N" draw:text-areas="?f210 ?f212 ?f211 ?f213" draw:glue-points="?f214 ?f215 ?f216 ?f217 ?f218 ?f219 ?f220 ?f221 ?f222 ?f223 ?f224 ?f225 ?f226 ?f227 ?f228 ?f229 ?f230 ?f231 ?f232 ?f233 ?f234 ?f235 ?f236 ?f237 ?f238 ?f239 ?f240 ?f241 ?f242 ?f243 ?f244 ?f237 ?f245 ?f246 ?f244 ?f247 ?f242 ?f248 ?f240 ?f249 ?f250 ?f251 ?f252 ?f253 ?f254 ?f255 ?f256 ?f257 ?f258 ?f227 ?f259 ?f260 ?f261 ?f262 ?f263 ?f264 ?f265 ?f266 ?f267 ?f268 ?f269 ?f270 ?f271 ?f272 ?f271 ?f273 ?f269 ?f274 ?f267 ?f215" draw:glue-point-leaving-directions="-90, -90, -90, -90, -90, -90, -90, -90, -90, -90, -90, -90, -90, -90, -90, -90, -90, -90, -90, -90, -90, -90, -90, -90, -90, -90, -90, -90, -90, -90, -90, -90, -90, -90, -90">
                  <draw:equation draw:name="f0" draw:formula="180"/>
                  <draw:equation draw:name="f1" draw:formula="0"/>
                  <draw:equation draw:name="f2" draw:formula="438"/>
                  <draw:equation draw:name="f3" draw:formula="2695"/>
                  <draw:equation draw:name="f4" draw:formula="84"/>
                  <draw:equation draw:name="f5" draw:formula="129"/>
                  <draw:equation draw:name="f6" draw:formula="3"/>
                  <draw:equation draw:name="f7" draw:formula="171"/>
                  <draw:equation draw:name="f8" draw:formula="12"/>
                  <draw:equation draw:name="f9" draw:formula="212"/>
                  <draw:equation draw:name="f10" draw:formula="25"/>
                  <draw:equation draw:name="f11" draw:formula="251"/>
                  <draw:equation draw:name="f12" draw:formula="42"/>
                  <draw:equation draw:name="f13" draw:formula="287"/>
                  <draw:equation draw:name="f14" draw:formula="64"/>
                  <draw:equation draw:name="f15" draw:formula="319"/>
                  <draw:equation draw:name="f16" draw:formula="90"/>
                  <draw:equation draw:name="f17" draw:formula="349"/>
                  <draw:equation draw:name="f18" draw:formula="119"/>
                  <draw:equation draw:name="f19" draw:formula="375"/>
                  <draw:equation draw:name="f20" draw:formula="152"/>
                  <draw:equation draw:name="f21" draw:formula="396"/>
                  <draw:equation draw:name="f22" draw:formula="188"/>
                  <draw:equation draw:name="f23" draw:formula="415"/>
                  <draw:equation draw:name="f24" draw:formula="226"/>
                  <draw:equation draw:name="f25" draw:formula="428"/>
                  <draw:equation draw:name="f26" draw:formula="267"/>
                  <draw:equation draw:name="f27" draw:formula="436"/>
                  <draw:equation draw:name="f28" draw:formula="309"/>
                  <draw:equation draw:name="f29" draw:formula="354"/>
                  <draw:equation draw:name="f30" draw:formula="2341"/>
                  <draw:equation draw:name="f31" draw:formula="2386"/>
                  <draw:equation draw:name="f32" draw:formula="2429"/>
                  <draw:equation draw:name="f33" draw:formula="2469"/>
                  <draw:equation draw:name="f34" draw:formula="2508"/>
                  <draw:equation draw:name="f35" draw:formula="2543"/>
                  <draw:equation draw:name="f36" draw:formula="2575"/>
                  <draw:equation draw:name="f37" draw:formula="2606"/>
                  <draw:equation draw:name="f38" draw:formula="2631"/>
                  <draw:equation draw:name="f39" draw:formula="2653"/>
                  <draw:equation draw:name="f40" draw:formula="2671"/>
                  <draw:equation draw:name="f41" draw:formula="2684"/>
                  <draw:equation draw:name="f42" draw:formula="2692"/>
                  <draw:equation draw:name="f43" draw:formula="62"/>
                  <draw:equation draw:name="f44" draw:formula="41"/>
                  <draw:equation draw:name="f45" draw:formula="2683"/>
                  <draw:equation draw:name="f46" draw:formula="2670"/>
                  <draw:equation draw:name="f47" draw:formula="2633"/>
                  <draw:equation draw:name="f48" draw:formula="2611"/>
                  <draw:equation draw:name="f49" draw:formula="2589"/>
                  <draw:equation draw:name="f50" draw:formula="2568"/>
                  <draw:equation draw:name="f51" draw:formula="2552"/>
                  <draw:equation draw:name="f52" draw:formula="2539"/>
                  <draw:equation draw:name="f53" draw:formula="2530"/>
                  <draw:equation draw:name="f54" draw:formula="2528"/>
                  <draw:equation draw:name="f55" draw:formula="118"/>
                  <draw:equation draw:name="f56" draw:formula="2525"/>
                  <draw:equation draw:name="f57" draw:formula="149"/>
                  <draw:equation draw:name="f58" draw:formula="2516"/>
                  <draw:equation draw:name="f59" draw:formula="178"/>
                  <draw:equation draw:name="f60" draw:formula="2502"/>
                  <draw:equation draw:name="f61" draw:formula="204"/>
                  <draw:equation draw:name="f62" draw:formula="2483"/>
                  <draw:equation draw:name="f63" draw:formula="2461"/>
                  <draw:equation draw:name="f64" draw:formula="245"/>
                  <draw:equation draw:name="f65" draw:formula="2436"/>
                  <draw:equation draw:name="f66" draw:formula="259"/>
                  <draw:equation draw:name="f67" draw:formula="2406"/>
                  <draw:equation draw:name="f68" draw:formula="2375"/>
                  <draw:equation draw:name="f69" draw:formula="270"/>
                  <draw:equation draw:name="f70" draw:formula="321"/>
                  <draw:equation draw:name="f71" draw:formula="289"/>
                  <draw:equation draw:name="f72" draw:formula="260"/>
                  <draw:equation draw:name="f73" draw:formula="234"/>
                  <draw:equation draw:name="f74" draw:formula="193"/>
                  <draw:equation draw:name="f75" draw:formula="168"/>
                  <draw:equation draw:name="f76" draw:formula="165"/>
                  <draw:equation draw:name="f77" draw:formula="156"/>
                  <draw:equation draw:name="f78" draw:formula="143"/>
                  <draw:equation draw:name="f79" draw:formula="127"/>
                  <draw:equation draw:name="f80" draw:formula="107"/>
                  <draw:equation draw:name="f81" draw:formula="85"/>
                  <draw:equation draw:name="f82" draw:formula="26"/>
                  <draw:equation draw:name="f83" draw:formula="13"/>
                  <draw:equation draw:name="f84" draw:formula="?f3 - ?f1"/>
                  <draw:equation draw:name="f85" draw:formula="?f2 - ?f1"/>
                  <draw:equation draw:name="f86" draw:formula="?f85 / 438"/>
                  <draw:equation draw:name="f87" draw:formula="?f84 / 2695"/>
                  <draw:equation draw:name="f88" draw:formula="129 * ?f85"/>
                  <draw:equation draw:name="f89" draw:formula="3 * ?f84"/>
                  <draw:equation draw:name="f90" draw:formula="212 * ?f85"/>
                  <draw:equation draw:name="f91" draw:formula="25 * ?f84"/>
                  <draw:equation draw:name="f92" draw:formula="287 * ?f85"/>
                  <draw:equation draw:name="f93" draw:formula="64 * ?f84"/>
                  <draw:equation draw:name="f94" draw:formula="349 * ?f85"/>
                  <draw:equation draw:name="f95" draw:formula="119 * ?f84"/>
                  <draw:equation draw:name="f96" draw:formula="396 * ?f85"/>
                  <draw:equation draw:name="f97" draw:formula="188 * ?f84"/>
                  <draw:equation draw:name="f98" draw:formula="428 * ?f85"/>
                  <draw:equation draw:name="f99" draw:formula="267 * ?f84"/>
                  <draw:equation draw:name="f100" draw:formula="438 * ?f85"/>
                  <draw:equation draw:name="f101" draw:formula="354 * ?f84"/>
                  <draw:equation draw:name="f102" draw:formula="436 * ?f85"/>
                  <draw:equation draw:name="f103" draw:formula="2386 * ?f84"/>
                  <draw:equation draw:name="f104" draw:formula="415 * ?f85"/>
                  <draw:equation draw:name="f105" draw:formula="2469 * ?f84"/>
                  <draw:equation draw:name="f106" draw:formula="375 * ?f85"/>
                  <draw:equation draw:name="f107" draw:formula="2543 * ?f84"/>
                  <draw:equation draw:name="f108" draw:formula="319 * ?f85"/>
                  <draw:equation draw:name="f109" draw:formula="2606 * ?f84"/>
                  <draw:equation draw:name="f110" draw:formula="251 * ?f85"/>
                  <draw:equation draw:name="f111" draw:formula="2653 * ?f84"/>
                  <draw:equation draw:name="f112" draw:formula="171 * ?f85"/>
                  <draw:equation draw:name="f113" draw:formula="2684 * ?f84"/>
                  <draw:equation draw:name="f114" draw:formula="84 * ?f85"/>
                  <draw:equation draw:name="f115" draw:formula="2695 * ?f84"/>
                  <draw:equation draw:name="f116" draw:formula="41 * ?f85"/>
                  <draw:equation draw:name="f117" draw:formula="2683 * ?f84"/>
                  <draw:equation draw:name="f118" draw:formula="12 * ?f85"/>
                  <draw:equation draw:name="f119" draw:formula="0 * ?f85"/>
                  <draw:equation draw:name="f120" draw:formula="2611 * ?f84"/>
                  <draw:equation draw:name="f121" draw:formula="2568 * ?f84"/>
                  <draw:equation draw:name="f122" draw:formula="2539 * ?f84"/>
                  <draw:equation draw:name="f123" draw:formula="2528 * ?f84"/>
                  <draw:equation draw:name="f124" draw:formula="149 * ?f85"/>
                  <draw:equation draw:name="f125" draw:formula="2516 * ?f84"/>
                  <draw:equation draw:name="f126" draw:formula="204 * ?f85"/>
                  <draw:equation draw:name="f127" draw:formula="2483 * ?f84"/>
                  <draw:equation draw:name="f128" draw:formula="245 * ?f85"/>
                  <draw:equation draw:name="f129" draw:formula="2436 * ?f84"/>
                  <draw:equation draw:name="f130" draw:formula="267 * ?f85"/>
                  <draw:equation draw:name="f131" draw:formula="2375 * ?f84"/>
                  <draw:equation draw:name="f132" draw:formula="270 * ?f85"/>
                  <draw:equation draw:name="f133" draw:formula="259 * ?f85"/>
                  <draw:equation draw:name="f134" draw:formula="289 * ?f84"/>
                  <draw:equation draw:name="f135" draw:formula="226 * ?f85"/>
                  <draw:equation draw:name="f136" draw:formula="234 * ?f84"/>
                  <draw:equation draw:name="f137" draw:formula="178 * ?f85"/>
                  <draw:equation draw:name="f138" draw:formula="193 * ?f84"/>
                  <draw:equation draw:name="f139" draw:formula="118 * ?f85"/>
                  <draw:equation draw:name="f140" draw:formula="171 * ?f84"/>
                  <draw:equation draw:name="f141" draw:formula="62 * ?f85"/>
                  <draw:equation draw:name="f142" draw:formula="165 * ?f84"/>
                  <draw:equation draw:name="f143" draw:formula="25 * ?f85"/>
                  <draw:equation draw:name="f144" draw:formula="143 * ?f84"/>
                  <draw:equation draw:name="f145" draw:formula="3 * ?f85"/>
                  <draw:equation draw:name="f146" draw:formula="107 * ?f84"/>
                  <draw:equation draw:name="f147" draw:formula="62 * ?f84"/>
                  <draw:equation draw:name="f148" draw:formula="26 * ?f84"/>
                  <draw:equation draw:name="f149" draw:formula="?f88 / 438"/>
                  <draw:equation draw:name="f150" draw:formula="?f89 / 2695"/>
                  <draw:equation draw:name="f151" draw:formula="?f90 / 438"/>
                  <draw:equation draw:name="f152" draw:formula="?f91 / 2695"/>
                  <draw:equation draw:name="f153" draw:formula="?f92 / 438"/>
                  <draw:equation draw:name="f154" draw:formula="?f93 / 2695"/>
                  <draw:equation draw:name="f155" draw:formula="?f94 / 438"/>
                  <draw:equation draw:name="f156" draw:formula="?f95 / 2695"/>
                  <draw:equation draw:name="f157" draw:formula="?f96 / 438"/>
                  <draw:equation draw:name="f158" draw:formula="?f97 / 2695"/>
                  <draw:equation draw:name="f159" draw:formula="?f98 / 438"/>
                  <draw:equation draw:name="f160" draw:formula="?f99 / 2695"/>
                  <draw:equation draw:name="f161" draw:formula="?f100 / 438"/>
                  <draw:equation draw:name="f162" draw:formula="?f101 / 2695"/>
                  <draw:equation draw:name="f163" draw:formula="?f102 / 438"/>
                  <draw:equation draw:name="f164" draw:formula="?f103 / 2695"/>
                  <draw:equation draw:name="f165" draw:formula="?f104 / 438"/>
                  <draw:equation draw:name="f166" draw:formula="?f105 / 2695"/>
                  <draw:equation draw:name="f167" draw:formula="?f106 / 438"/>
                  <draw:equation draw:name="f168" draw:formula="?f107 / 2695"/>
                  <draw:equation draw:name="f169" draw:formula="?f108 / 438"/>
                  <draw:equation draw:name="f170" draw:formula="?f109 / 2695"/>
                  <draw:equation draw:name="f171" draw:formula="?f110 / 438"/>
                  <draw:equation draw:name="f172" draw:formula="?f111 / 2695"/>
                  <draw:equation draw:name="f173" draw:formula="?f112 / 438"/>
                  <draw:equation draw:name="f174" draw:formula="?f113 / 2695"/>
                  <draw:equation draw:name="f175" draw:formula="?f114 / 438"/>
                  <draw:equation draw:name="f176" draw:formula="?f115 / 2695"/>
                  <draw:equation draw:name="f177" draw:formula="?f116 / 438"/>
                  <draw:equation draw:name="f178" draw:formula="?f117 / 2695"/>
                  <draw:equation draw:name="f179" draw:formula="?f118 / 438"/>
                  <draw:equation draw:name="f180" draw:formula="?f119 / 438"/>
                  <draw:equation draw:name="f181" draw:formula="?f120 / 2695"/>
                  <draw:equation draw:name="f182" draw:formula="?f121 / 2695"/>
                  <draw:equation draw:name="f183" draw:formula="?f122 / 2695"/>
                  <draw:equation draw:name="f184" draw:formula="?f123 / 2695"/>
                  <draw:equation draw:name="f185" draw:formula="?f124 / 438"/>
                  <draw:equation draw:name="f186" draw:formula="?f125 / 2695"/>
                  <draw:equation draw:name="f187" draw:formula="?f126 / 438"/>
                  <draw:equation draw:name="f188" draw:formula="?f127 / 2695"/>
                  <draw:equation draw:name="f189" draw:formula="?f128 / 438"/>
                  <draw:equation draw:name="f190" draw:formula="?f129 / 2695"/>
                  <draw:equation draw:name="f191" draw:formula="?f130 / 438"/>
                  <draw:equation draw:name="f192" draw:formula="?f131 / 2695"/>
                  <draw:equation draw:name="f193" draw:formula="?f132 / 438"/>
                  <draw:equation draw:name="f194" draw:formula="?f133 / 438"/>
                  <draw:equation draw:name="f195" draw:formula="?f134 / 2695"/>
                  <draw:equation draw:name="f196" draw:formula="?f135 / 438"/>
                  <draw:equation draw:name="f197" draw:formula="?f136 / 2695"/>
                  <draw:equation draw:name="f198" draw:formula="?f137 / 438"/>
                  <draw:equation draw:name="f199" draw:formula="?f138 / 2695"/>
                  <draw:equation draw:name="f200" draw:formula="?f139 / 438"/>
                  <draw:equation draw:name="f201" draw:formula="?f140 / 2695"/>
                  <draw:equation draw:name="f202" draw:formula="?f141 / 438"/>
                  <draw:equation draw:name="f203" draw:formula="?f142 / 2695"/>
                  <draw:equation draw:name="f204" draw:formula="?f143 / 438"/>
                  <draw:equation draw:name="f205" draw:formula="?f144 / 2695"/>
                  <draw:equation draw:name="f206" draw:formula="?f145 / 438"/>
                  <draw:equation draw:name="f207" draw:formula="?f146 / 2695"/>
                  <draw:equation draw:name="f208" draw:formula="?f147 / 2695"/>
                  <draw:equation draw:name="f209" draw:formula="?f148 / 2695"/>
                  <draw:equation draw:name="f210" draw:formula="0 / ?f86"/>
                  <draw:equation draw:name="f211" draw:formula="?f2 / ?f86"/>
                  <draw:equation draw:name="f212" draw:formula="0 / ?f87"/>
                  <draw:equation draw:name="f213" draw:formula="?f3 / ?f87"/>
                  <draw:equation draw:name="f214" draw:formula="?f149 / ?f86"/>
                  <draw:equation draw:name="f215" draw:formula="?f150 / ?f87"/>
                  <draw:equation draw:name="f216" draw:formula="?f151 / ?f86"/>
                  <draw:equation draw:name="f217" draw:formula="?f152 / ?f87"/>
                  <draw:equation draw:name="f218" draw:formula="?f153 / ?f86"/>
                  <draw:equation draw:name="f219" draw:formula="?f154 / ?f87"/>
                  <draw:equation draw:name="f220" draw:formula="?f155 / ?f86"/>
                  <draw:equation draw:name="f221" draw:formula="?f156 / ?f87"/>
                  <draw:equation draw:name="f222" draw:formula="?f157 / ?f86"/>
                  <draw:equation draw:name="f223" draw:formula="?f158 / ?f87"/>
                  <draw:equation draw:name="f224" draw:formula="?f159 / ?f86"/>
                  <draw:equation draw:name="f225" draw:formula="?f160 / ?f87"/>
                  <draw:equation draw:name="f226" draw:formula="?f161 / ?f86"/>
                  <draw:equation draw:name="f227" draw:formula="?f162 / ?f87"/>
                  <draw:equation draw:name="f228" draw:formula="?f163 / ?f86"/>
                  <draw:equation draw:name="f229" draw:formula="?f164 / ?f87"/>
                  <draw:equation draw:name="f230" draw:formula="?f165 / ?f86"/>
                  <draw:equation draw:name="f231" draw:formula="?f166 / ?f87"/>
                  <draw:equation draw:name="f232" draw:formula="?f167 / ?f86"/>
                  <draw:equation draw:name="f233" draw:formula="?f168 / ?f87"/>
                  <draw:equation draw:name="f234" draw:formula="?f169 / ?f86"/>
                  <draw:equation draw:name="f235" draw:formula="?f170 / ?f87"/>
                  <draw:equation draw:name="f236" draw:formula="?f171 / ?f86"/>
                  <draw:equation draw:name="f237" draw:formula="?f172 / ?f87"/>
                  <draw:equation draw:name="f238" draw:formula="?f173 / ?f86"/>
                  <draw:equation draw:name="f239" draw:formula="?f174 / ?f87"/>
                  <draw:equation draw:name="f240" draw:formula="?f175 / ?f86"/>
                  <draw:equation draw:name="f241" draw:formula="?f176 / ?f87"/>
                  <draw:equation draw:name="f242" draw:formula="?f177 / ?f86"/>
                  <draw:equation draw:name="f243" draw:formula="?f178 / ?f87"/>
                  <draw:equation draw:name="f244" draw:formula="?f179 / ?f86"/>
                  <draw:equation draw:name="f245" draw:formula="?f180 / ?f86"/>
                  <draw:equation draw:name="f246" draw:formula="?f181 / ?f87"/>
                  <draw:equation draw:name="f247" draw:formula="?f182 / ?f87"/>
                  <draw:equation draw:name="f248" draw:formula="?f183 / ?f87"/>
                  <draw:equation draw:name="f249" draw:formula="?f184 / ?f87"/>
                  <draw:equation draw:name="f250" draw:formula="?f185 / ?f86"/>
                  <draw:equation draw:name="f251" draw:formula="?f186 / ?f87"/>
                  <draw:equation draw:name="f252" draw:formula="?f187 / ?f86"/>
                  <draw:equation draw:name="f253" draw:formula="?f188 / ?f87"/>
                  <draw:equation draw:name="f254" draw:formula="?f189 / ?f86"/>
                  <draw:equation draw:name="f255" draw:formula="?f190 / ?f87"/>
                  <draw:equation draw:name="f256" draw:formula="?f191 / ?f86"/>
                  <draw:equation draw:name="f257" draw:formula="?f192 / ?f87"/>
                  <draw:equation draw:name="f258" draw:formula="?f193 / ?f86"/>
                  <draw:equation draw:name="f259" draw:formula="?f194 / ?f86"/>
                  <draw:equation draw:name="f260" draw:formula="?f195 / ?f87"/>
                  <draw:equation draw:name="f261" draw:formula="?f196 / ?f86"/>
                  <draw:equation draw:name="f262" draw:formula="?f197 / ?f87"/>
                  <draw:equation draw:name="f263" draw:formula="?f198 / ?f86"/>
                  <draw:equation draw:name="f264" draw:formula="?f199 / ?f87"/>
                  <draw:equation draw:name="f265" draw:formula="?f200 / ?f86"/>
                  <draw:equation draw:name="f266" draw:formula="?f201 / ?f87"/>
                  <draw:equation draw:name="f267" draw:formula="?f202 / ?f86"/>
                  <draw:equation draw:name="f268" draw:formula="?f203 / ?f87"/>
                  <draw:equation draw:name="f269" draw:formula="?f204 / ?f86"/>
                  <draw:equation draw:name="f270" draw:formula="?f205 / ?f87"/>
                  <draw:equation draw:name="f271" draw:formula="?f206 / ?f86"/>
                  <draw:equation draw:name="f272" draw:formula="?f207 / ?f87"/>
                  <draw:equation draw:name="f273" draw:formula="?f208 / ?f87"/>
                  <draw:equation draw:name="f274" draw:formula="?f209 / ?f87"/>
                </draw:enhanced-geometry>
              </draw:custom-shape>
            </draw:g>
          </table:table-cell>
          <table:table-cell office:value-type="string" table:number-columns-spanned="5" table:number-rows-spanned="4" table:style-name="ce15">
            <text:p>fitness tracker</text:p>
          </table:table-cell>
          <table:covered-table-cell table:number-columns-repeated="4"/>
          <table:table-cell table:style-name="ce6"/>
          <table:table-cell table:number-columns-repeated="2" table:style-name="ce1"/>
          <table:table-cell table:style-name="ce1">
            <draw:custom-shape svg:x="0.69792in" svg:y="0.11458in" svg:width="1.28in" svg:height="0.30208in" draw:z-index="1" draw:id="id12" draw:style-name="a27" draw:name="Dashboard">
              <svg:title>Dashboard Navigation Button</svg:title>
              <svg:desc>Click to view Dashboard sheet.</svg:desc>
              <text:p text:style-name="a26" text:class-names="" text:cond-style-name=""><text:span text:style-name="a25" text:class-names="">&lt;&lt; dashboard</text:span></text:p>
              <draw:enhanced-geometry xmlns:dr3d="urn:oasis:names:tc:opendocument:xmlns:dr3d:1.0" draw:path-stretchpoint-x="21600" draw:path-stretchpoint-y="21600" draw:type="non-primitive" svg:viewBox="0 0 21600 21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 draw:text-areas="?f91 ?f91 ?f92 ?f93" draw:modifiers="360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f10 / 180"/>
                <draw:equation draw:name="f14" draw:formula="$0"/>
                <draw:equation draw:name="f15" draw:formula="0 - ?f2"/>
                <draw:equation draw:name="f16" draw:formula="?f12 * ?f13"/>
                <draw:equation draw:name="f17" draw:formula="?f11 + ?f14"/>
                <draw:equation draw:name="f18" draw:formula="?f8 / 21600"/>
                <draw:equation draw:name="f19" draw:formula="?f7 / 21600"/>
                <draw:equation draw:name="f20" draw:formula="21600 * ?f8"/>
                <draw:equation draw:name="f21" draw:formula="21600 * ?f7"/>
                <draw:equation draw:name="f22" draw:formula="0 - ?f16"/>
                <draw:equation draw:name="f23" draw:formula="min(?f19, ?f18)"/>
                <draw:equation draw:name="f24" draw:formula="?f20 / ?f9"/>
                <draw:equation draw:name="f25" draw:formula="?f21 / ?f9"/>
                <draw:equation draw:name="f26" draw:formula="?f22 * ?f1"/>
                <draw:equation draw:name="f27" draw:formula="?f26 / ?f10"/>
                <draw:equation draw:name="f28" draw:formula="?f25 - ?f14"/>
                <draw:equation draw:name="f29" draw:formula="?f24 - ?f14"/>
                <draw:equation draw:name="f30" draw:formula="?f11 * ?f23"/>
                <draw:equation draw:name="f31" draw:formula="?f17 * ?f23"/>
                <draw:equation draw:name="f32" draw:formula="?f25 * ?f23"/>
                <draw:equation draw:name="f33" draw:formula="?f24 * ?f23"/>
                <draw:equation draw:name="f34" draw:formula="?f27 - ?f2"/>
                <draw:equation draw:name="f35" draw:formula="?f30 - ?f31"/>
                <draw:equation draw:name="f36" draw:formula="?f31 - ?f30"/>
                <draw:equation draw:name="f37" draw:formula="?f28 * ?f23"/>
                <draw:equation draw:name="f38" draw:formula="?f29 * ?f23"/>
                <draw:equation draw:name="f39" draw:formula="?f34 + ?f2"/>
                <draw:equation draw:name="f40" draw:formula="?f39 * ?f10 / ?f1"/>
                <draw:equation draw:name="f41" draw:formula="0 - ?f40"/>
                <draw:equation draw:name="f42" draw:formula="sin(?f41)"/>
                <draw:equation draw:name="f43" draw:formula="0 - ?f42"/>
                <draw:equation draw:name="f44" draw:formula="?f43"/>
                <draw:equation draw:name="f45" draw:formula="abs(?f35)"/>
                <draw:equation draw:name="f46" draw:formula="abs(?f36)"/>
                <draw:equation draw:name="f47" draw:formula="if(?f35, ?f15, ?f2)"/>
                <draw:equation draw:name="f48" draw:formula="if(?f35, ?f2, ?f15)"/>
                <draw:equation draw:name="f49" draw:formula="if(?f35, ?f0, ?f2)"/>
                <draw:equation draw:name="f50" draw:formula="if(?f35, ?f2, ?f0)"/>
                <draw:equation draw:name="f51" draw:formula="?f32 - ?f37"/>
                <draw:equation draw:name="f52" draw:formula="if(?f36, ?f15, ?f2)"/>
                <draw:equation draw:name="f53" draw:formula="if(?f36, ?f2, ?f15)"/>
                <draw:equation draw:name="f54" draw:formula="?f33 - ?f38"/>
                <draw:equation draw:name="f55" draw:formula="?f37 - ?f32"/>
                <draw:equation draw:name="f56" draw:formula="?f38 - ?f33"/>
                <draw:equation draw:name="f57" draw:formula="if(?f35, 0, ?f1)"/>
                <draw:equation draw:name="f58" draw:formula="if(?f35, ?f1, 0)"/>
                <draw:equation draw:name="f59" draw:formula="0 - ?f44"/>
                <draw:equation draw:name="f60" draw:formula="if(?f35, ?f50, ?f49)"/>
                <draw:equation draw:name="f61" draw:formula="if(?f35, ?f49, ?f50)"/>
                <draw:equation draw:name="f62" draw:formula="if(?f36, ?f48, ?f47)"/>
                <draw:equation draw:name="f63" draw:formula="abs(?f51)"/>
                <draw:equation draw:name="f64" draw:formula="if(?f51, 0, ?f1)"/>
                <draw:equation draw:name="f65" draw:formula="if(?f51, ?f1, 0)"/>
                <draw:equation draw:name="f66" draw:formula="if(?f51, ?f52, ?f53)"/>
                <draw:equation draw:name="f67" draw:formula="abs(?f54)"/>
                <draw:equation draw:name="f68" draw:formula="abs(?f55)"/>
                <draw:equation draw:name="f69" draw:formula="if(?f54, ?f15, ?f2)"/>
                <draw:equation draw:name="f70" draw:formula="if(?f54, ?f2, ?f15)"/>
                <draw:equation draw:name="f71" draw:formula="if(?f54, ?f0, ?f2)"/>
                <draw:equation draw:name="f72" draw:formula="if(?f54, ?f2, ?f0)"/>
                <draw:equation draw:name="f73" draw:formula="abs(?f56)"/>
                <draw:equation draw:name="f74" draw:formula="if(?f56, ?f15, ?f2)"/>
                <draw:equation draw:name="f75" draw:formula="if(?f56, ?f2, ?f15)"/>
                <draw:equation draw:name="f76" draw:formula="if(?f56, ?f58, ?f57)"/>
                <draw:equation draw:name="f77" draw:formula="if(?f56, ?f57, ?f58)"/>
                <draw:equation draw:name="f78" draw:formula="?f14 * ?f59"/>
                <draw:equation draw:name="f79" draw:formula="if(?f36, ?f61, ?f60)"/>
                <draw:equation draw:name="f80" draw:formula="if(?f36, ?f65, ?f64)"/>
                <draw:equation draw:name="f81" draw:formula="if(?f36, ?f64, ?f65)"/>
                <draw:equation draw:name="f82" draw:formula="if(?f54, ?f72, ?f71)"/>
                <draw:equation draw:name="f83" draw:formula="if(?f54, ?f71, ?f72)"/>
                <draw:equation draw:name="f84" draw:formula="if(?f55, ?f70, ?f69)"/>
                <draw:equation draw:name="f85" draw:formula="if(?f35, ?f76, ?f77)"/>
                <draw:equation draw:name="f86" draw:formula="if(?f35, ?f74, ?f75)"/>
                <draw:equation draw:name="f87" draw:formula="?f78 * 3163"/>
                <draw:equation draw:name="f88" draw:formula="if(?f51, ?f80, ?f81)"/>
                <draw:equation draw:name="f89" draw:formula="if(?f55, ?f83, ?f82)"/>
                <draw:equation draw:name="f90" draw:formula="?f87 / 7636"/>
                <draw:equation draw:name="f91" draw:formula="?f11 + ?f90"/>
                <draw:equation draw:name="f92" draw:formula="?f24 - ?f90"/>
                <draw:equation draw:name="f93" draw:formula="?f25 - ?f90"/>
                <draw:equation draw:name="f94" draw:formula="21550000 - ?f62"/>
                <draw:equation draw:name="f95" draw:formula="if(?f94, ?f62, 21550000)"/>
                <draw:equation draw:name="f96" draw:formula="-21550000 - ?f95"/>
                <draw:equation draw:name="f97" draw:formula="if(?f96, -21550000, ?f95)"/>
                <draw:equation draw:name="f98" draw:formula="?f79 + ?f97"/>
                <draw:equation draw:name="f99" draw:formula="?f79 + ?f2"/>
                <draw:equation draw:name="f100" draw:formula="?f99 * ?f10 / ?f1"/>
                <draw:equation draw:name="f101" draw:formula="0 - ?f100"/>
                <draw:equation draw:name="f102" draw:formula="cos(?f101)"/>
                <draw:equation draw:name="f103" draw:formula="0 - ?f102"/>
                <draw:equation draw:name="f104" draw:formula="?f103 * ?f45"/>
                <draw:equation draw:name="f105" draw:formula="sin(?f101)"/>
                <draw:equation draw:name="f106" draw:formula="0 - ?f105"/>
                <draw:equation draw:name="f107" draw:formula="?f106 * ?f46"/>
                <draw:equation draw:name="f108" draw:formula="sqrt(?f104 * ?f104 + ?f107 * ?f107 + 0 * 0)"/>
                <draw:equation draw:name="f109" draw:formula="?f45 * ?f46 / ?f108"/>
                <draw:equation draw:name="f110" draw:formula="?f106 * ?f109"/>
                <draw:equation draw:name="f111" draw:formula="?f17 - ?f110"/>
                <draw:equation draw:name="f112" draw:formula="?f103 * ?f109"/>
                <draw:equation draw:name="f113" draw:formula="?f11 - ?f112"/>
                <draw:equation draw:name="f114" draw:formula="?f111 - ?f45"/>
                <draw:equation draw:name="f115" draw:formula="?f113 - ?f46"/>
                <draw:equation draw:name="f116" draw:formula="?f111 + ?f45"/>
                <draw:equation draw:name="f117" draw:formula="?f113 + ?f46"/>
                <draw:equation draw:name="f118" draw:formula="?f98 + ?f2"/>
                <draw:equation draw:name="f119" draw:formula="?f118 * ?f10 / ?f1"/>
                <draw:equation draw:name="f120" draw:formula="0 - ?f119"/>
                <draw:equation draw:name="f121" draw:formula="cos(?f120)"/>
                <draw:equation draw:name="f122" draw:formula="0 - ?f121"/>
                <draw:equation draw:name="f123" draw:formula="?f122 * ?f45"/>
                <draw:equation draw:name="f124" draw:formula="sin(?f120)"/>
                <draw:equation draw:name="f125" draw:formula="0 - ?f124"/>
                <draw:equation draw:name="f126" draw:formula="?f125 * ?f46"/>
                <draw:equation draw:name="f127" draw:formula="sqrt(?f123 * ?f123 + ?f126 * ?f126 + 0 * 0)"/>
                <draw:equation draw:name="f128" draw:formula="?f45 * ?f46 / ?f127"/>
                <draw:equation draw:name="f129" draw:formula="?f125 * ?f128"/>
                <draw:equation draw:name="f130" draw:formula="?f111 + ?f129"/>
                <draw:equation draw:name="f131" draw:formula="?f122 * ?f128"/>
                <draw:equation draw:name="f132" draw:formula="?f113 + ?f131"/>
                <draw:equation draw:name="f133" draw:formula="if(?f97, ?f17, ?f114)"/>
                <draw:equation draw:name="f134" draw:formula="if(?f97, ?f11, ?f115)"/>
                <draw:equation draw:name="f135" draw:formula="if(?f97, ?f17,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66"/>
                <draw:equation draw:name="f142" draw:formula="if(?f141, ?f66, 21550000)"/>
                <draw:equation draw:name="f143" draw:formula="-21550000 - ?f142"/>
                <draw:equation draw:name="f144" draw:formula="if(?f143, -21550000, ?f142)"/>
                <draw:equation draw:name="f145" draw:formula="?f88 + ?f144"/>
                <draw:equation draw:name="f146" draw:formula="?f88 + ?f2"/>
                <draw:equation draw:name="f147" draw:formula="?f146 * ?f10 / ?f1"/>
                <draw:equation draw:name="f148" draw:formula="0 - ?f147"/>
                <draw:equation draw:name="f149" draw:formula="cos(?f148)"/>
                <draw:equation draw:name="f150" draw:formula="0 - ?f149"/>
                <draw:equation draw:name="f151" draw:formula="?f150 * ?f46"/>
                <draw:equation draw:name="f152" draw:formula="sin(?f148)"/>
                <draw:equation draw:name="f153" draw:formula="0 - ?f152"/>
                <draw:equation draw:name="f154" draw:formula="?f153 * ?f63"/>
                <draw:equation draw:name="f155" draw:formula="sqrt(?f151 * ?f151 + ?f154 * ?f154 + 0 * 0)"/>
                <draw:equation draw:name="f156" draw:formula="?f46 * ?f63 / ?f155"/>
                <draw:equation draw:name="f157" draw:formula="?f153 * ?f156"/>
                <draw:equation draw:name="f158" draw:formula="?f11 - ?f157"/>
                <draw:equation draw:name="f159" draw:formula="?f150 * ?f156"/>
                <draw:equation draw:name="f160" draw:formula="?f28 - ?f159"/>
                <draw:equation draw:name="f161" draw:formula="?f158 - ?f46"/>
                <draw:equation draw:name="f162" draw:formula="?f160 - ?f63"/>
                <draw:equation draw:name="f163" draw:formula="?f158 + ?f46"/>
                <draw:equation draw:name="f164" draw:formula="?f160 + ?f63"/>
                <draw:equation draw:name="f165" draw:formula="?f145 + ?f2"/>
                <draw:equation draw:name="f166" draw:formula="?f165 * ?f10 / ?f1"/>
                <draw:equation draw:name="f167" draw:formula="0 - ?f166"/>
                <draw:equation draw:name="f168" draw:formula="cos(?f167)"/>
                <draw:equation draw:name="f169" draw:formula="0 - ?f168"/>
                <draw:equation draw:name="f170" draw:formula="?f169 * ?f46"/>
                <draw:equation draw:name="f171" draw:formula="sin(?f167)"/>
                <draw:equation draw:name="f172" draw:formula="0 - ?f171"/>
                <draw:equation draw:name="f173" draw:formula="?f172 * ?f63"/>
                <draw:equation draw:name="f174" draw:formula="sqrt(?f170 * ?f170 + ?f173 * ?f173 + 0 * 0)"/>
                <draw:equation draw:name="f175" draw:formula="?f46 * ?f63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28, ?f162)"/>
                <draw:equation draw:name="f182" draw:formula="if(?f144, ?f11, ?f163)"/>
                <draw:equation draw:name="f183" draw:formula="if(?f144, ?f28, ?f164)"/>
                <draw:equation draw:name="f184" draw:formula="if(?f144, ?f161, ?f177)"/>
                <draw:equation draw:name="f185" draw:formula="if(?f144, ?f162, ?f179)"/>
                <draw:equation draw:name="f186" draw:formula="if(?f144, ?f163, ?f177)"/>
                <draw:equation draw:name="f187" draw:formula="if(?f144, ?f164, ?f179)"/>
                <draw:equation draw:name="f188" draw:formula="21550000 - ?f84"/>
                <draw:equation draw:name="f189" draw:formula="if(?f188, ?f84, 21550000)"/>
                <draw:equation draw:name="f190" draw:formula="-21550000 - ?f189"/>
                <draw:equation draw:name="f191" draw:formula="if(?f190, -21550000, ?f189)"/>
                <draw:equation draw:name="f192" draw:formula="?f89 + ?f191"/>
                <draw:equation draw:name="f193" draw:formula="?f89 + ?f2"/>
                <draw:equation draw:name="f194" draw:formula="?f193 * ?f10 / ?f1"/>
                <draw:equation draw:name="f195" draw:formula="0 - ?f194"/>
                <draw:equation draw:name="f196" draw:formula="cos(?f195)"/>
                <draw:equation draw:name="f197" draw:formula="0 - ?f196"/>
                <draw:equation draw:name="f198" draw:formula="?f197 * ?f67"/>
                <draw:equation draw:name="f199" draw:formula="sin(?f195)"/>
                <draw:equation draw:name="f200" draw:formula="0 - ?f199"/>
                <draw:equation draw:name="f201" draw:formula="?f200 * ?f68"/>
                <draw:equation draw:name="f202" draw:formula="sqrt(?f198 * ?f198 + ?f201 * ?f201 + 0 * 0)"/>
                <draw:equation draw:name="f203" draw:formula="?f67 * ?f68 / ?f202"/>
                <draw:equation draw:name="f204" draw:formula="?f200 * ?f203"/>
                <draw:equation draw:name="f205" draw:formula="?f29 - ?f204"/>
                <draw:equation draw:name="f206" draw:formula="?f197 * ?f203"/>
                <draw:equation draw:name="f207" draw:formula="?f25 - ?f206"/>
                <draw:equation draw:name="f208" draw:formula="?f205 - ?f67"/>
                <draw:equation draw:name="f209" draw:formula="?f207 - ?f68"/>
                <draw:equation draw:name="f210" draw:formula="?f205 + ?f67"/>
                <draw:equation draw:name="f211" draw:formula="?f207 + ?f68"/>
                <draw:equation draw:name="f212" draw:formula="?f192 + ?f2"/>
                <draw:equation draw:name="f213" draw:formula="?f212 * ?f10 / ?f1"/>
                <draw:equation draw:name="f214" draw:formula="0 - ?f213"/>
                <draw:equation draw:name="f215" draw:formula="cos(?f214)"/>
                <draw:equation draw:name="f216" draw:formula="0 - ?f215"/>
                <draw:equation draw:name="f217" draw:formula="?f216 * ?f67"/>
                <draw:equation draw:name="f218" draw:formula="sin(?f214)"/>
                <draw:equation draw:name="f219" draw:formula="0 - ?f218"/>
                <draw:equation draw:name="f220" draw:formula="?f219 * ?f68"/>
                <draw:equation draw:name="f221" draw:formula="sqrt(?f217 * ?f217 + ?f220 * ?f220 + 0 * 0)"/>
                <draw:equation draw:name="f222" draw:formula="?f67 * ?f68 / ?f221"/>
                <draw:equation draw:name="f223" draw:formula="?f219 * ?f222"/>
                <draw:equation draw:name="f224" draw:formula="?f205 + ?f223"/>
                <draw:equation draw:name="f225" draw:formula="?f216 * ?f222"/>
                <draw:equation draw:name="f226" draw:formula="?f207 + ?f225"/>
                <draw:equation draw:name="f227" draw:formula="if(?f191, ?f29, ?f208)"/>
                <draw:equation draw:name="f228" draw:formula="if(?f191, ?f25, ?f209)"/>
                <draw:equation draw:name="f229" draw:formula="if(?f191, ?f29, ?f210)"/>
                <draw:equation draw:name="f230" draw:formula="if(?f191, ?f25, ?f211)"/>
                <draw:equation draw:name="f231" draw:formula="if(?f191, ?f208, ?f224)"/>
                <draw:equation draw:name="f232" draw:formula="if(?f191, ?f209, ?f226)"/>
                <draw:equation draw:name="f233" draw:formula="if(?f191, ?f210, ?f224)"/>
                <draw:equation draw:name="f234" draw:formula="if(?f191, ?f211, ?f226)"/>
                <draw:equation draw:name="f235" draw:formula="21550000 - ?f86"/>
                <draw:equation draw:name="f236" draw:formula="if(?f235, ?f86, 21550000)"/>
                <draw:equation draw:name="f237" draw:formula="-21550000 - ?f236"/>
                <draw:equation draw:name="f238" draw:formula="if(?f237, -21550000, ?f236)"/>
                <draw:equation draw:name="f239" draw:formula="?f85 + ?f238"/>
                <draw:equation draw:name="f240" draw:formula="?f85 + ?f2"/>
                <draw:equation draw:name="f241" draw:formula="?f240 * ?f10 / ?f1"/>
                <draw:equation draw:name="f242" draw:formula="0 - ?f241"/>
                <draw:equation draw:name="f243" draw:formula="cos(?f242)"/>
                <draw:equation draw:name="f244" draw:formula="0 - ?f243"/>
                <draw:equation draw:name="f245" draw:formula="?f244 * ?f73"/>
                <draw:equation draw:name="f246" draw:formula="sin(?f242)"/>
                <draw:equation draw:name="f247" draw:formula="0 - ?f246"/>
                <draw:equation draw:name="f248" draw:formula="?f247 * ?f45"/>
                <draw:equation draw:name="f249" draw:formula="sqrt(?f245 * ?f245 + ?f248 * ?f248 + 0 * 0)"/>
                <draw:equation draw:name="f250" draw:formula="?f73 * ?f45 / ?f249"/>
                <draw:equation draw:name="f251" draw:formula="?f247 * ?f250"/>
                <draw:equation draw:name="f252" draw:formula="?f24 - ?f251"/>
                <draw:equation draw:name="f253" draw:formula="?f244 * ?f250"/>
                <draw:equation draw:name="f254" draw:formula="?f17 - ?f253"/>
                <draw:equation draw:name="f255" draw:formula="?f252 - ?f73"/>
                <draw:equation draw:name="f256" draw:formula="?f254 - ?f45"/>
                <draw:equation draw:name="f257" draw:formula="?f252 + ?f73"/>
                <draw:equation draw:name="f258" draw:formula="?f254 + ?f45"/>
                <draw:equation draw:name="f259" draw:formula="?f239 + ?f2"/>
                <draw:equation draw:name="f260" draw:formula="?f259 * ?f10 / ?f1"/>
                <draw:equation draw:name="f261" draw:formula="0 - ?f260"/>
                <draw:equation draw:name="f262" draw:formula="cos(?f261)"/>
                <draw:equation draw:name="f263" draw:formula="0 - ?f262"/>
                <draw:equation draw:name="f264" draw:formula="?f263 * ?f73"/>
                <draw:equation draw:name="f265" draw:formula="sin(?f261)"/>
                <draw:equation draw:name="f266" draw:formula="0 - ?f265"/>
                <draw:equation draw:name="f267" draw:formula="?f266 * ?f45"/>
                <draw:equation draw:name="f268" draw:formula="sqrt(?f264 * ?f264 + ?f267 * ?f267 + 0 * 0)"/>
                <draw:equation draw:name="f269" draw:formula="?f73 * ?f45 / ?f268"/>
                <draw:equation draw:name="f270" draw:formula="?f266 * ?f269"/>
                <draw:equation draw:name="f271" draw:formula="?f252 + ?f270"/>
                <draw:equation draw:name="f272" draw:formula="?f263 * ?f269"/>
                <draw:equation draw:name="f273" draw:formula="?f254 + ?f272"/>
                <draw:equation draw:name="f274" draw:formula="if(?f238, ?f24, ?f255)"/>
                <draw:equation draw:name="f275" draw:formula="if(?f238, ?f17, ?f256)"/>
                <draw:equation draw:name="f276" draw:formula="if(?f238, ?f24, ?f257)"/>
                <draw:equation draw:name="f277" draw:formula="if(?f238, ?f17, ?f258)"/>
                <draw:equation draw:name="f278" draw:formula="if(?f238, ?f255, ?f271)"/>
                <draw:equation draw:name="f279" draw:formula="if(?f238, ?f256, ?f273)"/>
                <draw:equation draw:name="f280" draw:formula="if(?f238, ?f257, ?f271)"/>
                <draw:equation draw:name="f281" draw:formula="if(?f238, ?f258, ?f273)"/>
              </draw:enhanced-geometry>
            </draw:custom-shape>
          </table:table-cell>
          <table:table-cell table:number-columns-repeated="16373" table:style-name="ce1"/>
        </table:table-row>
        <table:table-row table:style-name="ro5">
          <table:table-cell/>
          <table:table-cell office:value-type="float" office:value="69" table:style-name="ce7">
            <text:p>69</text:p>
          </table:table-cell>
          <table:covered-table-cell/>
          <table:covered-table-cell table:number-columns-repeated="4"/>
          <table:table-cell office:value-type="string" table:style-name="ce8">
            <text:p>name</text:p>
          </table:table-cell>
          <table:table-cell office:value-type="string" table:number-columns-spanned="2" table:number-rows-spanned="1" table:style-name="ce16">
            <text:p>Abercrombie, Kim</text:p>
          </table:table-cell>
          <table:covered-table-cell/>
          <table:table-cell table:number-columns-repeated="16374" table:style-name="ce1"/>
        </table:table-row>
        <table:table-row table:style-name="ro5">
          <table:table-cell/>
          <table:table-cell table:style-name="ce1"/>
          <table:covered-table-cell/>
          <table:covered-table-cell table:number-columns-repeated="4"/>
          <table:table-cell office:value-type="string" table:style-name="ce8">
            <text:p>height</text:p>
          </table:table-cell>
          <table:table-cell office:value-type="string" office:string-value="5 ft 9 in" table:formula="of:=INT([.B2]/12)&amp;&quot; ft &quot;&amp;[.B2]-(INT([.B2]/12)*12)&amp;&quot; in&quot;" table:style-name="ce9">
            <text:p>5 ft 9 in</text:p>
          </table:table-cell>
          <table:table-cell table:number-columns-repeated="16375" table:style-name="ce1"/>
        </table:table-row>
        <table:table-row table:style-name="ro5">
          <table:table-cell/>
          <table:table-cell table:style-name="ce1"/>
          <table:covered-table-cell/>
          <table:covered-table-cell table:number-columns-repeated="4"/>
          <table:table-cell table:style-name="ce6"/>
          <table:table-cell table:style-name="ce1"/>
          <table:table-cell office:value-type="float" office:value="70" table:style-name="ce10">
            <text:p>70</text:p>
          </table:table-cell>
          <table:table-cell table:number-columns-repeated="16374" table:style-name="ce1"/>
        </table:table-row>
        <table:table-row table:style-name="ro5">
          <table:table-cell/>
          <table:table-cell table:style-name="ce1"/>
          <table:table-cell table:style-name="ce5"/>
          <table:table-cell table:style-name="ce5">
            <draw:g draw:z-index="12" draw:name="Group 1" draw:id="id25">
              <svg:title>Inches</svg:title>
              <svg:desc>Bracket for chest, waist, hips, wrist, and forearm.</svg:desc>
              <draw:custom-shape svg:width="0.10092in" svg:height="3.21042in" draw:id="id23" draw:style-name="a54" draw:transform="translate(-0.05046in -1.60521in) rotate(-1.5708) translate(1.64427in 0.15942in)" draw:name="Right Bracket 30">
                <svg:title/>
                <svg:desc/>
                <text:p text:style-name="a53" text:class-names="" text:cond-style-name=""><text:span text:style-name="a52" text:class-names=""/></text:p>
                <draw:enhanced-geometry xmlns:dr3d="urn:oasis:names:tc:opendocument:xmlns:dr3d:1.0" draw:path-stretchpoint-x="21600" draw:path-stretchpoint-y="21600" draw:type="non-primitive" svg:viewBox="0 0 21600 21600" draw:enhanced-path="S M ?f11 ?f11 A ?f86 ?f87 ?f88 ?f89 ?f11 ?f11 ?f83 ?f85  W ?f90 ?f91 ?f92 ?f93 ?f11 ?f11 ?f83 ?f85 L ?f19 ?f39 A ?f129 ?f130 ?f131 ?f132 ?f19 ?f39 ?f126 ?f128  W ?f133 ?f134 ?f135 ?f136 ?f19 ?f39 ?f126 ?f128 Z N F M ?f11 ?f11 A ?f86 ?f87 ?f88 ?f89 ?f11 ?f11 ?f83 ?f85  W ?f90 ?f91 ?f92 ?f93 ?f11 ?f11 ?f83 ?f85 L ?f19 ?f39 A ?f129 ?f130 ?f131 ?f132 ?f19 ?f39 ?f126 ?f128  W ?f133 ?f134 ?f135 ?f136 ?f19 ?f39 ?f126 ?f128 N" draw:text-areas="?f11 ?f44 ?f43 ?f46" draw:glue-points="?f11 ?f11 ?f11 ?f20 ?f19 ?f26" draw:glue-point-leaving-directions="-180, -360, -270" draw:modifiers="0" draw:mirror-vertical="true">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8333"/>
                  <draw:equation draw:name="f13" draw:formula="2700000 + ?f2"/>
                  <draw:equation draw:name="f14" draw:formula="?f8 / 21600"/>
                  <draw:equation draw:name="f15" draw:formula="?f7 / 21600"/>
                  <draw:equation draw:name="f16" draw:formula="21600 * ?f8"/>
                  <draw:equation draw:name="f17" draw:formula="21600 * ?f7"/>
                  <draw:equation draw:name="f18" draw:formula="min(?f15, ?f14)"/>
                  <draw:equation draw:name="f19" draw:formula="?f16 / ?f9"/>
                  <draw:equation draw:name="f20" draw:formula="?f17 / ?f9"/>
                  <draw:equation draw:name="f21" draw:formula="?f20 - ?f11"/>
                  <draw:equation draw:name="f22" draw:formula="?f19 - ?f11"/>
                  <draw:equation draw:name="f23" draw:formula="?f21 / 2"/>
                  <draw:equation draw:name="f24" draw:formula="min(?f22, ?f21)"/>
                  <draw:equation draw:name="f25" draw:formula="?f22 * ?f18"/>
                  <draw:equation draw:name="f26" draw:formula="?f11 + ?f23"/>
                  <draw:equation draw:name="f27" draw:formula="?f24 * ?f12"/>
                  <draw:equation draw:name="f28" draw:formula="?f13 - ?f2"/>
                  <draw:equation draw:name="f29" draw:formula="?f27 / 100000"/>
                  <draw:equation draw:name="f30" draw:formula="?f28 + ?f2"/>
                  <draw:equation draw:name="f31" draw:formula="?f30 * ?f10 / ?f1"/>
                  <draw:equation draw:name="f32" draw:formula="0 - ?f31"/>
                  <draw:equation draw:name="f33" draw:formula="sin(?f32)"/>
                  <draw:equation draw:name="f34" draw:formula="0 - ?f33"/>
                  <draw:equation draw:name="f35" draw:formula="?f34"/>
                  <draw:equation draw:name="f36" draw:formula="cos(?f32)"/>
                  <draw:equation draw:name="f37" draw:formula="0 - ?f36"/>
                  <draw:equation draw:name="f38" draw:formula="?f37"/>
                  <draw:equation draw:name="f39" draw:formula="?f20 - ?f29"/>
                  <draw:equation draw:name="f40" draw:formula="?f29 * ?f18"/>
                  <draw:equation draw:name="f41" draw:formula="?f35 * ?f22"/>
                  <draw:equation draw:name="f42" draw:formula="?f38 * ?f29"/>
                  <draw:equation draw:name="f43" draw:formula="?f11 + ?f41"/>
                  <draw:equation draw:name="f44" draw:formula="?f29 - ?f42"/>
                  <draw:equation draw:name="f45" draw:formula="?f20 + ?f42"/>
                  <draw:equation draw:name="f46" draw:formula="?f45 - ?f29"/>
                  <draw:equation draw:name="f47" draw:formula="21550000 - ?f2"/>
                  <draw:equation draw:name="f48" draw:formula="if(?f47, ?f2, 21550000)"/>
                  <draw:equation draw:name="f49" draw:formula="-21550000 - ?f48"/>
                  <draw:equation draw:name="f50" draw:formula="if(?f49, -21550000, ?f48)"/>
                  <draw:equation draw:name="f51" draw:formula="?f0 + ?f50"/>
                  <draw:equation draw:name="f52" draw:formula="?f0 + ?f2"/>
                  <draw:equation draw:name="f53" draw:formula="?f52 * ?f10 / ?f1"/>
                  <draw:equation draw:name="f54" draw:formula="0 - ?f53"/>
                  <draw:equation draw:name="f55" draw:formula="cos(?f54)"/>
                  <draw:equation draw:name="f56" draw:formula="0 - ?f55"/>
                  <draw:equation draw:name="f57" draw:formula="?f56 * ?f25"/>
                  <draw:equation draw:name="f58" draw:formula="sin(?f54)"/>
                  <draw:equation draw:name="f59" draw:formula="0 - ?f58"/>
                  <draw:equation draw:name="f60" draw:formula="?f59 * ?f40"/>
                  <draw:equation draw:name="f61" draw:formula="sqrt(?f57 * ?f57 + ?f60 * ?f60 + 0 * 0)"/>
                  <draw:equation draw:name="f62" draw:formula="?f25 * ?f40 / ?f61"/>
                  <draw:equation draw:name="f63" draw:formula="?f59 * ?f62"/>
                  <draw:equation draw:name="f64" draw:formula="?f11 - ?f63"/>
                  <draw:equation draw:name="f65" draw:formula="?f56 * ?f62"/>
                  <draw:equation draw:name="f66" draw:formula="?f11 - ?f65"/>
                  <draw:equation draw:name="f67" draw:formula="?f64 - ?f25"/>
                  <draw:equation draw:name="f68" draw:formula="?f66 - ?f40"/>
                  <draw:equation draw:name="f69" draw:formula="?f64 + ?f25"/>
                  <draw:equation draw:name="f70" draw:formula="?f66 + ?f40"/>
                  <draw:equation draw:name="f71" draw:formula="?f51 + ?f2"/>
                  <draw:equation draw:name="f72" draw:formula="?f71 * ?f10 / ?f1"/>
                  <draw:equation draw:name="f73" draw:formula="0 - ?f72"/>
                  <draw:equation draw:name="f74" draw:formula="cos(?f73)"/>
                  <draw:equation draw:name="f75" draw:formula="0 - ?f74"/>
                  <draw:equation draw:name="f76" draw:formula="?f75 * ?f25"/>
                  <draw:equation draw:name="f77" draw:formula="sin(?f73)"/>
                  <draw:equation draw:name="f78" draw:formula="0 - ?f77"/>
                  <draw:equation draw:name="f79" draw:formula="?f78 * ?f40"/>
                  <draw:equation draw:name="f80" draw:formula="sqrt(?f76 * ?f76 + ?f79 * ?f79 + 0 * 0)"/>
                  <draw:equation draw:name="f81" draw:formula="?f25 * ?f40 / ?f80"/>
                  <draw:equation draw:name="f82" draw:formula="?f78 * ?f81"/>
                  <draw:equation draw:name="f83" draw:formula="?f64 + ?f82"/>
                  <draw:equation draw:name="f84" draw:formula="?f75 * ?f81"/>
                  <draw:equation draw:name="f85" draw:formula="?f66 + ?f84"/>
                  <draw:equation draw:name="f86" draw:formula="if(?f50, ?f11, ?f67)"/>
                  <draw:equation draw:name="f87" draw:formula="if(?f50, ?f11, ?f68)"/>
                  <draw:equation draw:name="f88" draw:formula="if(?f50, ?f11, ?f69)"/>
                  <draw:equation draw:name="f89" draw:formula="if(?f50, ?f11, ?f70)"/>
                  <draw:equation draw:name="f90" draw:formula="if(?f50, ?f67, ?f83)"/>
                  <draw:equation draw:name="f91" draw:formula="if(?f50, ?f68, ?f85)"/>
                  <draw:equation draw:name="f92" draw:formula="if(?f50, ?f69, ?f83)"/>
                  <draw:equation draw:name="f93" draw:formula="if(?f50, ?f70, ?f85)"/>
                  <draw:equation draw:name="f94" draw:formula="?f11 + ?f50"/>
                  <draw:equation draw:name="f95" draw:formula="?f11 + ?f2"/>
                  <draw:equation draw:name="f96" draw:formula="?f95 * ?f10 / ?f1"/>
                  <draw:equation draw:name="f97" draw:formula="0 - ?f96"/>
                  <draw:equation draw:name="f98" draw:formula="cos(?f97)"/>
                  <draw:equation draw:name="f99" draw:formula="0 - ?f98"/>
                  <draw:equation draw:name="f100" draw:formula="?f99 * ?f25"/>
                  <draw:equation draw:name="f101" draw:formula="sin(?f97)"/>
                  <draw:equation draw:name="f102" draw:formula="0 - ?f101"/>
                  <draw:equation draw:name="f103" draw:formula="?f102 * ?f40"/>
                  <draw:equation draw:name="f104" draw:formula="sqrt(?f100 * ?f100 + ?f103 * ?f103 + 0 * 0)"/>
                  <draw:equation draw:name="f105" draw:formula="?f25 * ?f40 / ?f104"/>
                  <draw:equation draw:name="f106" draw:formula="?f102 * ?f105"/>
                  <draw:equation draw:name="f107" draw:formula="?f19 - ?f106"/>
                  <draw:equation draw:name="f108" draw:formula="?f99 * ?f105"/>
                  <draw:equation draw:name="f109" draw:formula="?f39 - ?f108"/>
                  <draw:equation draw:name="f110" draw:formula="?f107 - ?f25"/>
                  <draw:equation draw:name="f111" draw:formula="?f109 - ?f40"/>
                  <draw:equation draw:name="f112" draw:formula="?f107 + ?f25"/>
                  <draw:equation draw:name="f113" draw:formula="?f109 + ?f40"/>
                  <draw:equation draw:name="f114" draw:formula="?f94 + ?f2"/>
                  <draw:equation draw:name="f115" draw:formula="?f114 * ?f10 / ?f1"/>
                  <draw:equation draw:name="f116" draw:formula="0 - ?f115"/>
                  <draw:equation draw:name="f117" draw:formula="cos(?f116)"/>
                  <draw:equation draw:name="f118" draw:formula="0 - ?f117"/>
                  <draw:equation draw:name="f119" draw:formula="?f118 * ?f25"/>
                  <draw:equation draw:name="f120" draw:formula="sin(?f116)"/>
                  <draw:equation draw:name="f121" draw:formula="0 - ?f120"/>
                  <draw:equation draw:name="f122" draw:formula="?f121 * ?f40"/>
                  <draw:equation draw:name="f123" draw:formula="sqrt(?f119 * ?f119 + ?f122 * ?f122 + 0 * 0)"/>
                  <draw:equation draw:name="f124" draw:formula="?f25 * ?f40 / ?f123"/>
                  <draw:equation draw:name="f125" draw:formula="?f121 * ?f124"/>
                  <draw:equation draw:name="f126" draw:formula="?f107 + ?f125"/>
                  <draw:equation draw:name="f127" draw:formula="?f118 * ?f124"/>
                  <draw:equation draw:name="f128" draw:formula="?f109 + ?f127"/>
                  <draw:equation draw:name="f129" draw:formula="if(?f50, ?f19, ?f110)"/>
                  <draw:equation draw:name="f130" draw:formula="if(?f50, ?f39, ?f111)"/>
                  <draw:equation draw:name="f131" draw:formula="if(?f50, ?f19, ?f112)"/>
                  <draw:equation draw:name="f132" draw:formula="if(?f50, ?f39, ?f113)"/>
                  <draw:equation draw:name="f133" draw:formula="if(?f50, ?f110, ?f126)"/>
                  <draw:equation draw:name="f134" draw:formula="if(?f50, ?f111, ?f128)"/>
                  <draw:equation draw:name="f135" draw:formula="if(?f50, ?f112, ?f126)"/>
                  <draw:equation draw:name="f136" draw:formula="if(?f50, ?f113, ?f128)"/>
                </draw:enhanced-geometry>
              </draw:custom-shape>
              <draw:custom-shape svg:x="1.39345in" svg:y="0.00617in" svg:width="0.50163in" svg:height="0.20185in" draw:id="id24" draw:style-name="a57" draw:name="Rectangle 31">
                <svg:title>Inches</svg:title>
                <svg:desc>""</svg:desc>
                <text:p text:style-name="a56" text:class-names="" text:cond-style-name=""><text:span text:style-name="a55" text:class-names="">inches</text:span></text:p>
                <draw:enhanced-geometry xmlns:dr3d="urn:oasis:names:tc:opendocument:xmlns:dr3d:1.0" draw:type="non-primitive" svg:viewBox="0 0 21600 21600" draw:enhanced-path="M 0 0 L 21600 0 21600 21600 0 21600 Z N"/>
              </draw:custom-shape>
            </draw:g>
          </table:table-cell>
          <table:table-cell table:number-columns-repeated="3" table:style-name="ce5"/>
          <table:table-cell table:style-name="ce6"/>
          <table:table-cell table:style-name="ce1">
            <draw:g draw:z-index="9" draw:name="Group 2" draw:id="id22">
              <svg:title>Estimated</svg:title>
              <svg:desc>Bracket for lean body weight, body fat weight, body fat percentage, and body mass index (BMI).</svg:desc>
              <draw:custom-shape svg:width="0.1in" svg:height="3.69in" draw:id="id20" draw:style-name="a48" draw:transform="translate(-0.05in -1.845in) rotate(-1.5708) translate(1.88666in 0.20007in)" draw:name="Right Bracket 13">
                <svg:title/>
                <svg:desc/>
                <text:p text:style-name="a47" text:class-names="" text:cond-style-name=""><text:span text:style-name="a46" text:class-names=""/></text:p>
                <draw:enhanced-geometry xmlns:dr3d="urn:oasis:names:tc:opendocument:xmlns:dr3d:1.0" draw:path-stretchpoint-x="21600" draw:path-stretchpoint-y="21600" draw:type="non-primitive" svg:viewBox="0 0 21600 21600" draw:enhanced-path="S M ?f11 ?f11 A ?f86 ?f87 ?f88 ?f89 ?f11 ?f11 ?f83 ?f85  W ?f90 ?f91 ?f92 ?f93 ?f11 ?f11 ?f83 ?f85 L ?f19 ?f39 A ?f129 ?f130 ?f131 ?f132 ?f19 ?f39 ?f126 ?f128  W ?f133 ?f134 ?f135 ?f136 ?f19 ?f39 ?f126 ?f128 Z N F M ?f11 ?f11 A ?f86 ?f87 ?f88 ?f89 ?f11 ?f11 ?f83 ?f85  W ?f90 ?f91 ?f92 ?f93 ?f11 ?f11 ?f83 ?f85 L ?f19 ?f39 A ?f129 ?f130 ?f131 ?f132 ?f19 ?f39 ?f126 ?f128  W ?f133 ?f134 ?f135 ?f136 ?f19 ?f39 ?f126 ?f128 N" draw:text-areas="?f11 ?f44 ?f43 ?f46" draw:glue-points="?f11 ?f11 ?f11 ?f20 ?f19 ?f26" draw:glue-point-leaving-directions="-180, -360, -270" draw:modifiers="0" draw:mirror-vertical="true">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8333"/>
                  <draw:equation draw:name="f13" draw:formula="2700000 + ?f2"/>
                  <draw:equation draw:name="f14" draw:formula="?f8 / 21600"/>
                  <draw:equation draw:name="f15" draw:formula="?f7 / 21600"/>
                  <draw:equation draw:name="f16" draw:formula="21600 * ?f8"/>
                  <draw:equation draw:name="f17" draw:formula="21600 * ?f7"/>
                  <draw:equation draw:name="f18" draw:formula="min(?f15, ?f14)"/>
                  <draw:equation draw:name="f19" draw:formula="?f16 / ?f9"/>
                  <draw:equation draw:name="f20" draw:formula="?f17 / ?f9"/>
                  <draw:equation draw:name="f21" draw:formula="?f20 - ?f11"/>
                  <draw:equation draw:name="f22" draw:formula="?f19 - ?f11"/>
                  <draw:equation draw:name="f23" draw:formula="?f21 / 2"/>
                  <draw:equation draw:name="f24" draw:formula="min(?f22, ?f21)"/>
                  <draw:equation draw:name="f25" draw:formula="?f22 * ?f18"/>
                  <draw:equation draw:name="f26" draw:formula="?f11 + ?f23"/>
                  <draw:equation draw:name="f27" draw:formula="?f24 * ?f12"/>
                  <draw:equation draw:name="f28" draw:formula="?f13 - ?f2"/>
                  <draw:equation draw:name="f29" draw:formula="?f27 / 100000"/>
                  <draw:equation draw:name="f30" draw:formula="?f28 + ?f2"/>
                  <draw:equation draw:name="f31" draw:formula="?f30 * ?f10 / ?f1"/>
                  <draw:equation draw:name="f32" draw:formula="0 - ?f31"/>
                  <draw:equation draw:name="f33" draw:formula="sin(?f32)"/>
                  <draw:equation draw:name="f34" draw:formula="0 - ?f33"/>
                  <draw:equation draw:name="f35" draw:formula="?f34"/>
                  <draw:equation draw:name="f36" draw:formula="cos(?f32)"/>
                  <draw:equation draw:name="f37" draw:formula="0 - ?f36"/>
                  <draw:equation draw:name="f38" draw:formula="?f37"/>
                  <draw:equation draw:name="f39" draw:formula="?f20 - ?f29"/>
                  <draw:equation draw:name="f40" draw:formula="?f29 * ?f18"/>
                  <draw:equation draw:name="f41" draw:formula="?f35 * ?f22"/>
                  <draw:equation draw:name="f42" draw:formula="?f38 * ?f29"/>
                  <draw:equation draw:name="f43" draw:formula="?f11 + ?f41"/>
                  <draw:equation draw:name="f44" draw:formula="?f29 - ?f42"/>
                  <draw:equation draw:name="f45" draw:formula="?f20 + ?f42"/>
                  <draw:equation draw:name="f46" draw:formula="?f45 - ?f29"/>
                  <draw:equation draw:name="f47" draw:formula="21550000 - ?f2"/>
                  <draw:equation draw:name="f48" draw:formula="if(?f47, ?f2, 21550000)"/>
                  <draw:equation draw:name="f49" draw:formula="-21550000 - ?f48"/>
                  <draw:equation draw:name="f50" draw:formula="if(?f49, -21550000, ?f48)"/>
                  <draw:equation draw:name="f51" draw:formula="?f0 + ?f50"/>
                  <draw:equation draw:name="f52" draw:formula="?f0 + ?f2"/>
                  <draw:equation draw:name="f53" draw:formula="?f52 * ?f10 / ?f1"/>
                  <draw:equation draw:name="f54" draw:formula="0 - ?f53"/>
                  <draw:equation draw:name="f55" draw:formula="cos(?f54)"/>
                  <draw:equation draw:name="f56" draw:formula="0 - ?f55"/>
                  <draw:equation draw:name="f57" draw:formula="?f56 * ?f25"/>
                  <draw:equation draw:name="f58" draw:formula="sin(?f54)"/>
                  <draw:equation draw:name="f59" draw:formula="0 - ?f58"/>
                  <draw:equation draw:name="f60" draw:formula="?f59 * ?f40"/>
                  <draw:equation draw:name="f61" draw:formula="sqrt(?f57 * ?f57 + ?f60 * ?f60 + 0 * 0)"/>
                  <draw:equation draw:name="f62" draw:formula="?f25 * ?f40 / ?f61"/>
                  <draw:equation draw:name="f63" draw:formula="?f59 * ?f62"/>
                  <draw:equation draw:name="f64" draw:formula="?f11 - ?f63"/>
                  <draw:equation draw:name="f65" draw:formula="?f56 * ?f62"/>
                  <draw:equation draw:name="f66" draw:formula="?f11 - ?f65"/>
                  <draw:equation draw:name="f67" draw:formula="?f64 - ?f25"/>
                  <draw:equation draw:name="f68" draw:formula="?f66 - ?f40"/>
                  <draw:equation draw:name="f69" draw:formula="?f64 + ?f25"/>
                  <draw:equation draw:name="f70" draw:formula="?f66 + ?f40"/>
                  <draw:equation draw:name="f71" draw:formula="?f51 + ?f2"/>
                  <draw:equation draw:name="f72" draw:formula="?f71 * ?f10 / ?f1"/>
                  <draw:equation draw:name="f73" draw:formula="0 - ?f72"/>
                  <draw:equation draw:name="f74" draw:formula="cos(?f73)"/>
                  <draw:equation draw:name="f75" draw:formula="0 - ?f74"/>
                  <draw:equation draw:name="f76" draw:formula="?f75 * ?f25"/>
                  <draw:equation draw:name="f77" draw:formula="sin(?f73)"/>
                  <draw:equation draw:name="f78" draw:formula="0 - ?f77"/>
                  <draw:equation draw:name="f79" draw:formula="?f78 * ?f40"/>
                  <draw:equation draw:name="f80" draw:formula="sqrt(?f76 * ?f76 + ?f79 * ?f79 + 0 * 0)"/>
                  <draw:equation draw:name="f81" draw:formula="?f25 * ?f40 / ?f80"/>
                  <draw:equation draw:name="f82" draw:formula="?f78 * ?f81"/>
                  <draw:equation draw:name="f83" draw:formula="?f64 + ?f82"/>
                  <draw:equation draw:name="f84" draw:formula="?f75 * ?f81"/>
                  <draw:equation draw:name="f85" draw:formula="?f66 + ?f84"/>
                  <draw:equation draw:name="f86" draw:formula="if(?f50, ?f11, ?f67)"/>
                  <draw:equation draw:name="f87" draw:formula="if(?f50, ?f11, ?f68)"/>
                  <draw:equation draw:name="f88" draw:formula="if(?f50, ?f11, ?f69)"/>
                  <draw:equation draw:name="f89" draw:formula="if(?f50, ?f11, ?f70)"/>
                  <draw:equation draw:name="f90" draw:formula="if(?f50, ?f67, ?f83)"/>
                  <draw:equation draw:name="f91" draw:formula="if(?f50, ?f68, ?f85)"/>
                  <draw:equation draw:name="f92" draw:formula="if(?f50, ?f69, ?f83)"/>
                  <draw:equation draw:name="f93" draw:formula="if(?f50, ?f70, ?f85)"/>
                  <draw:equation draw:name="f94" draw:formula="?f11 + ?f50"/>
                  <draw:equation draw:name="f95" draw:formula="?f11 + ?f2"/>
                  <draw:equation draw:name="f96" draw:formula="?f95 * ?f10 / ?f1"/>
                  <draw:equation draw:name="f97" draw:formula="0 - ?f96"/>
                  <draw:equation draw:name="f98" draw:formula="cos(?f97)"/>
                  <draw:equation draw:name="f99" draw:formula="0 - ?f98"/>
                  <draw:equation draw:name="f100" draw:formula="?f99 * ?f25"/>
                  <draw:equation draw:name="f101" draw:formula="sin(?f97)"/>
                  <draw:equation draw:name="f102" draw:formula="0 - ?f101"/>
                  <draw:equation draw:name="f103" draw:formula="?f102 * ?f40"/>
                  <draw:equation draw:name="f104" draw:formula="sqrt(?f100 * ?f100 + ?f103 * ?f103 + 0 * 0)"/>
                  <draw:equation draw:name="f105" draw:formula="?f25 * ?f40 / ?f104"/>
                  <draw:equation draw:name="f106" draw:formula="?f102 * ?f105"/>
                  <draw:equation draw:name="f107" draw:formula="?f19 - ?f106"/>
                  <draw:equation draw:name="f108" draw:formula="?f99 * ?f105"/>
                  <draw:equation draw:name="f109" draw:formula="?f39 - ?f108"/>
                  <draw:equation draw:name="f110" draw:formula="?f107 - ?f25"/>
                  <draw:equation draw:name="f111" draw:formula="?f109 - ?f40"/>
                  <draw:equation draw:name="f112" draw:formula="?f107 + ?f25"/>
                  <draw:equation draw:name="f113" draw:formula="?f109 + ?f40"/>
                  <draw:equation draw:name="f114" draw:formula="?f94 + ?f2"/>
                  <draw:equation draw:name="f115" draw:formula="?f114 * ?f10 / ?f1"/>
                  <draw:equation draw:name="f116" draw:formula="0 - ?f115"/>
                  <draw:equation draw:name="f117" draw:formula="cos(?f116)"/>
                  <draw:equation draw:name="f118" draw:formula="0 - ?f117"/>
                  <draw:equation draw:name="f119" draw:formula="?f118 * ?f25"/>
                  <draw:equation draw:name="f120" draw:formula="sin(?f116)"/>
                  <draw:equation draw:name="f121" draw:formula="0 - ?f120"/>
                  <draw:equation draw:name="f122" draw:formula="?f121 * ?f40"/>
                  <draw:equation draw:name="f123" draw:formula="sqrt(?f119 * ?f119 + ?f122 * ?f122 + 0 * 0)"/>
                  <draw:equation draw:name="f124" draw:formula="?f25 * ?f40 / ?f123"/>
                  <draw:equation draw:name="f125" draw:formula="?f121 * ?f124"/>
                  <draw:equation draw:name="f126" draw:formula="?f107 + ?f125"/>
                  <draw:equation draw:name="f127" draw:formula="?f118 * ?f124"/>
                  <draw:equation draw:name="f128" draw:formula="?f109 + ?f127"/>
                  <draw:equation draw:name="f129" draw:formula="if(?f50, ?f19, ?f110)"/>
                  <draw:equation draw:name="f130" draw:formula="if(?f50, ?f39, ?f111)"/>
                  <draw:equation draw:name="f131" draw:formula="if(?f50, ?f19, ?f112)"/>
                  <draw:equation draw:name="f132" draw:formula="if(?f50, ?f39, ?f113)"/>
                  <draw:equation draw:name="f133" draw:formula="if(?f50, ?f110, ?f126)"/>
                  <draw:equation draw:name="f134" draw:formula="if(?f50, ?f111, ?f128)"/>
                  <draw:equation draw:name="f135" draw:formula="if(?f50, ?f112, ?f126)"/>
                  <draw:equation draw:name="f136" draw:formula="if(?f50, ?f113, ?f128)"/>
                </draw:enhanced-geometry>
              </draw:custom-shape>
              <draw:custom-shape svg:x="1.49666in" svg:y="0.04822in" svg:width="0.78in" svg:height="0.2in" draw:id="id21" draw:style-name="a51" draw:name="Rectangle 23">
                <svg:title>Inches</svg:title>
                <svg:desc>""</svg:desc>
                <text:p text:style-name="a50" text:class-names="" text:cond-style-name=""><text:span text:style-name="a49" text:class-names="">estimated</text:span></text:p>
                <draw:enhanced-geometry xmlns:dr3d="urn:oasis:names:tc:opendocument:xmlns:dr3d:1.0" draw:type="non-primitive" svg:viewBox="0 0 21600 21600" draw:enhanced-path="M 0 0 L 21600 0 21600 21600 0 21600 Z N"/>
              </draw:custom-shape>
            </draw:g>
          </table:table-cell>
          <table:table-cell table:style-name="ce10"/>
          <table:table-cell table:number-columns-repeated="16374" table:style-name="ce1"/>
        </table:table-row>
        <table:table-row table:style-name="ro6">
          <table:table-cell/>
          <table:table-cell office:value-type="string" table:style-name="ce11">
            <text:p>date</text:p>
          </table:table-cell>
          <table:table-cell office:value-type="string" table:style-name="ce11">
            <text:p>weight (lbs)</text:p>
          </table:table-cell>
          <table:table-cell office:value-type="string" table:style-name="ce11">
            <text:p>chest</text:p>
          </table:table-cell>
          <table:table-cell office:value-type="string" table:style-name="ce11">
            <text:p>waist</text:p>
          </table:table-cell>
          <table:table-cell office:value-type="string" table:style-name="ce11">
            <text:p>hips</text:p>
          </table:table-cell>
          <table:table-cell office:value-type="string" table:style-name="ce11">
            <text:p>wrist</text:p>
          </table:table-cell>
          <table:table-cell office:value-type="string" table:style-name="ce11">
            <text:p>forearm</text:p>
          </table:table-cell>
          <table:table-cell office:value-type="string" table:style-name="ce11">
            <text:p>lean body weight</text:p>
          </table:table-cell>
          <table:table-cell office:value-type="string" table:style-name="ce11">
            <text:p>body fat weight</text:p>
          </table:table-cell>
          <table:table-cell office:value-type="string" table:style-name="ce11">
            <text:p>body fat percentage</text:p>
          </table:table-cell>
          <table:table-cell office:value-type="string" table:style-name="ce11">
            <text:p>body mass index (BMI)</text:p>
          </table:table-cell>
          <table:table-cell table:number-columns-repeated="16372"/>
        </table:table-row>
        <table:table-row table:style-name="ro5">
          <table:table-cell/>
          <table:table-cell office:value-type="date" office:date-value="2012-06-09T00:00:00" table:style-name="ce12">
            <text:p>2012.06.09</text:p>
          </table:table-cell>
          <table:table-cell office:value-type="float" office:value="140" table:style-name="ce13">
            <text:p>140,0</text:p>
          </table:table-cell>
          <table:table-cell office:value-type="float" office:value="32" table:style-name="ce13">
            <text:p>32,0</text:p>
          </table:table-cell>
          <table:table-cell office:value-type="float" office:value="31" table:style-name="ce13">
            <text:p>31,0</text:p>
          </table:table-cell>
          <table:table-cell office:value-type="float" office:value="40" table:style-name="ce13">
            <text:p>40,0</text:p>
          </table:table-cell>
          <table:table-cell office:value-type="float" office:value="6.8" table:style-name="ce13">
            <text:p>6,8</text:p>
          </table:table-cell>
          <table:table-cell office:value-type="float" office:value="11.5" table:style-name="ce13">
            <text:p>11,5</text:p>
          </table:table-cell>
          <table:table-cell office:value-type="float" office:value="103.79660509554138" table:formula="of:=IF([Data_Entry.$C7]=&quot;&quot;;&quot;&quot;;(([Data_Entry.$C7]*0.732)+ 8.987)+([Data_Entry.$G7]/3.14)-([Data_Entry.$E7]*0.157)-([Data_Entry.$F7]*0.249)+([Data_Entry.$H7]*0.434))" table:style-name="ce14">
            <text:p>103,80</text:p>
          </table:table-cell>
          <table:table-cell office:value-type="float" office:value="36.203394904458619" table:formula="of:=IFERROR([Data_Entry.$C7]-[Data_Entry.$I7];&quot;&quot;)" table:style-name="ce14">
            <text:p>36,20</text:p>
          </table:table-cell>
          <table:table-cell office:value-type="float" office:value="25.859567788899014" table:formula="of:=IFERROR(([Data_Entry.$J7]*100)/[Data_Entry.$C7];&quot;&quot;)" table:style-name="ce14">
            <text:p>25,86</text:p>
          </table:table-cell>
          <table:table-cell office:value-type="float" office:value="20.085714285714285" table:formula="of:=([Data_Entry.$C7]/$$TotalInches/$$TotalInches)*703" table:style-name="ce14">
            <text:p>20,09</text:p>
          </table:table-cell>
          <table:table-cell table:number-columns-repeated="16372"/>
        </table:table-row>
        <table:table-row table:style-name="ro5">
          <table:table-cell/>
          <table:table-cell office:value-type="date" office:date-value="2012-06-10T00:00:00" table:style-name="ce12">
            <text:p>2012.06.10</text:p>
          </table:table-cell>
          <table:table-cell office:value-type="float" office:value="140" table:style-name="ce13">
            <text:p>140,0</text:p>
          </table:table-cell>
          <table:table-cell office:value-type="float" office:value="32" table:style-name="ce13">
            <text:p>32,0</text:p>
          </table:table-cell>
          <table:table-cell office:value-type="float" office:value="31" table:style-name="ce13">
            <text:p>31,0</text:p>
          </table:table-cell>
          <table:table-cell office:value-type="float" office:value="39.5" table:style-name="ce13">
            <text:p>39,5</text:p>
          </table:table-cell>
          <table:table-cell office:value-type="float" office:value="6.7" table:style-name="ce13">
            <text:p>6,7</text:p>
          </table:table-cell>
          <table:table-cell office:value-type="float" office:value="11.5" table:style-name="ce13">
            <text:p>11,5</text:p>
          </table:table-cell>
          <table:table-cell office:value-type="float" office:value="103.88925796178344" table:formula="of:=IF([Data_Entry.$C8]=&quot;&quot;;&quot;&quot;;(([Data_Entry.$C8]*0.732)+ 8.987)+([Data_Entry.$G8]/3.14)-([Data_Entry.$E8]*0.157)-([Data_Entry.$F8]*0.249)+([Data_Entry.$H8]*0.434))" table:style-name="ce14">
            <text:p>103,89</text:p>
          </table:table-cell>
          <table:table-cell office:value-type="float" office:value="36.110742038216557" table:formula="of:=IFERROR([Data_Entry.$C8]-[Data_Entry.$I8];&quot;&quot;)" table:style-name="ce14">
            <text:p>36,11</text:p>
          </table:table-cell>
          <table:table-cell office:value-type="float" office:value="25.793387170154684" table:formula="of:=IFERROR(([Data_Entry.$J8]*100)/[Data_Entry.$C8];&quot;&quot;)" table:style-name="ce14">
            <text:p>25,79</text:p>
          </table:table-cell>
          <table:table-cell office:value-type="float" office:value="20.085714285714285" table:formula="of:=([Data_Entry.$C8]/$$TotalInches/$$TotalInches)*703" table:style-name="ce14">
            <text:p>20,09</text:p>
          </table:table-cell>
          <table:table-cell table:number-columns-repeated="16372"/>
        </table:table-row>
        <table:table-row table:style-name="ro5">
          <table:table-cell/>
          <table:table-cell office:value-type="date" office:date-value="2012-06-11T00:00:00" table:style-name="ce12">
            <text:p>2012.06.11</text:p>
          </table:table-cell>
          <table:table-cell office:value-type="float" office:value="139" table:style-name="ce13">
            <text:p>139,0</text:p>
          </table:table-cell>
          <table:table-cell office:value-type="float" office:value="32" table:style-name="ce13">
            <text:p>32,0</text:p>
          </table:table-cell>
          <table:table-cell office:value-type="float" office:value="31" table:style-name="ce13">
            <text:p>31,0</text:p>
          </table:table-cell>
          <table:table-cell office:value-type="float" office:value="39.5" table:style-name="ce13">
            <text:p>39,5</text:p>
          </table:table-cell>
          <table:table-cell office:value-type="float" office:value="6.7" table:style-name="ce13">
            <text:p>6,7</text:p>
          </table:table-cell>
          <table:table-cell office:value-type="float" office:value="11.5" table:style-name="ce13">
            <text:p>11,5</text:p>
          </table:table-cell>
          <table:table-cell office:value-type="float" office:value="103.15725796178344" table:formula="of:=IF([Data_Entry.$C9]=&quot;&quot;;&quot;&quot;;(([Data_Entry.$C9]*0.732)+ 8.987)+([Data_Entry.$G9]/3.14)-([Data_Entry.$E9]*0.157)-([Data_Entry.$F9]*0.249)+([Data_Entry.$H9]*0.434))" table:style-name="ce14">
            <text:p>103,16</text:p>
          </table:table-cell>
          <table:table-cell office:value-type="float" office:value="35.842742038216556" table:formula="of:=IFERROR([Data_Entry.$C9]-[Data_Entry.$I9];&quot;&quot;)" table:style-name="ce14">
            <text:p>35,84</text:p>
          </table:table-cell>
          <table:table-cell office:value-type="float" office:value="25.786145351234932" table:formula="of:=IFERROR(([Data_Entry.$J9]*100)/[Data_Entry.$C9];&quot;&quot;)" table:style-name="ce14">
            <text:p>25,79</text:p>
          </table:table-cell>
          <table:table-cell office:value-type="float" office:value="19.942244897959185" table:formula="of:=([Data_Entry.$C9]/$$TotalInches/$$TotalInches)*703" table:style-name="ce14">
            <text:p>19,94</text:p>
          </table:table-cell>
          <table:table-cell table:number-columns-repeated="16372"/>
        </table:table-row>
        <table:table-row table:style-name="ro5">
          <table:table-cell/>
          <table:table-cell office:value-type="date" office:date-value="2012-06-12T00:00:00" table:style-name="ce12">
            <text:p>2012.06.12</text:p>
          </table:table-cell>
          <table:table-cell office:value-type="float" office:value="139" table:style-name="ce13">
            <text:p>139,0</text:p>
          </table:table-cell>
          <table:table-cell office:value-type="float" office:value="32" table:style-name="ce13">
            <text:p>32,0</text:p>
          </table:table-cell>
          <table:table-cell office:value-type="float" office:value="28" table:style-name="ce13">
            <text:p>28,0</text:p>
          </table:table-cell>
          <table:table-cell office:value-type="float" office:value="39" table:style-name="ce13">
            <text:p>39,0</text:p>
          </table:table-cell>
          <table:table-cell office:value-type="float" office:value="6.3" table:style-name="ce13">
            <text:p>6,3</text:p>
          </table:table-cell>
          <table:table-cell office:value-type="float" office:value="11" table:style-name="ce13">
            <text:p>11,0</text:p>
          </table:table-cell>
          <table:table-cell office:value-type="float" office:value="103.40836942675159" table:formula="of:=IF([Data_Entry.$C10]=&quot;&quot;;&quot;&quot;;(([Data_Entry.$C10]*0.732)+ 8.987)+([Data_Entry.$G10]/3.14)-([Data_Entry.$E10]*0.157)-([Data_Entry.$F10]*0.249)+([Data_Entry.$H10]*0.434))" table:style-name="ce14">
            <text:p>103,41</text:p>
          </table:table-cell>
          <table:table-cell office:value-type="float" office:value="35.591630573248409" table:formula="of:=IFERROR([Data_Entry.$C10]-[Data_Entry.$I10];&quot;&quot;)" table:style-name="ce14">
            <text:p>35,59</text:p>
          </table:table-cell>
          <table:table-cell office:value-type="float" office:value="25.605489621042022" table:formula="of:=IFERROR(([Data_Entry.$J10]*100)/[Data_Entry.$C10];&quot;&quot;)" table:style-name="ce14">
            <text:p>25,61</text:p>
          </table:table-cell>
          <table:table-cell office:value-type="float" office:value="19.942244897959185" table:formula="of:=([Data_Entry.$C10]/$$TotalInches/$$TotalInches)*703" table:style-name="ce14">
            <text:p>19,94</text:p>
          </table:table-cell>
          <table:table-cell table:number-columns-repeated="16372"/>
        </table:table-row>
        <table:table-row table:style-name="ro5">
          <table:table-cell/>
          <table:table-cell office:value-type="date" office:date-value="2012-06-13T00:00:00" table:style-name="ce12">
            <text:p>2012.06.13</text:p>
          </table:table-cell>
          <table:table-cell office:value-type="float" office:value="139" table:style-name="ce13">
            <text:p>139,0</text:p>
          </table:table-cell>
          <table:table-cell office:value-type="float" office:value="32" table:style-name="ce13">
            <text:p>32,0</text:p>
          </table:table-cell>
          <table:table-cell office:value-type="float" office:value="28" table:style-name="ce13">
            <text:p>28,0</text:p>
          </table:table-cell>
          <table:table-cell office:value-type="float" office:value="39" table:style-name="ce13">
            <text:p>39,0</text:p>
          </table:table-cell>
          <table:table-cell office:value-type="float" office:value="6.3" table:style-name="ce13">
            <text:p>6,3</text:p>
          </table:table-cell>
          <table:table-cell office:value-type="float" office:value="11" table:style-name="ce13">
            <text:p>11,0</text:p>
          </table:table-cell>
          <table:table-cell office:value-type="float" office:value="103.40836942675159" table:formula="of:=IF([Data_Entry.$C11]=&quot;&quot;;&quot;&quot;;(([Data_Entry.$C11]*0.732)+ 8.987)+([Data_Entry.$G11]/3.14)-([Data_Entry.$E11]*0.157)-([Data_Entry.$F11]*0.249)+([Data_Entry.$H11]*0.434))" table:style-name="ce14">
            <text:p>103,41</text:p>
          </table:table-cell>
          <table:table-cell office:value-type="float" office:value="35.591630573248409" table:formula="of:=IFERROR([Data_Entry.$C11]-[Data_Entry.$I11];&quot;&quot;)" table:style-name="ce14">
            <text:p>35,59</text:p>
          </table:table-cell>
          <table:table-cell office:value-type="float" office:value="25.605489621042022" table:formula="of:=IFERROR(([Data_Entry.$J11]*100)/[Data_Entry.$C11];&quot;&quot;)" table:style-name="ce14">
            <text:p>25,61</text:p>
          </table:table-cell>
          <table:table-cell office:value-type="float" office:value="19.942244897959185" table:formula="of:=([Data_Entry.$C11]/$$TotalInches/$$TotalInches)*703" table:style-name="ce14">
            <text:p>19,94</text:p>
          </table:table-cell>
          <table:table-cell table:number-columns-repeated="16372"/>
        </table:table-row>
        <table:table-row table:style-name="ro5">
          <table:table-cell/>
          <table:table-cell office:value-type="date" office:date-value="2012-06-14T00:00:00" table:style-name="ce12">
            <text:p>2012.06.14</text:p>
          </table:table-cell>
          <table:table-cell office:value-type="float" office:value="138" table:style-name="ce13">
            <text:p>138,0</text:p>
          </table:table-cell>
          <table:table-cell office:value-type="float" office:value="32" table:style-name="ce13">
            <text:p>32,0</text:p>
          </table:table-cell>
          <table:table-cell office:value-type="float" office:value="28" table:style-name="ce13">
            <text:p>28,0</text:p>
          </table:table-cell>
          <table:table-cell office:value-type="float" office:value="39" table:style-name="ce13">
            <text:p>39,0</text:p>
          </table:table-cell>
          <table:table-cell office:value-type="float" office:value="6.3" table:style-name="ce13">
            <text:p>6,3</text:p>
          </table:table-cell>
          <table:table-cell office:value-type="float" office:value="11" table:style-name="ce13">
            <text:p>11,0</text:p>
          </table:table-cell>
          <table:table-cell office:value-type="float" office:value="102.67636942675158" table:formula="of:=IF([Data_Entry.$C12]=&quot;&quot;;&quot;&quot;;(([Data_Entry.$C12]*0.732)+ 8.987)+([Data_Entry.$G12]/3.14)-([Data_Entry.$E12]*0.157)-([Data_Entry.$F12]*0.249)+([Data_Entry.$H12]*0.434))" table:style-name="ce14">
            <text:p>102,68</text:p>
          </table:table-cell>
          <table:table-cell office:value-type="float" office:value="35.323630573248423" table:formula="of:=IFERROR([Data_Entry.$C12]-[Data_Entry.$I12];&quot;&quot;)" table:style-name="ce14">
            <text:p>35,32</text:p>
          </table:table-cell>
          <table:table-cell office:value-type="float" office:value="25.596833748730742" table:formula="of:=IFERROR(([Data_Entry.$J12]*100)/[Data_Entry.$C12];&quot;&quot;)" table:style-name="ce14">
            <text:p>25,60</text:p>
          </table:table-cell>
          <table:table-cell office:value-type="float" office:value="19.798775510204081" table:formula="of:=([Data_Entry.$C12]/$$TotalInches/$$TotalInches)*703" table:style-name="ce14">
            <text:p>19,80</text:p>
          </table:table-cell>
          <table:table-cell table:number-columns-repeated="16372"/>
        </table:table-row>
        <table:table-row table:style-name="ro5">
          <table:table-cell/>
          <table:table-cell office:value-type="date" office:date-value="2012-06-15T00:00:00" table:style-name="ce12">
            <text:p>2012.06.15</text:p>
          </table:table-cell>
          <table:table-cell office:value-type="float" office:value="137" table:style-name="ce13">
            <text:p>137,0</text:p>
          </table:table-cell>
          <table:table-cell office:value-type="float" office:value="32" table:style-name="ce13">
            <text:p>32,0</text:p>
          </table:table-cell>
          <table:table-cell office:value-type="float" office:value="28" table:style-name="ce13">
            <text:p>28,0</text:p>
          </table:table-cell>
          <table:table-cell office:value-type="float" office:value="38" table:style-name="ce13">
            <text:p>38,0</text:p>
          </table:table-cell>
          <table:table-cell office:value-type="float" office:value="6.3" table:style-name="ce13">
            <text:p>6,3</text:p>
          </table:table-cell>
          <table:table-cell office:value-type="float" office:value="11" table:style-name="ce13">
            <text:p>11,0</text:p>
          </table:table-cell>
          <table:table-cell office:value-type="float" office:value="102.19336942675157" table:formula="of:=IF([Data_Entry.$C13]=&quot;&quot;;&quot;&quot;;(([Data_Entry.$C13]*0.732)+ 8.987)+([Data_Entry.$G13]/3.14)-([Data_Entry.$E13]*0.157)-([Data_Entry.$F13]*0.249)+([Data_Entry.$H13]*0.434))" table:style-name="ce14">
            <text:p>102,19</text:p>
          </table:table-cell>
          <table:table-cell office:value-type="float" office:value="34.806630573248427" table:formula="of:=IFERROR([Data_Entry.$C13]-[Data_Entry.$I13];&quot;&quot;)" table:style-name="ce14">
            <text:p>34,81</text:p>
          </table:table-cell>
          <table:table-cell office:value-type="float" office:value="25.4062996885025" table:formula="of:=IFERROR(([Data_Entry.$J13]*100)/[Data_Entry.$C13];&quot;&quot;)" table:style-name="ce14">
            <text:p>25,41</text:p>
          </table:table-cell>
          <table:table-cell office:value-type="float" office:value="19.65530612244898" table:formula="of:=([Data_Entry.$C13]/$$TotalInches/$$TotalInches)*703" table:style-name="ce14">
            <text:p>19,66</text:p>
          </table:table-cell>
          <table:table-cell table:number-columns-repeated="16372"/>
        </table:table-row>
        <table:table-row table:style-name="ro5">
          <table:table-cell/>
          <table:table-cell office:value-type="date" office:date-value="2012-06-16T00:00:00" table:style-name="ce12">
            <text:p>2012.06.16</text:p>
          </table:table-cell>
          <table:table-cell office:value-type="float" office:value="136" table:style-name="ce13">
            <text:p>136,0</text:p>
          </table:table-cell>
          <table:table-cell office:value-type="float" office:value="31.5" table:style-name="ce13">
            <text:p>31,5</text:p>
          </table:table-cell>
          <table:table-cell office:value-type="float" office:value="27.5" table:style-name="ce13">
            <text:p>27,5</text:p>
          </table:table-cell>
          <table:table-cell office:value-type="float" office:value="38" table:style-name="ce13">
            <text:p>38,0</text:p>
          </table:table-cell>
          <table:table-cell office:value-type="float" office:value="6.3" table:style-name="ce13">
            <text:p>6,3</text:p>
          </table:table-cell>
          <table:table-cell office:value-type="float" office:value="11" table:style-name="ce13">
            <text:p>11,0</text:p>
          </table:table-cell>
          <table:table-cell office:value-type="float" office:value="101.53986942675158" table:formula="of:=IF([Data_Entry.$C14]=&quot;&quot;;&quot;&quot;;(([Data_Entry.$C14]*0.732)+ 8.987)+([Data_Entry.$G14]/3.14)-([Data_Entry.$E14]*0.157)-([Data_Entry.$F14]*0.249)+([Data_Entry.$H14]*0.434))" table:style-name="ce14">
            <text:p>101,54</text:p>
          </table:table-cell>
          <table:table-cell office:value-type="float" office:value="34.460130573248421" table:formula="of:=IFERROR([Data_Entry.$C14]-[Data_Entry.$I14];&quot;&quot;)" table:style-name="ce14">
            <text:p>34,46</text:p>
          </table:table-cell>
          <table:table-cell office:value-type="float" office:value="25.338331303859132" table:formula="of:=IFERROR(([Data_Entry.$J14]*100)/[Data_Entry.$C14];&quot;&quot;)" table:style-name="ce14">
            <text:p>25,34</text:p>
          </table:table-cell>
          <table:table-cell office:value-type="float" office:value="19.511836734693876" table:formula="of:=([Data_Entry.$C14]/$$TotalInches/$$TotalInches)*703" table:style-name="ce14">
            <text:p>19,51</text:p>
          </table:table-cell>
          <table:table-cell table:number-columns-repeated="16372"/>
        </table:table-row>
        <table:table-row table:style-name="ro5">
          <table:table-cell/>
          <table:table-cell office:value-type="date" office:date-value="2012-06-17T00:00:00" table:style-name="ce12">
            <text:p>2012.06.17</text:p>
          </table:table-cell>
          <table:table-cell office:value-type="float" office:value="135" table:style-name="ce13">
            <text:p>135,0</text:p>
          </table:table-cell>
          <table:table-cell office:value-type="float" office:value="31.5" table:style-name="ce13">
            <text:p>31,5</text:p>
          </table:table-cell>
          <table:table-cell office:value-type="float" office:value="27.25" table:style-name="ce13">
            <text:p>27,3</text:p>
          </table:table-cell>
          <table:table-cell office:value-type="float" office:value="37.75" table:style-name="ce13">
            <text:p>37,8</text:p>
          </table:table-cell>
          <table:table-cell office:value-type="float" office:value="6.3" table:style-name="ce13">
            <text:p>6,3</text:p>
          </table:table-cell>
          <table:table-cell office:value-type="float" office:value="10.5" table:style-name="ce13">
            <text:p>10,5</text:p>
          </table:table-cell>
          <table:table-cell office:value-type="float" office:value="100.69236942675158" table:formula="of:=IF([Data_Entry.$C15]=&quot;&quot;;&quot;&quot;;(([Data_Entry.$C15]*0.732)+ 8.987)+([Data_Entry.$G15]/3.14)-([Data_Entry.$E15]*0.157)-([Data_Entry.$F15]*0.249)+([Data_Entry.$H15]*0.434))" table:style-name="ce14">
            <text:p>100,69</text:p>
          </table:table-cell>
          <table:table-cell office:value-type="float" office:value="34.307630573248417" table:formula="of:=IFERROR([Data_Entry.$C15]-[Data_Entry.$I15];&quot;&quot;)" table:style-name="ce14">
            <text:p>34,31</text:p>
          </table:table-cell>
          <table:table-cell office:value-type="float" office:value="25.413059683887717" table:formula="of:=IFERROR(([Data_Entry.$J15]*100)/[Data_Entry.$C15];&quot;&quot;)" table:style-name="ce14">
            <text:p>25,41</text:p>
          </table:table-cell>
          <table:table-cell office:value-type="float" office:value="19.368367346938776" table:formula="of:=([Data_Entry.$C15]/$$TotalInches/$$TotalInches)*703" table:style-name="ce14">
            <text:p>19,37</text:p>
          </table:table-cell>
          <table:table-cell table:number-columns-repeated="16372"/>
        </table:table-row>
        <table:table-row table:style-name="ro5">
          <table:table-cell/>
          <table:table-cell office:value-type="date" office:date-value="2012-06-18T00:00:00" table:style-name="ce12">
            <text:p>2012.06.18</text:p>
          </table:table-cell>
          <table:table-cell office:value-type="float" office:value="135" table:style-name="ce13">
            <text:p>135,0</text:p>
          </table:table-cell>
          <table:table-cell office:value-type="float" office:value="31.5" table:style-name="ce13">
            <text:p>31,5</text:p>
          </table:table-cell>
          <table:table-cell office:value-type="float" office:value="27" table:style-name="ce13">
            <text:p>27,0</text:p>
          </table:table-cell>
          <table:table-cell office:value-type="float" office:value="37" table:style-name="ce13">
            <text:p>37,0</text:p>
          </table:table-cell>
          <table:table-cell office:value-type="float" office:value="6.3" table:style-name="ce13">
            <text:p>6,3</text:p>
          </table:table-cell>
          <table:table-cell office:value-type="float" office:value="10.5" table:style-name="ce13">
            <text:p>10,5</text:p>
          </table:table-cell>
          <table:table-cell office:value-type="float" office:value="100.91836942675158" table:formula="of:=IF([Data_Entry.$C16]=&quot;&quot;;&quot;&quot;;(([Data_Entry.$C16]*0.732)+ 8.987)+([Data_Entry.$G16]/3.14)-([Data_Entry.$E16]*0.157)-([Data_Entry.$F16]*0.249)+([Data_Entry.$H16]*0.434))" table:style-name="ce14">
            <text:p>100,92</text:p>
          </table:table-cell>
          <table:table-cell office:value-type="float" office:value="34.081630573248418" table:formula="of:=IFERROR([Data_Entry.$C16]-[Data_Entry.$I16];&quot;&quot;)" table:style-name="ce14">
            <text:p>34,08</text:p>
          </table:table-cell>
          <table:table-cell office:value-type="float" office:value="25.24565227648031" table:formula="of:=IFERROR(([Data_Entry.$J16]*100)/[Data_Entry.$C16];&quot;&quot;)" table:style-name="ce14">
            <text:p>25,25</text:p>
          </table:table-cell>
          <table:table-cell office:value-type="float" office:value="19.368367346938776" table:formula="of:=([Data_Entry.$C16]/$$TotalInches/$$TotalInches)*703" table:style-name="ce14">
            <text:p>19,37</text:p>
          </table:table-cell>
          <table:table-cell table:number-columns-repeated="16372"/>
        </table:table-row>
        <table:table-row table:style-name="ro5">
          <table:table-cell/>
          <table:table-cell office:value-type="date" office:date-value="2012-06-19T00:00:00" table:style-name="ce12">
            <text:p>2012.06.19</text:p>
          </table:table-cell>
          <table:table-cell office:value-type="float" office:value="134" table:style-name="ce13">
            <text:p>134,0</text:p>
          </table:table-cell>
          <table:table-cell office:value-type="float" office:value="31" table:style-name="ce13">
            <text:p>31,0</text:p>
          </table:table-cell>
          <table:table-cell office:value-type="float" office:value="27" table:style-name="ce13">
            <text:p>27,0</text:p>
          </table:table-cell>
          <table:table-cell office:value-type="float" office:value="37" table:style-name="ce13">
            <text:p>37,0</text:p>
          </table:table-cell>
          <table:table-cell office:value-type="float" office:value="6.3" table:style-name="ce13">
            <text:p>6,3</text:p>
          </table:table-cell>
          <table:table-cell office:value-type="float" office:value="10" table:style-name="ce13">
            <text:p>10,0</text:p>
          </table:table-cell>
          <table:table-cell office:value-type="float" office:value="99.969369426751584" table:formula="of:=IF([Data_Entry.$C17]=&quot;&quot;;&quot;&quot;;(([Data_Entry.$C17]*0.732)+ 8.987)+([Data_Entry.$G17]/3.14)-([Data_Entry.$E17]*0.157)-([Data_Entry.$F17]*0.249)+([Data_Entry.$H17]*0.434))" table:style-name="ce14">
            <text:p>99,97</text:p>
          </table:table-cell>
          <table:table-cell office:value-type="float" office:value="34.030630573248416" table:formula="of:=IFERROR([Data_Entry.$C17]-[Data_Entry.$I17];&quot;&quot;)" table:style-name="ce14">
            <text:p>34,03</text:p>
          </table:table-cell>
          <table:table-cell office:value-type="float" office:value="25.395992965110761" table:formula="of:=IFERROR(([Data_Entry.$J17]*100)/[Data_Entry.$C17];&quot;&quot;)" table:style-name="ce14">
            <text:p>25,40</text:p>
          </table:table-cell>
          <table:table-cell office:value-type="float" office:value="19.224897959183675" table:formula="of:=([Data_Entry.$C17]/$$TotalInches/$$TotalInches)*703" table:style-name="ce14">
            <text:p>19,22</text:p>
          </table:table-cell>
          <table:table-cell table:number-columns-repeated="16372"/>
        </table:table-row>
        <table:table-row table:style-name="ro5">
          <table:table-cell/>
          <table:table-cell office:value-type="date" office:date-value="2012-06-20T00:00:00" table:style-name="ce12">
            <text:p>2012.06.20</text:p>
          </table:table-cell>
          <table:table-cell office:value-type="float" office:value="133" table:style-name="ce13">
            <text:p>133,0</text:p>
          </table:table-cell>
          <table:table-cell office:value-type="float" office:value="31" table:style-name="ce13">
            <text:p>31,0</text:p>
          </table:table-cell>
          <table:table-cell office:value-type="float" office:value="27" table:style-name="ce13">
            <text:p>27,0</text:p>
          </table:table-cell>
          <table:table-cell office:value-type="float" office:value="37" table:style-name="ce13">
            <text:p>37,0</text:p>
          </table:table-cell>
          <table:table-cell office:value-type="float" office:value="6.2" table:style-name="ce13">
            <text:p>6,2</text:p>
          </table:table-cell>
          <table:table-cell office:value-type="float" office:value="10" table:style-name="ce13">
            <text:p>10,0</text:p>
          </table:table-cell>
          <table:table-cell office:value-type="float" office:value="99.205522292993621" table:formula="of:=IF([Data_Entry.$C18]=&quot;&quot;;&quot;&quot;;(([Data_Entry.$C18]*0.732)+ 8.987)+([Data_Entry.$G18]/3.14)-([Data_Entry.$E18]*0.157)-([Data_Entry.$F18]*0.249)+([Data_Entry.$H18]*0.434))" table:style-name="ce14">
            <text:p>99,21</text:p>
          </table:table-cell>
          <table:table-cell office:value-type="float" office:value="33.794477707006379" table:formula="of:=IFERROR([Data_Entry.$C18]-[Data_Entry.$I18];&quot;&quot;)" table:style-name="ce14">
            <text:p>33,79</text:p>
          </table:table-cell>
          <table:table-cell office:value-type="float" office:value="25.409381734591264" table:formula="of:=IFERROR(([Data_Entry.$J18]*100)/[Data_Entry.$C18];&quot;&quot;)" table:style-name="ce14">
            <text:p>25,41</text:p>
          </table:table-cell>
          <table:table-cell office:value-type="float" office:value="19.081428571428571" table:formula="of:=([Data_Entry.$C18]/$$TotalInches/$$TotalInches)*703" table:style-name="ce14">
            <text:p>19,08</text:p>
          </table:table-cell>
          <table:table-cell table:number-columns-repeated="16372"/>
        </table:table-row>
        <table:table-row table:style-name="ro5">
          <table:table-cell/>
          <table:table-cell office:value-type="date" office:date-value="2012-06-21T00:00:00" table:style-name="ce12">
            <text:p>2012.06.21</text:p>
          </table:table-cell>
          <table:table-cell office:value-type="float" office:value="132" table:style-name="ce13">
            <text:p>132,0</text:p>
          </table:table-cell>
          <table:table-cell office:value-type="float" office:value="31" table:style-name="ce13">
            <text:p>31,0</text:p>
          </table:table-cell>
          <table:table-cell office:value-type="float" office:value="27" table:style-name="ce13">
            <text:p>27,0</text:p>
          </table:table-cell>
          <table:table-cell office:value-type="float" office:value="36" table:style-name="ce13">
            <text:p>36,0</text:p>
          </table:table-cell>
          <table:table-cell office:value-type="float" office:value="6.2" table:style-name="ce13">
            <text:p>6,2</text:p>
          </table:table-cell>
          <table:table-cell office:value-type="float" office:value="10" table:style-name="ce13">
            <text:p>10,0</text:p>
          </table:table-cell>
          <table:table-cell office:value-type="float" office:value="98.722522292993617" table:formula="of:=IF([Data_Entry.$C19]=&quot;&quot;;&quot;&quot;;(([Data_Entry.$C19]*0.732)+ 8.987)+([Data_Entry.$G19]/3.14)-([Data_Entry.$E19]*0.157)-([Data_Entry.$F19]*0.249)+([Data_Entry.$H19]*0.434))" table:style-name="ce14">
            <text:p>98,72</text:p>
          </table:table-cell>
          <table:table-cell office:value-type="float" office:value="33.277477707006383" table:formula="of:=IFERROR([Data_Entry.$C19]-[Data_Entry.$I19];&quot;&quot;)" table:style-name="ce14">
            <text:p>33,28</text:p>
          </table:table-cell>
          <table:table-cell office:value-type="float" office:value="25.210210384095745" table:formula="of:=IFERROR(([Data_Entry.$J19]*100)/[Data_Entry.$C19];&quot;&quot;)" table:style-name="ce14">
            <text:p>25,21</text:p>
          </table:table-cell>
          <table:table-cell office:value-type="float" office:value="18.93795918367347" table:formula="of:=([Data_Entry.$C19]/$$TotalInches/$$TotalInches)*703" table:style-name="ce14">
            <text:p>18,94</text:p>
          </table:table-cell>
          <table:table-cell table:number-columns-repeated="16372"/>
        </table:table-row>
        <table:table-row table:style-name="ro5">
          <table:table-cell/>
          <table:table-cell office:value-type="date" office:date-value="2012-06-22T00:00:00" table:style-name="ce12">
            <text:p>2012.06.22</text:p>
          </table:table-cell>
          <table:table-cell office:value-type="float" office:value="130" table:style-name="ce13">
            <text:p>130,0</text:p>
          </table:table-cell>
          <table:table-cell office:value-type="float" office:value="31" table:style-name="ce13">
            <text:p>31,0</text:p>
          </table:table-cell>
          <table:table-cell office:value-type="float" office:value="26" table:style-name="ce13">
            <text:p>26,0</text:p>
          </table:table-cell>
          <table:table-cell office:value-type="float" office:value="36" table:style-name="ce13">
            <text:p>36,0</text:p>
          </table:table-cell>
          <table:table-cell office:value-type="float" office:value="6.2" table:style-name="ce13">
            <text:p>6,2</text:p>
          </table:table-cell>
          <table:table-cell office:value-type="float" office:value="10" table:style-name="ce13">
            <text:p>10,0</text:p>
          </table:table-cell>
          <table:table-cell office:value-type="float" office:value="97.415522292993629" table:formula="of:=IF([Data_Entry.$C20]=&quot;&quot;;&quot;&quot;;(([Data_Entry.$C20]*0.732)+ 8.987)+([Data_Entry.$G20]/3.14)-([Data_Entry.$E20]*0.157)-([Data_Entry.$F20]*0.249)+([Data_Entry.$H20]*0.434))" table:style-name="ce14">
            <text:p>97,42</text:p>
          </table:table-cell>
          <table:table-cell office:value-type="float" office:value="32.584477707006371" table:formula="of:=IFERROR([Data_Entry.$C20]-[Data_Entry.$I20];&quot;&quot;)" table:style-name="ce14">
            <text:p>32,58</text:p>
          </table:table-cell>
          <table:table-cell office:value-type="float" office:value="25.064982851543363" table:formula="of:=IFERROR(([Data_Entry.$J20]*100)/[Data_Entry.$C20];&quot;&quot;)" table:style-name="ce14">
            <text:p>25,06</text:p>
          </table:table-cell>
          <table:table-cell office:value-type="float" office:value="18.651020408163266" table:formula="of:=([Data_Entry.$C20]/$$TotalInches/$$TotalInches)*703" table:style-name="ce14">
            <text:p>18,65</text:p>
          </table:table-cell>
          <table:table-cell table:number-columns-repeated="16372"/>
        </table:table-row>
        <table:table-row table:style-name="ro5">
          <table:table-cell/>
          <table:table-cell office:value-type="date" office:date-value="2012-06-23T00:00:00" table:style-name="ce12">
            <text:p>2012.06.23</text:p>
          </table:table-cell>
          <table:table-cell office:value-type="float" office:value="130" table:style-name="ce13">
            <text:p>130,0</text:p>
          </table:table-cell>
          <table:table-cell office:value-type="float" office:value="31" table:style-name="ce13">
            <text:p>31,0</text:p>
          </table:table-cell>
          <table:table-cell office:value-type="float" office:value="26" table:style-name="ce13">
            <text:p>26,0</text:p>
          </table:table-cell>
          <table:table-cell office:value-type="float" office:value="36" table:style-name="ce13">
            <text:p>36,0</text:p>
          </table:table-cell>
          <table:table-cell office:value-type="float" office:value="6.2" table:style-name="ce13">
            <text:p>6,2</text:p>
          </table:table-cell>
          <table:table-cell office:value-type="float" office:value="10" table:style-name="ce13">
            <text:p>10,0</text:p>
          </table:table-cell>
          <table:table-cell office:value-type="float" office:value="97.415522292993629" table:formula="of:=IF([Data_Entry.$C21]=&quot;&quot;;&quot;&quot;;(([Data_Entry.$C21]*0.732)+ 8.987)+([Data_Entry.$G21]/3.14)-([Data_Entry.$E21]*0.157)-([Data_Entry.$F21]*0.249)+([Data_Entry.$H21]*0.434))" table:style-name="ce14">
            <text:p>97,42</text:p>
          </table:table-cell>
          <table:table-cell office:value-type="float" office:value="32.584477707006371" table:formula="of:=IFERROR([Data_Entry.$C21]-[Data_Entry.$I21];&quot;&quot;)" table:style-name="ce14">
            <text:p>32,58</text:p>
          </table:table-cell>
          <table:table-cell office:value-type="float" office:value="25.064982851543363" table:formula="of:=IFERROR(([Data_Entry.$J21]*100)/[Data_Entry.$C21];&quot;&quot;)" table:style-name="ce14">
            <text:p>25,06</text:p>
          </table:table-cell>
          <table:table-cell office:value-type="float" office:value="18.651020408163266" table:formula="of:=([Data_Entry.$C21]/$$TotalInches/$$TotalInches)*703" table:style-name="ce14">
            <text:p>18,65</text:p>
          </table:table-cell>
          <table:table-cell table:number-columns-repeated="16372"/>
        </table:table-row>
        <table:table-row table:style-name="ro5">
          <table:table-cell/>
          <table:table-cell office:value-type="date" office:date-value="2012-06-24T00:00:00" table:style-name="ce12">
            <text:p>2012.06.24</text:p>
          </table:table-cell>
          <table:table-cell office:value-type="float" office:value="129" table:style-name="ce13">
            <text:p>129,0</text:p>
          </table:table-cell>
          <table:table-cell office:value-type="float" office:value="31" table:style-name="ce13">
            <text:p>31,0</text:p>
          </table:table-cell>
          <table:table-cell office:value-type="float" office:value="26" table:style-name="ce13">
            <text:p>26,0</text:p>
          </table:table-cell>
          <table:table-cell office:value-type="float" office:value="35" table:style-name="ce13">
            <text:p>35,0</text:p>
          </table:table-cell>
          <table:table-cell office:value-type="float" office:value="6" table:style-name="ce13">
            <text:p>6,0</text:p>
          </table:table-cell>
          <table:table-cell office:value-type="float" office:value="9.5" table:style-name="ce13">
            <text:p>9,5</text:p>
          </table:table-cell>
          <table:table-cell office:value-type="float" office:value="96.651828025477712" table:formula="of:=IF([Data_Entry.$C22]=&quot;&quot;;&quot;&quot;;(([Data_Entry.$C22]*0.732)+ 8.987)+([Data_Entry.$G22]/3.14)-([Data_Entry.$E22]*0.157)-([Data_Entry.$F22]*0.249)+([Data_Entry.$H22]*0.434))" table:style-name="ce14">
            <text:p>96,65</text:p>
          </table:table-cell>
          <table:table-cell office:value-type="float" office:value="32.348171974522288" table:formula="of:=IFERROR([Data_Entry.$C22]-[Data_Entry.$I22];&quot;&quot;)" table:style-name="ce14">
            <text:p>32,35</text:p>
          </table:table-cell>
          <table:table-cell office:value-type="float" office:value="25.076102305831231" table:formula="of:=IFERROR(([Data_Entry.$J22]*100)/[Data_Entry.$C22];&quot;&quot;)" table:style-name="ce14">
            <text:p>25,08</text:p>
          </table:table-cell>
          <table:table-cell office:value-type="float" office:value="18.507551020408162" table:formula="of:=([Data_Entry.$C22]/$$TotalInches/$$TotalInches)*703" table:style-name="ce14">
            <text:p>18,51</text:p>
          </table:table-cell>
          <table:table-cell table:number-columns-repeated="16372"/>
        </table:table-row>
        <table:table-row table:style-name="ro5">
          <table:table-cell/>
          <table:table-cell office:value-type="date" office:date-value="2012-06-25T00:00:00" table:style-name="ce12">
            <text:p>2012.06.25</text:p>
          </table:table-cell>
          <table:table-cell office:value-type="float" office:value="129" table:style-name="ce13">
            <text:p>129,0</text:p>
          </table:table-cell>
          <table:table-cell office:value-type="float" office:value="31" table:style-name="ce13">
            <text:p>31,0</text:p>
          </table:table-cell>
          <table:table-cell office:value-type="float" office:value="26" table:style-name="ce13">
            <text:p>26,0</text:p>
          </table:table-cell>
          <table:table-cell office:value-type="float" office:value="35" table:style-name="ce13">
            <text:p>35,0</text:p>
          </table:table-cell>
          <table:table-cell office:value-type="float" office:value="6" table:style-name="ce13">
            <text:p>6,0</text:p>
          </table:table-cell>
          <table:table-cell office:value-type="float" office:value="9.5" table:style-name="ce13">
            <text:p>9,5</text:p>
          </table:table-cell>
          <table:table-cell office:value-type="float" office:value="96.651828025477712" table:formula="of:=IF([Data_Entry.$C23]=&quot;&quot;;&quot;&quot;;(([Data_Entry.$C23]*0.732)+ 8.987)+([Data_Entry.$G23]/3.14)-([Data_Entry.$E23]*0.157)-([Data_Entry.$F23]*0.249)+([Data_Entry.$H23]*0.434))" table:style-name="ce14">
            <text:p>96,65</text:p>
          </table:table-cell>
          <table:table-cell office:value-type="float" office:value="32.348171974522288" table:formula="of:=IFERROR([Data_Entry.$C23]-[Data_Entry.$I23];&quot;&quot;)" table:style-name="ce14">
            <text:p>32,35</text:p>
          </table:table-cell>
          <table:table-cell office:value-type="float" office:value="25.076102305831231" table:formula="of:=IFERROR(([Data_Entry.$J23]*100)/[Data_Entry.$C23];&quot;&quot;)" table:style-name="ce14">
            <text:p>25,08</text:p>
          </table:table-cell>
          <table:table-cell office:value-type="float" office:value="18.507551020408162" table:formula="of:=([Data_Entry.$C23]/$$TotalInches/$$TotalInches)*703" table:style-name="ce14">
            <text:p>18,51</text:p>
          </table:table-cell>
          <table:table-cell table:number-columns-repeated="16372"/>
        </table:table-row>
        <table:table-row table:style-name="ro5">
          <table:table-cell/>
          <table:table-cell office:value-type="date" office:date-value="2012-06-26T00:00:00" table:style-name="ce12">
            <text:p>2012.06.26</text:p>
          </table:table-cell>
          <table:table-cell office:value-type="float" office:value="129" table:style-name="ce13">
            <text:p>129,0</text:p>
          </table:table-cell>
          <table:table-cell office:value-type="float" office:value="31" table:style-name="ce13">
            <text:p>31,0</text:p>
          </table:table-cell>
          <table:table-cell office:value-type="float" office:value="26" table:style-name="ce13">
            <text:p>26,0</text:p>
          </table:table-cell>
          <table:table-cell office:value-type="float" office:value="35" table:style-name="ce13">
            <text:p>35,0</text:p>
          </table:table-cell>
          <table:table-cell office:value-type="float" office:value="6" table:style-name="ce13">
            <text:p>6,0</text:p>
          </table:table-cell>
          <table:table-cell office:value-type="float" office:value="9.5" table:style-name="ce13">
            <text:p>9,5</text:p>
          </table:table-cell>
          <table:table-cell office:value-type="float" office:value="96.651828025477712" table:formula="of:=IF([Data_Entry.$C24]=&quot;&quot;;&quot;&quot;;(([Data_Entry.$C24]*0.732)+ 8.987)+([Data_Entry.$G24]/3.14)-([Data_Entry.$E24]*0.157)-([Data_Entry.$F24]*0.249)+([Data_Entry.$H24]*0.434))" table:style-name="ce14">
            <text:p>96,65</text:p>
          </table:table-cell>
          <table:table-cell office:value-type="float" office:value="32.348171974522288" table:formula="of:=IFERROR([Data_Entry.$C24]-[Data_Entry.$I24];&quot;&quot;)" table:style-name="ce14">
            <text:p>32,35</text:p>
          </table:table-cell>
          <table:table-cell office:value-type="float" office:value="25.076102305831231" table:formula="of:=IFERROR(([Data_Entry.$J24]*100)/[Data_Entry.$C24];&quot;&quot;)" table:style-name="ce14">
            <text:p>25,08</text:p>
          </table:table-cell>
          <table:table-cell office:value-type="float" office:value="18.507551020408162" table:formula="of:=([Data_Entry.$C24]/$$TotalInches/$$TotalInches)*703" table:style-name="ce14">
            <text:p>18,51</text:p>
          </table:table-cell>
          <table:table-cell table:number-columns-repeated="16372"/>
        </table:table-row>
        <table:table-row table:style-name="ro5">
          <table:table-cell/>
          <table:table-cell office:value-type="date" office:date-value="2012-06-27T00:00:00" table:style-name="ce12">
            <text:p>2012.06.27</text:p>
          </table:table-cell>
          <table:table-cell office:value-type="float" office:value="129" table:style-name="ce13">
            <text:p>129,0</text:p>
          </table:table-cell>
          <table:table-cell office:value-type="float" office:value="31" table:style-name="ce13">
            <text:p>31,0</text:p>
          </table:table-cell>
          <table:table-cell office:value-type="float" office:value="26" table:style-name="ce13">
            <text:p>26,0</text:p>
          </table:table-cell>
          <table:table-cell office:value-type="float" office:value="35" table:style-name="ce13">
            <text:p>35,0</text:p>
          </table:table-cell>
          <table:table-cell office:value-type="float" office:value="6" table:style-name="ce13">
            <text:p>6,0</text:p>
          </table:table-cell>
          <table:table-cell office:value-type="float" office:value="9.5" table:style-name="ce13">
            <text:p>9,5</text:p>
          </table:table-cell>
          <table:table-cell office:value-type="float" office:value="96.651828025477712" table:formula="of:=IF([Data_Entry.$C25]=&quot;&quot;;&quot;&quot;;(([Data_Entry.$C25]*0.732)+ 8.987)+([Data_Entry.$G25]/3.14)-([Data_Entry.$E25]*0.157)-([Data_Entry.$F25]*0.249)+([Data_Entry.$H25]*0.434))" table:style-name="ce14">
            <text:p>96,65</text:p>
          </table:table-cell>
          <table:table-cell office:value-type="float" office:value="32.348171974522288" table:formula="of:=IFERROR([Data_Entry.$C25]-[Data_Entry.$I25];&quot;&quot;)" table:style-name="ce14">
            <text:p>32,35</text:p>
          </table:table-cell>
          <table:table-cell office:value-type="float" office:value="25.076102305831231" table:formula="of:=IFERROR(([Data_Entry.$J25]*100)/[Data_Entry.$C25];&quot;&quot;)" table:style-name="ce14">
            <text:p>25,08</text:p>
          </table:table-cell>
          <table:table-cell office:value-type="float" office:value="18.507551020408162" table:formula="of:=([Data_Entry.$C25]/$$TotalInches/$$TotalInches)*703" table:style-name="ce14">
            <text:p>18,51</text:p>
          </table:table-cell>
          <table:table-cell table:number-columns-repeated="16372"/>
        </table:table-row>
        <table:table-row table:style-name="ro5">
          <table:table-cell/>
          <table:table-cell office:value-type="date" office:date-value="2012-06-28T00:00:00" table:style-name="ce12">
            <text:p>2012.06.28</text:p>
          </table:table-cell>
          <table:table-cell office:value-type="float" office:value="129" table:style-name="ce13">
            <text:p>129,0</text:p>
          </table:table-cell>
          <table:table-cell office:value-type="float" office:value="31" table:style-name="ce13">
            <text:p>31,0</text:p>
          </table:table-cell>
          <table:table-cell office:value-type="float" office:value="26" table:style-name="ce13">
            <text:p>26,0</text:p>
          </table:table-cell>
          <table:table-cell office:value-type="float" office:value="35" table:style-name="ce13">
            <text:p>35,0</text:p>
          </table:table-cell>
          <table:table-cell office:value-type="float" office:value="6" table:style-name="ce13">
            <text:p>6,0</text:p>
          </table:table-cell>
          <table:table-cell office:value-type="float" office:value="9.5" table:style-name="ce13">
            <text:p>9,5</text:p>
          </table:table-cell>
          <table:table-cell office:value-type="float" office:value="96.651828025477712" table:formula="of:=IF([Data_Entry.$C26]=&quot;&quot;;&quot;&quot;;(([Data_Entry.$C26]*0.732)+ 8.987)+([Data_Entry.$G26]/3.14)-([Data_Entry.$E26]*0.157)-([Data_Entry.$F26]*0.249)+([Data_Entry.$H26]*0.434))" table:style-name="ce14">
            <text:p>96,65</text:p>
          </table:table-cell>
          <table:table-cell office:value-type="float" office:value="32.348171974522288" table:formula="of:=IFERROR([Data_Entry.$C26]-[Data_Entry.$I26];&quot;&quot;)" table:style-name="ce14">
            <text:p>32,35</text:p>
          </table:table-cell>
          <table:table-cell office:value-type="float" office:value="25.076102305831231" table:formula="of:=IFERROR(([Data_Entry.$J26]*100)/[Data_Entry.$C26];&quot;&quot;)" table:style-name="ce14">
            <text:p>25,08</text:p>
          </table:table-cell>
          <table:table-cell office:value-type="float" office:value="18.507551020408162" table:formula="of:=([Data_Entry.$C26]/$$TotalInches/$$TotalInches)*703" table:style-name="ce14">
            <text:p>18,51</text:p>
          </table:table-cell>
          <table:table-cell table:number-columns-repeated="16372"/>
        </table:table-row>
        <table:table-row table:style-name="ro5">
          <table:table-cell/>
          <table:table-cell office:value-type="date" office:date-value="2012-06-29T00:00:00" table:style-name="ce12">
            <text:p>2012.06.29</text:p>
          </table:table-cell>
          <table:table-cell office:value-type="float" office:value="129" table:style-name="ce13">
            <text:p>129,0</text:p>
          </table:table-cell>
          <table:table-cell office:value-type="float" office:value="31" table:style-name="ce13">
            <text:p>31,0</text:p>
          </table:table-cell>
          <table:table-cell office:value-type="float" office:value="26" table:style-name="ce13">
            <text:p>26,0</text:p>
          </table:table-cell>
          <table:table-cell office:value-type="float" office:value="35" table:style-name="ce13">
            <text:p>35,0</text:p>
          </table:table-cell>
          <table:table-cell office:value-type="float" office:value="6" table:style-name="ce13">
            <text:p>6,0</text:p>
          </table:table-cell>
          <table:table-cell office:value-type="float" office:value="9.5" table:style-name="ce13">
            <text:p>9,5</text:p>
          </table:table-cell>
          <table:table-cell office:value-type="float" office:value="96.651828025477712" table:formula="of:=IF([Data_Entry.$C27]=&quot;&quot;;&quot;&quot;;(([Data_Entry.$C27]*0.732)+ 8.987)+([Data_Entry.$G27]/3.14)-([Data_Entry.$E27]*0.157)-([Data_Entry.$F27]*0.249)+([Data_Entry.$H27]*0.434))" table:style-name="ce14">
            <text:p>96,65</text:p>
          </table:table-cell>
          <table:table-cell office:value-type="float" office:value="32.348171974522288" table:formula="of:=IFERROR([Data_Entry.$C27]-[Data_Entry.$I27];&quot;&quot;)" table:style-name="ce14">
            <text:p>32,35</text:p>
          </table:table-cell>
          <table:table-cell office:value-type="float" office:value="25.076102305831231" table:formula="of:=IFERROR(([Data_Entry.$J27]*100)/[Data_Entry.$C27];&quot;&quot;)" table:style-name="ce14">
            <text:p>25,08</text:p>
          </table:table-cell>
          <table:table-cell office:value-type="float" office:value="18.507551020408162" table:formula="of:=([Data_Entry.$C27]/$$TotalInches/$$TotalInches)*703" table:style-name="ce14">
            <text:p>18,51</text:p>
          </table:table-cell>
          <table:table-cell table:number-columns-repeated="16372"/>
        </table:table-row>
        <table:table-row table:number-rows-repeated="1048549" table:style-name="ro5">
          <table:table-cell table:number-columns-repeated="16384"/>
        </table:table-row>
        <table:named-expressions>
          <table:named-range table:name="Print_Titles" table:cell-range-address="Data_Entry.$A$6:Data_Entry.$XFD$6" table:base-cell-address="Data_Entry.$A$1"/>
        </table:named-expressions>
      </table:table>
      <table:named-expressions>
        <table:named-range table:name="Height" table:cell-range-address="Data_Entry.$I$3" table:base-cell-address="Data_Entry.$A$1"/>
        <table:named-range table:name="Name" table:cell-range-address="Data_Entry.$I$2" table:base-cell-address="Data_Entry.$A$1"/>
        <table:named-range table:name="TotalInches" table:cell-range-address="Data_Entry.$J$4" table:base-cell-address="Data_Entry.$A$1"/>
      </table:named-expressions>
      <table:database-ranges>
        <table:database-range table:target-range-address="Data_Entry.B6:Data_Entry.L27" table:name="Data"/>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number:number-style style:name="N2">
      <number:number number:decimal-places="2" number:min-integer-digits="1"/>
    </number:number-style>
    <number:date-style style:name="N36">
      <number:year number:style="long"/>
      <number:text>.</number:text>
      <number:month number:style="long"/>
      <number:text>.</number:text>
      <number:day number:style="long"/>
    </number:date-style>
    <number:number-style style:name="N37">
      <number:number number:decimal-places="1" number:min-integer-digits="1"/>
    </number:number-style>
    <style:style style:name="Heading_32_1" style:display-name="Heading 1" style:family="table-cell" style:data-style-name="N0">
      <style:text-properties fo:color="#1AA5BA" fo:font-size="20pt" style:font-size-asian="20pt" style:font-size-complex="20pt"/>
    </style:style>
    <style:style style:name="Heading_32_2" style:display-name="Heading 2" style:family="table-cell" style:data-style-name="N0">
      <style:table-cell-properties fo:border-top="none" fo:border-bottom="thick solid #F08C2B" fo:border-left="none" fo:border-right="none"/>
      <style:text-properties fo:color="#F08C2B" fo:font-size="18pt" style:font-size-asian="18pt" style:font-size-complex="18pt"/>
    </style:style>
    <style:style style:name="Heading_32_3" style:display-name="Heading 3" style:family="table-cell" style:data-style-name="N0">
      <style:table-cell-properties style:vertical-align="automatic" fo:wrap-option="wrap"/>
      <style:text-properties fo:color="#F08C2B" fo:font-weight="bold" style:font-weight-asian="bold" style:font-weight-complex="bold"/>
    </style:style>
    <style:style style:name="Input" style:family="table-cell" style:data-style-name="N0">
      <style:table-cell-properties fo:border="thin solid #7F7F7F" fo:background-color="#83460A"/>
      <style:text-properties fo:color="#F2F2F2" fo:font-size="11pt" style:font-size-asian="11pt" style:font-size-complex="11pt"/>
    </style:style>
    <style:style style:name="Default" style:family="table-cell" style:data-style-name="N0">
      <style:table-cell-properties style:vertical-align="middle" fo:background-color="transparent"/>
      <style:text-properties fo:color="#2F2F2F" style:font-name="Calibri" style:font-name-asian="Calibri" style:font-name-complex="Calibri" fo:font-size="10pt" style:font-size-asian="10pt" style:font-size-complex="10pt"/>
    </style:style>
    <style:style style:name="Title" style:family="table-cell" style:data-style-name="N0">
      <style:text-properties fo:color="#1AA5BA" fo:font-size="36pt" style:font-size-asian="36pt" style:font-size-complex="36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83%" style:table-centering="horizontal"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print-orientation="portrait" style:print-page-order="ttb" style:first-page-number="continue" style:scale-to="70%" style:table-centering="horizontal"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Anikó Litványi</meta:initial-creator>
    <dc:creator>Anikó Litványi</dc:creator>
    <meta:creation-date>2014-02-26T12:27:36Z</meta:creation-date>
    <dc:date>2014-04-03T13:17:23Z</dc:date>
    <meta:user-defined meta:name="_TemplateID">TC029300549991</meta:user-defined>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36">
      <number:number number:decimal-places="0" number:min-integer-digits="3">
        <number:embedded-text number:position="2">.</number:embedded-text>
      </number:number>
    </number:number-style>
    <style:style style:family="chart" style:name="Plt0">
      <style:chart-properties chart:three-dimensional="false" chart:deep="false" chart:auto-position="fals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42in" svg:stroke-color="#bfbfbf" svg:stroke-opacity="100%" draw:stroke-linejoin="round" svg:stroke-linecap="round"/>
    </style:style>
    <style:style style:family="chart" style:name="Crt0">
      <style:chart-properties chart:three-dimensional="false" chart:deep="false" chart:symbol-type="none" chart:connect-bars="false" chart:solid-type="cuboid" chart:stacked="false" chart:percentage="false" chart:include-hidden-cells="false" chart:treat-empty-cells="leave-gap"/>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8c8c8c"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36">
      <style:chart-properties chart:gap-width="150" chart:overlap="0" chart:link-data-style-to-source="false" chart:visible="true" chart:logarithmic="false" chart:interval-major="10" chart:interval-minor-divisor="25"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8c8c8c"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true" chart:visible="false" chart:logarithmic="false" chart:interval-major="7" chart:interval-minor-divisor="7"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929292"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8c8c8c"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solid-type="cuboid" chart:stacked="false" chart:percentage="false"/>
      <style:graphic-properties draw:fill="none" draw:stroke="solid" svg:stroke-width="0.03819in" svg:stroke-color="#1aa5ba" svg:stroke-opacity="100%" draw:stroke-linejoin="round" svg:stroke-linecap="round"/>
    </style:style>
  </office:automatic-styles>
  <office:body>
    <office:chart>
      <chart:chart chart:class="chart:line" svg:height="105.75pt" svg:width="281.2499212598425pt" chart:style-name="Crt0">
        <chart:plot-area svg:x="0.0pt" svg:y="0.0pt" svg:width="279.7936220472441pt" svg:height="98.97976377952755pt" chart:style-name="Plt0">
          <chart:axis chart:dimension="y" chart:name="primary-y" chart:style-name="Axs0">
            <chart:grid chart:class="major" chart:style-name="GMa0"/>
          </chart:axis>
          <chart:axis chart:dimension="x" chart:name="primary-x" chart:style-name="Axs1">
            <chart:categories table:cell-range-address="Data_Entry.$B$6:.$B$27"/>
          </chart:axis>
          <chart:series chart:label-cell-address="Data_Entry.$C$6" chart:values-cell-range-address="Data_Entry.$C$7:.$C$27" chart:class="chart:line" chart:attached-axis="primary-y" chart:style-name="G0S0">
            <chart:data-point chart:repeated="21"/>
          </chart:series>
          <chart:wall chart:style-name="Wal0"/>
        </chart:plot-area>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37">
      <number:number number:decimal-places="3" number:min-integer-digits="0"/>
      <number:text>.</number:text>
    </number:number-style>
    <style:style style:family="chart" style:name="Wal0">
      <style:graphic-properties draw:fill="solid" draw:fill-color="#f2f2f2" draw:opacity="100%" draw:stroke="solid" svg:stroke-width="0.01042in" svg:stroke-color="#bfbfbf" svg:stroke-opacity="100%"/>
    </style:style>
    <style:style style:family="chart" style:name="Axs0" style:data-style-name="N37">
      <style:chart-properties chart:gap-width="150" chart:overlap="0"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929292"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8c8c8c"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8c8c8c"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929292" svg:stroke-opacity="100%" draw:stroke-linejoin="round" svg:stroke-linecap="round"/>
    </style:style>
    <style:style style:family="chart" style:name="Axs1" style:data-style-name="N0">
      <style:chart-properties chart:link-data-style-to-source="true" chart:visible="fals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929292"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8c8c8c"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interpolation="cubic-spline" chart:solid-type="cuboid" chart:stacked="true" chart:percentage="false"/>
      <style:graphic-properties draw:fill="solid" draw:fill-color="#f08c2b" draw:opacity="100%" draw:stroke="none"/>
    </style:style>
    <style:style style:family="chart" style:name="G0S1">
      <style:chart-properties chart:symbol-type="none" chart:connect-bars="false" chart:interpolation="cubic-spline" chart:solid-type="cuboid" chart:stacked="true" chart:percentage="false"/>
      <style:graphic-properties draw:fill="solid" draw:fill-color="#94689c" draw:opacity="100%" draw:stroke="none"/>
    </style:style>
    <style:style style:family="chart" style:name="G0S2">
      <style:chart-properties chart:symbol-type="none" chart:connect-bars="false" chart:interpolation="cubic-spline" chart:solid-type="cuboid" chart:stacked="true" chart:percentage="false"/>
      <style:graphic-properties draw:fill="solid" draw:fill-color="#1aa5ba" draw:opacity="100%" draw:stroke="none"/>
    </style:style>
    <style:style style:family="chart" style:name="G0S3">
      <style:chart-properties chart:symbol-type="none" chart:connect-bars="false" chart:interpolation="cubic-spline" chart:solid-type="cuboid" chart:stacked="true" chart:percentage="false"/>
      <style:graphic-properties draw:fill="solid" draw:fill-color="#e35457" draw:opacity="100%" draw:stroke="none"/>
    </style:style>
    <style:style style:family="chart" style:name="G0S4">
      <style:chart-properties chart:symbol-type="none" chart:connect-bars="false" chart:interpolation="cubic-spline" chart:solid-type="cuboid" chart:stacked="true" chart:percentage="false"/>
      <style:graphic-properties draw:fill="solid" draw:fill-color="#8db806" draw:opacity="100%" draw:stroke="none"/>
    </style:style>
    <style:style style:family="chart" style:name="Crt0">
      <style:chart-properties chart:three-dimensional="false" chart:deep="false" chart:symbol-type="none" chart:connect-bars="false" chart:solid-type="cuboid" chart:stacked="true" chart:percentage="false" chart:include-hidden-cells="false" chart:treat-empty-cells="use-zero"/>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8c8c8c"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interpolation="cubic-spline" chart:stacked="true" chart:auto-position="true"/>
      <style:graphic-properties draw:fill="solid" draw:fill-color="#f2f2f2" draw:opacity="100%" draw:stroke="solid" svg:stroke-width="0.01042in" svg:stroke-color="#bfbfbf" svg:stroke-opacity="100%"/>
    </style:style>
  </office:automatic-styles>
  <office:body>
    <office:chart>
      <chart:chart chart:class="chart:area" svg:height="105.75pt" svg:width="266.3747244094488pt" chart:style-name="Crt0">
        <chart:legend chart:legend-position="end" chart:legend-align="center" chart:style-name="Lgnd"/>
        <chart:plot-area chart:style-name="Plt0">
          <chart:axis chart:dimension="y" chart:name="primary-y" chart:style-name="Axs0">
            <chart:grid chart:class="major" chart:style-name="GMa0"/>
          </chart:axis>
          <chart:axis chart:dimension="x" chart:name="primary-x" chart:style-name="Axs1"/>
          <chart:series chart:label-cell-address="Data_Entry.$D$6" chart:values-cell-range-address="Data_Entry.$D$6:.$D$27" chart:class="chart:area" chart:attached-axis="primary-y" chart:style-name="G0S0">
            <chart:data-point chart:repeated="22"/>
          </chart:series>
          <chart:series chart:label-cell-address="Data_Entry.$E$6" chart:values-cell-range-address="Data_Entry.$E$6:.$E$27" chart:class="chart:area" chart:attached-axis="primary-y" chart:style-name="G0S1">
            <chart:data-point chart:repeated="22"/>
          </chart:series>
          <chart:series chart:label-cell-address="Data_Entry.$F$6" chart:values-cell-range-address="Data_Entry.$F$6:.$F$27" chart:class="chart:area" chart:attached-axis="primary-y" chart:style-name="G0S2">
            <chart:data-point chart:repeated="22"/>
          </chart:series>
          <chart:series chart:label-cell-address="Data_Entry.$G$6" chart:values-cell-range-address="Data_Entry.$G$6:.$G$27" chart:class="chart:area" chart:attached-axis="primary-y" chart:style-name="G0S3">
            <chart:data-point chart:repeated="22"/>
          </chart:series>
          <chart:series chart:label-cell-address="Data_Entry.$H$6" chart:values-cell-range-address="Data_Entry.$H$6:.$H$27" chart:class="chart:area" chart:attached-axis="primary-y" chart:style-name="G0S4">
            <chart:data-point chart:repeated="22"/>
          </chart:series>
          <chart:wall chart:style-name="Wal0"/>
        </chart:plot-area>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2">
      <number:number number:decimal-places="2"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42in" svg:stroke-color="#bfbfbf" svg:stroke-opacity="100%" draw:stroke-linejoin="round" svg:stroke-linecap="round"/>
    </style:style>
    <style:style style:family="chart" style:name="Crt0">
      <style:chart-properties chart:three-dimensional="false" chart:deep="false" chart:symbol-type="none" chart:connect-bars="false" chart:solid-type="cuboid" chart:stacked="false" chart:percentage="false" chart:include-hidden-cells="false" chart:treat-empty-cells="leave-gap"/>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8c8c8c"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2">
      <style:chart-properties chart:gap-width="150" chart:overlap="0" chart:link-data-style-to-source="true" chart:visible="true" chart:logarithmic="false" chart:interval-major="2" chart:interval-minor-divisor="5"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8c8c8c"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true" chart:visible="fals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929292"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8c8c8c"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solid-type="cuboid" chart:stacked="false" chart:percentage="false"/>
      <style:graphic-properties draw:fill="none" draw:stroke="solid" svg:stroke-width="0.03819in" svg:stroke-color="#94689c" svg:stroke-opacity="100%" draw:stroke-linejoin="round" svg:stroke-linecap="round"/>
    </style:style>
  </office:automatic-styles>
  <office:body>
    <office:chart>
      <chart:chart chart:class="chart:line" svg:height="185.2502362204724pt" svg:width="571.8002362204724pt" chart:style-name="Crt0">
        <chart:plot-area chart:style-name="Plt0">
          <chart:axis chart:dimension="y" chart:name="primary-y" chart:style-name="Axs0">
            <chart:grid chart:class="major" chart:style-name="GMa0"/>
          </chart:axis>
          <chart:axis chart:dimension="x" chart:name="primary-x" chart:style-name="Axs1"/>
          <chart:series chart:label-cell-address="Data_Entry.$I$6" chart:values-cell-range-address="Data_Entry.$I$7:.$I$27" chart:class="chart:line" chart:attached-axis="primary-y" chart:style-name="G0S0">
            <chart:data-point chart:repeated="21"/>
          </chart:series>
          <chart:wall chart:style-name="Wal0"/>
        </chart:plot-area>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2">
      <number:number number:decimal-places="2"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42in" svg:stroke-color="#bfbfbf" svg:stroke-opacity="100%" draw:stroke-linejoin="round" svg:stroke-linecap="round"/>
    </style:style>
    <style:style style:family="chart" style:name="Crt0">
      <style:chart-properties chart:three-dimensional="false" chart:deep="false" chart:symbol-type="none" chart:connect-bars="false" chart:solid-type="cuboid" chart:stacked="false" chart:percentage="false" chart:include-hidden-cells="false" chart:treat-empty-cells="leave-gap"/>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8c8c8c"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2">
      <style:chart-properties chart:gap-width="150" chart:overlap="0" chart:link-data-style-to-source="true" chart:visible="true" chart:logarithmic="false" chart:interval-major="10" chart:interval-minor-divisor="10"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8c8c8c"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true" chart:visible="fals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929292" svg:stroke-opacity="100%" draw:stroke-linejoin="round" svg:stroke-linecap="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8c8c8c"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solid-type="cuboid" chart:stacked="false" chart:percentage="false"/>
      <style:graphic-properties draw:fill="none" draw:stroke="solid" svg:stroke-width="0.03819in" svg:stroke-color="#1aa5ba" svg:stroke-opacity="100%" draw:stroke-linejoin="round" svg:stroke-linecap="round"/>
    </style:style>
    <style:style style:family="chart" style:name="G0S1">
      <style:chart-properties chart:symbol-type="none" chart:connect-bars="false" chart:solid-type="cuboid" chart:stacked="false" chart:percentage="false"/>
      <style:graphic-properties draw:fill="none" draw:stroke="solid" svg:stroke-width="0.03819in" svg:stroke-color="#94689c" svg:stroke-opacity="100%" draw:stroke-linejoin="round" svg:stroke-linecap="round"/>
    </style:style>
    <style:style style:family="chart" style:name="G0S2">
      <style:chart-properties chart:symbol-type="none" chart:connect-bars="false" chart:solid-type="cuboid" chart:stacked="false" chart:percentage="false"/>
      <style:graphic-properties draw:fill="none" draw:stroke="solid" svg:stroke-width="0.03819in" svg:stroke-color="#8db806" svg:stroke-opacity="100%" draw:stroke-linejoin="round" svg:stroke-linecap="round"/>
    </style:style>
    <style:style style:family="chart" style:name="Lgnd">
      <style:chart-properties chart:auto-position="true"/>
      <style:graphic-properties draw:fill="none" draw:stroke="none"/>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color="#8c8c8c"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line" svg:height="185.2502362204724pt" svg:width="563.76pt" chart:style-name="Crt0">
        <chart:legend chart:legend-position="top" chart:legend-align="center" chart:style-name="Lgnd"/>
        <chart:plot-area chart:style-name="Plt0">
          <chart:axis chart:dimension="y" chart:name="primary-y" chart:style-name="Axs0">
            <chart:grid chart:class="major" chart:style-name="GMa0"/>
          </chart:axis>
          <chart:axis chart:dimension="x" chart:name="primary-x" chart:style-name="Axs1"/>
          <chart:series chart:label-cell-address="Data_Entry.$J$6" chart:values-cell-range-address="Data_Entry.$J$7:.$J$27" chart:class="chart:line" chart:attached-axis="primary-y" chart:style-name="G0S0">
            <chart:data-point chart:repeated="21"/>
          </chart:series>
          <chart:series chart:label-cell-address="Data_Entry.$K$6" chart:values-cell-range-address="Data_Entry.$K$7:.$K$27" chart:class="chart:line" chart:attached-axis="primary-y" chart:style-name="G0S1">
            <chart:data-point chart:repeated="21"/>
          </chart:series>
          <chart:series chart:label-cell-address="Data_Entry.$L$6" chart:values-cell-range-address="Data_Entry.$L$7:.$L$27" chart:class="chart:line" chart:attached-axis="primary-y" chart:style-name="G0S2">
            <chart:data-point chart:repeated="21"/>
          </chart:series>
          <chart:wall chart:style-name="Wal0"/>
        </chart:plot-area>
      </chart:chart>
    </office:chart>
  </office:body>
</office:document-content>
</file>

<file path=Object 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